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29in"/>
    </style:style>
    <style:style style:name="co3" style:family="table-column">
      <style:table-column-properties fo:break-before="auto" style:column-width="3.0583in"/>
    </style:style>
    <style:style style:name="co4" style:family="table-column">
      <style:table-column-properties fo:break-before="auto" style:column-width="2.9134in"/>
    </style:style>
    <style:style style:name="co5" style:family="table-column">
      <style:table-column-properties fo:break-before="auto" style:column-width="3.3846in"/>
    </style:style>
    <style:style style:name="co6" style:family="table-column">
      <style:table-column-properties fo:break-before="auto" style:column-width="4.5618in"/>
    </style:style>
    <style:style style:name="co7" style:family="table-column">
      <style:table-column-properties fo:break-before="auto" style:column-width="3.2272in"/>
    </style:style>
    <style:style style:name="co8" style:family="table-column">
      <style:table-column-properties fo:break-before="auto" style:column-width="3.7244in"/>
    </style:style>
    <style:style style:name="co9" style:family="table-column">
      <style:table-column-properties fo:break-before="auto" style:column-width="0.6917in"/>
    </style:style>
    <style:style style:name="co10" style:family="table-column">
      <style:table-column-properties fo:break-before="auto" style:column-width="2.245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0.5543in"/>
    </style:style>
    <style:style style:name="co13" style:family="table-column">
      <style:table-column-properties fo:break-before="auto" style:column-width="0.8181in"/>
    </style:style>
    <style:style style:name="co14" style:family="table-column">
      <style:table-column-properties fo:break-before="auto" style:column-width="0.7972in"/>
    </style:style>
    <style:style style:name="co15" style:family="table-column">
      <style:table-column-properties fo:break-before="auto" style:column-width="0.6598in"/>
    </style:style>
    <style:style style:name="co16" style:family="table-column">
      <style:table-column-properties fo:break-before="auto" style:column-width="0.998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1.1244in"/>
    </style:style>
    <style:style style:name="co20" style:family="table-column">
      <style:table-column-properties fo:break-before="auto" style:column-width="1.1665in"/>
    </style:style>
    <style:style style:name="co21" style:family="table-column">
      <style:table-column-properties fo:break-before="auto" style:column-width="0.6701in"/>
    </style:style>
    <style:style style:name="co22" style:family="table-column">
      <style:table-column-properties fo:break-before="auto" style:column-width="0.7547in"/>
    </style:style>
    <style:style style:name="co23" style:family="table-column">
      <style:table-column-properties fo:break-before="auto" style:column-width="1.1457in"/>
    </style:style>
    <style:style style:name="co24" style:family="table-column">
      <style:table-column-properties fo:break-before="auto" style:column-width="1.1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3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121">
      <style:table-cell-properties fo:background-color="transparent" fo:border="none"/>
      <style:text-properties fo:font-weight="bold" style:font-weight-asian="bold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 fo:border="none"/>
    </style:style>
    <style:style style:name="ce46" style:family="table-cell" style:parent-style-name="Default" style:data-style-name="N3">
      <style:table-cell-properties fo:background-color="transparent" fo:border="none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ackground-color="transparent"/>
    </style:style>
    <style:style style:name="ce49" style:family="table-cell" style:parent-style-name="Default" style:data-style-name="N3">
      <style:table-cell-properties fo:background-color="transparent" fo:border="none"/>
    </style:style>
    <style:style style:name="ce19" style:family="table-cell" style:parent-style-name="Default" style:data-style-name="N2">
      <style:table-cell-properties fo:background-color="transparent" fo:border="none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ackground-color="transparent"/>
    </style:style>
    <style:style style:name="ce53" style:family="table-cell" style:parent-style-name="Default" style:data-style-name="N2">
      <style:table-cell-properties fo:background-color="transparent" fo:border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f6f9d4"/>
      <style:text-properties style:use-window-font-color="true"/>
    </style:style>
    <style:style style:name="ce36" style:family="table-cell" style:parent-style-name="Default">
      <style:table-cell-properties fo:background-color="#f6f9d4"/>
    </style:style>
    <style:style style:name="ce7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2">
      <style:map style:condition="cell-content()&gt;=MAX([.$C3];[.$D3];[.$E3];[.$F3];[.$G3];[.$H3];[.$I3];[.$J3])" style:apply-style-name="BoldFont" style:base-cell-address="'Comparison of LB'.C3"/>
    </style:style>
    <style:style style:name="ce38" style:family="table-cell" style:parent-style-name="Default" style:data-style-name="N2">
      <style:table-cell-properties fo:background-color="#f6f9d4"/>
      <style:text-properties style:use-window-font-color="true"/>
      <style:map style:condition="cell-content()&gt;=MAX([.$C3];[.$D3];[.$E3];[.$F3];[.$G3];[.$H3];[.$I3];[.$J3])" style:apply-style-name="BoldFont" style:base-cell-address="'Comparison of LB'.C3"/>
    </style:style>
    <style:style style:name="ce50" style:family="table-cell" style:parent-style-name="Default" style:data-style-name="N2">
      <style:table-cell-properties fo:background-color="#f6f9d4"/>
      <style:map style:condition="cell-content()&gt;=MAX([.$C3];[.$D3];[.$E3];[.$F3];[.$G3];[.$H3];[.$I3];[.$J3])" style:apply-style-name="BoldFont" style:base-cell-address="'Comparison of LB'.C3"/>
    </style:style>
    <style:style style:name="ce78" style:family="table-cell" style:parent-style-name="Default" style:data-style-name="N2"/>
    <style:style style:name="ce66" style:family="table-cell" style:parent-style-name="Default" style:data-style-name="N2">
      <style:table-cell-properties fo:background-color="transparent"/>
      <style:map style:condition="cell-content()&gt;=MAX([.$C3];[.$D3];[.$E3];[.$F3];[.$G3];[.$H3];[.$I3];[.$J3])" style:apply-style-name="BoldFont" style:base-cell-address="'Comparison of LB'.C3"/>
    </style:style>
    <style:style style:name="ce5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68" style:family="table-cell" style:parent-style-name="Default" style:data-style-name="N99"/>
    <style:style style:name="ce70" style:family="table-cell" style:parent-style-name="Default" style:data-style-name="N99">
      <style:table-cell-properties fo:background-color="#f6f9d4"/>
    </style:style>
    <style:style style:name="ce71" style:family="table-cell" style:parent-style-name="Default" style:data-style-name="N121"/>
    <style:style style:name="ce69" style:family="table-cell" style:parent-style-name="Default" style:data-style-name="N99">
      <style:table-cell-properties fo:background-color="#f6f9d4"/>
      <style:text-properties style:use-window-font-color="true"/>
    </style:style>
    <style:style style:name="ce72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1" table:number-rows-spanned="2">
            <text:p>Instance file</text:p>
          </table:table-cell>
          <table:table-cell table:style-name="ce1" office:value-type="string" calcext:value-type="string" table:number-columns-spanned="4" table:number-rows-spanned="1">
            <text:p>Linear programming relaxation</text:p>
          </table:table-cell>
          <table:covered-table-cell table:number-columns-repeated="3"/>
        </table:table-row>
        <table:table-row table:style-name="ro1">
          <table:covered-table-cell table:number-columns-repeated="2" table:style-name="ce2"/>
          <table:table-cell table:style-name="ce34" office:value-type="string" calcext:value-type="string">
            <text:p>Logfile</text:p>
          </table:table-cell>
          <table:table-cell table:style-name="ce43" office:value-type="string" calcext:value-type="string">
            <text:p>Time (sec)</text:p>
          </table:table-cell>
          <table:table-cell table:style-name="ce47" office:value-type="string" calcext:value-type="string">
            <text:p>Iterations </text:p>
          </table:table-cell>
          <table:table-cell table:style-name="ce51" office:value-type="string" calcext:value-type="string">
            <text:p>LB</text:p>
          </table:table-cell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lp/InstanzCPLEX_HCSRP_10_1.log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9.07766734" calcext:value-type="float">
            <text:p>149.07766734</text:p>
          </table:table-cell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lp/InstanzCPLEX_HCSRP_10_2.log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4.69027571" calcext:value-type="float">
            <text:p>144.69027571</text:p>
          </table:table-cell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lp/InstanzCPLEX_HCSRP_10_3.log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7.3122549" calcext:value-type="float">
            <text:p>127.3122549</text:p>
          </table:table-cell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lp/InstanzCPLEX_HCSRP_10_4.log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2.45198814" calcext:value-type="float">
            <text:p>62.45198814</text:p>
          </table:table-cell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lp/InstanzCPLEX_HCSRP_10_5.log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0.734874936" calcext:value-type="float">
            <text:p>80.734874936</text:p>
          </table:table-cell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lp/InstanzCPLEX_HCSRP_10_6.log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8.88860975" calcext:value-type="float">
            <text:p>78.88860975</text:p>
          </table:table-cell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lp/InstanzCPLEX_HCSRP_10_7.lo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3.23459703" calcext:value-type="float">
            <text:p>103.23459703</text:p>
          </table:table-cell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lp/InstanzCPLEX_HCSRP_10_8.log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0.83037464" calcext:value-type="float">
            <text:p>130.83037464</text:p>
          </table:table-cell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lp/InstanzCPLEX_HCSRP_10_9.lo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1.013623267" calcext:value-type="float">
            <text:p>91.013623267</text:p>
          </table:table-cell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lp/InstanzCPLEX_HCSRP_10_10.log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7.43173953" calcext:value-type="float">
            <text:p>137.43173953</text:p>
          </table:table-cell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lp/InstanzCPLEX_HCSRP_25_1.log</text:p>
          </table:table-cell>
          <table:table-cell office:value-type="float" office:value="0.01" calcext:value-type="float">
            <text:p>0.01</text:p>
          </table:table-cell>
          <table:table-cell office:value-type="float" office:value="57" calcext:value-type="float">
            <text:p>57</text:p>
          </table:table-cell>
          <table:table-cell office:value-type="float" office:value="163.06352615" calcext:value-type="float">
            <text:p>163.06352615</text:p>
          </table:table-cell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lp/InstanzCPLEX_HCSRP_25_2.log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221.74031888" calcext:value-type="float">
            <text:p>221.74031888</text:p>
          </table:table-cell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lp/InstanzCPLEX_HCSRP_25_3.log</text:p>
          </table:table-cell>
          <table:table-cell office:value-type="float" office:value="0.01" calcext:value-type="float">
            <text:p>0.01</text:p>
          </table:table-cell>
          <table:table-cell office:value-type="float" office:value="85" calcext:value-type="float">
            <text:p>85</text:p>
          </table:table-cell>
          <table:table-cell office:value-type="float" office:value="159.19284269" calcext:value-type="float">
            <text:p>159.19284269</text:p>
          </table:table-cell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lp/InstanzCPLEX_HCSRP_25_4.log</text:p>
          </table:table-cell>
          <table:table-cell office:value-type="float" office:value="0.01" calcext:value-type="float">
            <text:p>0.01</text:p>
          </table:table-cell>
          <table:table-cell office:value-type="float" office:value="132" calcext:value-type="float">
            <text:p>132</text:p>
          </table:table-cell>
          <table:table-cell office:value-type="float" office:value="180.53309422" calcext:value-type="float">
            <text:p>180.53309422</text:p>
          </table:table-cell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lp/InstanzCPLEX_HCSRP_25_5.log</text:p>
          </table:table-cell>
          <table:table-cell office:value-type="float" office:value="0.01" calcext:value-type="float">
            <text:p>0.01</text:p>
          </table:table-cell>
          <table:table-cell office:value-type="float" office:value="69" calcext:value-type="float">
            <text:p>69</text:p>
          </table:table-cell>
          <table:table-cell office:value-type="float" office:value="177.04252238" calcext:value-type="float">
            <text:p>177.04252238</text:p>
          </table:table-cell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lp/InstanzCPLEX_HCSRP_25_6.log</text:p>
          </table:table-cell>
          <table:table-cell office:value-type="float" office:value="0.01" calcext:value-type="float">
            <text:p>0.01</text:p>
          </table:table-cell>
          <table:table-cell office:value-type="float" office:value="77" calcext:value-type="float">
            <text:p>77</text:p>
          </table:table-cell>
          <table:table-cell office:value-type="float" office:value="119.77495343" calcext:value-type="float">
            <text:p>119.77495343</text:p>
          </table:table-cell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lp/InstanzCPLEX_HCSRP_25_7.log</text:p>
          </table:table-cell>
          <table:table-cell office:value-type="float" office:value="0.01" calcext:value-type="float">
            <text:p>0.01</text:p>
          </table:table-cell>
          <table:table-cell office:value-type="float" office:value="127" calcext:value-type="float">
            <text:p>127</text:p>
          </table:table-cell>
          <table:table-cell office:value-type="float" office:value="158.56458377" calcext:value-type="float">
            <text:p>158.56458377</text:p>
          </table:table-cell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lp/InstanzCPLEX_HCSRP_25_8.log</text:p>
          </table:table-cell>
          <table:table-cell office:value-type="float" office:value="0.01" calcext:value-type="float">
            <text:p>0.01</text:p>
          </table:table-cell>
          <table:table-cell office:value-type="float" office:value="96" calcext:value-type="float">
            <text:p>96</text:p>
          </table:table-cell>
          <table:table-cell office:value-type="float" office:value="163.96364299" calcext:value-type="float">
            <text:p>163.96364299</text:p>
          </table:table-cell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lp/InstanzCPLEX_HCSRP_25_9.log</text:p>
          </table:table-cell>
          <table:table-cell office:value-type="float" office:value="0.01" calcext:value-type="float">
            <text:p>0.01</text:p>
          </table:table-cell>
          <table:table-cell office:value-type="float" office:value="73" calcext:value-type="float">
            <text:p>73</text:p>
          </table:table-cell>
          <table:table-cell office:value-type="float" office:value="120.58339792" calcext:value-type="float">
            <text:p>120.58339792</text:p>
          </table:table-cell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lp/InstanzCPLEX_HCSRP_25_10.log</text:p>
          </table:table-cell>
          <table:table-cell office:value-type="float" office:value="0.01" calcext:value-type="float">
            <text:p>0.01</text:p>
          </table:table-cell>
          <table:table-cell office:value-type="float" office:value="56" calcext:value-type="float">
            <text:p>56</text:p>
          </table:table-cell>
          <table:table-cell office:value-type="float" office:value="189.10979247" calcext:value-type="float">
            <text:p>189.10979247</text:p>
          </table:table-cell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lp/InstanzCPLEX_HCSRP_50_1.log</text:p>
          </table:table-cell>
          <table:table-cell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office:value-type="float" office:value="237.77891846" calcext:value-type="float">
            <text:p>237.77891846</text:p>
          </table:table-cell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lp/InstanzCPLEX_HCSRP_50_2.log</text:p>
          </table:table-cell>
          <table:table-cell office:value-type="float" office:value="0.08" calcext:value-type="float">
            <text:p>0.08</text:p>
          </table:table-cell>
          <table:table-cell office:value-type="float" office:value="217" calcext:value-type="float">
            <text:p>217</text:p>
          </table:table-cell>
          <table:table-cell office:value-type="float" office:value="195.72843361" calcext:value-type="float">
            <text:p>195.72843361</text:p>
          </table:table-cell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lp/InstanzCPLEX_HCSRP_50_3.log</text:p>
          </table:table-cell>
          <table:table-cell office:value-type="float" office:value="0.09" calcext:value-type="float">
            <text:p>0.09</text:p>
          </table:table-cell>
          <table:table-cell office:value-type="float" office:value="224" calcext:value-type="float">
            <text:p>224</text:p>
          </table:table-cell>
          <table:table-cell office:value-type="float" office:value="197.31791579" calcext:value-type="float">
            <text:p>197.31791579</text:p>
          </table:table-cell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lp/InstanzCPLEX_HCSRP_50_4.log</text:p>
          </table:table-cell>
          <table:table-cell office:value-type="float" office:value="0.07" calcext:value-type="float">
            <text:p>0.07</text:p>
          </table:table-cell>
          <table:table-cell office:value-type="float" office:value="196" calcext:value-type="float">
            <text:p>196</text:p>
          </table:table-cell>
          <table:table-cell office:value-type="float" office:value="224.54210667" calcext:value-type="float">
            <text:p>224.54210667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<text:span text:style-name="T2">logs-cplex-lp/</text:span>InstanzCPLEX_HCSRP_50_5.log</text:p>
          </table:table-cell>
          <table:table-cell office:value-type="float" office:value="0.1" calcext:value-type="float">
            <text:p>0.1</text:p>
          </table:table-cell>
          <table:table-cell office:value-type="float" office:value="176" calcext:value-type="float">
            <text:p>176</text:p>
          </table:table-cell>
          <table:table-cell office:value-type="float" office:value="215.64384093" calcext:value-type="float">
            <text:p>215.64384093</text:p>
          </table:table-cell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lp/InstanzCPLEX_HCSRP_50_6.log</text:p>
          </table:table-cell>
          <table:table-cell office:value-type="float" office:value="0.07" calcext:value-type="float">
            <text:p>0.07</text:p>
          </table:table-cell>
          <table:table-cell office:value-type="float" office:value="145" calcext:value-type="float">
            <text:p>145</text:p>
          </table:table-cell>
          <table:table-cell office:value-type="float" office:value="196.5513577" calcext:value-type="float">
            <text:p>196.5513577</text:p>
          </table:table-cell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lp/InstanzCPLEX_HCSRP_50_7.log</text:p>
          </table:table-cell>
          <table:table-cell office:value-type="float" office:value="0.12" calcext:value-type="float">
            <text:p>0.12</text:p>
          </table:table-cell>
          <table:table-cell office:value-type="float" office:value="206" calcext:value-type="float">
            <text:p>206</text:p>
          </table:table-cell>
          <table:table-cell office:value-type="float" office:value="190.21215126" calcext:value-type="float">
            <text:p>190.21215126</text:p>
          </table:table-cell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lp/InstanzCPLEX_HCSRP_50_8.log</text:p>
          </table:table-cell>
          <table:table-cell office:value-type="float" office:value="0.09" calcext:value-type="float">
            <text:p>0.09</text:p>
          </table:table-cell>
          <table:table-cell office:value-type="float" office:value="233" calcext:value-type="float">
            <text:p>233</text:p>
          </table:table-cell>
          <table:table-cell office:value-type="float" office:value="194.90711582" calcext:value-type="float">
            <text:p>194.90711582</text:p>
          </table:table-cell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lp/InstanzCPLEX_HCSRP_50_9.log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office:value-type="float" office:value="187.8409883" calcext:value-type="float">
            <text:p>187.8409883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lp/InstanzCPLEX_HCSRP_50_10.log</text:p>
          </table:table-cell>
          <table:table-cell office:value-type="float" office:value="0.07" calcext:value-type="float">
            <text:p>0.07</text:p>
          </table:table-cell>
          <table:table-cell office:value-type="float" office:value="232" calcext:value-type="float">
            <text:p>232</text:p>
          </table:table-cell>
          <table:table-cell office:value-type="float" office:value="236.89574148" calcext:value-type="float">
            <text:p>236.89574148</text:p>
          </table:table-cell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lp/InstanzCPLEX_HCSRP_75_1.log</text:p>
          </table:table-cell>
          <table:table-cell office:value-type="float" office:value="0.41" calcext:value-type="float">
            <text:p>0.41</text:p>
          </table:table-cell>
          <table:table-cell office:value-type="float" office:value="377" calcext:value-type="float">
            <text:p>377</text:p>
          </table:table-cell>
          <table:table-cell office:value-type="float" office:value="280.89674784" calcext:value-type="float">
            <text:p>280.89674784</text:p>
          </table:table-cell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lp/InstanzCPLEX_HCSRP_75_2.log</text:p>
          </table:table-cell>
          <table:table-cell office:value-type="float" office:value="0.26" calcext:value-type="float">
            <text:p>0.26</text:p>
          </table:table-cell>
          <table:table-cell office:value-type="float" office:value="380" calcext:value-type="float">
            <text:p>380</text:p>
          </table:table-cell>
          <table:table-cell office:value-type="float" office:value="230.45069516" calcext:value-type="float">
            <text:p>230.45069516</text:p>
          </table:table-cell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lp/InstanzCPLEX_HCSRP_75_3.log</text:p>
          </table:table-cell>
          <table:table-cell office:value-type="float" office:value="0.42" calcext:value-type="float">
            <text:p>0.42</text:p>
          </table:table-cell>
          <table:table-cell office:value-type="float" office:value="460" calcext:value-type="float">
            <text:p>460</text:p>
          </table:table-cell>
          <table:table-cell office:value-type="float" office:value="231.30769662" calcext:value-type="float">
            <text:p>231.30769662</text:p>
          </table:table-cell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lp/InstanzCPLEX_HCSRP_75_4.log</text:p>
          </table:table-cell>
          <table:table-cell office:value-type="float" office:value="0.32" calcext:value-type="float">
            <text:p>0.32</text:p>
          </table:table-cell>
          <table:table-cell office:value-type="float" office:value="389" calcext:value-type="float">
            <text:p>389</text:p>
          </table:table-cell>
          <table:table-cell office:value-type="float" office:value="224.34670653" calcext:value-type="float">
            <text:p>224.34670653</text:p>
          </table:table-cell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lp/InstanzCPLEX_HCSRP_75_5.log</text:p>
          </table:table-cell>
          <table:table-cell office:value-type="float" office:value="0.34" calcext:value-type="float">
            <text:p>0.34</text:p>
          </table:table-cell>
          <table:table-cell office:value-type="float" office:value="326" calcext:value-type="float">
            <text:p>326</text:p>
          </table:table-cell>
          <table:table-cell office:value-type="float" office:value="263.2740612" calcext:value-type="float">
            <text:p>263.2740612</text:p>
          </table:table-cell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lp/InstanzCPLEX_HCSRP_75_6.log</text:p>
          </table:table-cell>
          <table:table-cell office:value-type="float" office:value="0.39" calcext:value-type="float">
            <text:p>0.39</text:p>
          </table:table-cell>
          <table:table-cell office:value-type="float" office:value="310" calcext:value-type="float">
            <text:p>310</text:p>
          </table:table-cell>
          <table:table-cell office:value-type="float" office:value="231.61488433" calcext:value-type="float">
            <text:p>231.61488433</text:p>
          </table:table-cell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lp/InstanzCPLEX_HCSRP_75_7.log</text:p>
          </table:table-cell>
          <table:table-cell office:value-type="float" office:value="0.45" calcext:value-type="float">
            <text:p>0.45</text:p>
          </table:table-cell>
          <table:table-cell office:value-type="float" office:value="338" calcext:value-type="float">
            <text:p>338</text:p>
          </table:table-cell>
          <table:table-cell office:value-type="float" office:value="225.91795437" calcext:value-type="float">
            <text:p>225.91795437</text:p>
          </table:table-cell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lp/InstanzCPLEX_HCSRP_75_8.log</text:p>
          </table:table-cell>
          <table:table-cell office:value-type="float" office:value="0.52" calcext:value-type="float">
            <text:p>0.52</text:p>
          </table:table-cell>
          <table:table-cell office:value-type="float" office:value="483" calcext:value-type="float">
            <text:p>483</text:p>
          </table:table-cell>
          <table:table-cell office:value-type="float" office:value="262.90129337" calcext:value-type="float">
            <text:p>262.90129337</text:p>
          </table:table-cell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lp/InstanzCPLEX_HCSRP_75_9.log</text:p>
          </table:table-cell>
          <table:table-cell office:value-type="float" office:value="0.3" calcext:value-type="float">
            <text:p>0.3</text:p>
          </table:table-cell>
          <table:table-cell office:value-type="float" office:value="339" calcext:value-type="float">
            <text:p>339</text:p>
          </table:table-cell>
          <table:table-cell office:value-type="float" office:value="238.12412113" calcext:value-type="float">
            <text:p>238.12412113</text:p>
          </table:table-cell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lp/InstanzCPLEX_HCSRP_75_10.log</text:p>
          </table:table-cell>
          <table:table-cell office:value-type="float" office:value="0.25" calcext:value-type="float">
            <text:p>0.25</text:p>
          </table:table-cell>
          <table:table-cell office:value-type="float" office:value="459" calcext:value-type="float">
            <text:p>459</text:p>
          </table:table-cell>
          <table:table-cell office:value-type="float" office:value="302.60843451" calcext:value-type="float">
            <text:p>302.60843451</text:p>
          </table:table-cell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lp/InstanzVNS_HCSRP_100_1.log</text:p>
          </table:table-cell>
          <table:table-cell office:value-type="float" office:value="1.02" calcext:value-type="float">
            <text:p>1.02</text:p>
          </table:table-cell>
          <table:table-cell office:value-type="float" office:value="654" calcext:value-type="float">
            <text:p>654</text:p>
          </table:table-cell>
          <table:table-cell office:value-type="float" office:value="281.04180594" calcext:value-type="float">
            <text:p>281.04180594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lp/InstanzVNS_HCSRP_100_2.log</text:p>
          </table:table-cell>
          <table:table-cell office:value-type="float" office:value="0.96" calcext:value-type="float">
            <text:p>0.96</text:p>
          </table:table-cell>
          <table:table-cell office:value-type="float" office:value="527" calcext:value-type="float">
            <text:p>527</text:p>
          </table:table-cell>
          <table:table-cell office:value-type="float" office:value="293.75235667" calcext:value-type="float">
            <text:p>293.75235667</text:p>
          </table:table-cell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lp/InstanzVNS_HCSRP_100_3.log</text:p>
          </table:table-cell>
          <table:table-cell office:value-type="float" office:value="0.97" calcext:value-type="float">
            <text:p>0.97</text:p>
          </table:table-cell>
          <table:table-cell office:value-type="float" office:value="626" calcext:value-type="float">
            <text:p>626</text:p>
          </table:table-cell>
          <table:table-cell office:value-type="float" office:value="292.79602418" calcext:value-type="float">
            <text:p>292.79602418</text:p>
          </table:table-cell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lp/InstanzVNS_HCSRP_100_4.log</text:p>
          </table:table-cell>
          <table:table-cell office:value-type="float" office:value="1.11" calcext:value-type="float">
            <text:p>1.11</text:p>
          </table:table-cell>
          <table:table-cell office:value-type="float" office:value="523" calcext:value-type="float">
            <text:p>523</text:p>
          </table:table-cell>
          <table:table-cell office:value-type="float" office:value="256.19476" calcext:value-type="float">
            <text:p>256.19476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lp/InstanzVNS_HCSRP_100_5.log</text:p>
          </table:table-cell>
          <table:table-cell office:value-type="float" office:value="1.02" calcext:value-type="float">
            <text:p>1.02</text:p>
          </table:table-cell>
          <table:table-cell office:value-type="float" office:value="551" calcext:value-type="float">
            <text:p>551</text:p>
          </table:table-cell>
          <table:table-cell office:value-type="float" office:value="252.90417333" calcext:value-type="float">
            <text:p>252.90417333</text:p>
          </table:table-cell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lp/InstanzVNS_HCSRP_100_6.log</text:p>
          </table:table-cell>
          <table:table-cell office:value-type="float" office:value="1.05" calcext:value-type="float">
            <text:p>1.05</text:p>
          </table:table-cell>
          <table:table-cell office:value-type="float" office:value="607" calcext:value-type="float">
            <text:p>607</text:p>
          </table:table-cell>
          <table:table-cell office:value-type="float" office:value="254.17983" calcext:value-type="float">
            <text:p>254.17983</text:p>
          </table:table-cell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lp/InstanzVNS_HCSRP_100_7.log</text:p>
          </table:table-cell>
          <table:table-cell office:value-type="float" office:value="1.23" calcext:value-type="float">
            <text:p>1.23</text:p>
          </table:table-cell>
          <table:table-cell office:value-type="float" office:value="452" calcext:value-type="float">
            <text:p>452</text:p>
          </table:table-cell>
          <table:table-cell office:value-type="float" office:value="266.32543667" calcext:value-type="float">
            <text:p>266.32543667</text:p>
          </table:table-cell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lp/InstanzVNS_HCSRP_100_8.log</text:p>
          </table:table-cell>
          <table:table-cell office:value-type="float" office:value="0.96" calcext:value-type="float">
            <text:p>0.96</text:p>
          </table:table-cell>
          <table:table-cell office:value-type="float" office:value="560" calcext:value-type="float">
            <text:p>560</text:p>
          </table:table-cell>
          <table:table-cell office:value-type="float" office:value="279.91256752" calcext:value-type="float">
            <text:p>279.91256752</text:p>
          </table:table-cell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lp/InstanzVNS_HCSRP_100_9.log</text:p>
          </table:table-cell>
          <table:table-cell office:value-type="float" office:value="0.86" calcext:value-type="float">
            <text:p>0.86</text:p>
          </table:table-cell>
          <table:table-cell office:value-type="float" office:value="579" calcext:value-type="float">
            <text:p>579</text:p>
          </table:table-cell>
          <table:table-cell office:value-type="float" office:value="270.74939333" calcext:value-type="float">
            <text:p>270.74939333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lp/InstanzVNS_HCSRP_100_10.log</text:p>
          </table:table-cell>
          <table:table-cell office:value-type="float" office:value="1.01" calcext:value-type="float">
            <text:p>1.01</text:p>
          </table:table-cell>
          <table:table-cell office:value-type="float" office:value="492" calcext:value-type="float">
            <text:p>492</text:p>
          </table:table-cell>
          <table:table-cell office:value-type="float" office:value="252.32628401" calcext:value-type="float">
            <text:p>252.32628401</text:p>
          </table:table-cell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lp/InstanzVNS_HCSRP_200_1.log</text:p>
          </table:table-cell>
          <table:table-cell office:value-type="float" office:value="12.62" calcext:value-type="float">
            <text:p>12.62</text:p>
          </table:table-cell>
          <table:table-cell office:value-type="float" office:value="1306" calcext:value-type="float">
            <text:p>1306</text:p>
          </table:table-cell>
          <table:table-cell office:value-type="float" office:value="377.80537" calcext:value-type="float">
            <text:p>377.80537</text:p>
          </table:table-cell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lp/InstanzVNS_HCSRP_200_2.log</text:p>
          </table:table-cell>
          <table:table-cell office:value-type="float" office:value="14" calcext:value-type="float">
            <text:p>14</text:p>
          </table:table-cell>
          <table:table-cell office:value-type="float" office:value="1203" calcext:value-type="float">
            <text:p>1203</text:p>
          </table:table-cell>
          <table:table-cell office:value-type="float" office:value="374.62401667" calcext:value-type="float">
            <text:p>374.62401667</text:p>
          </table:table-cell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lp/InstanzVNS_HCSRP_200_3.log</text:p>
          </table:table-cell>
          <table:table-cell office:value-type="float" office:value="12.25" calcext:value-type="float">
            <text:p>12.25</text:p>
          </table:table-cell>
          <table:table-cell office:value-type="float" office:value="1069" calcext:value-type="float">
            <text:p>1069</text:p>
          </table:table-cell>
          <table:table-cell office:value-type="float" office:value="366.37932333" calcext:value-type="float">
            <text:p>366.37932333</text:p>
          </table:table-cell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lp/InstanzVNS_HCSRP_200_4.log</text:p>
          </table:table-cell>
          <table:table-cell office:value-type="float" office:value="14.84" calcext:value-type="float">
            <text:p>14.84</text:p>
          </table:table-cell>
          <table:table-cell office:value-type="float" office:value="1015" calcext:value-type="float">
            <text:p>1015</text:p>
          </table:table-cell>
          <table:table-cell office:value-type="float" office:value="379.10541" calcext:value-type="float">
            <text:p>379.10541</text:p>
          </table:table-cell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lp/InstanzVNS_HCSRP_200_5.log</text:p>
          </table:table-cell>
          <table:table-cell office:value-type="float" office:value="15.08" calcext:value-type="float">
            <text:p>15.08</text:p>
          </table:table-cell>
          <table:table-cell office:value-type="float" office:value="1198" calcext:value-type="float">
            <text:p>1198</text:p>
          </table:table-cell>
          <table:table-cell office:value-type="float" office:value="375.07298757" calcext:value-type="float">
            <text:p>375.07298757</text:p>
          </table:table-cell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lp/InstanzVNS_HCSRP_200_6.log</text:p>
          </table:table-cell>
          <table:table-cell office:value-type="float" office:value="10.97" calcext:value-type="float">
            <text:p>10.97</text:p>
          </table:table-cell>
          <table:table-cell office:value-type="float" office:value="919" calcext:value-type="float">
            <text:p>919</text:p>
          </table:table-cell>
          <table:table-cell office:value-type="float" office:value="331.05412667" calcext:value-type="float">
            <text:p>331.05412667</text:p>
          </table:table-cell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lp/InstanzVNS_HCSRP_200_7.log</text:p>
          </table:table-cell>
          <table:table-cell office:value-type="float" office:value="16.8" calcext:value-type="float">
            <text:p>16.8</text:p>
          </table:table-cell>
          <table:table-cell office:value-type="float" office:value="1021" calcext:value-type="float">
            <text:p>1021</text:p>
          </table:table-cell>
          <table:table-cell office:value-type="float" office:value="353.75588333" calcext:value-type="float">
            <text:p>353.75588333</text:p>
          </table:table-cell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lp/InstanzVNS_HCSRP_200_8.log</text:p>
          </table:table-cell>
          <table:table-cell office:value-type="float" office:value="13.32" calcext:value-type="float">
            <text:p>13.32</text:p>
          </table:table-cell>
          <table:table-cell office:value-type="float" office:value="1024" calcext:value-type="float">
            <text:p>1024</text:p>
          </table:table-cell>
          <table:table-cell office:value-type="float" office:value="366.84583159" calcext:value-type="float">
            <text:p>366.84583159</text:p>
          </table:table-cell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lp/InstanzVNS_HCSRP_200_9.log</text:p>
          </table:table-cell>
          <table:table-cell office:value-type="float" office:value="13.49" calcext:value-type="float">
            <text:p>13.49</text:p>
          </table:table-cell>
          <table:table-cell office:value-type="float" office:value="1058" calcext:value-type="float">
            <text:p>1058</text:p>
          </table:table-cell>
          <table:table-cell office:value-type="float" office:value="374.73894" calcext:value-type="float">
            <text:p>374.73894</text:p>
          </table:table-cell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lp/InstanzVNS_HCSRP_200_10.log</text:p>
          </table:table-cell>
          <table:table-cell office:value-type="float" office:value="14.97" calcext:value-type="float">
            <text:p>14.97</text:p>
          </table:table-cell>
          <table:table-cell office:value-type="float" office:value="1287" calcext:value-type="float">
            <text:p>1287</text:p>
          </table:table-cell>
          <table:table-cell office:value-type="float" office:value="376.29187552" calcext:value-type="float">
            <text:p>376.29187552</text:p>
          </table:table-cell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lp/InstanzVNS_HCSRP_300_1.log</text:p>
          </table:table-cell>
          <table:table-cell office:value-type="float" office:value="95.69" calcext:value-type="float">
            <text:p>95.69</text:p>
          </table:table-cell>
          <table:table-cell office:value-type="float" office:value="1615" calcext:value-type="float">
            <text:p>1615</text:p>
          </table:table-cell>
          <table:table-cell office:value-type="float" office:value="444.14421667" calcext:value-type="float">
            <text:p>444.14421667</text:p>
          </table:table-cell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lp/InstanzVNS_HCSRP_300_2.log</text:p>
          </table:table-cell>
          <table:table-cell office:value-type="float" office:value="104.77" calcext:value-type="float">
            <text:p>104.77</text:p>
          </table:table-cell>
          <table:table-cell office:value-type="float" office:value="1425" calcext:value-type="float">
            <text:p>1425</text:p>
          </table:table-cell>
          <table:table-cell office:value-type="float" office:value="452.82899" calcext:value-type="float">
            <text:p>452.82899</text:p>
          </table:table-cell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lp/InstanzVNS_HCSRP_300_3.log</text:p>
          </table:table-cell>
          <table:table-cell office:value-type="float" office:value="72.51" calcext:value-type="float">
            <text:p>72.51</text:p>
          </table:table-cell>
          <table:table-cell office:value-type="float" office:value="1913" calcext:value-type="float">
            <text:p>1913</text:p>
          </table:table-cell>
          <table:table-cell office:value-type="float" office:value="454.39448667" calcext:value-type="float">
            <text:p>454.39448667</text:p>
          </table:table-cell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lp/InstanzVNS_HCSRP_300_4.log</text:p>
          </table:table-cell>
          <table:table-cell office:value-type="float" office:value="100.98" calcext:value-type="float">
            <text:p>100.98</text:p>
          </table:table-cell>
          <table:table-cell office:value-type="float" office:value="1450" calcext:value-type="float">
            <text:p>1450</text:p>
          </table:table-cell>
          <table:table-cell office:value-type="float" office:value="451.33041" calcext:value-type="float">
            <text:p>451.33041</text:p>
          </table:table-cell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lp/InstanzVNS_HCSRP_300_5.log</text:p>
          </table:table-cell>
          <table:table-cell office:value-type="float" office:value="77.31" calcext:value-type="float">
            <text:p>77.31</text:p>
          </table:table-cell>
          <table:table-cell office:value-type="float" office:value="1567" calcext:value-type="float">
            <text:p>1567</text:p>
          </table:table-cell>
          <table:table-cell office:value-type="float" office:value="439.10993" calcext:value-type="float">
            <text:p>439.10993</text:p>
          </table:table-cell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lp/InstanzVNS_HCSRP_300_6.log</text:p>
          </table:table-cell>
          <table:table-cell office:value-type="float" office:value="105.14" calcext:value-type="float">
            <text:p>105.14</text:p>
          </table:table-cell>
          <table:table-cell office:value-type="float" office:value="1180" calcext:value-type="float">
            <text:p>1180</text:p>
          </table:table-cell>
          <table:table-cell office:value-type="float" office:value="461.14667333" calcext:value-type="float">
            <text:p>461.14667333</text:p>
          </table:table-cell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lp/InstanzVNS_HCSRP_300_7.log</text:p>
          </table:table-cell>
          <table:table-cell office:value-type="float" office:value="78.87" calcext:value-type="float">
            <text:p>78.87</text:p>
          </table:table-cell>
          <table:table-cell office:value-type="float" office:value="1624" calcext:value-type="float">
            <text:p>1624</text:p>
          </table:table-cell>
          <table:table-cell office:value-type="float" office:value="449.10665" calcext:value-type="float">
            <text:p>449.10665</text:p>
          </table:table-cell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lp/InstanzVNS_HCSRP_300_8.log</text:p>
          </table:table-cell>
          <table:table-cell office:value-type="float" office:value="93.06" calcext:value-type="float">
            <text:p>93.06</text:p>
          </table:table-cell>
          <table:table-cell office:value-type="float" office:value="1757" calcext:value-type="float">
            <text:p>1757</text:p>
          </table:table-cell>
          <table:table-cell office:value-type="float" office:value="461.90327333" calcext:value-type="float">
            <text:p>461.90327333</text:p>
          </table:table-cell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lp/InstanzVNS_HCSRP_300_9.log</text:p>
          </table:table-cell>
          <table:table-cell office:value-type="float" office:value="76.51" calcext:value-type="float">
            <text:p>76.51</text:p>
          </table:table-cell>
          <table:table-cell office:value-type="float" office:value="1407" calcext:value-type="float">
            <text:p>1407</text:p>
          </table:table-cell>
          <table:table-cell office:value-type="float" office:value="459.30274667" calcext:value-type="float">
            <text:p>459.30274667</text:p>
          </table:table-cell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lp/InstanzVNS_HCSRP_300_10.log</text:p>
          </table:table-cell>
          <table:table-cell office:value-type="float" office:value="83.35" calcext:value-type="float">
            <text:p>83.35</text:p>
          </table:table-cell>
          <table:table-cell office:value-type="float" office:value="1670" calcext:value-type="float">
            <text:p>1670</text:p>
          </table:table-cell>
          <table:table-cell office:value-type="float" office:value="441.40920742" calcext:value-type="float">
            <text:p>441.40920742</text:p>
          </table:table-cell>
        </table:table-row>
      </table:table>
      <table:table table:name="Defa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1" table:number-rows-spanned="2">
            <text:p>Instance file</text:p>
          </table:table-cell>
          <table:table-cell table:style-name="ce9" office:value-type="string" calcext:value-type="string" table:number-columns-spanned="8" table:number-rows-spanned="1">
            <text:p>CPLEX defaults</text:p>
          </table:table-cell>
          <table:covered-table-cell table:style-name="ce9"/>
          <table:covered-table-cell table:style-name="ce42"/>
          <table:covered-table-cell table:number-columns-repeated="2" table:style-name="ce46"/>
          <table:covered-table-cell table:number-columns-repeated="3" table:style-name="ce19"/>
          <table:table-cell table:number-columns-repeated="17"/>
        </table:table-row>
        <table:table-row table:style-name="ro1">
          <table:covered-table-cell table:number-columns-repeated="2" table:style-name="ce2"/>
          <table:table-cell table:style-name="ce34" office:value-type="string" calcext:value-type="string">
            <text:p>Logfile</text:p>
          </table:table-cell>
          <table:table-cell table:style-name="ce40" office:value-type="string" calcext:value-type="string">
            <text:p>Status</text:p>
          </table:table-cell>
          <table:table-cell table:style-name="ce43" office:value-type="string" calcext:value-type="string">
            <text:p>Time (sec)</text:p>
          </table:table-cell>
          <table:table-cell table:style-name="ce47" office:value-type="string" calcext:value-type="string">
            <text:p>Iterations </text:p>
          </table:table-cell>
          <table:table-cell table:style-name="ce47" office:value-type="string" calcext:value-type="string">
            <text:p>Nodes</text:p>
          </table:table-cell>
          <table:table-cell table:style-name="ce51" office:value-type="string" calcext:value-type="string">
            <text:p>LB</text:p>
          </table:table-cell>
          <table:table-cell table:style-name="ce51" office:value-type="string" calcext:value-type="string">
            <text:p>UB</text:p>
          </table:table-cell>
          <table:table-cell table:style-name="ce19" office:value-type="string" calcext:value-type="string">
            <text:p>Gap (%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/parG6Vj4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2618" calcext:value-type="float">
            <text:p>2,61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/parGNnNS.par</text:p>
          </table:table-cell>
          <table:table-cell office:value-type="string" calcext:value-type="string">
            <text:p>OPT</text:p>
          </table:table-cell>
          <table:table-cell office:value-type="float" office:value="0.17" calcext:value-type="float">
            <text:p>0.2</text:p>
          </table:table-cell>
          <table:table-cell office:value-type="float" office:value="6344" calcext:value-type="float">
            <text:p>6,344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/par7F5I0.par</text:p>
          </table:table-cell>
          <table:table-cell office:value-type="string" calcext:value-type="string">
            <text:p>OPT</text:p>
          </table:table-cell>
          <table:table-cell office:value-type="float" office:value="0.42" calcext:value-type="float">
            <text:p>0.4</text:p>
          </table:table-cell>
          <table:table-cell office:value-type="float" office:value="47996" calcext:value-type="float">
            <text:p>47,996</text:p>
          </table:table-cell>
          <table:table-cell office:value-type="float" office:value="5837" calcext:value-type="float">
            <text:p>5,837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/parH3DCw.par</text:p>
          </table:table-cell>
          <table:table-cell office:value-type="string" calcext:value-type="string">
            <text:p>OPT</text:p>
          </table:table-cell>
          <table:table-cell office:value-type="float" office:value="0.52" calcext:value-type="float">
            <text:p>0.5</text:p>
          </table:table-cell>
          <table:table-cell office:value-type="float" office:value="42664" calcext:value-type="float">
            <text:p>42,664</text:p>
          </table:table-cell>
          <table:table-cell office:value-type="float" office:value="6106" calcext:value-type="float">
            <text:p>6,106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/pardns8j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3291" calcext:value-type="float">
            <text:p>3,291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/parLiT7u.par</text:p>
          </table:table-cell>
          <table:table-cell office:value-type="string" calcext:value-type="string">
            <text:p>OPT</text:p>
          </table:table-cell>
          <table:table-cell office:value-type="float" office:value="0.16" calcext:value-type="float">
            <text:p>0.2</text:p>
          </table:table-cell>
          <table:table-cell office:value-type="float" office:value="2897" calcext:value-type="float">
            <text:p>2,897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/paraBnrA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860" calcext:value-type="float">
            <text:p>8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/paruNai2.par</text:p>
          </table:table-cell>
          <table:table-cell office:value-type="string" calcext:value-type="string">
            <text:p>OPT</text:p>
          </table:table-cell>
          <table:table-cell office:value-type="float" office:value="0.18" calcext:value-type="float">
            <text:p>0.2</text:p>
          </table:table-cell>
          <table:table-cell office:value-type="float" office:value="7602" calcext:value-type="float">
            <text:p>7,602</text:p>
          </table:table-cell>
          <table:table-cell office:value-type="float" office:value="1492" calcext:value-type="float">
            <text:p>1,492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/par8uwxv.par</text:p>
          </table:table-cell>
          <table:table-cell office:value-type="string" calcext:value-type="string">
            <text:p>OPT</text:p>
          </table:table-cell>
          <table:table-cell office:value-type="float" office:value="0.74" calcext:value-type="float">
            <text:p>0.7</text:p>
          </table:table-cell>
          <table:table-cell office:value-type="float" office:value="63014" calcext:value-type="float">
            <text:p>63,014</text:p>
          </table:table-cell>
          <table:table-cell office:value-type="float" office:value="6142" calcext:value-type="float">
            <text:p>6,142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/parLYkEw.par</text:p>
          </table:table-cell>
          <table:table-cell office:value-type="string" calcext:value-type="string">
            <text:p>OPT</text:p>
          </table:table-cell>
          <table:table-cell office:value-type="float" office:value="0.04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/parA3x3C.par</text:p>
          </table:table-cell>
          <table:table-cell office:value-type="string" calcext:value-type="string">
            <text:p>OPT</text:p>
          </table:table-cell>
          <table:table-cell office:value-type="float" office:value="1864.48" calcext:value-type="float">
            <text:p>1864.5</text:p>
          </table:table-cell>
          <table:table-cell office:value-type="float" office:value="62094686" calcext:value-type="float">
            <text:p>62,094,686</text:p>
          </table:table-cell>
          <table:table-cell office:value-type="float" office:value="2508359" calcext:value-type="float">
            <text:p>2,508,359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/par36UIn.par</text:p>
          </table:table-cell>
          <table:table-cell office:value-type="string" calcext:value-type="string">
            <text:p>OPT</text:p>
          </table:table-cell>
          <table:table-cell office:value-type="float" office:value="152.32" calcext:value-type="float">
            <text:p>152.3</text:p>
          </table:table-cell>
          <table:table-cell office:value-type="float" office:value="5602512" calcext:value-type="float">
            <text:p>5,602,512</text:p>
          </table:table-cell>
          <table:table-cell office:value-type="float" office:value="327534" calcext:value-type="float">
            <text:p>327,534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/pareT94L.par</text:p>
          </table:table-cell>
          <table:table-cell office:value-type="string" calcext:value-type="string">
            <text:p>OPT</text:p>
          </table:table-cell>
          <table:table-cell office:value-type="float" office:value="4208.33" calcext:value-type="float">
            <text:p>4208.3</text:p>
          </table:table-cell>
          <table:table-cell office:value-type="float" office:value="121043243" calcext:value-type="float">
            <text:p>121,043,243</text:p>
          </table:table-cell>
          <table:table-cell office:value-type="float" office:value="4301432" calcext:value-type="float">
            <text:p>4,301,432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/parkvHmy.par</text:p>
          </table:table-cell>
          <table:table-cell office:value-type="string" calcext:value-type="string">
            <text:p>OPT</text:p>
          </table:table-cell>
          <table:table-cell office:value-type="float" office:value="1443.47" calcext:value-type="float">
            <text:p>1443.5</text:p>
          </table:table-cell>
          <table:table-cell office:value-type="float" office:value="53169361" calcext:value-type="float">
            <text:p>53,169,361</text:p>
          </table:table-cell>
          <table:table-cell office:value-type="float" office:value="1817684" calcext:value-type="float">
            <text:p>1,817,684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/parYEPzM.par</text:p>
          </table:table-cell>
          <table:table-cell office:value-type="string" calcext:value-type="string">
            <text:p>OPT</text:p>
          </table:table-cell>
          <table:table-cell office:value-type="float" office:value="1931.54" calcext:value-type="float">
            <text:p>1931.5</text:p>
          </table:table-cell>
          <table:table-cell office:value-type="float" office:value="64092804" calcext:value-type="float">
            <text:p>64,092,804</text:p>
          </table:table-cell>
          <table:table-cell office:value-type="float" office:value="2285067" calcext:value-type="float">
            <text:p>2,285,067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/parQQuNo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79287470" calcext:value-type="float">
            <text:p>179,287,470</text:p>
          </table:table-cell>
          <table:table-cell office:value-type="float" office:value="5161479" calcext:value-type="float">
            <text:p>5,161,479</text:p>
          </table:table-cell>
          <table:table-cell office:value-type="float" office:value="405.58489977" calcext:value-type="float">
            <text:p>405.58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8.17588969431729" calcext:value-type="float">
            <text:p>8.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/parW8R9m.par</text:p>
          </table:table-cell>
          <table:table-cell office:value-type="string" calcext:value-type="string">
            <text:p>OPT</text:p>
          </table:table-cell>
          <table:table-cell office:value-type="float" office:value="298.08" calcext:value-type="float">
            <text:p>298.1</text:p>
          </table:table-cell>
          <table:table-cell office:value-type="float" office:value="7765993" calcext:value-type="float">
            <text:p>7,765,993</text:p>
          </table:table-cell>
          <table:table-cell office:value-type="float" office:value="349048" calcext:value-type="float">
            <text:p>349,048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/parzt32O.par</text:p>
          </table:table-cell>
          <table:table-cell office:value-type="string" calcext:value-type="string">
            <text:p>OPT</text:p>
          </table:table-cell>
          <table:table-cell office:value-type="float" office:value="187.97" calcext:value-type="float">
            <text:p>188.0</text:p>
          </table:table-cell>
          <table:table-cell office:value-type="float" office:value="4456144" calcext:value-type="float">
            <text:p>4,456,144</text:p>
          </table:table-cell>
          <table:table-cell office:value-type="float" office:value="173826" calcext:value-type="float">
            <text:p>173,826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/parbeOdA.par</text:p>
          </table:table-cell>
          <table:table-cell office:value-type="string" calcext:value-type="string">
            <text:p>TL</text:p>
          </table:table-cell>
          <table:table-cell office:value-type="float" office:value="7205.76" calcext:value-type="float">
            <text:p>7205.8</text:p>
          </table:table-cell>
          <table:table-cell office:value-type="float" office:value="125410715" calcext:value-type="float">
            <text:p>125,410,715</text:p>
          </table:table-cell>
          <table:table-cell office:value-type="float" office:value="2734322" calcext:value-type="float">
            <text:p>2,734,322</text:p>
          </table:table-cell>
          <table:table-cell office:value-type="float" office:value="307.37355435" calcext:value-type="float">
            <text:p>307.37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23.8669689702729" calcext:value-type="float">
            <text:p>23.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/parhtApn.par</text:p>
          </table:table-cell>
          <table:table-cell office:value-type="string" calcext:value-type="string">
            <text:p>TL</text:p>
          </table:table-cell>
          <table:table-cell office:value-type="float" office:value="7207.41" calcext:value-type="float">
            <text:p>7207.4</text:p>
          </table:table-cell>
          <table:table-cell office:value-type="float" office:value="161346268" calcext:value-type="float">
            <text:p>161,346,268</text:p>
          </table:table-cell>
          <table:table-cell office:value-type="float" office:value="4794191" calcext:value-type="float">
            <text:p>4,794,191</text:p>
          </table:table-cell>
          <table:table-cell office:value-type="float" office:value="391.1740995" calcext:value-type="float">
            <text:p>391.17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6.6977043631808" calcext:value-type="float">
            <text:p>16.7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/parOZHHi.par</text:p>
          </table:table-cell>
          <table:table-cell office:value-type="string" calcext:value-type="string">
            <text:p>TL</text:p>
          </table:table-cell>
          <table:table-cell office:value-type="float" office:value="7201.36" calcext:value-type="float">
            <text:p>7201.4</text:p>
          </table:table-cell>
          <table:table-cell office:value-type="float" office:value="29442119" calcext:value-type="float">
            <text:p>29,442,119</text:p>
          </table:table-cell>
          <table:table-cell office:value-type="float" office:value="298014" calcext:value-type="float">
            <text:p>298,014</text:p>
          </table:table-cell>
          <table:table-cell office:value-type="float" office:value="455.63592477" calcext:value-type="float">
            <text:p>455.64</text:p>
          </table:table-cell>
          <table:table-cell office:value-type="float" office:value="2070.0000413" calcext:value-type="float">
            <text:p>2070.00</text:p>
          </table:table-cell>
          <table:table-cell table:formula="of:=([.I23]-[.H23])/[.I23]*100" office:value-type="float" office:value="77.9886031072805" calcext:value-type="float">
            <text:p>77.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/par2bypc.par</text:p>
          </table:table-cell>
          <table:table-cell office:value-type="string" calcext:value-type="string">
            <text:p>OOM-BC</text:p>
          </table:table-cell>
          <table:table-cell office:value-type="float" office:value="2026.15" calcext:value-type="float">
            <text:p>2026.2</text:p>
          </table:table-cell>
          <table:table-cell office:value-type="float" office:value="5437000" calcext:value-type="float">
            <text:p>5,437,000</text:p>
          </table:table-cell>
          <table:table-cell office:value-type="float" office:value="319087" calcext:value-type="float">
            <text:p>319,087</text:p>
          </table:table-cell>
          <table:table-cell office:value-type="float" office:value="360.0838" calcext:value-type="float">
            <text:p>360.08</text:p>
          </table:table-cell>
          <table:table-cell office:value-type="float" office:value="2324.8091" calcext:value-type="float">
            <text:p>2324.81</text:p>
          </table:table-cell>
          <table:table-cell table:formula="of:=([.I24]-[.H24])/[.I24]*100" office:value-type="float" office:value="84.5112529884712" calcext:value-type="float">
            <text:p>84.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/parN2SrA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747596" calcext:value-type="float">
            <text:p>27,747,596</text:p>
          </table:table-cell>
          <table:table-cell office:value-type="float" office:value="471366" calcext:value-type="float">
            <text:p>471,366</text:p>
          </table:table-cell>
          <table:table-cell office:value-type="float" office:value="379.24105934" calcext:value-type="float">
            <text:p>379.24</text:p>
          </table:table-cell>
          <table:table-cell office:value-type="float" office:value="959.4782754" calcext:value-type="float">
            <text:p>959.48</text:p>
          </table:table-cell>
          <table:table-cell table:formula="of:=([.I25]-[.H25])/[.I25]*100" office:value-type="float" office:value="60.4742421935612" calcext:value-type="float">
            <text:p>60.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/parAuff8.par</text:p>
          </table:table-cell>
          <table:table-cell office:value-type="string" calcext:value-type="string">
            <text:p>OOM-BC</text:p>
          </table:table-cell>
          <table:table-cell office:value-type="float" office:value="4264.33" calcext:value-type="float">
            <text:p>4264.3</text:p>
          </table:table-cell>
          <table:table-cell office:value-type="float" office:value="11684270" calcext:value-type="float">
            <text:p>11,684,270</text:p>
          </table:table-cell>
          <table:table-cell office:value-type="float" office:value="353589" calcext:value-type="float">
            <text:p>353,589</text:p>
          </table:table-cell>
          <table:table-cell office:value-type="float" office:value="359.4083" calcext:value-type="float">
            <text:p>359.41</text:p>
          </table:table-cell>
          <table:table-cell office:value-type="float" office:value="2592.9956" calcext:value-type="float">
            <text:p>2593.00</text:p>
          </table:table-cell>
          <table:table-cell table:formula="of:=([.I26]-[.H26])/[.I26]*100" office:value-type="float" office:value="86.1392630207317" calcext:value-type="float">
            <text:p>86.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/par3rkCU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45352399" calcext:value-type="float">
            <text:p>45,352,399</text:p>
          </table:table-cell>
          <table:table-cell office:value-type="float" office:value="592709" calcext:value-type="float">
            <text:p>592,709</text:p>
          </table:table-cell>
          <table:table-cell office:value-type="float" office:value="456.59446407" calcext:value-type="float">
            <text:p>456.59</text:p>
          </table:table-cell>
          <table:table-cell office:value-type="float" office:value="702.39755917" calcext:value-type="float">
            <text:p>702.40</text:p>
          </table:table-cell>
          <table:table-cell table:formula="of:=([.I27]-[.H27])/[.I27]*100" office:value-type="float" office:value="34.9948674922016" calcext:value-type="float">
            <text:p>34.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/parP5nin.par</text:p>
          </table:table-cell>
          <table:table-cell office:value-type="string" calcext:value-type="string">
            <text:p>OOM-BC</text:p>
          </table:table-cell>
          <table:table-cell office:value-type="float" office:value="2138.05" calcext:value-type="float">
            <text:p>2138.1</text:p>
          </table:table-cell>
          <table:table-cell office:value-type="float" office:value="6261930" calcext:value-type="float">
            <text:p>6,261,930</text:p>
          </table:table-cell>
          <table:table-cell office:value-type="float" office:value="218309" calcext:value-type="float">
            <text:p>218,309</text:p>
          </table:table-cell>
          <table:table-cell office:value-type="float" office:value="347.1938" calcext:value-type="float">
            <text:p>347.19</text:p>
          </table:table-cell>
          <table:table-cell office:value-type="float" office:value="5494.7405" calcext:value-type="float">
            <text:p>5494.74</text:p>
          </table:table-cell>
          <table:table-cell table:formula="of:=([.I28]-[.H28])/[.I28]*100" office:value-type="float" office:value="93.6813430952745" calcext:value-type="float">
            <text:p>93.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/parwoDTa.par</text:p>
          </table:table-cell>
          <table:table-cell office:value-type="string" calcext:value-type="string">
            <text:p>OOM-BC</text:p>
          </table:table-cell>
          <table:table-cell office:value-type="float" office:value="4001.38" calcext:value-type="float">
            <text:p>4001.4</text:p>
          </table:table-cell>
          <table:table-cell office:value-type="float" office:value="8857083" calcext:value-type="float">
            <text:p>8,857,083</text:p>
          </table:table-cell>
          <table:table-cell office:value-type="float" office:value="195809" calcext:value-type="float">
            <text:p>195,809</text:p>
          </table:table-cell>
          <table:table-cell office:value-type="float" office:value="350.9484" calcext:value-type="float">
            <text:p>350.95</text:p>
          </table:table-cell>
          <table:table-cell office:value-type="float" office:value="6600.1652" calcext:value-type="float">
            <text:p>6600.17</text:p>
          </table:table-cell>
          <table:table-cell table:formula="of:=([.I29]-[.H29])/[.I29]*100" office:value-type="float" office:value="94.682733092802" calcext:value-type="float">
            <text:p>94.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/parvGgZ9.par</text:p>
          </table:table-cell>
          <table:table-cell office:value-type="string" calcext:value-type="string">
            <text:p>OOM-BC</text:p>
          </table:table-cell>
          <table:table-cell office:value-type="float" office:value="3132.33" calcext:value-type="float">
            <text:p>3132.3</text:p>
          </table:table-cell>
          <table:table-cell office:value-type="float" office:value="9207979" calcext:value-type="float">
            <text:p>9,207,979</text:p>
          </table:table-cell>
          <table:table-cell office:value-type="float" office:value="239170" calcext:value-type="float">
            <text:p>239,170</text:p>
          </table:table-cell>
          <table:table-cell office:value-type="float" office:value="367.9524" calcext:value-type="float">
            <text:p>367.95</text:p>
          </table:table-cell>
          <table:table-cell office:value-type="float" office:value="3050.5317" calcext:value-type="float">
            <text:p>3050.53</text:p>
          </table:table-cell>
          <table:table-cell table:formula="of:=([.I30]-[.H30])/[.I30]*100" office:value-type="float" office:value="87.938089612378" calcext:value-type="float">
            <text:p>87.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/parYqz0d.par</text:p>
          </table:table-cell>
          <table:table-cell office:value-type="string" calcext:value-type="string">
            <text:p>OOM-BC</text:p>
          </table:table-cell>
          <table:table-cell office:value-type="float" office:value="2043.83" calcext:value-type="float">
            <text:p>2043.8</text:p>
          </table:table-cell>
          <table:table-cell office:value-type="float" office:value="5736454" calcext:value-type="float">
            <text:p>5,736,454</text:p>
          </table:table-cell>
          <table:table-cell office:value-type="float" office:value="164920" calcext:value-type="float">
            <text:p>164,920</text:p>
          </table:table-cell>
          <table:table-cell office:value-type="float" office:value="346.9501" calcext:value-type="float">
            <text:p>346.95</text:p>
          </table:table-cell>
          <table:table-cell office:value-type="float" office:value="5808.0416" calcext:value-type="float">
            <text:p>5808.04</text:p>
          </table:table-cell>
          <table:table-cell table:formula="of:=([.I31]-[.H31])/[.I31]*100" office:value-type="float" office:value="94.0263840396736" calcext:value-type="float">
            <text:p>94.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/par5AN3d.par</text:p>
          </table:table-cell>
          <table:table-cell office:value-type="string" calcext:value-type="string">
            <text:p>TL</text:p>
          </table:table-cell>
          <table:table-cell office:value-type="float" office:value="7201.3" calcext:value-type="float">
            <text:p>7201.3</text:p>
          </table:table-cell>
          <table:table-cell office:value-type="float" office:value="31891459" calcext:value-type="float">
            <text:p>31,891,459</text:p>
          </table:table-cell>
          <table:table-cell office:value-type="float" office:value="723028" calcext:value-type="float">
            <text:p>723,028</text:p>
          </table:table-cell>
          <table:table-cell office:value-type="float" office:value="418.37991695" calcext:value-type="float">
            <text:p>418.38</text:p>
          </table:table-cell>
          <table:table-cell office:value-type="float" office:value="597.98091573" calcext:value-type="float">
            <text:p>597.98</text:p>
          </table:table-cell>
          <table:table-cell table:formula="of:=([.I32]-[.H32])/[.I32]*100" office:value-type="float" office:value="30.0345703442304" calcext:value-type="float">
            <text:p>30.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/parpD0VQ.par</text:p>
          </table:table-cell>
          <table:table-cell office:value-type="string" calcext:value-type="string">
            <text:p>OOM-BC</text:p>
          </table:table-cell>
          <table:table-cell office:value-type="float" office:value="3428.83" calcext:value-type="float">
            <text:p>3428.8</text:p>
          </table:table-cell>
          <table:table-cell office:value-type="float" office:value="4070235" calcext:value-type="float">
            <text:p>4,070,235</text:p>
          </table:table-cell>
          <table:table-cell office:value-type="float" office:value="69421" calcext:value-type="float">
            <text:p>69,421</text:p>
          </table:table-cell>
          <table:table-cell office:value-type="float" office:value="488.1486" calcext:value-type="float">
            <text:p>488.15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/parUG8OC.par</text:p>
          </table:table-cell>
          <table:table-cell office:value-type="string" calcext:value-type="string">
            <text:p>OOM-BC</text:p>
          </table:table-cell>
          <table:table-cell office:value-type="float" office:value="4895.63" calcext:value-type="float">
            <text:p>4895.6</text:p>
          </table:table-cell>
          <table:table-cell office:value-type="float" office:value="7901205" calcext:value-type="float">
            <text:p>7,901,205</text:p>
          </table:table-cell>
          <table:table-cell office:value-type="float" office:value="134537" calcext:value-type="float">
            <text:p>134,537</text:p>
          </table:table-cell>
          <table:table-cell office:value-type="float" office:value="379.6313" calcext:value-type="float">
            <text:p>379.63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/parrMBOx.par</text:p>
          </table:table-cell>
          <table:table-cell office:value-type="string" calcext:value-type="string">
            <text:p>TL</text:p>
          </table:table-cell>
          <table:table-cell office:value-type="float" office:value="7203.61" calcext:value-type="float">
            <text:p>7203.6</text:p>
          </table:table-cell>
          <table:table-cell office:value-type="float" office:value="20866194" calcext:value-type="float">
            <text:p>20,866,194</text:p>
          </table:table-cell>
          <table:table-cell office:value-type="float" office:value="187190" calcext:value-type="float">
            <text:p>187,190</text:p>
          </table:table-cell>
          <table:table-cell office:value-type="float" office:value="380.0492626" calcext:value-type="float">
            <text:p>380.05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/parIbbDR.par</text:p>
          </table:table-cell>
          <table:table-cell office:value-type="string" calcext:value-type="string">
            <text:p>TL</text:p>
          </table:table-cell>
          <table:table-cell office:value-type="float" office:value="7200.1" calcext:value-type="float">
            <text:p>7200.1</text:p>
          </table:table-cell>
          <table:table-cell office:value-type="float" office:value="21877496" calcext:value-type="float">
            <text:p>21,877,496</text:p>
          </table:table-cell>
          <table:table-cell office:value-type="float" office:value="176293" calcext:value-type="float">
            <text:p>176,293</text:p>
          </table:table-cell>
          <table:table-cell office:value-type="float" office:value="405.29517057" calcext:value-type="float">
            <text:p>405.30</text:p>
          </table:table-cell>
          <table:table-cell office:value-type="float" office:value="17941.987836" calcext:value-type="float">
            <text:p>17941.99</text:p>
          </table:table-cell>
          <table:table-cell table:formula="of:=([.I36]-[.H36])/[.I36]*100" office:value-type="float" office:value="97.7410798944095" calcext:value-type="float">
            <text:p>97.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/pargfE3n.par</text:p>
          </table:table-cell>
          <table:table-cell office:value-type="string" calcext:value-type="string">
            <text:p>OOM-BC</text:p>
          </table:table-cell>
          <table:table-cell office:value-type="float" office:value="6012.6" calcext:value-type="float">
            <text:p>6012.6</text:p>
          </table:table-cell>
          <table:table-cell office:value-type="float" office:value="4316181" calcext:value-type="float">
            <text:p>4,316,181</text:p>
          </table:table-cell>
          <table:table-cell office:value-type="float" office:value="98367" calcext:value-type="float">
            <text:p>98,367</text:p>
          </table:table-cell>
          <table:table-cell office:value-type="float" office:value="413.2065" calcext:value-type="float">
            <text:p>413.21</text:p>
          </table:table-cell>
          <table:table-cell office:value-type="float" office:value="21358.9921" calcext:value-type="float">
            <text:p>21358.99</text:p>
          </table:table-cell>
          <table:table-cell table:formula="of:=([.I37]-[.H37])/[.I37]*100" office:value-type="float" office:value="98.0654213547839" calcext:value-type="float">
            <text:p>98.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/parwy476.par</text:p>
          </table:table-cell>
          <table:table-cell office:value-type="string" calcext:value-type="string">
            <text:p>OOM-BC</text:p>
          </table:table-cell>
          <table:table-cell office:value-type="float" office:value="3312.43" calcext:value-type="float">
            <text:p>3312.4</text:p>
          </table:table-cell>
          <table:table-cell office:value-type="float" office:value="5596373" calcext:value-type="float">
            <text:p>5,596,373</text:p>
          </table:table-cell>
          <table:table-cell office:value-type="float" office:value="67202" calcext:value-type="float">
            <text:p>67,202</text:p>
          </table:table-cell>
          <table:table-cell office:value-type="float" office:value="365.5336" calcext:value-type="float">
            <text:p>365.53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/parpEDgQ.par</text:p>
          </table:table-cell>
          <table:table-cell office:value-type="string" calcext:value-type="string">
            <text:p>OOM-BC</text:p>
          </table:table-cell>
          <table:table-cell office:value-type="float" office:value="6850.37" calcext:value-type="float">
            <text:p>6850.4</text:p>
          </table:table-cell>
          <table:table-cell office:value-type="float" office:value="16779542" calcext:value-type="float">
            <text:p>16,779,542</text:p>
          </table:table-cell>
          <table:table-cell office:value-type="float" office:value="144236" calcext:value-type="float">
            <text:p>144,236</text:p>
          </table:table-cell>
          <table:table-cell office:value-type="float" office:value="333.4908" calcext:value-type="float">
            <text:p>333.49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/par4yBXQ.par</text:p>
          </table:table-cell>
          <table:table-cell office:value-type="string" calcext:value-type="string">
            <text:p>TL</text:p>
          </table:table-cell>
          <table:table-cell office:value-type="float" office:value="7202.09" calcext:value-type="float">
            <text:p>7202.1</text:p>
          </table:table-cell>
          <table:table-cell office:value-type="float" office:value="15622019" calcext:value-type="float">
            <text:p>15,622,019</text:p>
          </table:table-cell>
          <table:table-cell office:value-type="float" office:value="144869" calcext:value-type="float">
            <text:p>144,869</text:p>
          </table:table-cell>
          <table:table-cell office:value-type="float" office:value="409.3530001" calcext:value-type="float">
            <text:p>409.35</text:p>
          </table:table-cell>
          <table:table-cell office:value-type="float" office:value="11049.41551" calcext:value-type="float">
            <text:p>11049.42</text:p>
          </table:table-cell>
          <table:table-cell table:formula="of:=([.I40]-[.H40])/[.I40]*100" office:value-type="float" office:value="96.2952520001667" calcext:value-type="float">
            <text:p>96.3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/pari7UWj.par</text:p>
          </table:table-cell>
          <table:table-cell office:value-type="string" calcext:value-type="string">
            <text:p>TL</text:p>
          </table:table-cell>
          <table:table-cell office:value-type="float" office:value="7212.97" calcext:value-type="float">
            <text:p>7213.0</text:p>
          </table:table-cell>
          <table:table-cell office:value-type="float" office:value="8794644" calcext:value-type="float">
            <text:p>8,794,644</text:p>
          </table:table-cell>
          <table:table-cell office:value-type="float" office:value="119944" calcext:value-type="float">
            <text:p>119,944</text:p>
          </table:table-cell>
          <table:table-cell office:value-type="float" office:value="385.88730369" calcext:value-type="float">
            <text:p>385.89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/parRKFRH.par</text:p>
          </table:table-cell>
          <table:table-cell office:value-type="string" calcext:value-type="string">
            <text:p>OOM-BC</text:p>
          </table:table-cell>
          <table:table-cell office:value-type="float" office:value="2640.08" calcext:value-type="float">
            <text:p>2640.1</text:p>
          </table:table-cell>
          <table:table-cell office:value-type="float" office:value="7836980" calcext:value-type="float">
            <text:p>7,836,980</text:p>
          </table:table-cell>
          <table:table-cell office:value-type="float" office:value="89381" calcext:value-type="float">
            <text:p>89,381</text:p>
          </table:table-cell>
          <table:table-cell office:value-type="float" office:value="436.7368" calcext:value-type="float">
            <text:p>436.74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/parhByFU.par</text:p>
          </table:table-cell>
          <table:table-cell office:value-type="string" calcext:value-type="string">
            <text:p>OOM-BC</text:p>
          </table:table-cell>
          <table:table-cell office:value-type="float" office:value="1721.62" calcext:value-type="float">
            <text:p>1721.6</text:p>
          </table:table-cell>
          <table:table-cell office:value-type="float" office:value="1941334" calcext:value-type="float">
            <text:p>1,941,334</text:p>
          </table:table-cell>
          <table:table-cell office:value-type="float" office:value="23772" calcext:value-type="float">
            <text:p>23,772</text:p>
          </table:table-cell>
          <table:table-cell office:value-type="float" office:value="398.1322" calcext:value-type="float">
            <text:p>398.13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/pariaEQK.par</text:p>
          </table:table-cell>
          <table:table-cell office:value-type="string" calcext:value-type="string">
            <text:p>TL</text:p>
          </table:table-cell>
          <table:table-cell office:value-type="float" office:value="7207.75" calcext:value-type="float">
            <text:p>7207.8</text:p>
          </table:table-cell>
          <table:table-cell office:value-type="float" office:value="3768502" calcext:value-type="float">
            <text:p>3,768,502</text:p>
          </table:table-cell>
          <table:table-cell office:value-type="float" office:value="46063" calcext:value-type="float">
            <text:p>46,063</text:p>
          </table:table-cell>
          <table:table-cell office:value-type="float" office:value="444.87742099" calcext:value-type="float">
            <text:p>444.88</text:p>
          </table:table-cell>
          <table:table-cell office:value-type="float" office:value="11482.68207" calcext:value-type="float">
            <text:p>11482.68</text:p>
          </table:table-cell>
          <table:table-cell table:formula="of:=([.I44]-[.H44])/[.I44]*100" office:value-type="float" office:value="96.1256663009742" calcext:value-type="float">
            <text:p>96.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/parPhExi.par</text:p>
          </table:table-cell>
          <table:table-cell office:value-type="string" calcext:value-type="string">
            <text:p>OOM-BC</text:p>
          </table:table-cell>
          <table:table-cell office:value-type="float" office:value="2511.58" calcext:value-type="float">
            <text:p>2511.6</text:p>
          </table:table-cell>
          <table:table-cell office:value-type="float" office:value="2663727" calcext:value-type="float">
            <text:p>2,663,727</text:p>
          </table:table-cell>
          <table:table-cell office:value-type="float" office:value="34132" calcext:value-type="float">
            <text:p>34,132</text:p>
          </table:table-cell>
          <table:table-cell office:value-type="float" office:value="420.1226" calcext:value-type="float">
            <text:p>420.12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/par7bUKX.par</text:p>
          </table:table-cell>
          <table:table-cell office:value-type="string" calcext:value-type="string">
            <text:p>TL</text:p>
          </table:table-cell>
          <table:table-cell office:value-type="float" office:value="7201.59" calcext:value-type="float">
            <text:p>7201.6</text:p>
          </table:table-cell>
          <table:table-cell office:value-type="float" office:value="13136785" calcext:value-type="float">
            <text:p>13,136,785</text:p>
          </table:table-cell>
          <table:table-cell office:value-type="float" office:value="101940" calcext:value-type="float">
            <text:p>101,940</text:p>
          </table:table-cell>
          <table:table-cell office:value-type="float" office:value="378.97335311" calcext:value-type="float">
            <text:p>378.97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/parVMx8u.par</text:p>
          </table:table-cell>
          <table:table-cell office:value-type="string" calcext:value-type="string">
            <text:p>TL</text:p>
          </table:table-cell>
          <table:table-cell office:value-type="float" office:value="7201.52" calcext:value-type="float">
            <text:p>7201.5</text:p>
          </table:table-cell>
          <table:table-cell office:value-type="float" office:value="14394348" calcext:value-type="float">
            <text:p>14,394,348</text:p>
          </table:table-cell>
          <table:table-cell office:value-type="float" office:value="111275" calcext:value-type="float">
            <text:p>111,275</text:p>
          </table:table-cell>
          <table:table-cell office:value-type="float" office:value="386.18137452" calcext:value-type="float">
            <text:p>386.18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/par1U9VP.par</text:p>
          </table:table-cell>
          <table:table-cell office:value-type="string" calcext:value-type="string">
            <text:p>TL</text:p>
          </table:table-cell>
          <table:table-cell office:value-type="float" office:value="7211.68" calcext:value-type="float">
            <text:p>7211.7</text:p>
          </table:table-cell>
          <table:table-cell office:value-type="float" office:value="3933406" calcext:value-type="float">
            <text:p>3,933,406</text:p>
          </table:table-cell>
          <table:table-cell office:value-type="float" office:value="46623" calcext:value-type="float">
            <text:p>46,623</text:p>
          </table:table-cell>
          <table:table-cell office:value-type="float" office:value="409.57029562" calcext:value-type="float">
            <text:p>409.57</text:p>
          </table:table-cell>
          <table:table-cell office:value-type="float" office:value="27262.55006" calcext:value-type="float">
            <text:p>27262.55</text:p>
          </table:table-cell>
          <table:table-cell table:formula="of:=([.I48]-[.H48])/[.I48]*100" office:value-type="float" office:value="98.4976816375628" calcext:value-type="float">
            <text:p>98.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/parsUo8q.par</text:p>
          </table:table-cell>
          <table:table-cell office:value-type="string" calcext:value-type="string">
            <text:p>OOM-BC</text:p>
          </table:table-cell>
          <table:table-cell office:value-type="float" office:value="1635.38" calcext:value-type="float">
            <text:p>1635.4</text:p>
          </table:table-cell>
          <table:table-cell office:value-type="float" office:value="1641489" calcext:value-type="float">
            <text:p>1,641,489</text:p>
          </table:table-cell>
          <table:table-cell office:value-type="float" office:value="28958" calcext:value-type="float">
            <text:p>28,958</text:p>
          </table:table-cell>
          <table:table-cell office:value-type="float" office:value="361.1581" calcext:value-type="float">
            <text:p>361.16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/par_LAk_.par</text:p>
          </table:table-cell>
          <table:table-cell office:value-type="string" calcext:value-type="string">
            <text:p>OOM-BC</text:p>
          </table:table-cell>
          <table:table-cell office:value-type="float" office:value="4640.71" calcext:value-type="float">
            <text:p>4640.7</text:p>
          </table:table-cell>
          <table:table-cell office:value-type="float" office:value="7158998" calcext:value-type="float">
            <text:p>7,158,998</text:p>
          </table:table-cell>
          <table:table-cell office:value-type="float" office:value="71907" calcext:value-type="float">
            <text:p>71,907</text:p>
          </table:table-cell>
          <table:table-cell office:value-type="float" office:value="393.2753" calcext:value-type="float">
            <text:p>393.28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/parfQezb.par</text:p>
          </table:table-cell>
          <table:table-cell office:value-type="string" calcext:value-type="string">
            <text:p>OOM-BC</text:p>
          </table:table-cell>
          <table:table-cell office:value-type="float" office:value="2995.13" calcext:value-type="float">
            <text:p>2995.1</text:p>
          </table:table-cell>
          <table:table-cell office:value-type="float" office:value="3168307" calcext:value-type="float">
            <text:p>3,168,307</text:p>
          </table:table-cell>
          <table:table-cell office:value-type="float" office:value="38250" calcext:value-type="float">
            <text:p>38,250</text:p>
          </table:table-cell>
          <table:table-cell office:value-type="float" office:value="411.8779" calcext:value-type="float">
            <text:p>411.88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/paroaM0D.par</text:p>
          </table:table-cell>
          <table:table-cell office:value-type="string" calcext:value-type="string">
            <text:p>TL</text:p>
          </table:table-cell>
          <table:table-cell office:value-type="float" office:value="7201.04" calcext:value-type="float">
            <text:p>7201.0</text:p>
          </table:table-cell>
          <table:table-cell office:value-type="float" office:value="11114664" calcext:value-type="float">
            <text:p>11,114,664</text:p>
          </table:table-cell>
          <table:table-cell office:value-type="float" office:value="79572" calcext:value-type="float">
            <text:p>79,572</text:p>
          </table:table-cell>
          <table:table-cell office:value-type="float" office:value="416.79687017" calcext:value-type="float">
            <text:p>416.80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/par1q69I.par</text:p>
          </table:table-cell>
          <table:table-cell office:value-type="string" calcext:value-type="string">
            <text:p>OOM-BC</text:p>
          </table:table-cell>
          <table:table-cell office:value-type="float" office:value="5872.35" calcext:value-type="float">
            <text:p>5872.4</text:p>
          </table:table-cell>
          <table:table-cell office:value-type="float" office:value="537176" calcext:value-type="float">
            <text:p>537,176</text:p>
          </table:table-cell>
          <table:table-cell office:value-type="float" office:value="3093" calcext:value-type="float">
            <text:p>3,093</text:p>
          </table:table-cell>
          <table:table-cell office:value-type="float" office:value="519.579" calcext:value-type="float">
            <text:p>519.58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/parx2NOQ.par</text:p>
          </table:table-cell>
          <table:table-cell office:value-type="string" calcext:value-type="string">
            <text:p>OOM-BC</text:p>
          </table:table-cell>
          <table:table-cell office:value-type="float" office:value="3346.98" calcext:value-type="float">
            <text:p>3347.0</text:p>
          </table:table-cell>
          <table:table-cell office:value-type="float" office:value="451485" calcext:value-type="float">
            <text:p>451,485</text:p>
          </table:table-cell>
          <table:table-cell office:value-type="float" office:value="2530" calcext:value-type="float">
            <text:p>2,530</text:p>
          </table:table-cell>
          <table:table-cell office:value-type="float" office:value="515.5223" calcext:value-type="float">
            <text:p>515.5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/parTaEms.par</text:p>
          </table:table-cell>
          <table:table-cell office:value-type="string" calcext:value-type="string">
            <text:p>OOM-BC</text:p>
          </table:table-cell>
          <table:table-cell office:value-type="float" office:value="2948.65" calcext:value-type="float">
            <text:p>2948.7</text:p>
          </table:table-cell>
          <table:table-cell office:value-type="float" office:value="377561" calcext:value-type="float">
            <text:p>377,561</text:p>
          </table:table-cell>
          <table:table-cell office:value-type="float" office:value="1381" calcext:value-type="float">
            <text:p>1,381</text:p>
          </table:table-cell>
          <table:table-cell office:value-type="float" office:value="513.6436" calcext:value-type="float">
            <text:p>513.6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/parubNzN.par</text:p>
          </table:table-cell>
          <table:table-cell office:value-type="string" calcext:value-type="string">
            <text:p>OOM-BC</text:p>
          </table:table-cell>
          <table:table-cell office:value-type="float" office:value="690.73" calcext:value-type="float">
            <text:p>690.7</text:p>
          </table:table-cell>
          <table:table-cell office:value-type="float" office:value="87439" calcext:value-type="float">
            <text:p>87,439</text:p>
          </table:table-cell>
          <table:table-cell office:value-type="float" office:value="1692" calcext:value-type="float">
            <text:p>1,692</text:p>
          </table:table-cell>
          <table:table-cell office:value-type="float" office:value="379.1054" calcext:value-type="float">
            <text:p>379.1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/parkggRJ.par</text:p>
          </table:table-cell>
          <table:table-cell office:value-type="string" calcext:value-type="string">
            <text:p>OOM-BC</text:p>
          </table:table-cell>
          <table:table-cell office:value-type="float" office:value="1880.05" calcext:value-type="float">
            <text:p>1880.1</text:p>
          </table:table-cell>
          <table:table-cell office:value-type="float" office:value="58020" calcext:value-type="float">
            <text:p>58,020</text:p>
          </table:table-cell>
          <table:table-cell office:value-type="float" office:value="2" calcext:value-type="float">
            <text:p>2</text:p>
          </table:table-cell>
          <table:table-cell office:value-type="float" office:value="509.9073" calcext:value-type="float">
            <text:p>509.91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/pargBdUP.par</text:p>
          </table:table-cell>
          <table:table-cell office:value-type="string" calcext:value-type="string">
            <text:p>TL</text:p>
          </table:table-cell>
          <table:table-cell office:value-type="float" office:value="7207.02" calcext:value-type="float">
            <text:p>7207.0</text:p>
          </table:table-cell>
          <table:table-cell office:value-type="float" office:value="1962606" calcext:value-type="float">
            <text:p>1,962,606</text:p>
          </table:table-cell>
          <table:table-cell office:value-type="float" office:value="14715" calcext:value-type="float">
            <text:p>14,715</text:p>
          </table:table-cell>
          <table:table-cell office:value-type="float" office:value="487.59202595" calcext:value-type="float">
            <text:p>487.59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/parANBwS.par</text:p>
          </table:table-cell>
          <table:table-cell office:value-type="string" calcext:value-type="string">
            <text:p>OOM-BC</text:p>
          </table:table-cell>
          <table:table-cell office:value-type="float" office:value="1493.36" calcext:value-type="float">
            <text:p>1493.4</text:p>
          </table:table-cell>
          <table:table-cell office:value-type="float" office:value="128251" calcext:value-type="float">
            <text:p>128,251</text:p>
          </table:table-cell>
          <table:table-cell office:value-type="float" office:value="604" calcext:value-type="float">
            <text:p>604</text:p>
          </table:table-cell>
          <table:table-cell office:value-type="float" office:value="466.8225" calcext:value-type="float">
            <text:p>466.82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/par4g0tI.par</text:p>
          </table:table-cell>
          <table:table-cell office:value-type="string" calcext:value-type="string">
            <text:p>OOM-BC</text:p>
          </table:table-cell>
          <table:table-cell office:value-type="float" office:value="2306.39" calcext:value-type="float">
            <text:p>2306.4</text:p>
          </table:table-cell>
          <table:table-cell office:value-type="float" office:value="187130" calcext:value-type="float">
            <text:p>187,130</text:p>
          </table:table-cell>
          <table:table-cell office:value-type="float" office:value="905" calcext:value-type="float">
            <text:p>905</text:p>
          </table:table-cell>
          <table:table-cell office:value-type="float" office:value="502.8927" calcext:value-type="float">
            <text:p>502.89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/parqFTUv.par</text:p>
          </table:table-cell>
          <table:table-cell office:value-type="string" calcext:value-type="string">
            <text:p>OOM-BC</text:p>
          </table:table-cell>
          <table:table-cell office:value-type="float" office:value="3353.01" calcext:value-type="float">
            <text:p>3353.0</text:p>
          </table:table-cell>
          <table:table-cell office:value-type="float" office:value="284680" calcext:value-type="float">
            <text:p>284,680</text:p>
          </table:table-cell>
          <table:table-cell office:value-type="float" office:value="1315" calcext:value-type="float">
            <text:p>1,315</text:p>
          </table:table-cell>
          <table:table-cell office:value-type="float" office:value="512.3287" calcext:value-type="float">
            <text:p>512.33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/parwgorV.par</text:p>
          </table:table-cell>
          <table:table-cell office:value-type="string" calcext:value-type="string">
            <text:p>OOM-BC</text:p>
          </table:table-cell>
          <table:table-cell office:value-type="float" office:value="3002.73" calcext:value-type="float">
            <text:p>3002.7</text:p>
          </table:table-cell>
          <table:table-cell office:value-type="float" office:value="198094" calcext:value-type="float">
            <text:p>198,094</text:p>
          </table:table-cell>
          <table:table-cell office:value-type="float" office:value="726" calcext:value-type="float">
            <text:p>726</text:p>
          </table:table-cell>
          <table:table-cell office:value-type="float" office:value="521.3648" calcext:value-type="float">
            <text:p>521.36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/par3pb6J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/parnMoex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/par0CUXG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/paroH5c1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/par2Dwwa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/parCqSv2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/pary5X0U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/parxo8zE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/parriC3l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/paraxw6B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618" calcext:value-type="float">
            <text:p>8,618</text:p>
          </table:table-cell>
          <table:table-cell office:value-type="float" office:value="0" calcext:value-type="float">
            <text:p>0</text:p>
          </table:table-cell>
          <table:table-cell office:value-type="float" office:value="441.4092" calcext:value-type="float">
            <text:p>441.41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 table:number-rows-repeated="1048503">
          <table:table-cell table:number-columns-repeated="27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8"/>
        </table:table-row>
      </table:table>
      <table:table table:name="Defaults, 1 thre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1thread/pardWrBY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2008" calcext:value-type="float">
            <text:p>2,008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1thread/parr8SQ4.par</text:p>
          </table:table-cell>
          <table:table-cell office:value-type="string" calcext:value-type="string">
            <text:p>OPT</text:p>
          </table:table-cell>
          <table:table-cell office:value-type="float" office:value="0.31" calcext:value-type="float">
            <text:p>0.3</text:p>
          </table:table-cell>
          <table:table-cell office:value-type="float" office:value="7911" calcext:value-type="float">
            <text:p>7,911</text:p>
          </table:table-cell>
          <table:table-cell office:value-type="float" office:value="1145" calcext:value-type="float">
            <text:p>1,145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1thread/par0Jh1q.par</text:p>
          </table:table-cell>
          <table:table-cell office:value-type="string" calcext:value-type="string">
            <text:p>OPT</text:p>
          </table:table-cell>
          <table:table-cell office:value-type="float" office:value="0.91" calcext:value-type="float">
            <text:p>0.9</text:p>
          </table:table-cell>
          <table:table-cell office:value-type="float" office:value="17575" calcext:value-type="float">
            <text:p>17,575</text:p>
          </table:table-cell>
          <table:table-cell office:value-type="float" office:value="2007" calcext:value-type="float">
            <text:p>2,007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1thread/parZx3mw.par</text:p>
          </table:table-cell>
          <table:table-cell office:value-type="string" calcext:value-type="string">
            <text:p>OPT</text:p>
          </table:table-cell>
          <table:table-cell office:value-type="float" office:value="1.75" calcext:value-type="float">
            <text:p>1.8</text:p>
          </table:table-cell>
          <table:table-cell office:value-type="float" office:value="29480" calcext:value-type="float">
            <text:p>29,480</text:p>
          </table:table-cell>
          <table:table-cell office:value-type="float" office:value="3350" calcext:value-type="float">
            <text:p>3,350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1thread/pars_igP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3055" calcext:value-type="float">
            <text:p>3,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1thread/paroDjxx.par</text:p>
          </table:table-cell>
          <table:table-cell office:value-type="string" calcext:value-type="string">
            <text:p>OPT</text:p>
          </table:table-cell>
          <table:table-cell office:value-type="float" office:value="0.34" calcext:value-type="float">
            <text:p>0.3</text:p>
          </table:table-cell>
          <table:table-cell office:value-type="float" office:value="4081" calcext:value-type="float">
            <text:p>4,081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1thread/parWrdpX.par</text:p>
          </table:table-cell>
          <table:table-cell office:value-type="string" calcext:value-type="string">
            <text:p>OPT</text:p>
          </table:table-cell>
          <table:table-cell office:value-type="float" office:value="0.08" calcext:value-type="float">
            <text:p>0.1</text:p>
          </table:table-cell>
          <table:table-cell office:value-type="float" office:value="790" calcext:value-type="float">
            <text:p>7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1thread/paryIrIJ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2378" calcext:value-type="float">
            <text:p>2,378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1thread/parM3Flb.par</text:p>
          </table:table-cell>
          <table:table-cell office:value-type="string" calcext:value-type="string">
            <text:p>OPT</text:p>
          </table:table-cell>
          <table:table-cell office:value-type="float" office:value="2.8" calcext:value-type="float">
            <text:p>2.8</text:p>
          </table:table-cell>
          <table:table-cell office:value-type="float" office:value="17869" calcext:value-type="float">
            <text:p>17,869</text:p>
          </table:table-cell>
          <table:table-cell office:value-type="float" office:value="1602" calcext:value-type="float">
            <text:p>1,602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1thread/parvE7q2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1thread/parUlxH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9455910" calcext:value-type="float">
            <text:p>49,455,910</text:p>
          </table:table-cell>
          <table:table-cell office:value-type="float" office:value="2123575" calcext:value-type="float">
            <text:p>2,123,575</text:p>
          </table:table-cell>
          <table:table-cell office:value-type="float" office:value="398.38078878" calcext:value-type="float">
            <text:p>398.38</text:p>
          </table:table-cell>
          <table:table-cell office:value-type="float" office:value="434.68586033" calcext:value-type="float">
            <text:p>434.69</text:p>
          </table:table-cell>
          <table:table-cell table:formula="of:=([.I13]-[.H13])/[.I13]*100" office:value-type="float" office:value="8.35202495945885" calcext:value-type="float">
            <text:p>8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1thread/parZLAR2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4767009" calcext:value-type="float">
            <text:p>64,767,009</text:p>
          </table:table-cell>
          <table:table-cell office:value-type="float" office:value="2077030" calcext:value-type="float">
            <text:p>2,077,030</text:p>
          </table:table-cell>
          <table:table-cell office:value-type="float" office:value="450.76422365" calcext:value-type="float">
            <text:p>450.76</text:p>
          </table:table-cell>
          <table:table-cell office:value-type="float" office:value="476.0489371" calcext:value-type="float">
            <text:p>476.05</text:p>
          </table:table-cell>
          <table:table-cell table:formula="of:=([.I14]-[.H14])/[.I14]*100" office:value-type="float" office:value="5.31136853367002" calcext:value-type="float">
            <text:p>5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1thread/par7n6bq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1039540" calcext:value-type="float">
            <text:p>51,039,540</text:p>
          </table:table-cell>
          <table:table-cell office:value-type="float" office:value="1622206" calcext:value-type="float">
            <text:p>1,622,206</text:p>
          </table:table-cell>
          <table:table-cell office:value-type="float" office:value="316.75879853" calcext:value-type="float">
            <text:p>316.76</text:p>
          </table:table-cell>
          <table:table-cell office:value-type="float" office:value="399.0918764" calcext:value-type="float">
            <text:p>399.09</text:p>
          </table:table-cell>
          <table:table-cell table:formula="of:=([.I15]-[.H15])/[.I15]*100" office:value-type="float" office:value="20.6301061832388" calcext:value-type="float">
            <text:p>20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1thread/parvy2dn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9594017" calcext:value-type="float">
            <text:p>59,594,017</text:p>
          </table:table-cell>
          <table:table-cell office:value-type="float" office:value="1968842" calcext:value-type="float">
            <text:p>1,968,842</text:p>
          </table:table-cell>
          <table:table-cell office:value-type="float" office:value="341.22611155" calcext:value-type="float">
            <text:p>341.23</text:p>
          </table:table-cell>
          <table:table-cell office:value-type="float" office:value="411.29577673" calcext:value-type="float">
            <text:p>411.30</text:p>
          </table:table-cell>
          <table:table-cell table:formula="of:=([.I16]-[.H16])/[.I16]*100" office:value-type="float" office:value="17.0363201239477" calcext:value-type="float">
            <text:p>17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1thread/par1TloO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1598026" calcext:value-type="float">
            <text:p>61,598,026</text:p>
          </table:table-cell>
          <table:table-cell office:value-type="float" office:value="2420104" calcext:value-type="float">
            <text:p>2,420,104</text:p>
          </table:table-cell>
          <table:table-cell office:value-type="float" office:value="335.6091662" calcext:value-type="float">
            <text:p>335.61</text:p>
          </table:table-cell>
          <table:table-cell office:value-type="float" office:value="366.33909303" calcext:value-type="float">
            <text:p>366.34</text:p>
          </table:table-cell>
          <table:table-cell table:formula="of:=([.I17]-[.H17])/[.I17]*100" office:value-type="float" office:value="8.3883831714033" calcext:value-type="float">
            <text:p>8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1thread/par07Q67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45476937" calcext:value-type="float">
            <text:p>45,476,937</text:p>
          </table:table-cell>
          <table:table-cell office:value-type="float" office:value="1779927" calcext:value-type="float">
            <text:p>1,779,927</text:p>
          </table:table-cell>
          <table:table-cell office:value-type="float" office:value="271.38723528" calcext:value-type="float">
            <text:p>271.39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38.5581380321688" calcext:value-type="float">
            <text:p>38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1thread/parKzpWN.par</text:p>
          </table:table-cell>
          <table:table-cell office:value-type="string" calcext:value-type="string">
            <text:p>OPT</text:p>
          </table:table-cell>
          <table:table-cell office:value-type="float" office:value="5991.43" calcext:value-type="float">
            <text:p>5991.4</text:p>
          </table:table-cell>
          <table:table-cell office:value-type="float" office:value="42993137" calcext:value-type="float">
            <text:p>42,993,137</text:p>
          </table:table-cell>
          <table:table-cell office:value-type="float" office:value="1822596" calcext:value-type="float">
            <text:p>1,822,596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1thread/par_NGp4.par</text:p>
          </table:table-cell>
          <table:table-cell office:value-type="string" calcext:value-type="string">
            <text:p>OPT</text:p>
          </table:table-cell>
          <table:table-cell office:value-type="float" office:value="3530.27" calcext:value-type="float">
            <text:p>3530.3</text:p>
          </table:table-cell>
          <table:table-cell office:value-type="float" office:value="27330006" calcext:value-type="float">
            <text:p>27,330,006</text:p>
          </table:table-cell>
          <table:table-cell office:value-type="float" office:value="836274" calcext:value-type="float">
            <text:p>836,274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1thread/parHasB5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7951455" calcext:value-type="float">
            <text:p>37,951,455</text:p>
          </table:table-cell>
          <table:table-cell office:value-type="float" office:value="1022781" calcext:value-type="float">
            <text:p>1,022,781</text:p>
          </table:table-cell>
          <table:table-cell office:value-type="float" office:value="284.48660572" calcext:value-type="float">
            <text:p>284.49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29.5358131032963" calcext:value-type="float">
            <text:p>29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1thread/parSqVsT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8567615" calcext:value-type="float">
            <text:p>48,567,615</text:p>
          </table:table-cell>
          <table:table-cell office:value-type="float" office:value="1308116" calcext:value-type="float">
            <text:p>1,308,116</text:p>
          </table:table-cell>
          <table:table-cell office:value-type="float" office:value="383.06758564" calcext:value-type="float">
            <text:p>383.07</text:p>
          </table:table-cell>
          <table:table-cell office:value-type="float" office:value="462.74910633" calcext:value-type="float">
            <text:p>462.75</text:p>
          </table:table-cell>
          <table:table-cell table:formula="of:=([.I22]-[.H22])/[.I22]*100" office:value-type="float" office:value="17.2191625224181" calcext:value-type="float">
            <text:p>17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1thread/par1_45I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758805" calcext:value-type="float">
            <text:p>11,758,805</text:p>
          </table:table-cell>
          <table:table-cell office:value-type="float" office:value="81606" calcext:value-type="float">
            <text:p>81,606</text:p>
          </table:table-cell>
          <table:table-cell office:value-type="float" office:value="448.78968098" calcext:value-type="float">
            <text:p>448.79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1thread/parN6oYN.par</text:p>
          </table:table-cell>
          <table:table-cell office:value-type="string" calcext:value-type="string">
            <text:p>OOM-BC</text:p>
          </table:table-cell>
          <table:table-cell office:value-type="float" office:value="3850.62" calcext:value-type="float">
            <text:p>3850.6</text:p>
          </table:table-cell>
          <table:table-cell office:value-type="float" office:value="6012889" calcext:value-type="float">
            <text:p>6,012,889</text:p>
          </table:table-cell>
          <table:table-cell office:value-type="float" office:value="176463" calcext:value-type="float">
            <text:p>176,463</text:p>
          </table:table-cell>
          <table:table-cell office:value-type="float" office:value="354.307" calcext:value-type="float">
            <text:p>354.31</text:p>
          </table:table-cell>
          <table:table-cell office:value-type="string" calcext:value-type="string">
            <text:p>NA</text:p>
          </table:table-cell>
          <table:table-cell table:formula="of:=([.I24]-[.H24])/[.I2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1thread/parstUgU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8311212" calcext:value-type="float">
            <text:p>18,311,212</text:p>
          </table:table-cell>
          <table:table-cell office:value-type="float" office:value="270547" calcext:value-type="float">
            <text:p>270,547</text:p>
          </table:table-cell>
          <table:table-cell office:value-type="float" office:value="379.08637045" calcext:value-type="float">
            <text:p>379.09</text:p>
          </table:table-cell>
          <table:table-cell office:value-type="string" calcext:value-type="string">
            <text:p>NA</text:p>
          </table:table-cell>
          <table:table-cell table:formula="of:=([.I25]-[.H25])/[.I2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1thread/parWCCAH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849321" calcext:value-type="float">
            <text:p>14,849,321</text:p>
          </table:table-cell>
          <table:table-cell office:value-type="float" office:value="151983" calcext:value-type="float">
            <text:p>151,983</text:p>
          </table:table-cell>
          <table:table-cell office:value-type="float" office:value="357.39485374" calcext:value-type="float">
            <text:p>357.39</text:p>
          </table:table-cell>
          <table:table-cell office:value-type="string" calcext:value-type="string">
            <text:p>NA</text:p>
          </table:table-cell>
          <table:table-cell table:formula="of:=([.I26]-[.H26])/[.I2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1thread/parPthqJ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216219" calcext:value-type="float">
            <text:p>14,216,219</text:p>
          </table:table-cell>
          <table:table-cell office:value-type="float" office:value="145185" calcext:value-type="float">
            <text:p>145,185</text:p>
          </table:table-cell>
          <table:table-cell office:value-type="float" office:value="448.51673045" calcext:value-type="float">
            <text:p>448.52</text:p>
          </table:table-cell>
          <table:table-cell office:value-type="string" calcext:value-type="string">
            <text:p>NA</text:p>
          </table:table-cell>
          <table:table-cell table:formula="of:=([.I27]-[.H27])/[.I2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1thread/parjNdds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333150" calcext:value-type="float">
            <text:p>11,333,150</text:p>
          </table:table-cell>
          <table:table-cell office:value-type="float" office:value="198283" calcext:value-type="float">
            <text:p>198,283</text:p>
          </table:table-cell>
          <table:table-cell office:value-type="float" office:value="351.09365644" calcext:value-type="float">
            <text:p>351.09</text:p>
          </table:table-cell>
          <table:table-cell office:value-type="string" calcext:value-type="string">
            <text:p>NA</text:p>
          </table:table-cell>
          <table:table-cell table:formula="of:=([.I28]-[.H28])/[.I2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1thread/parzjJFk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9659521" calcext:value-type="float">
            <text:p>9,659,521</text:p>
          </table:table-cell>
          <table:table-cell office:value-type="float" office:value="102843" calcext:value-type="float">
            <text:p>102,843</text:p>
          </table:table-cell>
          <table:table-cell office:value-type="float" office:value="345.89462073" calcext:value-type="float">
            <text:p>345.89</text:p>
          </table:table-cell>
          <table:table-cell office:value-type="string" calcext:value-type="string">
            <text:p>NA</text:p>
          </table:table-cell>
          <table:table-cell table:formula="of:=([.I29]-[.H29])/[.I2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1thread/parh0Ho3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8335811" calcext:value-type="float">
            <text:p>8,335,811</text:p>
          </table:table-cell>
          <table:table-cell office:value-type="float" office:value="160564" calcext:value-type="float">
            <text:p>160,564</text:p>
          </table:table-cell>
          <table:table-cell office:value-type="float" office:value="362.60778382" calcext:value-type="float">
            <text:p>362.61</text:p>
          </table:table-cell>
          <table:table-cell office:value-type="float" office:value="820.68531597" calcext:value-type="float">
            <text:p>820.69</text:p>
          </table:table-cell>
          <table:table-cell table:formula="of:=([.I30]-[.H30])/[.I30]*100" office:value-type="float" office:value="55.8164650001786" calcext:value-type="float">
            <text:p>55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1thread/parfMR7H.par</text:p>
          </table:table-cell>
          <table:table-cell office:value-type="string" calcext:value-type="string">
            <text:p>OOM-BC</text:p>
          </table:table-cell>
          <table:table-cell office:value-type="float" office:value="4865.76" calcext:value-type="float">
            <text:p>4865.8</text:p>
          </table:table-cell>
          <table:table-cell office:value-type="float" office:value="5169362" calcext:value-type="float">
            <text:p>5,169,362</text:p>
          </table:table-cell>
          <table:table-cell office:value-type="float" office:value="147003" calcext:value-type="float">
            <text:p>147,003</text:p>
          </table:table-cell>
          <table:table-cell office:value-type="float" office:value="344.8789" calcext:value-type="float">
            <text:p>344.88</text:p>
          </table:table-cell>
          <table:table-cell office:value-type="string" calcext:value-type="string">
            <text:p>NA</text:p>
          </table:table-cell>
          <table:table-cell table:formula="of:=([.I31]-[.H31])/[.I3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1thread/parGa9E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21839267" calcext:value-type="float">
            <text:p>21,839,267</text:p>
          </table:table-cell>
          <table:table-cell office:value-type="float" office:value="371732" calcext:value-type="float">
            <text:p>371,732</text:p>
          </table:table-cell>
          <table:table-cell office:value-type="float" office:value="420.84461645" calcext:value-type="float">
            <text:p>420.84</text:p>
          </table:table-cell>
          <table:table-cell office:value-type="string" calcext:value-type="string">
            <text:p>NA</text:p>
          </table:table-cell>
          <table:table-cell table:formula="of:=([.I32]-[.H32])/[.I3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1thread/pareBgKt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793609" calcext:value-type="float">
            <text:p>3,793,609</text:p>
          </table:table-cell>
          <table:table-cell office:value-type="float" office:value="48486" calcext:value-type="float">
            <text:p>48,486</text:p>
          </table:table-cell>
          <table:table-cell office:value-type="float" office:value="487.57266487" calcext:value-type="float">
            <text:p>487.57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1thread/parjPYrj.par</text:p>
          </table:table-cell>
          <table:table-cell office:value-type="string" calcext:value-type="string">
            <text:p>OOM-BC</text:p>
          </table:table-cell>
          <table:table-cell office:value-type="float" office:value="4922.24" calcext:value-type="float">
            <text:p>4922.2</text:p>
          </table:table-cell>
          <table:table-cell office:value-type="float" office:value="3455544" calcext:value-type="float">
            <text:p>3,455,544</text:p>
          </table:table-cell>
          <table:table-cell office:value-type="float" office:value="70992" calcext:value-type="float">
            <text:p>70,992</text:p>
          </table:table-cell>
          <table:table-cell office:value-type="float" office:value="383.9486" calcext:value-type="float">
            <text:p>383.95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1thread/parWR9YS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77878" calcext:value-type="float">
            <text:p>2,877,878</text:p>
          </table:table-cell>
          <table:table-cell office:value-type="float" office:value="26561" calcext:value-type="float">
            <text:p>26,561</text:p>
          </table:table-cell>
          <table:table-cell office:value-type="float" office:value="372.91799874" calcext:value-type="float">
            <text:p>372.92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1thread/parGmZGr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838809" calcext:value-type="float">
            <text:p>3,838,809</text:p>
          </table:table-cell>
          <table:table-cell office:value-type="float" office:value="38459" calcext:value-type="float">
            <text:p>38,459</text:p>
          </table:table-cell>
          <table:table-cell office:value-type="float" office:value="412.76360919" calcext:value-type="float">
            <text:p>412.76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1thread/parBMwjB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4465819" calcext:value-type="float">
            <text:p>4,465,819</text:p>
          </table:table-cell>
          <table:table-cell office:value-type="float" office:value="25439" calcext:value-type="float">
            <text:p>25,439</text:p>
          </table:table-cell>
          <table:table-cell office:value-type="float" office:value="413.37068248" calcext:value-type="float">
            <text:p>413.37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1thread/parYFwE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619558" calcext:value-type="float">
            <text:p>3,619,558</text:p>
          </table:table-cell>
          <table:table-cell office:value-type="float" office:value="25031" calcext:value-type="float">
            <text:p>25,031</text:p>
          </table:table-cell>
          <table:table-cell office:value-type="float" office:value="393.65253514" calcext:value-type="float">
            <text:p>393.65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1thread/parK2Rw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44576" calcext:value-type="float">
            <text:p>3,544,576</text:p>
          </table:table-cell>
          <table:table-cell office:value-type="float" office:value="38389" calcext:value-type="float">
            <text:p>38,389</text:p>
          </table:table-cell>
          <table:table-cell office:value-type="float" office:value="364.13599071" calcext:value-type="float">
            <text:p>364.14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1thread/parmVzGj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5497554" calcext:value-type="float">
            <text:p>5,497,554</text:p>
          </table:table-cell>
          <table:table-cell office:value-type="float" office:value="22522" calcext:value-type="float">
            <text:p>22,522</text:p>
          </table:table-cell>
          <table:table-cell office:value-type="float" office:value="406.62009168" calcext:value-type="float">
            <text:p>406.62</text:p>
          </table:table-cell>
          <table:table-cell office:value-type="string" calcext:value-type="string">
            <text:p>NA</text:p>
          </table:table-cell>
          <table:table-cell table:formula="of:=([.I40]-[.H40])/[.I4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1thread/parZcOf5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202830" calcext:value-type="float">
            <text:p>4,202,830</text:p>
          </table:table-cell>
          <table:table-cell office:value-type="float" office:value="39408" calcext:value-type="float">
            <text:p>39,408</text:p>
          </table:table-cell>
          <table:table-cell office:value-type="float" office:value="384.68968337" calcext:value-type="float">
            <text:p>384.69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1thread/parD6XfC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188708" calcext:value-type="float">
            <text:p>4,188,708</text:p>
          </table:table-cell>
          <table:table-cell office:value-type="float" office:value="29615" calcext:value-type="float">
            <text:p>29,615</text:p>
          </table:table-cell>
          <table:table-cell office:value-type="float" office:value="475.5563309" calcext:value-type="float">
            <text:p>475.56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1thread/parA_cz7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957429" calcext:value-type="float">
            <text:p>1,957,429</text:p>
          </table:table-cell>
          <table:table-cell office:value-type="float" office:value="12912" calcext:value-type="float">
            <text:p>12,912</text:p>
          </table:table-cell>
          <table:table-cell office:value-type="float" office:value="430.50803815" calcext:value-type="float">
            <text:p>430.51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1thread/par9a7km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140644" calcext:value-type="float">
            <text:p>3,140,644</text:p>
          </table:table-cell>
          <table:table-cell office:value-type="float" office:value="14109" calcext:value-type="float">
            <text:p>14,109</text:p>
          </table:table-cell>
          <table:table-cell office:value-type="float" office:value="431.76427698" calcext:value-type="float">
            <text:p>431.76</text:p>
          </table:table-cell>
          <table:table-cell office:value-type="string" calcext:value-type="string">
            <text:p>NA</text:p>
          </table:table-cell>
          <table:table-cell table:formula="of:=([.I44]-[.H44])/[.I4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1thread/par1P1vM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723415" calcext:value-type="float">
            <text:p>1,723,415</text:p>
          </table:table-cell>
          <table:table-cell office:value-type="float" office:value="9655" calcext:value-type="float">
            <text:p>9,655</text:p>
          </table:table-cell>
          <table:table-cell office:value-type="float" office:value="455.69131162" calcext:value-type="float">
            <text:p>455.69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1thread/par7B60C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1650292" calcext:value-type="float">
            <text:p>1,650,292</text:p>
          </table:table-cell>
          <table:table-cell office:value-type="float" office:value="9782" calcext:value-type="float">
            <text:p>9,782</text:p>
          </table:table-cell>
          <table:table-cell office:value-type="float" office:value="410.30734195" calcext:value-type="float">
            <text:p>410.31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1thread/parUKdA2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391029" calcext:value-type="float">
            <text:p>1,391,029</text:p>
          </table:table-cell>
          <table:table-cell office:value-type="float" office:value="6494" calcext:value-type="float">
            <text:p>6,494</text:p>
          </table:table-cell>
          <table:table-cell office:value-type="float" office:value="414.6370074" calcext:value-type="float">
            <text:p>414.64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1thread/paroDDEr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202656" calcext:value-type="float">
            <text:p>1,202,656</text:p>
          </table:table-cell>
          <table:table-cell office:value-type="float" office:value="8712" calcext:value-type="float">
            <text:p>8,712</text:p>
          </table:table-cell>
          <table:table-cell office:value-type="float" office:value="412.89746998" calcext:value-type="float">
            <text:p>412.90</text:p>
          </table:table-cell>
          <table:table-cell office:value-type="string" calcext:value-type="string">
            <text:p>NA</text:p>
          </table:table-cell>
          <table:table-cell table:formula="of:=([.I48]-[.H48])/[.I4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1thread/par5pfjk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910488" calcext:value-type="float">
            <text:p>1,910,488</text:p>
          </table:table-cell>
          <table:table-cell office:value-type="float" office:value="17316" calcext:value-type="float">
            <text:p>17,316</text:p>
          </table:table-cell>
          <table:table-cell office:value-type="float" office:value="392.95821134" calcext:value-type="float">
            <text:p>392.96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1thread/parIlQHd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2167574" calcext:value-type="float">
            <text:p>2,167,574</text:p>
          </table:table-cell>
          <table:table-cell office:value-type="float" office:value="5320" calcext:value-type="float">
            <text:p>5,320</text:p>
          </table:table-cell>
          <table:table-cell office:value-type="float" office:value="435.62344206" calcext:value-type="float">
            <text:p>435.62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1thread/parA5vXY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2368779" calcext:value-type="float">
            <text:p>2,368,779</text:p>
          </table:table-cell>
          <table:table-cell office:value-type="float" office:value="14963" calcext:value-type="float">
            <text:p>14,963</text:p>
          </table:table-cell>
          <table:table-cell office:value-type="float" office:value="445.60075822" calcext:value-type="float">
            <text:p>445.60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1thread/parRcPj4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1838317" calcext:value-type="float">
            <text:p>1,838,317</text:p>
          </table:table-cell>
          <table:table-cell office:value-type="float" office:value="9720" calcext:value-type="float">
            <text:p>9,720</text:p>
          </table:table-cell>
          <table:table-cell office:value-type="float" office:value="455.31322127" calcext:value-type="float">
            <text:p>455.31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1thread/parDTc8D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494586" calcext:value-type="float">
            <text:p>494,586</text:p>
          </table:table-cell>
          <table:table-cell office:value-type="float" office:value="1581" calcext:value-type="float">
            <text:p>1,581</text:p>
          </table:table-cell>
          <table:table-cell office:value-type="float" office:value="546.64395318" calcext:value-type="float">
            <text:p>546.64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1thread/parNY6f_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395124" calcext:value-type="float">
            <text:p>395,124</text:p>
          </table:table-cell>
          <table:table-cell office:value-type="float" office:value="2435" calcext:value-type="float">
            <text:p>2,435</text:p>
          </table:table-cell>
          <table:table-cell office:value-type="float" office:value="539.14098916" calcext:value-type="float">
            <text:p>539.14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1thread/parIU2uT.par</text:p>
          </table:table-cell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444957" calcext:value-type="float">
            <text:p>444,957</text:p>
          </table:table-cell>
          <table:table-cell office:value-type="float" office:value="2313" calcext:value-type="float">
            <text:p>2,313</text:p>
          </table:table-cell>
          <table:table-cell office:value-type="float" office:value="519.04472137" calcext:value-type="float">
            <text:p>519.0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1thread/parVHXis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255621" calcext:value-type="float">
            <text:p>255,621</text:p>
          </table:table-cell>
          <table:table-cell office:value-type="float" office:value="2024" calcext:value-type="float">
            <text:p>2,024</text:p>
          </table:table-cell>
          <table:table-cell office:value-type="float" office:value="532.30902805" calcext:value-type="float">
            <text:p>532.3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1thread/parT6O2E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399539" calcext:value-type="float">
            <text:p>399,539</text:p>
          </table:table-cell>
          <table:table-cell office:value-type="float" office:value="3018" calcext:value-type="float">
            <text:p>3,018</text:p>
          </table:table-cell>
          <table:table-cell office:value-type="float" office:value="510.69993793" calcext:value-type="float">
            <text:p>510.70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1thread/parNQp2f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362317" calcext:value-type="float">
            <text:p>362,317</text:p>
          </table:table-cell>
          <table:table-cell office:value-type="float" office:value="1054" calcext:value-type="float">
            <text:p>1,054</text:p>
          </table:table-cell>
          <table:table-cell office:value-type="float" office:value="517.49146092" calcext:value-type="float">
            <text:p>517.49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1thread/parLo6fx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370486" calcext:value-type="float">
            <text:p>370,486</text:p>
          </table:table-cell>
          <table:table-cell office:value-type="float" office:value="1584" calcext:value-type="float">
            <text:p>1,584</text:p>
          </table:table-cell>
          <table:table-cell office:value-type="float" office:value="508.81511962" calcext:value-type="float">
            <text:p>508.82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1thread/pareA1VT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410211" calcext:value-type="float">
            <text:p>410,211</text:p>
          </table:table-cell>
          <table:table-cell office:value-type="float" office:value="2916" calcext:value-type="float">
            <text:p>2,916</text:p>
          </table:table-cell>
          <table:table-cell office:value-type="float" office:value="534.46081344" calcext:value-type="float">
            <text:p>534.46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1thread/par3iTAk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436014" calcext:value-type="float">
            <text:p>436,014</text:p>
          </table:table-cell>
          <table:table-cell office:value-type="float" office:value="3054" calcext:value-type="float">
            <text:p>3,054</text:p>
          </table:table-cell>
          <table:table-cell office:value-type="float" office:value="515.26964812" calcext:value-type="float">
            <text:p>515.27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1thread/parWRTIY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597948" calcext:value-type="float">
            <text:p>597,948</text:p>
          </table:table-cell>
          <table:table-cell office:value-type="float" office:value="4036" calcext:value-type="float">
            <text:p>4,036</text:p>
          </table:table-cell>
          <table:table-cell office:value-type="float" office:value="529.16339502" calcext:value-type="float">
            <text:p>529.16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1thread/par93vmL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140602" calcext:value-type="float">
            <text:p>140,602</text:p>
          </table:table-cell>
          <table:table-cell office:value-type="float" office:value="51" calcext:value-type="float">
            <text:p>51</text:p>
          </table:table-cell>
          <table:table-cell office:value-type="float" office:value="604.49155077" calcext:value-type="float">
            <text:p>604.49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1thread/paroZn29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178097" calcext:value-type="float">
            <text:p>178,097</text:p>
          </table:table-cell>
          <table:table-cell office:value-type="float" office:value="504" calcext:value-type="float">
            <text:p>504</text:p>
          </table:table-cell>
          <table:table-cell office:value-type="float" office:value="614.82167734" calcext:value-type="float">
            <text:p>614.82</text:p>
          </table:table-cell>
          <table:table-cell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1thread/parip18F.par</text:p>
          </table:table-cell>
          <table:table-cell office:value-type="string" calcext:value-type="string">
            <text:p>TL</text:p>
          </table:table-cell>
          <table:table-cell office:value-type="float" office:value="7200.8" calcext:value-type="float">
            <text:p>7200.8</text:p>
          </table:table-cell>
          <table:table-cell office:value-type="float" office:value="157557" calcext:value-type="float">
            <text:p>157,557</text:p>
          </table:table-cell>
          <table:table-cell office:value-type="float" office:value="293" calcext:value-type="float">
            <text:p>293</text:p>
          </table:table-cell>
          <table:table-cell office:value-type="float" office:value="606.24886867" calcext:value-type="float">
            <text:p>606.25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1thread/parn_vgk.par</text:p>
          </table:table-cell>
          <table:table-cell office:value-type="string" calcext:value-type="string">
            <text:p>OOM-BC</text:p>
          </table:table-cell>
          <table:table-cell office:value-type="float" office:value="3663.23" calcext:value-type="float">
            <text:p>3663.2</text:p>
          </table:table-cell>
          <table:table-cell office:value-type="float" office:value="100611" calcext:value-type="float">
            <text:p>100,611</text:p>
          </table:table-cell>
          <table:table-cell office:value-type="float" office:value="1660" calcext:value-type="float">
            <text:p>1,660</text:p>
          </table:table-cell>
          <table:table-cell office:value-type="float" office:value="451.5042" calcext:value-type="float">
            <text:p>451.50</text:p>
          </table:table-cell>
          <table:table-cell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1thread/parnc0tM.par</text:p>
          </table:table-cell>
          <table:table-cell office:value-type="string" calcext:value-type="string">
            <text:p>TL</text:p>
          </table:table-cell>
          <table:table-cell office:value-type="float" office:value="7202.08" calcext:value-type="float">
            <text:p>7202.1</text:p>
          </table:table-cell>
          <table:table-cell office:value-type="float" office:value="126059" calcext:value-type="float">
            <text:p>126,059</text:p>
          </table:table-cell>
          <table:table-cell office:value-type="float" office:value="0" calcext:value-type="float">
            <text:p>0</text:p>
          </table:table-cell>
          <table:table-cell office:value-type="float" office:value="627.81136575" calcext:value-type="float">
            <text:p>627.81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1thread/parS6fIs.par</text:p>
          </table:table-cell>
          <table:table-cell office:value-type="string" calcext:value-type="string">
            <text:p>TL</text:p>
          </table:table-cell>
          <table:table-cell office:value-type="float" office:value="7200.55" calcext:value-type="float">
            <text:p>7200.6</text:p>
          </table:table-cell>
          <table:table-cell office:value-type="float" office:value="142498" calcext:value-type="float">
            <text:p>142,498</text:p>
          </table:table-cell>
          <table:table-cell office:value-type="float" office:value="105" calcext:value-type="float">
            <text:p>105</text:p>
          </table:table-cell>
          <table:table-cell office:value-type="float" office:value="607.62924792" calcext:value-type="float">
            <text:p>607.63</text:p>
          </table:table-cell>
          <table:table-cell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1thread/parWPcQd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16866" calcext:value-type="float">
            <text:p>216,866</text:p>
          </table:table-cell>
          <table:table-cell office:value-type="float" office:value="1040" calcext:value-type="float">
            <text:p>1,040</text:p>
          </table:table-cell>
          <table:table-cell office:value-type="float" office:value="603.48348182" calcext:value-type="float">
            <text:p>603.48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1thread/parnf4ya.par</text:p>
          </table:table-cell>
          <table:table-cell office:value-type="string" calcext:value-type="string">
            <text:p>TL</text:p>
          </table:table-cell>
          <table:table-cell office:value-type="float" office:value="7200.53" calcext:value-type="float">
            <text:p>7200.5</text:p>
          </table:table-cell>
          <table:table-cell office:value-type="float" office:value="141506" calcext:value-type="float">
            <text:p>141,506</text:p>
          </table:table-cell>
          <table:table-cell office:value-type="float" office:value="48" calcext:value-type="float">
            <text:p>48</text:p>
          </table:table-cell>
          <table:table-cell office:value-type="float" office:value="616.67892015" calcext:value-type="float">
            <text:p>616.68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1thread/parIYuBz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158890" calcext:value-type="float">
            <text:p>158,890</text:p>
          </table:table-cell>
          <table:table-cell office:value-type="float" office:value="0" calcext:value-type="float">
            <text:p>0</text:p>
          </table:table-cell>
          <table:table-cell office:value-type="float" office:value="668.15929571" calcext:value-type="float">
            <text:p>668.16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1thread/parIyQbg.par</text:p>
          </table:table-cell>
          <table:table-cell office:value-type="string" calcext:value-type="string">
            <text:p>TL</text:p>
          </table:table-cell>
          <table:table-cell office:value-type="float" office:value="7201.52" calcext:value-type="float">
            <text:p>7201.5</text:p>
          </table:table-cell>
          <table:table-cell office:value-type="float" office:value="126280" calcext:value-type="float">
            <text:p>126,280</text:p>
          </table:table-cell>
          <table:table-cell office:value-type="float" office:value="0" calcext:value-type="float">
            <text:p>0</text:p>
          </table:table-cell>
          <table:table-cell office:value-type="float" office:value="638.92243293" calcext:value-type="float">
            <text:p>638.92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015"/>
        </table:table-row>
      </table:table>
      <table:table table:name="Defaults, mem empha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Memory emphasis se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/parQToUQ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2840" calcext:value-type="float">
            <text:p>2,840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/pardAKYh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7190" calcext:value-type="float">
            <text:p>7,190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/parpUW05.par</text:p>
          </table:table-cell>
          <table:table-cell office:value-type="string" calcext:value-type="string">
            <text:p>OPT</text:p>
          </table:table-cell>
          <table:table-cell office:value-type="float" office:value="0.88" calcext:value-type="float">
            <text:p>0.9</text:p>
          </table:table-cell>
          <table:table-cell office:value-type="float" office:value="60179" calcext:value-type="float">
            <text:p>60,179</text:p>
          </table:table-cell>
          <table:table-cell office:value-type="float" office:value="7522" calcext:value-type="float">
            <text:p>7,522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/parmtS4k.par</text:p>
          </table:table-cell>
          <table:table-cell office:value-type="string" calcext:value-type="string">
            <text:p>OPT</text:p>
          </table:table-cell>
          <table:table-cell office:value-type="float" office:value="0.49" calcext:value-type="float">
            <text:p>0.5</text:p>
          </table:table-cell>
          <table:table-cell office:value-type="float" office:value="38829" calcext:value-type="float">
            <text:p>38,829</text:p>
          </table:table-cell>
          <table:table-cell office:value-type="float" office:value="5242" calcext:value-type="float">
            <text:p>5,242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/parORA1O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6214" calcext:value-type="float">
            <text:p>6,214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/paraLp9k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1884" calcext:value-type="float">
            <text:p>1,884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/parhOXVS.par</text:p>
          </table:table-cell>
          <table:table-cell office:value-type="string" calcext:value-type="string">
            <text:p>OPT</text:p>
          </table:table-cell>
          <table:table-cell office:value-type="float" office:value="0.1" calcext:value-type="float">
            <text:p>0.1</text:p>
          </table:table-cell>
          <table:table-cell office:value-type="float" office:value="713" calcext:value-type="float">
            <text:p>71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/par48JoD.par</text:p>
          </table:table-cell>
          <table:table-cell office:value-type="string" calcext:value-type="string">
            <text:p>OPT</text:p>
          </table:table-cell>
          <table:table-cell office:value-type="float" office:value="0.29" calcext:value-type="float">
            <text:p>0.3</text:p>
          </table:table-cell>
          <table:table-cell office:value-type="float" office:value="5166" calcext:value-type="float">
            <text:p>5,166</text:p>
          </table:table-cell>
          <table:table-cell office:value-type="float" office:value="1068" calcext:value-type="float">
            <text:p>1,068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/par9hsXV.par</text:p>
          </table:table-cell>
          <table:table-cell office:value-type="string" calcext:value-type="string">
            <text:p>OPT</text:p>
          </table:table-cell>
          <table:table-cell office:value-type="float" office:value="0.71" calcext:value-type="float">
            <text:p>0.7</text:p>
          </table:table-cell>
          <table:table-cell office:value-type="float" office:value="57719" calcext:value-type="float">
            <text:p>57,719</text:p>
          </table:table-cell>
          <table:table-cell office:value-type="float" office:value="6091" calcext:value-type="float">
            <text:p>6,091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/par0F5nx.par</text:p>
          </table:table-cell>
          <table:table-cell office:value-type="string" calcext:value-type="string">
            <text:p>OPT</text:p>
          </table:table-cell>
          <table:table-cell office:value-type="float" office:value="0.11" calcext:value-type="float">
            <text:p>0.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/parl3WGC.par</text:p>
          </table:table-cell>
          <table:table-cell office:value-type="string" calcext:value-type="string">
            <text:p>OPT</text:p>
          </table:table-cell>
          <table:table-cell office:value-type="float" office:value="1500.12" calcext:value-type="float">
            <text:p>1500.1</text:p>
          </table:table-cell>
          <table:table-cell office:value-type="float" office:value="51637040" calcext:value-type="float">
            <text:p>51,637,040</text:p>
          </table:table-cell>
          <table:table-cell office:value-type="float" office:value="2359189" calcext:value-type="float">
            <text:p>2,359,189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/parE5iSb.par</text:p>
          </table:table-cell>
          <table:table-cell office:value-type="string" calcext:value-type="string">
            <text:p>OPT</text:p>
          </table:table-cell>
          <table:table-cell office:value-type="float" office:value="219.74" calcext:value-type="float">
            <text:p>219.7</text:p>
          </table:table-cell>
          <table:table-cell office:value-type="float" office:value="8814450" calcext:value-type="float">
            <text:p>8,814,450</text:p>
          </table:table-cell>
          <table:table-cell office:value-type="float" office:value="502017" calcext:value-type="float">
            <text:p>502,017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/parydRoc.par</text:p>
          </table:table-cell>
          <table:table-cell office:value-type="string" calcext:value-type="string">
            <text:p>OPT</text:p>
          </table:table-cell>
          <table:table-cell office:value-type="float" office:value="7147.84" calcext:value-type="float">
            <text:p>7147.8</text:p>
          </table:table-cell>
          <table:table-cell office:value-type="float" office:value="204212992" calcext:value-type="float">
            <text:p>204,212,992</text:p>
          </table:table-cell>
          <table:table-cell office:value-type="float" office:value="6826615" calcext:value-type="float">
            <text:p>6,826,615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/parAiRLH.par</text:p>
          </table:table-cell>
          <table:table-cell office:value-type="string" calcext:value-type="string">
            <text:p>OPT</text:p>
          </table:table-cell>
          <table:table-cell office:value-type="float" office:value="3547.89" calcext:value-type="float">
            <text:p>3547.9</text:p>
          </table:table-cell>
          <table:table-cell office:value-type="float" office:value="146641356" calcext:value-type="float">
            <text:p>146,641,356</text:p>
          </table:table-cell>
          <table:table-cell office:value-type="float" office:value="4616149" calcext:value-type="float">
            <text:p>4,616,149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/parq454G.par</text:p>
          </table:table-cell>
          <table:table-cell office:value-type="string" calcext:value-type="string">
            <text:p>OPT</text:p>
          </table:table-cell>
          <table:table-cell office:value-type="float" office:value="3049.49" calcext:value-type="float">
            <text:p>3049.5</text:p>
          </table:table-cell>
          <table:table-cell office:value-type="float" office:value="100417712" calcext:value-type="float">
            <text:p>100,417,712</text:p>
          </table:table-cell>
          <table:table-cell office:value-type="float" office:value="3502460" calcext:value-type="float">
            <text:p>3,502,460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/par84dl2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73770259" calcext:value-type="float">
            <text:p>173,770,259</text:p>
          </table:table-cell>
          <table:table-cell office:value-type="float" office:value="6039009" calcext:value-type="float">
            <text:p>6,039,009</text:p>
          </table:table-cell>
          <table:table-cell office:value-type="float" office:value="379.88345875" calcext:value-type="float">
            <text:p>379.88</text:p>
          </table:table-cell>
          <table:table-cell office:value-type="float" office:value="440.9281574" calcext:value-type="float">
            <text:p>440.93</text:p>
          </table:table-cell>
          <table:table-cell table:formula="of:=([.I18]-[.H18])/[.I18]*100" office:value-type="float" office:value="13.8445906947652" calcext:value-type="float">
            <text:p>13.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/parT7Xus.par</text:p>
          </table:table-cell>
          <table:table-cell office:value-type="string" calcext:value-type="string">
            <text:p>OPT</text:p>
          </table:table-cell>
          <table:table-cell office:value-type="float" office:value="270.83" calcext:value-type="float">
            <text:p>270.8</text:p>
          </table:table-cell>
          <table:table-cell office:value-type="float" office:value="7905899" calcext:value-type="float">
            <text:p>7,905,899</text:p>
          </table:table-cell>
          <table:table-cell office:value-type="float" office:value="384227" calcext:value-type="float">
            <text:p>384,227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/pardj4pd.par</text:p>
          </table:table-cell>
          <table:table-cell office:value-type="string" calcext:value-type="string">
            <text:p>OPT</text:p>
          </table:table-cell>
          <table:table-cell office:value-type="float" office:value="354.22" calcext:value-type="float">
            <text:p>354.2</text:p>
          </table:table-cell>
          <table:table-cell office:value-type="float" office:value="10652553" calcext:value-type="float">
            <text:p>10,652,553</text:p>
          </table:table-cell>
          <table:table-cell office:value-type="float" office:value="446794" calcext:value-type="float">
            <text:p>446,794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/parAtNfh.par</text:p>
          </table:table-cell>
          <table:table-cell office:value-type="string" calcext:value-type="string">
            <text:p>TL</text:p>
          </table:table-cell>
          <table:table-cell office:value-type="float" office:value="7209.52" calcext:value-type="float">
            <text:p>7209.5</text:p>
          </table:table-cell>
          <table:table-cell office:value-type="float" office:value="153936256" calcext:value-type="float">
            <text:p>153,936,256</text:p>
          </table:table-cell>
          <table:table-cell office:value-type="float" office:value="3232215" calcext:value-type="float">
            <text:p>3,232,215</text:p>
          </table:table-cell>
          <table:table-cell office:value-type="float" office:value="330.40581369" calcext:value-type="float">
            <text:p>330.41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18.1621329809664" calcext:value-type="float">
            <text:p>18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/partMpnG.par</text:p>
          </table:table-cell>
          <table:table-cell office:value-type="string" calcext:value-type="string">
            <text:p>TL</text:p>
          </table:table-cell>
          <table:table-cell office:value-type="float" office:value="7209.74" calcext:value-type="float">
            <text:p>7209.7</text:p>
          </table:table-cell>
          <table:table-cell office:value-type="float" office:value="174465409" calcext:value-type="float">
            <text:p>174,465,409</text:p>
          </table:table-cell>
          <table:table-cell office:value-type="float" office:value="5024192" calcext:value-type="float">
            <text:p>5,024,192</text:p>
          </table:table-cell>
          <table:table-cell office:value-type="float" office:value="411.98506705" calcext:value-type="float">
            <text:p>411.99</text:p>
          </table:table-cell>
          <table:table-cell office:value-type="float" office:value="462.74910633" calcext:value-type="float">
            <text:p>462.75</text:p>
          </table:table-cell>
          <table:table-cell table:formula="of:=([.I22]-[.H22])/[.I22]*100" office:value-type="float" office:value="10.9700999063191" calcext:value-type="float">
            <text:p>10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/parigUR2.par</text:p>
          </table:table-cell>
          <table:table-cell office:value-type="string" calcext:value-type="string">
            <text:p>TL</text:p>
          </table:table-cell>
          <table:table-cell office:value-type="float" office:value="7201.17" calcext:value-type="float">
            <text:p>7201.2</text:p>
          </table:table-cell>
          <table:table-cell office:value-type="float" office:value="29737821" calcext:value-type="float">
            <text:p>29,737,821</text:p>
          </table:table-cell>
          <table:table-cell office:value-type="float" office:value="307946" calcext:value-type="float">
            <text:p>307,946</text:p>
          </table:table-cell>
          <table:table-cell office:value-type="float" office:value="451.07168199" calcext:value-type="float">
            <text:p>451.07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/parddbpE.par</text:p>
          </table:table-cell>
          <table:table-cell office:value-type="string" calcext:value-type="string">
            <text:p>TL</text:p>
          </table:table-cell>
          <table:table-cell office:value-type="float" office:value="7204" calcext:value-type="float">
            <text:p>7204.0</text:p>
          </table:table-cell>
          <table:table-cell office:value-type="float" office:value="18659681" calcext:value-type="float">
            <text:p>18,659,681</text:p>
          </table:table-cell>
          <table:table-cell office:value-type="float" office:value="868678" calcext:value-type="float">
            <text:p>868,678</text:p>
          </table:table-cell>
          <table:table-cell office:value-type="float" office:value="365.14701642" calcext:value-type="float">
            <text:p>365.15</text:p>
          </table:table-cell>
          <table:table-cell office:value-type="float" office:value="750.29692653" calcext:value-type="float">
            <text:p>750.30</text:p>
          </table:table-cell>
          <table:table-cell table:formula="of:=([.I24]-[.H24])/[.I24]*100" office:value-type="float" office:value="51.3329985091709" calcext:value-type="float">
            <text:p>51.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/paronHr4.par</text:p>
          </table:table-cell>
          <table:table-cell office:value-type="string" calcext:value-type="string">
            <text:p>TL</text:p>
          </table:table-cell>
          <table:table-cell office:value-type="float" office:value="7201.43" calcext:value-type="float">
            <text:p>7201.4</text:p>
          </table:table-cell>
          <table:table-cell office:value-type="float" office:value="29766689" calcext:value-type="float">
            <text:p>29,766,689</text:p>
          </table:table-cell>
          <table:table-cell office:value-type="float" office:value="685748" calcext:value-type="float">
            <text:p>685,748</text:p>
          </table:table-cell>
          <table:table-cell office:value-type="float" office:value="376.07780443" calcext:value-type="float">
            <text:p>376.08</text:p>
          </table:table-cell>
          <table:table-cell office:value-type="float" office:value="722.32526453" calcext:value-type="float">
            <text:p>722.33</text:p>
          </table:table-cell>
          <table:table-cell table:formula="of:=([.I25]-[.H25])/[.I25]*100" office:value-type="float" office:value="47.9351169206708" calcext:value-type="float">
            <text:p>47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/parNlLyH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961636" calcext:value-type="float">
            <text:p>27,961,636</text:p>
          </table:table-cell>
          <table:table-cell office:value-type="float" office:value="501530" calcext:value-type="float">
            <text:p>501,530</text:p>
          </table:table-cell>
          <table:table-cell office:value-type="float" office:value="356.5435698" calcext:value-type="float">
            <text:p>356.54</text:p>
          </table:table-cell>
          <table:table-cell office:value-type="float" office:value="709.3817175" calcext:value-type="float">
            <text:p>709.38</text:p>
          </table:table-cell>
          <table:table-cell table:formula="of:=([.I26]-[.H26])/[.I26]*100" office:value-type="float" office:value="49.7388273472103" calcext:value-type="float">
            <text:p>49.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/par2q5oG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53838112" calcext:value-type="float">
            <text:p>53,838,112</text:p>
          </table:table-cell>
          <table:table-cell office:value-type="float" office:value="849422" calcext:value-type="float">
            <text:p>849,422</text:p>
          </table:table-cell>
          <table:table-cell office:value-type="float" office:value="461.99130376" calcext:value-type="float">
            <text:p>461.99</text:p>
          </table:table-cell>
          <table:table-cell office:value-type="float" office:value="689.15857713" calcext:value-type="float">
            <text:p>689.16</text:p>
          </table:table-cell>
          <table:table-cell table:formula="of:=([.I27]-[.H27])/[.I27]*100" office:value-type="float" office:value="32.9629900734948" calcext:value-type="float">
            <text:p>32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/parAfsEM.par</text:p>
          </table:table-cell>
          <table:table-cell office:value-type="string" calcext:value-type="string">
            <text:p>TL</text:p>
          </table:table-cell>
          <table:table-cell office:value-type="float" office:value="7202.45" calcext:value-type="float">
            <text:p>7202.5</text:p>
          </table:table-cell>
          <table:table-cell office:value-type="float" office:value="28762613" calcext:value-type="float">
            <text:p>28,762,613</text:p>
          </table:table-cell>
          <table:table-cell office:value-type="float" office:value="855799" calcext:value-type="float">
            <text:p>855,799</text:p>
          </table:table-cell>
          <table:table-cell office:value-type="float" office:value="346.80090629" calcext:value-type="float">
            <text:p>346.80</text:p>
          </table:table-cell>
          <table:table-cell office:value-type="float" office:value="1013.3615874" calcext:value-type="float">
            <text:p>1013.36</text:p>
          </table:table-cell>
          <table:table-cell table:formula="of:=([.I28]-[.H28])/[.I28]*100" office:value-type="float" office:value="65.7771805639689" calcext:value-type="float">
            <text:p>65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/pargKpJd.par</text:p>
          </table:table-cell>
          <table:table-cell office:value-type="string" calcext:value-type="string">
            <text:p>TL</text:p>
          </table:table-cell>
          <table:table-cell office:value-type="float" office:value="7202.38" calcext:value-type="float">
            <text:p>7202.4</text:p>
          </table:table-cell>
          <table:table-cell office:value-type="float" office:value="12476245" calcext:value-type="float">
            <text:p>12,476,245</text:p>
          </table:table-cell>
          <table:table-cell office:value-type="float" office:value="284880" calcext:value-type="float">
            <text:p>284,880</text:p>
          </table:table-cell>
          <table:table-cell office:value-type="float" office:value="350.47650939" calcext:value-type="float">
            <text:p>350.48</text:p>
          </table:table-cell>
          <table:table-cell office:value-type="float" office:value="864.41227267" calcext:value-type="float">
            <text:p>864.41</text:p>
          </table:table-cell>
          <table:table-cell table:formula="of:=([.I29]-[.H29])/[.I29]*100" office:value-type="float" office:value="59.4549359754638" calcext:value-type="float">
            <text:p>59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/parofUE0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26153699" calcext:value-type="float">
            <text:p>26,153,699</text:p>
          </table:table-cell>
          <table:table-cell office:value-type="float" office:value="552188" calcext:value-type="float">
            <text:p>552,188</text:p>
          </table:table-cell>
          <table:table-cell office:value-type="float" office:value="371.44168327" calcext:value-type="float">
            <text:p>371.44</text:p>
          </table:table-cell>
          <table:table-cell office:value-type="float" office:value="474.49398243" calcext:value-type="float">
            <text:p>474.49</text:p>
          </table:table-cell>
          <table:table-cell table:formula="of:=([.I30]-[.H30])/[.I30]*100" office:value-type="float" office:value="21.7183574451764" calcext:value-type="float">
            <text:p>21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/par1Mu5F.par</text:p>
          </table:table-cell>
          <table:table-cell office:value-type="string" calcext:value-type="string">
            <text:p>TL</text:p>
          </table:table-cell>
          <table:table-cell office:value-type="float" office:value="7203.98" calcext:value-type="float">
            <text:p>7204.0</text:p>
          </table:table-cell>
          <table:table-cell office:value-type="float" office:value="26812579" calcext:value-type="float">
            <text:p>26,812,579</text:p>
          </table:table-cell>
          <table:table-cell office:value-type="float" office:value="711903" calcext:value-type="float">
            <text:p>711,903</text:p>
          </table:table-cell>
          <table:table-cell office:value-type="float" office:value="346.30712327" calcext:value-type="float">
            <text:p>346.31</text:p>
          </table:table-cell>
          <table:table-cell office:value-type="float" office:value="622.33292987" calcext:value-type="float">
            <text:p>622.33</text:p>
          </table:table-cell>
          <table:table-cell table:formula="of:=([.I31]-[.H31])/[.I31]*100" office:value-type="float" office:value="44.3533988564063" calcext:value-type="float">
            <text:p>44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/parK92WY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32244665" calcext:value-type="float">
            <text:p>32,244,665</text:p>
          </table:table-cell>
          <table:table-cell office:value-type="float" office:value="791868" calcext:value-type="float">
            <text:p>791,868</text:p>
          </table:table-cell>
          <table:table-cell office:value-type="float" office:value="418.87726409" calcext:value-type="float">
            <text:p>418.88</text:p>
          </table:table-cell>
          <table:table-cell office:value-type="float" office:value="599.2111074" calcext:value-type="float">
            <text:p>599.21</text:p>
          </table:table-cell>
          <table:table-cell table:formula="of:=([.I32]-[.H32])/[.I32]*100" office:value-type="float" office:value="30.0952103662556" calcext:value-type="float">
            <text:p>3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/parAVckk.par</text:p>
          </table:table-cell>
          <table:table-cell office:value-type="string" calcext:value-type="string">
            <text:p>TL</text:p>
          </table:table-cell>
          <table:table-cell office:value-type="float" office:value="7203.72" calcext:value-type="float">
            <text:p>7203.7</text:p>
          </table:table-cell>
          <table:table-cell office:value-type="float" office:value="9974131" calcext:value-type="float">
            <text:p>9,974,131</text:p>
          </table:table-cell>
          <table:table-cell office:value-type="float" office:value="157034" calcext:value-type="float">
            <text:p>157,034</text:p>
          </table:table-cell>
          <table:table-cell office:value-type="float" office:value="489.54971016" calcext:value-type="float">
            <text:p>489.55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/parB9WPM.par</text:p>
          </table:table-cell>
          <table:table-cell office:value-type="string" calcext:value-type="string">
            <text:p>TL</text:p>
          </table:table-cell>
          <table:table-cell office:value-type="float" office:value="7205.8" calcext:value-type="float">
            <text:p>7205.8</text:p>
          </table:table-cell>
          <table:table-cell office:value-type="float" office:value="11529308" calcext:value-type="float">
            <text:p>11,529,308</text:p>
          </table:table-cell>
          <table:table-cell office:value-type="float" office:value="256325" calcext:value-type="float">
            <text:p>256,325</text:p>
          </table:table-cell>
          <table:table-cell office:value-type="float" office:value="385.83179987" calcext:value-type="float">
            <text:p>385.83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/parm9WVe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19728790" calcext:value-type="float">
            <text:p>19,728,790</text:p>
          </table:table-cell>
          <table:table-cell office:value-type="float" office:value="194369" calcext:value-type="float">
            <text:p>194,369</text:p>
          </table:table-cell>
          <table:table-cell office:value-type="float" office:value="374.38561167" calcext:value-type="float">
            <text:p>374.39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/par5JtXR.par</text:p>
          </table:table-cell>
          <table:table-cell office:value-type="string" calcext:value-type="string">
            <text:p>TL</text:p>
          </table:table-cell>
          <table:table-cell office:value-type="float" office:value="7202.87" calcext:value-type="float">
            <text:p>7202.9</text:p>
          </table:table-cell>
          <table:table-cell office:value-type="float" office:value="10181390" calcext:value-type="float">
            <text:p>10,181,390</text:p>
          </table:table-cell>
          <table:table-cell office:value-type="float" office:value="68805" calcext:value-type="float">
            <text:p>68,805</text:p>
          </table:table-cell>
          <table:table-cell office:value-type="float" office:value="419.2080693" calcext:value-type="float">
            <text:p>419.21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/parnZy_d.par</text:p>
          </table:table-cell>
          <table:table-cell office:value-type="string" calcext:value-type="string">
            <text:p>TL</text:p>
          </table:table-cell>
          <table:table-cell office:value-type="float" office:value="7204.12" calcext:value-type="float">
            <text:p>7204.1</text:p>
          </table:table-cell>
          <table:table-cell office:value-type="float" office:value="7832314" calcext:value-type="float">
            <text:p>7,832,314</text:p>
          </table:table-cell>
          <table:table-cell office:value-type="float" office:value="104037" calcext:value-type="float">
            <text:p>104,037</text:p>
          </table:table-cell>
          <table:table-cell office:value-type="float" office:value="418.43862194" calcext:value-type="float">
            <text:p>418.44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/parT7is5.par</text:p>
          </table:table-cell>
          <table:table-cell office:value-type="string" calcext:value-type="string">
            <text:p>TL</text:p>
          </table:table-cell>
          <table:table-cell office:value-type="float" office:value="7203.59" calcext:value-type="float">
            <text:p>7203.6</text:p>
          </table:table-cell>
          <table:table-cell office:value-type="float" office:value="15487180" calcext:value-type="float">
            <text:p>15,487,180</text:p>
          </table:table-cell>
          <table:table-cell office:value-type="float" office:value="143612" calcext:value-type="float">
            <text:p>143,612</text:p>
          </table:table-cell>
          <table:table-cell office:value-type="float" office:value="390.44600412" calcext:value-type="float">
            <text:p>390.45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/parXPxHz.par</text:p>
          </table:table-cell>
          <table:table-cell office:value-type="string" calcext:value-type="string">
            <text:p>TL</text:p>
          </table:table-cell>
          <table:table-cell office:value-type="float" office:value="7204.06" calcext:value-type="float">
            <text:p>7204.1</text:p>
          </table:table-cell>
          <table:table-cell office:value-type="float" office:value="6407627" calcext:value-type="float">
            <text:p>6,407,627</text:p>
          </table:table-cell>
          <table:table-cell office:value-type="float" office:value="135441" calcext:value-type="float">
            <text:p>135,441</text:p>
          </table:table-cell>
          <table:table-cell office:value-type="float" office:value="363.14871139" calcext:value-type="float">
            <text:p>363.15</text:p>
          </table:table-cell>
          <table:table-cell office:value-type="float" office:value="9413.2205302" calcext:value-type="float">
            <text:p>9413.22</text:p>
          </table:table-cell>
          <table:table-cell table:formula="of:=([.I39]-[.H39])/[.I39]*100" office:value-type="float" office:value="96.1421416801516" calcext:value-type="float">
            <text:p>96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/parZxa7a.par</text:p>
          </table:table-cell>
          <table:table-cell office:value-type="string" calcext:value-type="string">
            <text:p>TL</text:p>
          </table:table-cell>
          <table:table-cell office:value-type="float" office:value="7202.18" calcext:value-type="float">
            <text:p>7202.2</text:p>
          </table:table-cell>
          <table:table-cell office:value-type="float" office:value="12755654" calcext:value-type="float">
            <text:p>12,755,654</text:p>
          </table:table-cell>
          <table:table-cell office:value-type="float" office:value="129120" calcext:value-type="float">
            <text:p>129,120</text:p>
          </table:table-cell>
          <table:table-cell office:value-type="float" office:value="408.78187113" calcext:value-type="float">
            <text:p>408.78</text:p>
          </table:table-cell>
          <table:table-cell office:value-type="float" office:value="26505.003997" calcext:value-type="float">
            <text:p>26505.00</text:p>
          </table:table-cell>
          <table:table-cell table:formula="of:=([.I40]-[.H40])/[.I40]*100" office:value-type="float" office:value="98.457718130598" calcext:value-type="float">
            <text:p>98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/parRAC_C.par</text:p>
          </table:table-cell>
          <table:table-cell office:value-type="string" calcext:value-type="string">
            <text:p>TL</text:p>
          </table:table-cell>
          <table:table-cell office:value-type="float" office:value="7204.89" calcext:value-type="float">
            <text:p>7204.9</text:p>
          </table:table-cell>
          <table:table-cell office:value-type="float" office:value="7935019" calcext:value-type="float">
            <text:p>7,935,019</text:p>
          </table:table-cell>
          <table:table-cell office:value-type="float" office:value="113172" calcext:value-type="float">
            <text:p>113,172</text:p>
          </table:table-cell>
          <table:table-cell office:value-type="float" office:value="383.58828281" calcext:value-type="float">
            <text:p>383.59</text:p>
          </table:table-cell>
          <table:table-cell office:value-type="float" office:value="7502.8021581" calcext:value-type="float">
            <text:p>7502.80</text:p>
          </table:table-cell>
          <table:table-cell table:formula="of:=([.I41]-[.H41])/[.I41]*100" office:value-type="float" office:value="94.8873997377649" calcext:value-type="float">
            <text:p>94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/parlrkqP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3610170" calcext:value-type="float">
            <text:p>13,610,170</text:p>
          </table:table-cell>
          <table:table-cell office:value-type="float" office:value="86173" calcext:value-type="float">
            <text:p>86,173</text:p>
          </table:table-cell>
          <table:table-cell office:value-type="float" office:value="472.02111751" calcext:value-type="float">
            <text:p>472.02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/parvwbWK.par</text:p>
          </table:table-cell>
          <table:table-cell office:value-type="string" calcext:value-type="string">
            <text:p>TL</text:p>
          </table:table-cell>
          <table:table-cell office:value-type="float" office:value="7202.31" calcext:value-type="float">
            <text:p>7202.3</text:p>
          </table:table-cell>
          <table:table-cell office:value-type="float" office:value="14115661" calcext:value-type="float">
            <text:p>14,115,661</text:p>
          </table:table-cell>
          <table:table-cell office:value-type="float" office:value="118957" calcext:value-type="float">
            <text:p>118,957</text:p>
          </table:table-cell>
          <table:table-cell office:value-type="float" office:value="400.53032552" calcext:value-type="float">
            <text:p>400.53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/paryyej3.par</text:p>
          </table:table-cell>
          <table:table-cell office:value-type="string" calcext:value-type="string">
            <text:p>TL</text:p>
          </table:table-cell>
          <table:table-cell office:value-type="float" office:value="7200.11" calcext:value-type="float">
            <text:p>7200.1</text:p>
          </table:table-cell>
          <table:table-cell office:value-type="float" office:value="5145593" calcext:value-type="float">
            <text:p>5,145,593</text:p>
          </table:table-cell>
          <table:table-cell office:value-type="float" office:value="83949" calcext:value-type="float">
            <text:p>83,949</text:p>
          </table:table-cell>
          <table:table-cell office:value-type="float" office:value="437.56611342" calcext:value-type="float">
            <text:p>437.57</text:p>
          </table:table-cell>
          <table:table-cell office:value-type="float" office:value="44376.202067" calcext:value-type="float">
            <text:p>44376.20</text:p>
          </table:table-cell>
          <table:table-cell table:formula="of:=([.I44]-[.H44])/[.I44]*100" office:value-type="float" office:value="99.0139622296668" calcext:value-type="float">
            <text:p>99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/parIqc3K.par</text:p>
          </table:table-cell>
          <table:table-cell office:value-type="string" calcext:value-type="string">
            <text:p>TL</text:p>
          </table:table-cell>
          <table:table-cell office:value-type="float" office:value="7202.38" calcext:value-type="float">
            <text:p>7202.4</text:p>
          </table:table-cell>
          <table:table-cell office:value-type="float" office:value="13219457" calcext:value-type="float">
            <text:p>13,219,457</text:p>
          </table:table-cell>
          <table:table-cell office:value-type="float" office:value="78949" calcext:value-type="float">
            <text:p>78,949</text:p>
          </table:table-cell>
          <table:table-cell office:value-type="float" office:value="424.89309692" calcext:value-type="float">
            <text:p>424.89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/parXCWqw.par</text:p>
          </table:table-cell>
          <table:table-cell office:value-type="string" calcext:value-type="string">
            <text:p>TL</text:p>
          </table:table-cell>
          <table:table-cell office:value-type="float" office:value="7201.5" calcext:value-type="float">
            <text:p>7201.5</text:p>
          </table:table-cell>
          <table:table-cell office:value-type="float" office:value="12662767" calcext:value-type="float">
            <text:p>12,662,767</text:p>
          </table:table-cell>
          <table:table-cell office:value-type="float" office:value="101304" calcext:value-type="float">
            <text:p>101,304</text:p>
          </table:table-cell>
          <table:table-cell office:value-type="float" office:value="379.75568977" calcext:value-type="float">
            <text:p>379.76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/par48IrO.par</text:p>
          </table:table-cell>
          <table:table-cell office:value-type="string" calcext:value-type="string">
            <text:p>TL</text:p>
          </table:table-cell>
          <table:table-cell office:value-type="float" office:value="7201.6" calcext:value-type="float">
            <text:p>7201.6</text:p>
          </table:table-cell>
          <table:table-cell office:value-type="float" office:value="12645533" calcext:value-type="float">
            <text:p>12,645,533</text:p>
          </table:table-cell>
          <table:table-cell office:value-type="float" office:value="93746" calcext:value-type="float">
            <text:p>93,746</text:p>
          </table:table-cell>
          <table:table-cell office:value-type="float" office:value="386.26478935" calcext:value-type="float">
            <text:p>386.26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/parfpvqq.par</text:p>
          </table:table-cell>
          <table:table-cell office:value-type="string" calcext:value-type="string">
            <text:p>TL</text:p>
          </table:table-cell>
          <table:table-cell office:value-type="float" office:value="7208.31" calcext:value-type="float">
            <text:p>7208.3</text:p>
          </table:table-cell>
          <table:table-cell office:value-type="float" office:value="3658534" calcext:value-type="float">
            <text:p>3,658,534</text:p>
          </table:table-cell>
          <table:table-cell office:value-type="float" office:value="51495" calcext:value-type="float">
            <text:p>51,495</text:p>
          </table:table-cell>
          <table:table-cell office:value-type="float" office:value="411.28347257" calcext:value-type="float">
            <text:p>411.28</text:p>
          </table:table-cell>
          <table:table-cell office:value-type="float" office:value="20432.839007" calcext:value-type="float">
            <text:p>20432.84</text:p>
          </table:table-cell>
          <table:table-cell table:formula="of:=([.I48]-[.H48])/[.I48]*100" office:value-type="float" office:value="97.987144750521" calcext:value-type="float">
            <text:p>97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/parEvH1y.par</text:p>
          </table:table-cell>
          <table:table-cell office:value-type="string" calcext:value-type="string">
            <text:p>TL</text:p>
          </table:table-cell>
          <table:table-cell office:value-type="float" office:value="7217.75" calcext:value-type="float">
            <text:p>7217.8</text:p>
          </table:table-cell>
          <table:table-cell office:value-type="float" office:value="7463186" calcext:value-type="float">
            <text:p>7,463,186</text:p>
          </table:table-cell>
          <table:table-cell office:value-type="float" office:value="129119" calcext:value-type="float">
            <text:p>129,119</text:p>
          </table:table-cell>
          <table:table-cell office:value-type="float" office:value="362.73407262" calcext:value-type="float">
            <text:p>362.73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/parYrC98.par</text:p>
          </table:table-cell>
          <table:table-cell office:value-type="string" calcext:value-type="string">
            <text:p>TL</text:p>
          </table:table-cell>
          <table:table-cell office:value-type="float" office:value="7210.7" calcext:value-type="float">
            <text:p>7210.7</text:p>
          </table:table-cell>
          <table:table-cell office:value-type="float" office:value="6631638" calcext:value-type="float">
            <text:p>6,631,638</text:p>
          </table:table-cell>
          <table:table-cell office:value-type="float" office:value="73189" calcext:value-type="float">
            <text:p>73,189</text:p>
          </table:table-cell>
          <table:table-cell office:value-type="float" office:value="392.84872683" calcext:value-type="float">
            <text:p>392.85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/parnGaXm.par</text:p>
          </table:table-cell>
          <table:table-cell office:value-type="string" calcext:value-type="string">
            <text:p>TL</text:p>
          </table:table-cell>
          <table:table-cell office:value-type="float" office:value="7206.37" calcext:value-type="float">
            <text:p>7206.4</text:p>
          </table:table-cell>
          <table:table-cell office:value-type="float" office:value="9337021" calcext:value-type="float">
            <text:p>9,337,021</text:p>
          </table:table-cell>
          <table:table-cell office:value-type="float" office:value="95653" calcext:value-type="float">
            <text:p>95,653</text:p>
          </table:table-cell>
          <table:table-cell office:value-type="float" office:value="411.62977122" calcext:value-type="float">
            <text:p>411.63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/parZ3049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9809525" calcext:value-type="float">
            <text:p>9,809,525</text:p>
          </table:table-cell>
          <table:table-cell office:value-type="float" office:value="70708" calcext:value-type="float">
            <text:p>70,708</text:p>
          </table:table-cell>
          <table:table-cell office:value-type="float" office:value="414.07319173" calcext:value-type="float">
            <text:p>414.07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/parOzRjP.par</text:p>
          </table:table-cell>
          <table:table-cell office:value-type="string" calcext:value-type="string">
            <text:p>OOM-BC</text:p>
          </table:table-cell>
          <table:table-cell office:value-type="float" office:value="4751.41" calcext:value-type="float">
            <text:p>4751.4</text:p>
          </table:table-cell>
          <table:table-cell office:value-type="float" office:value="422930" calcext:value-type="float">
            <text:p>422,930</text:p>
          </table:table-cell>
          <table:table-cell office:value-type="float" office:value="1607" calcext:value-type="float">
            <text:p>1,607</text:p>
          </table:table-cell>
          <table:table-cell office:value-type="float" office:value="518.9027" calcext:value-type="float">
            <text:p>518.90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/par996sf.par</text:p>
          </table:table-cell>
          <table:table-cell office:value-type="string" calcext:value-type="string">
            <text:p>OOM-BC</text:p>
          </table:table-cell>
          <table:table-cell office:value-type="float" office:value="2770.19" calcext:value-type="float">
            <text:p>2770.2</text:p>
          </table:table-cell>
          <table:table-cell office:value-type="float" office:value="236041" calcext:value-type="float">
            <text:p>236,041</text:p>
          </table:table-cell>
          <table:table-cell office:value-type="float" office:value="1537" calcext:value-type="float">
            <text:p>1,537</text:p>
          </table:table-cell>
          <table:table-cell office:value-type="float" office:value="517.5155" calcext:value-type="float">
            <text:p>517.5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/parS2lGs.par</text:p>
          </table:table-cell>
          <table:table-cell office:value-type="string" calcext:value-type="string">
            <text:p>TL</text:p>
          </table:table-cell>
          <table:table-cell office:value-type="float" office:value="7202.99" calcext:value-type="float">
            <text:p>7203.0</text:p>
          </table:table-cell>
          <table:table-cell office:value-type="float" office:value="1460244" calcext:value-type="float">
            <text:p>1,460,244</text:p>
          </table:table-cell>
          <table:table-cell office:value-type="float" office:value="8146" calcext:value-type="float">
            <text:p>8,146</text:p>
          </table:table-cell>
          <table:table-cell office:value-type="float" office:value="520.23962083" calcext:value-type="float">
            <text:p>520.2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/par72Isc.par</text:p>
          </table:table-cell>
          <table:table-cell office:value-type="string" calcext:value-type="string">
            <text:p>OOM-BC</text:p>
          </table:table-cell>
          <table:table-cell office:value-type="float" office:value="484.22" calcext:value-type="float">
            <text:p>484.2</text:p>
          </table:table-cell>
          <table:table-cell office:value-type="float" office:value="34852" calcext:value-type="float">
            <text:p>34,852</text:p>
          </table:table-cell>
          <table:table-cell office:value-type="float" office:value="1101" calcext:value-type="float">
            <text:p>1,101</text:p>
          </table:table-cell>
          <table:table-cell office:value-type="float" office:value="379.1054" calcext:value-type="float">
            <text:p>379.1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/par2LtMf.par</text:p>
          </table:table-cell>
          <table:table-cell office:value-type="string" calcext:value-type="string">
            <text:p>OOM-BC</text:p>
          </table:table-cell>
          <table:table-cell office:value-type="float" office:value="5048.17" calcext:value-type="float">
            <text:p>5048.2</text:p>
          </table:table-cell>
          <table:table-cell office:value-type="float" office:value="275202" calcext:value-type="float">
            <text:p>275,202</text:p>
          </table:table-cell>
          <table:table-cell office:value-type="float" office:value="729" calcext:value-type="float">
            <text:p>729</text:p>
          </table:table-cell>
          <table:table-cell office:value-type="float" office:value="512.9901" calcext:value-type="float">
            <text:p>512.99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/paruNO9Z.par</text:p>
          </table:table-cell>
          <table:table-cell office:value-type="string" calcext:value-type="string">
            <text:p>TL</text:p>
          </table:table-cell>
          <table:table-cell office:value-type="float" office:value="7204.23" calcext:value-type="float">
            <text:p>7204.2</text:p>
          </table:table-cell>
          <table:table-cell office:value-type="float" office:value="2173576" calcext:value-type="float">
            <text:p>2,173,576</text:p>
          </table:table-cell>
          <table:table-cell office:value-type="float" office:value="15392" calcext:value-type="float">
            <text:p>15,392</text:p>
          </table:table-cell>
          <table:table-cell office:value-type="float" office:value="486.58410889" calcext:value-type="float">
            <text:p>486.58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/parosJUy.par</text:p>
          </table:table-cell>
          <table:table-cell office:value-type="string" calcext:value-type="string">
            <text:p>OOM-BC</text:p>
          </table:table-cell>
          <table:table-cell office:value-type="float" office:value="1595.72" calcext:value-type="float">
            <text:p>1595.7</text:p>
          </table:table-cell>
          <table:table-cell office:value-type="float" office:value="57054" calcext:value-type="float">
            <text:p>57,054</text:p>
          </table:table-cell>
          <table:table-cell office:value-type="float" office:value="4" calcext:value-type="float">
            <text:p>4</text:p>
          </table:table-cell>
          <table:table-cell office:value-type="float" office:value="480.8025" calcext:value-type="float">
            <text:p>480.80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/parVehpa.par</text:p>
          </table:table-cell>
          <table:table-cell office:value-type="string" calcext:value-type="string">
            <text:p>TL</text:p>
          </table:table-cell>
          <table:table-cell office:value-type="float" office:value="7222.24" calcext:value-type="float">
            <text:p>7222.2</text:p>
          </table:table-cell>
          <table:table-cell office:value-type="float" office:value="948666" calcext:value-type="float">
            <text:p>948,666</text:p>
          </table:table-cell>
          <table:table-cell office:value-type="float" office:value="5129" calcext:value-type="float">
            <text:p>5,129</text:p>
          </table:table-cell>
          <table:table-cell office:value-type="float" office:value="507.01562089" calcext:value-type="float">
            <text:p>507.02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/parsVvmS.par</text:p>
          </table:table-cell>
          <table:table-cell office:value-type="string" calcext:value-type="string">
            <text:p>OOM-BC</text:p>
          </table:table-cell>
          <table:table-cell office:value-type="float" office:value="6054.43" calcext:value-type="float">
            <text:p>6054.4</text:p>
          </table:table-cell>
          <table:table-cell office:value-type="float" office:value="532184" calcext:value-type="float">
            <text:p>532,184</text:p>
          </table:table-cell>
          <table:table-cell office:value-type="float" office:value="1710" calcext:value-type="float">
            <text:p>1,710</text:p>
          </table:table-cell>
          <table:table-cell office:value-type="float" office:value="514.4592" calcext:value-type="float">
            <text:p>514.46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/parRI8iR.par</text:p>
          </table:table-cell>
          <table:table-cell office:value-type="string" calcext:value-type="string">
            <text:p>TL</text:p>
          </table:table-cell>
          <table:table-cell office:value-type="float" office:value="7201.44" calcext:value-type="float">
            <text:p>7201.4</text:p>
          </table:table-cell>
          <table:table-cell office:value-type="float" office:value="770416" calcext:value-type="float">
            <text:p>770,416</text:p>
          </table:table-cell>
          <table:table-cell office:value-type="float" office:value="1913" calcext:value-type="float">
            <text:p>1,913</text:p>
          </table:table-cell>
          <table:table-cell office:value-type="float" office:value="526.70631244" calcext:value-type="float">
            <text:p>526.71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/parvcgek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9143" calcext:value-type="float">
            <text:p>69,143</text:p>
          </table:table-cell>
          <table:table-cell office:value-type="float" office:value="0" calcext:value-type="float">
            <text:p>0</text:p>
          </table:table-cell>
          <table:table-cell office:value-type="float" office:value="444.1442" calcext:value-type="float">
            <text:p>444.14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/parHqKPZ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/parpQDbf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9323" calcext:value-type="float">
            <text:p>9,323</text:p>
          </table:table-cell>
          <table:table-cell office:value-type="float" office:value="0" calcext:value-type="float">
            <text:p>0</text:p>
          </table:table-cell>
          <table:table-cell office:value-type="float" office:value="454.3945" calcext:value-type="float">
            <text:p>454.39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/par_GsVk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/par9pSEF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58251" calcext:value-type="float">
            <text:p>58,251</text:p>
          </table:table-cell>
          <table:table-cell office:value-type="float" office:value="0" calcext:value-type="float">
            <text:p>0</text:p>
          </table:table-cell>
          <table:table-cell office:value-type="float" office:value="439.1099" calcext:value-type="float">
            <text:p>439.11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/parMwlUF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/parNe2nZ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152" calcext:value-type="float">
            <text:p>8,152</text:p>
          </table:table-cell>
          <table:table-cell office:value-type="float" office:value="0" calcext:value-type="float">
            <text:p>0</text:p>
          </table:table-cell>
          <table:table-cell office:value-type="float" office:value="449.1066" calcext:value-type="float">
            <text:p>449.11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/parqfvEZ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989" calcext:value-type="float">
            <text:p>8,989</text:p>
          </table:table-cell>
          <table:table-cell office:value-type="float" office:value="0" calcext:value-type="float">
            <text:p>0</text:p>
          </table:table-cell>
          <table:table-cell office:value-type="float" office:value="461.9033" calcext:value-type="float">
            <text:p>461.90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/par4kCE_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3354" calcext:value-type="float">
            <text:p>63,354</text:p>
          </table:table-cell>
          <table:table-cell office:value-type="float" office:value="0" calcext:value-type="float">
            <text:p>0</text:p>
          </table:table-cell>
          <table:table-cell office:value-type="float" office:value="459.3027" calcext:value-type="float">
            <text:p>459.30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/paraLMLa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8650" calcext:value-type="float">
            <text:p>68,650</text:p>
          </table:table-cell>
          <table:table-cell office:value-type="float" office:value="0" calcext:value-type="float">
            <text:p>0</text:p>
          </table:table-cell>
          <table:table-cell office:value-type="float" office:value="441.4092" calcext:value-type="float">
            <text:p>441.41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014"/>
        </table:table-row>
      </table:table>
      <table:table table:name="Defaults, 1 thread, mem empha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8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Memory emphasis se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-1thread/parL7wBH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</text:p>
          </table:table-cell>
          <table:table-cell office:value-type="float" office:value="2008" calcext:value-type="float">
            <text:p>2,008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-1thread/par6yHaN.par</text:p>
          </table:table-cell>
          <table:table-cell office:value-type="string" calcext:value-type="string">
            <text:p>OPT</text:p>
          </table:table-cell>
          <table:table-cell office:value-type="float" office:value="0.26" calcext:value-type="float">
            <text:p>0.3</text:p>
          </table:table-cell>
          <table:table-cell office:value-type="float" office:value="5850" calcext:value-type="float">
            <text:p>5,850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-1thread/parbdE8e.par</text:p>
          </table:table-cell>
          <table:table-cell office:value-type="string" calcext:value-type="string">
            <text:p>OPT</text:p>
          </table:table-cell>
          <table:table-cell office:value-type="float" office:value="0.92" calcext:value-type="float">
            <text:p>0.9</text:p>
          </table:table-cell>
          <table:table-cell office:value-type="float" office:value="17387" calcext:value-type="float">
            <text:p>17,387</text:p>
          </table:table-cell>
          <table:table-cell office:value-type="float" office:value="1969" calcext:value-type="float">
            <text:p>1,969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-1thread/par7R5hY.par</text:p>
          </table:table-cell>
          <table:table-cell office:value-type="string" calcext:value-type="string">
            <text:p>OPT</text:p>
          </table:table-cell>
          <table:table-cell office:value-type="float" office:value="1.14" calcext:value-type="float">
            <text:p>1.1</text:p>
          </table:table-cell>
          <table:table-cell office:value-type="float" office:value="21943" calcext:value-type="float">
            <text:p>21,943</text:p>
          </table:table-cell>
          <table:table-cell office:value-type="float" office:value="2834" calcext:value-type="float">
            <text:p>2,834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-1thread/parO87bZ.par</text:p>
          </table:table-cell>
          <table:table-cell office:value-type="string" calcext:value-type="string">
            <text:p>OPT</text:p>
          </table:table-cell>
          <table:table-cell office:value-type="float" office:value="0.23" calcext:value-type="float">
            <text:p>0.2</text:p>
          </table:table-cell>
          <table:table-cell office:value-type="float" office:value="4651" calcext:value-type="float">
            <text:p>4,651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-1thread/par7ML7E.par</text:p>
          </table:table-cell>
          <table:table-cell office:value-type="string" calcext:value-type="string">
            <text:p>OPT</text:p>
          </table:table-cell>
          <table:table-cell office:value-type="float" office:value="0.28" calcext:value-type="float">
            <text:p>0.3</text:p>
          </table:table-cell>
          <table:table-cell office:value-type="float" office:value="4081" calcext:value-type="float">
            <text:p>4,081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-1thread/par90jnC.par</text:p>
          </table:table-cell>
          <table:table-cell office:value-type="string" calcext:value-type="string">
            <text:p>OPT</text:p>
          </table:table-cell>
          <table:table-cell office:value-type="float" office:value="0.08" calcext:value-type="float">
            <text:p>0.1</text:p>
          </table:table-cell>
          <table:table-cell office:value-type="float" office:value="790" calcext:value-type="float">
            <text:p>7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-1thread/parjkihS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</text:p>
          </table:table-cell>
          <table:table-cell office:value-type="float" office:value="2378" calcext:value-type="float">
            <text:p>2,378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-1thread/parF11Mq.par</text:p>
          </table:table-cell>
          <table:table-cell office:value-type="string" calcext:value-type="string">
            <text:p>OPT</text:p>
          </table:table-cell>
          <table:table-cell office:value-type="float" office:value="2.92" calcext:value-type="float">
            <text:p>2.9</text:p>
          </table:table-cell>
          <table:table-cell office:value-type="float" office:value="29805" calcext:value-type="float">
            <text:p>29,805</text:p>
          </table:table-cell>
          <table:table-cell office:value-type="float" office:value="2615" calcext:value-type="float">
            <text:p>2,615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-1thread/parscGm_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-1thread/parFqgM0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0151841" calcext:value-type="float">
            <text:p>60,151,841</text:p>
          </table:table-cell>
          <table:table-cell office:value-type="float" office:value="2427348" calcext:value-type="float">
            <text:p>2,427,348</text:p>
          </table:table-cell>
          <table:table-cell office:value-type="float" office:value="417.72514101" calcext:value-type="float">
            <text:p>417.73</text:p>
          </table:table-cell>
          <table:table-cell office:value-type="float" office:value="428.09667333" calcext:value-type="float">
            <text:p>428.10</text:p>
          </table:table-cell>
          <table:table-cell table:formula="of:=([.I13]-[.H13])/[.I13]*100" office:value-type="float" office:value="2.4227079924083" calcext:value-type="float">
            <text:p>2.42</text:p>
          </table:table-cell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-1thread/parwv71e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5889565" calcext:value-type="float">
            <text:p>65,889,565</text:p>
          </table:table-cell>
          <table:table-cell office:value-type="float" office:value="2562587" calcext:value-type="float">
            <text:p>2,562,587</text:p>
          </table:table-cell>
          <table:table-cell office:value-type="float" office:value="452.55330195" calcext:value-type="float">
            <text:p>452.55</text:p>
          </table:table-cell>
          <table:table-cell office:value-type="float" office:value="476.0489371" calcext:value-type="float">
            <text:p>476.05</text:p>
          </table:table-cell>
          <table:table-cell table:formula="of:=([.I14]-[.H14])/[.I14]*100" office:value-type="float" office:value="4.93555038545637" calcext:value-type="float">
            <text:p>4.94</text:p>
          </table:table-cell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-1thread/parIVcDV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0588157" calcext:value-type="float">
            <text:p>50,588,157</text:p>
          </table:table-cell>
          <table:table-cell office:value-type="float" office:value="1891989" calcext:value-type="float">
            <text:p>1,891,989</text:p>
          </table:table-cell>
          <table:table-cell office:value-type="float" office:value="306.1507988" calcext:value-type="float">
            <text:p>306.15</text:p>
          </table:table-cell>
          <table:table-cell office:value-type="float" office:value="399.09187641" calcext:value-type="float">
            <text:p>399.09</text:p>
          </table:table-cell>
          <table:table-cell table:formula="of:=([.I15]-[.H15])/[.I15]*100" office:value-type="float" office:value="23.2881406772907" calcext:value-type="float">
            <text:p>23.29</text:p>
          </table:table-cell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-1thread/partMSdD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2291278" calcext:value-type="float">
            <text:p>62,291,278</text:p>
          </table:table-cell>
          <table:table-cell office:value-type="float" office:value="1846217" calcext:value-type="float">
            <text:p>1,846,217</text:p>
          </table:table-cell>
          <table:table-cell office:value-type="float" office:value="336.62847291" calcext:value-type="float">
            <text:p>336.63</text:p>
          </table:table-cell>
          <table:table-cell office:value-type="float" office:value="411.29577673" calcext:value-type="float">
            <text:p>411.30</text:p>
          </table:table-cell>
          <table:table-cell table:formula="of:=([.I16]-[.H16])/[.I16]*100" office:value-type="float" office:value="18.1541625381231" calcext:value-type="float">
            <text:p>18.15</text:p>
          </table:table-cell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-1thread/pargcgY0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0083279" calcext:value-type="float">
            <text:p>50,083,279</text:p>
          </table:table-cell>
          <table:table-cell office:value-type="float" office:value="2548341" calcext:value-type="float">
            <text:p>2,548,341</text:p>
          </table:table-cell>
          <table:table-cell office:value-type="float" office:value="333.11996142" calcext:value-type="float">
            <text:p>333.12</text:p>
          </table:table-cell>
          <table:table-cell office:value-type="float" office:value="371.2503148" calcext:value-type="float">
            <text:p>371.25</text:p>
          </table:table-cell>
          <table:table-cell table:formula="of:=([.I17]-[.H17])/[.I17]*100" office:value-type="float" office:value="10.2707935481594" calcext:value-type="float">
            <text:p>10.27</text:p>
          </table:table-cell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-1thread/parNSAU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2227908" calcext:value-type="float">
            <text:p>42,227,908</text:p>
          </table:table-cell>
          <table:table-cell office:value-type="float" office:value="1609488" calcext:value-type="float">
            <text:p>1,609,488</text:p>
          </table:table-cell>
          <table:table-cell office:value-type="float" office:value="289.80787159" calcext:value-type="float">
            <text:p>289.81</text:p>
          </table:table-cell>
          <table:table-cell office:value-type="float" office:value="465.9158294" calcext:value-type="float">
            <text:p>465.92</text:p>
          </table:table-cell>
          <table:table-cell table:formula="of:=([.I18]-[.H18])/[.I18]*100" office:value-type="float" office:value="37.7982345087501" calcext:value-type="float">
            <text:p>37.80</text:p>
          </table:table-cell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-1thread/parFSTWy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6460821" calcext:value-type="float">
            <text:p>46,460,821</text:p>
          </table:table-cell>
          <table:table-cell office:value-type="float" office:value="1822362" calcext:value-type="float">
            <text:p>1,822,362</text:p>
          </table:table-cell>
          <table:table-cell office:value-type="float" office:value="302.39333996" calcext:value-type="float">
            <text:p>302.39</text:p>
          </table:table-cell>
          <table:table-cell office:value-type="float" office:value="328.67077267" calcext:value-type="float">
            <text:p>328.67</text:p>
          </table:table-cell>
          <table:table-cell table:formula="of:=([.I19]-[.H19])/[.I19]*100" office:value-type="float" office:value="7.99506220055159" calcext:value-type="float">
            <text:p>8.00</text:p>
          </table:table-cell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-1thread/parxARyX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3372648" calcext:value-type="float">
            <text:p>53,372,648</text:p>
          </table:table-cell>
          <table:table-cell office:value-type="float" office:value="1680057" calcext:value-type="float">
            <text:p>1,680,057</text:p>
          </table:table-cell>
          <table:table-cell office:value-type="float" office:value="346.06910514" calcext:value-type="float">
            <text:p>346.07</text:p>
          </table:table-cell>
          <table:table-cell office:value-type="float" office:value="357.68369787" calcext:value-type="float">
            <text:p>357.68</text:p>
          </table:table-cell>
          <table:table-cell table:formula="of:=([.I20]-[.H20])/[.I20]*100" office:value-type="float" office:value="3.24716860152272" calcext:value-type="float">
            <text:p>3.25</text:p>
          </table:table-cell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-1thread/parshuNI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8253728" calcext:value-type="float">
            <text:p>38,253,728</text:p>
          </table:table-cell>
          <table:table-cell office:value-type="float" office:value="979163" calcext:value-type="float">
            <text:p>979,163</text:p>
          </table:table-cell>
          <table:table-cell office:value-type="float" office:value="276.3287152" calcext:value-type="float">
            <text:p>276.33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31.5564323898504" calcext:value-type="float">
            <text:p>31.56</text:p>
          </table:table-cell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-1thread/parej4Na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1321143" calcext:value-type="float">
            <text:p>31,321,143</text:p>
          </table:table-cell>
          <table:table-cell office:value-type="float" office:value="1307390" calcext:value-type="float">
            <text:p>1,307,390</text:p>
          </table:table-cell>
          <table:table-cell office:value-type="float" office:value="398.25738321" calcext:value-type="float">
            <text:p>398.26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5.1892870256217" calcext:value-type="float">
            <text:p>15.19</text:p>
          </table:table-cell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-1thread/parAUy9D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2021829" calcext:value-type="float">
            <text:p>12,021,829</text:p>
          </table:table-cell>
          <table:table-cell office:value-type="float" office:value="98516" calcext:value-type="float">
            <text:p>98,516</text:p>
          </table:table-cell>
          <table:table-cell office:value-type="float" office:value="458.09414264" calcext:value-type="float">
            <text:p>458.09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-1thread/parhsPCC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9399852" calcext:value-type="float">
            <text:p>19,399,852</text:p>
          </table:table-cell>
          <table:table-cell office:value-type="float" office:value="356258" calcext:value-type="float">
            <text:p>356,258</text:p>
          </table:table-cell>
          <table:table-cell office:value-type="float" office:value="358.6716718" calcext:value-type="float">
            <text:p>358.67</text:p>
          </table:table-cell>
          <table:table-cell office:value-type="string" calcext:value-type="string">
            <text:p>NA</text:p>
          </table:table-cell>
          <table:table-cell table:formula="of:=([.I24]-[.H24])/[.I2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-1thread/par53Jw8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7616393" calcext:value-type="float">
            <text:p>17,616,393</text:p>
          </table:table-cell>
          <table:table-cell office:value-type="float" office:value="239496" calcext:value-type="float">
            <text:p>239,496</text:p>
          </table:table-cell>
          <table:table-cell office:value-type="float" office:value="379.36593639" calcext:value-type="float">
            <text:p>379.37</text:p>
          </table:table-cell>
          <table:table-cell office:value-type="string" calcext:value-type="string">
            <text:p>NA</text:p>
          </table:table-cell>
          <table:table-cell table:formula="of:=([.I25]-[.H25])/[.I2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-1thread/parhDt4g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2884957" calcext:value-type="float">
            <text:p>12,884,957</text:p>
          </table:table-cell>
          <table:table-cell office:value-type="float" office:value="165219" calcext:value-type="float">
            <text:p>165,219</text:p>
          </table:table-cell>
          <table:table-cell office:value-type="float" office:value="357.78679684" calcext:value-type="float">
            <text:p>357.79</text:p>
          </table:table-cell>
          <table:table-cell office:value-type="string" calcext:value-type="string">
            <text:p>NA</text:p>
          </table:table-cell>
          <table:table-cell table:formula="of:=([.I26]-[.H26])/[.I2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-1thread/parSGFBy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414631" calcext:value-type="float">
            <text:p>14,414,631</text:p>
          </table:table-cell>
          <table:table-cell office:value-type="float" office:value="122562" calcext:value-type="float">
            <text:p>122,562</text:p>
          </table:table-cell>
          <table:table-cell office:value-type="float" office:value="443.01034936" calcext:value-type="float">
            <text:p>443.01</text:p>
          </table:table-cell>
          <table:table-cell office:value-type="string" calcext:value-type="string">
            <text:p>NA</text:p>
          </table:table-cell>
          <table:table-cell table:formula="of:=([.I27]-[.H27])/[.I2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-1thread/parI_6w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20960787" calcext:value-type="float">
            <text:p>20,960,787</text:p>
          </table:table-cell>
          <table:table-cell office:value-type="float" office:value="311235" calcext:value-type="float">
            <text:p>311,235</text:p>
          </table:table-cell>
          <table:table-cell office:value-type="float" office:value="350.0426576" calcext:value-type="float">
            <text:p>350.04</text:p>
          </table:table-cell>
          <table:table-cell office:value-type="string" calcext:value-type="string">
            <text:p>NA</text:p>
          </table:table-cell>
          <table:table-cell table:formula="of:=([.I28]-[.H28])/[.I2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-1thread/parc1Wt_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752113" calcext:value-type="float">
            <text:p>11,752,113</text:p>
          </table:table-cell>
          <table:table-cell office:value-type="float" office:value="106782" calcext:value-type="float">
            <text:p>106,782</text:p>
          </table:table-cell>
          <table:table-cell office:value-type="float" office:value="348.89494021" calcext:value-type="float">
            <text:p>348.89</text:p>
          </table:table-cell>
          <table:table-cell office:value-type="string" calcext:value-type="string">
            <text:p>NA</text:p>
          </table:table-cell>
          <table:table-cell table:formula="of:=([.I29]-[.H29])/[.I2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-1thread/par03kFL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4940355" calcext:value-type="float">
            <text:p>14,940,355</text:p>
          </table:table-cell>
          <table:table-cell office:value-type="float" office:value="203464" calcext:value-type="float">
            <text:p>203,464</text:p>
          </table:table-cell>
          <table:table-cell office:value-type="float" office:value="364.49893087" calcext:value-type="float">
            <text:p>364.50</text:p>
          </table:table-cell>
          <table:table-cell office:value-type="string" calcext:value-type="string">
            <text:p>NA</text:p>
          </table:table-cell>
          <table:table-cell table:formula="of:=([.I30]-[.H30])/[.I3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-1thread/par8VCLz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6507016" calcext:value-type="float">
            <text:p>16,507,016</text:p>
          </table:table-cell>
          <table:table-cell office:value-type="float" office:value="198085" calcext:value-type="float">
            <text:p>198,085</text:p>
          </table:table-cell>
          <table:table-cell office:value-type="float" office:value="345.51641075" calcext:value-type="float">
            <text:p>345.52</text:p>
          </table:table-cell>
          <table:table-cell office:value-type="string" calcext:value-type="string">
            <text:p>NA</text:p>
          </table:table-cell>
          <table:table-cell table:formula="of:=([.I31]-[.H31])/[.I3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-1thread/parIlz6M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7550033" calcext:value-type="float">
            <text:p>17,550,033</text:p>
          </table:table-cell>
          <table:table-cell office:value-type="float" office:value="369090" calcext:value-type="float">
            <text:p>369,090</text:p>
          </table:table-cell>
          <table:table-cell office:value-type="float" office:value="414.08274452" calcext:value-type="float">
            <text:p>414.08</text:p>
          </table:table-cell>
          <table:table-cell office:value-type="float" office:value="656.10639933" calcext:value-type="float">
            <text:p>656.11</text:p>
          </table:table-cell>
          <table:table-cell table:formula="of:=([.I32]-[.H32])/[.I32]*100" office:value-type="float" office:value="36.8878668242146" calcext:value-type="float">
            <text:p>36.89</text:p>
          </table:table-cell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-1thread/parskJc4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2949941" calcext:value-type="float">
            <text:p>2,949,941</text:p>
          </table:table-cell>
          <table:table-cell office:value-type="float" office:value="25483" calcext:value-type="float">
            <text:p>25,483</text:p>
          </table:table-cell>
          <table:table-cell office:value-type="float" office:value="483.1608772" calcext:value-type="float">
            <text:p>483.16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-1thread/par7ylmE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7405427" calcext:value-type="float">
            <text:p>7,405,427</text:p>
          </table:table-cell>
          <table:table-cell office:value-type="float" office:value="68327" calcext:value-type="float">
            <text:p>68,327</text:p>
          </table:table-cell>
          <table:table-cell office:value-type="float" office:value="383.5028776" calcext:value-type="float">
            <text:p>383.50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-1thread/parxjjT4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318108" calcext:value-type="float">
            <text:p>3,318,108</text:p>
          </table:table-cell>
          <table:table-cell office:value-type="float" office:value="22552" calcext:value-type="float">
            <text:p>22,552</text:p>
          </table:table-cell>
          <table:table-cell office:value-type="float" office:value="375.0024207" calcext:value-type="float">
            <text:p>375.00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-1thread/parByPC9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6443453" calcext:value-type="float">
            <text:p>6,443,453</text:p>
          </table:table-cell>
          <table:table-cell office:value-type="float" office:value="22302" calcext:value-type="float">
            <text:p>22,302</text:p>
          </table:table-cell>
          <table:table-cell office:value-type="float" office:value="413.00975447" calcext:value-type="float">
            <text:p>413.01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-1thread/parSnY9r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745910" calcext:value-type="float">
            <text:p>3,745,910</text:p>
          </table:table-cell>
          <table:table-cell office:value-type="float" office:value="23528" calcext:value-type="float">
            <text:p>23,528</text:p>
          </table:table-cell>
          <table:table-cell office:value-type="float" office:value="415.80879049" calcext:value-type="float">
            <text:p>415.81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-1thread/parBLru9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853629" calcext:value-type="float">
            <text:p>3,853,629</text:p>
          </table:table-cell>
          <table:table-cell office:value-type="float" office:value="17167" calcext:value-type="float">
            <text:p>17,167</text:p>
          </table:table-cell>
          <table:table-cell office:value-type="float" office:value="392.08008695" calcext:value-type="float">
            <text:p>392.08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-1thread/parI5jV5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5041522" calcext:value-type="float">
            <text:p>5,041,522</text:p>
          </table:table-cell>
          <table:table-cell office:value-type="float" office:value="36025" calcext:value-type="float">
            <text:p>36,025</text:p>
          </table:table-cell>
          <table:table-cell office:value-type="float" office:value="361.67436955" calcext:value-type="float">
            <text:p>361.67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-1thread/parnrCN6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894303" calcext:value-type="float">
            <text:p>3,894,303</text:p>
          </table:table-cell>
          <table:table-cell office:value-type="float" office:value="20024" calcext:value-type="float">
            <text:p>20,024</text:p>
          </table:table-cell>
          <table:table-cell office:value-type="float" office:value="404.80923412" calcext:value-type="float">
            <text:p>404.81</text:p>
          </table:table-cell>
          <table:table-cell office:value-type="string" calcext:value-type="string">
            <text:p>NA</text:p>
          </table:table-cell>
          <table:table-cell table:formula="of:=([.I40]-[.H40])/[.I4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-1thread/parlkrO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324720" calcext:value-type="float">
            <text:p>5,324,720</text:p>
          </table:table-cell>
          <table:table-cell office:value-type="float" office:value="30088" calcext:value-type="float">
            <text:p>30,088</text:p>
          </table:table-cell>
          <table:table-cell office:value-type="float" office:value="381.1684314" calcext:value-type="float">
            <text:p>381.17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-1thread/parA3PbN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8372528" calcext:value-type="float">
            <text:p>8,372,528</text:p>
          </table:table-cell>
          <table:table-cell office:value-type="float" office:value="58135" calcext:value-type="float">
            <text:p>58,135</text:p>
          </table:table-cell>
          <table:table-cell office:value-type="float" office:value="476.85671548" calcext:value-type="float">
            <text:p>476.86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-1thread/parRVVK4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3473490" calcext:value-type="float">
            <text:p>3,473,490</text:p>
          </table:table-cell>
          <table:table-cell office:value-type="float" office:value="16811" calcext:value-type="float">
            <text:p>16,811</text:p>
          </table:table-cell>
          <table:table-cell office:value-type="float" office:value="427.73565692" calcext:value-type="float">
            <text:p>427.74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-1thread/parOQpaR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90732" calcext:value-type="float">
            <text:p>2,890,732</text:p>
          </table:table-cell>
          <table:table-cell office:value-type="float" office:value="10608" calcext:value-type="float">
            <text:p>10,608</text:p>
          </table:table-cell>
          <table:table-cell office:value-type="float" office:value="433.43119959" calcext:value-type="float">
            <text:p>433.43</text:p>
          </table:table-cell>
          <table:table-cell office:value-type="string" calcext:value-type="string">
            <text:p>NA</text:p>
          </table:table-cell>
          <table:table-cell table:formula="of:=([.I44]-[.H44])/[.I4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-1thread/parCb7Id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2194811" calcext:value-type="float">
            <text:p>2,194,811</text:p>
          </table:table-cell>
          <table:table-cell office:value-type="float" office:value="6778" calcext:value-type="float">
            <text:p>6,778</text:p>
          </table:table-cell>
          <table:table-cell office:value-type="float" office:value="454.26599538" calcext:value-type="float">
            <text:p>454.27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-1thread/par6pGUf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2785210" calcext:value-type="float">
            <text:p>2,785,210</text:p>
          </table:table-cell>
          <table:table-cell office:value-type="float" office:value="10780" calcext:value-type="float">
            <text:p>10,780</text:p>
          </table:table-cell>
          <table:table-cell office:value-type="float" office:value="412.08299833" calcext:value-type="float">
            <text:p>412.08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-1thread/parb9jXU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965039" calcext:value-type="float">
            <text:p>1,965,039</text:p>
          </table:table-cell>
          <table:table-cell office:value-type="float" office:value="6757" calcext:value-type="float">
            <text:p>6,757</text:p>
          </table:table-cell>
          <table:table-cell office:value-type="float" office:value="416.61639476" calcext:value-type="float">
            <text:p>416.62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-1thread/parJDxUO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038444" calcext:value-type="float">
            <text:p>2,038,444</text:p>
          </table:table-cell>
          <table:table-cell office:value-type="float" office:value="10829" calcext:value-type="float">
            <text:p>10,829</text:p>
          </table:table-cell>
          <table:table-cell office:value-type="float" office:value="416.60393627" calcext:value-type="float">
            <text:p>416.60</text:p>
          </table:table-cell>
          <table:table-cell office:value-type="string" calcext:value-type="string">
            <text:p>NA</text:p>
          </table:table-cell>
          <table:table-cell table:formula="of:=([.I48]-[.H48])/[.I4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-1thread/parCXt56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277779" calcext:value-type="float">
            <text:p>2,277,779</text:p>
          </table:table-cell>
          <table:table-cell office:value-type="float" office:value="10665" calcext:value-type="float">
            <text:p>10,665</text:p>
          </table:table-cell>
          <table:table-cell office:value-type="float" office:value="388.70637163" calcext:value-type="float">
            <text:p>388.71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-1thread/parjcIoA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2393750" calcext:value-type="float">
            <text:p>2,393,750</text:p>
          </table:table-cell>
          <table:table-cell office:value-type="float" office:value="8071" calcext:value-type="float">
            <text:p>8,071</text:p>
          </table:table-cell>
          <table:table-cell office:value-type="float" office:value="433.74753267" calcext:value-type="float">
            <text:p>433.75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-1thread/pardNJwW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011605" calcext:value-type="float">
            <text:p>3,011,605</text:p>
          </table:table-cell>
          <table:table-cell office:value-type="float" office:value="10798" calcext:value-type="float">
            <text:p>10,798</text:p>
          </table:table-cell>
          <table:table-cell office:value-type="float" office:value="446.48781101" calcext:value-type="float">
            <text:p>446.49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-1thread/par2RFE9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2719558" calcext:value-type="float">
            <text:p>2,719,558</text:p>
          </table:table-cell>
          <table:table-cell office:value-type="float" office:value="7778" calcext:value-type="float">
            <text:p>7,778</text:p>
          </table:table-cell>
          <table:table-cell office:value-type="float" office:value="455.06574656" calcext:value-type="float">
            <text:p>455.07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-1thread/parpS__k.par</text:p>
          </table:table-cell>
          <table:table-cell office:value-type="string" calcext:value-type="string">
            <text:p>TL</text:p>
          </table:table-cell>
          <table:table-cell office:value-type="float" office:value="7200.52" calcext:value-type="float">
            <text:p>7200.5</text:p>
          </table:table-cell>
          <table:table-cell office:value-type="float" office:value="311298" calcext:value-type="float">
            <text:p>311,298</text:p>
          </table:table-cell>
          <table:table-cell office:value-type="float" office:value="1054" calcext:value-type="float">
            <text:p>1,054</text:p>
          </table:table-cell>
          <table:table-cell office:value-type="float" office:value="547.88057859" calcext:value-type="float">
            <text:p>547.88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-1thread/parm02ME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331102" calcext:value-type="float">
            <text:p>331,102</text:p>
          </table:table-cell>
          <table:table-cell office:value-type="float" office:value="1468" calcext:value-type="float">
            <text:p>1,468</text:p>
          </table:table-cell>
          <table:table-cell office:value-type="float" office:value="541.82417464" calcext:value-type="float">
            <text:p>541.8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-1thread/parxwUX7.par</text:p>
          </table:table-cell>
          <table:table-cell office:value-type="string" calcext:value-type="string">
            <text:p>TL</text:p>
          </table:table-cell>
          <table:table-cell office:value-type="float" office:value="7200.15" calcext:value-type="float">
            <text:p>7200.2</text:p>
          </table:table-cell>
          <table:table-cell office:value-type="float" office:value="393583" calcext:value-type="float">
            <text:p>393,583</text:p>
          </table:table-cell>
          <table:table-cell office:value-type="float" office:value="1434" calcext:value-type="float">
            <text:p>1,434</text:p>
          </table:table-cell>
          <table:table-cell office:value-type="float" office:value="547.63817585" calcext:value-type="float">
            <text:p>547.6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-1thread/parFiXDS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244339" calcext:value-type="float">
            <text:p>244,339</text:p>
          </table:table-cell>
          <table:table-cell office:value-type="float" office:value="1526" calcext:value-type="float">
            <text:p>1,526</text:p>
          </table:table-cell>
          <table:table-cell office:value-type="float" office:value="527.05676707" calcext:value-type="float">
            <text:p>527.06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-1thread/parKEibB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408393" calcext:value-type="float">
            <text:p>408,393</text:p>
          </table:table-cell>
          <table:table-cell office:value-type="float" office:value="1509" calcext:value-type="float">
            <text:p>1,509</text:p>
          </table:table-cell>
          <table:table-cell office:value-type="float" office:value="514.01884416" calcext:value-type="float">
            <text:p>514.02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-1thread/par9l3Z3.par</text:p>
          </table:table-cell>
          <table:table-cell office:value-type="string" calcext:value-type="string">
            <text:p>TL</text:p>
          </table:table-cell>
          <table:table-cell office:value-type="float" office:value="7200.1" calcext:value-type="float">
            <text:p>7200.1</text:p>
          </table:table-cell>
          <table:table-cell office:value-type="float" office:value="547138" calcext:value-type="float">
            <text:p>547,138</text:p>
          </table:table-cell>
          <table:table-cell office:value-type="float" office:value="1779" calcext:value-type="float">
            <text:p>1,779</text:p>
          </table:table-cell>
          <table:table-cell office:value-type="float" office:value="514.89828281" calcext:value-type="float">
            <text:p>514.90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-1thread/paryEYKE.par</text:p>
          </table:table-cell>
          <table:table-cell office:value-type="string" calcext:value-type="string">
            <text:p>TL</text:p>
          </table:table-cell>
          <table:table-cell office:value-type="float" office:value="7200.21" calcext:value-type="float">
            <text:p>7200.2</text:p>
          </table:table-cell>
          <table:table-cell office:value-type="float" office:value="248816" calcext:value-type="float">
            <text:p>248,816</text:p>
          </table:table-cell>
          <table:table-cell office:value-type="float" office:value="546" calcext:value-type="float">
            <text:p>546</text:p>
          </table:table-cell>
          <table:table-cell office:value-type="float" office:value="512.97621314" calcext:value-type="float">
            <text:p>512.98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-1thread/parehM3g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551755" calcext:value-type="float">
            <text:p>551,755</text:p>
          </table:table-cell>
          <table:table-cell office:value-type="float" office:value="3402" calcext:value-type="float">
            <text:p>3,402</text:p>
          </table:table-cell>
          <table:table-cell office:value-type="float" office:value="534.5236179" calcext:value-type="float">
            <text:p>534.52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-1thread/parQ52oB.par</text:p>
          </table:table-cell>
          <table:table-cell office:value-type="string" calcext:value-type="string">
            <text:p>TL</text:p>
          </table:table-cell>
          <table:table-cell office:value-type="float" office:value="7202.03" calcext:value-type="float">
            <text:p>7202.0</text:p>
          </table:table-cell>
          <table:table-cell office:value-type="float" office:value="546978" calcext:value-type="float">
            <text:p>546,978</text:p>
          </table:table-cell>
          <table:table-cell office:value-type="float" office:value="2036" calcext:value-type="float">
            <text:p>2,036</text:p>
          </table:table-cell>
          <table:table-cell office:value-type="float" office:value="542.339101" calcext:value-type="float">
            <text:p>542.34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-1thread/par270MG.par</text:p>
          </table:table-cell>
          <table:table-cell office:value-type="string" calcext:value-type="string">
            <text:p>TL</text:p>
          </table:table-cell>
          <table:table-cell office:value-type="float" office:value="7200.3" calcext:value-type="float">
            <text:p>7200.3</text:p>
          </table:table-cell>
          <table:table-cell office:value-type="float" office:value="528130" calcext:value-type="float">
            <text:p>528,130</text:p>
          </table:table-cell>
          <table:table-cell office:value-type="float" office:value="2075" calcext:value-type="float">
            <text:p>2,075</text:p>
          </table:table-cell>
          <table:table-cell office:value-type="float" office:value="526.53402423" calcext:value-type="float">
            <text:p>526.53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-1thread/parLkblj.par</text:p>
          </table:table-cell>
          <table:table-cell office:value-type="string" calcext:value-type="string">
            <text:p>TL</text:p>
          </table:table-cell>
          <table:table-cell office:value-type="float" office:value="7202.29" calcext:value-type="float">
            <text:p>7202.3</text:p>
          </table:table-cell>
          <table:table-cell office:value-type="float" office:value="133896" calcext:value-type="float">
            <text:p>133,896</text:p>
          </table:table-cell>
          <table:table-cell office:value-type="float" office:value="0" calcext:value-type="float">
            <text:p>0</text:p>
          </table:table-cell>
          <table:table-cell office:value-type="float" office:value="612.37073876" calcext:value-type="float">
            <text:p>612.37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-1thread/parvUIiq.par</text:p>
          </table:table-cell>
          <table:table-cell office:value-type="string" calcext:value-type="string">
            <text:p>TL</text:p>
          </table:table-cell>
          <table:table-cell office:value-type="float" office:value="7200.54" calcext:value-type="float">
            <text:p>7200.5</text:p>
          </table:table-cell>
          <table:table-cell office:value-type="float" office:value="216481" calcext:value-type="float">
            <text:p>216,481</text:p>
          </table:table-cell>
          <table:table-cell office:value-type="float" office:value="1008" calcext:value-type="float">
            <text:p>1,008</text:p>
          </table:table-cell>
          <table:table-cell office:value-type="float" office:value="605.83715419" calcext:value-type="float">
            <text:p>605.84</text:p>
          </table:table-cell>
          <table:table-cell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-1thread/par_L8rN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138108" calcext:value-type="float">
            <text:p>138,108</text:p>
          </table:table-cell>
          <table:table-cell office:value-type="float" office:value="0" calcext:value-type="float">
            <text:p>0</text:p>
          </table:table-cell>
          <table:table-cell office:value-type="float" office:value="614.19803351" calcext:value-type="float">
            <text:p>614.20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-1thread/parOMsMR.par</text:p>
          </table:table-cell>
          <table:table-cell office:value-type="string" calcext:value-type="string">
            <text:p>TL</text:p>
          </table:table-cell>
          <table:table-cell office:value-type="float" office:value="7200.64" calcext:value-type="float">
            <text:p>7200.6</text:p>
          </table:table-cell>
          <table:table-cell office:value-type="float" office:value="157565" calcext:value-type="float">
            <text:p>157,565</text:p>
          </table:table-cell>
          <table:table-cell office:value-type="float" office:value="468" calcext:value-type="float">
            <text:p>468</text:p>
          </table:table-cell>
          <table:table-cell office:value-type="float" office:value="604.29698492" calcext:value-type="float">
            <text:p>604.30</text:p>
          </table:table-cell>
          <table:table-cell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-1thread/parO5mtH.par</text:p>
          </table:table-cell>
          <table:table-cell office:value-type="string" calcext:value-type="string">
            <text:p>TL</text:p>
          </table:table-cell>
          <table:table-cell office:value-type="float" office:value="7201.71" calcext:value-type="float">
            <text:p>7201.7</text:p>
          </table:table-cell>
          <table:table-cell office:value-type="float" office:value="135243" calcext:value-type="float">
            <text:p>135,243</text:p>
          </table:table-cell>
          <table:table-cell office:value-type="float" office:value="0" calcext:value-type="float">
            <text:p>0</text:p>
          </table:table-cell>
          <table:table-cell office:value-type="float" office:value="633.65832487" calcext:value-type="float">
            <text:p>633.66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-1thread/parB3qxI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153658" calcext:value-type="float">
            <text:p>153,658</text:p>
          </table:table-cell>
          <table:table-cell office:value-type="float" office:value="0" calcext:value-type="float">
            <text:p>0</text:p>
          </table:table-cell>
          <table:table-cell office:value-type="float" office:value="621.46004183" calcext:value-type="float">
            <text:p>621.46</text:p>
          </table:table-cell>
          <table:table-cell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-1thread/paraDmPQ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22937" calcext:value-type="float">
            <text:p>222,937</text:p>
          </table:table-cell>
          <table:table-cell office:value-type="float" office:value="2080" calcext:value-type="float">
            <text:p>2,080</text:p>
          </table:table-cell>
          <table:table-cell office:value-type="float" office:value="600.54236249" calcext:value-type="float">
            <text:p>600.54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-1thread/parIj4nA.par</text:p>
          </table:table-cell>
          <table:table-cell office:value-type="string" calcext:value-type="string">
            <text:p>TL</text:p>
          </table:table-cell>
          <table:table-cell office:value-type="float" office:value="7200.15" calcext:value-type="float">
            <text:p>7200.2</text:p>
          </table:table-cell>
          <table:table-cell office:value-type="float" office:value="140693" calcext:value-type="float">
            <text:p>140,693</text:p>
          </table:table-cell>
          <table:table-cell office:value-type="float" office:value="24" calcext:value-type="float">
            <text:p>24</text:p>
          </table:table-cell>
          <table:table-cell office:value-type="float" office:value="618.73534749" calcext:value-type="float">
            <text:p>618.74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-1thread/par0p5dz.par</text:p>
          </table:table-cell>
          <table:table-cell office:value-type="string" calcext:value-type="string">
            <text:p>TL</text:p>
          </table:table-cell>
          <table:table-cell office:value-type="float" office:value="7200.54" calcext:value-type="float">
            <text:p>7200.5</text:p>
          </table:table-cell>
          <table:table-cell office:value-type="float" office:value="155404" calcext:value-type="float">
            <text:p>155,404</text:p>
          </table:table-cell>
          <table:table-cell office:value-type="float" office:value="0" calcext:value-type="float">
            <text:p>0</text:p>
          </table:table-cell>
          <table:table-cell office:value-type="float" office:value="662.70439854" calcext:value-type="float">
            <text:p>662.70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-1thread/par04LaT.par</text:p>
          </table:table-cell>
          <table:table-cell office:value-type="string" calcext:value-type="string">
            <text:p>TL</text:p>
          </table:table-cell>
          <table:table-cell office:value-type="float" office:value="7201.71" calcext:value-type="float">
            <text:p>7201.7</text:p>
          </table:table-cell>
          <table:table-cell office:value-type="float" office:value="118803" calcext:value-type="float">
            <text:p>118,803</text:p>
          </table:table-cell>
          <table:table-cell office:value-type="float" office:value="0" calcext:value-type="float">
            <text:p>0</text:p>
          </table:table-cell>
          <table:table-cell office:value-type="float" office:value="633.7575027" calcext:value-type="float">
            <text:p>633.76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</table:table-row>
      </table:table>
      <table:table table:name="Defaults, 1 thread, mem emphasis, warmsta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 – Memory emphasis set – Warmstar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-1thread-warmstart/paruS1MZ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</text:p>
          </table:table-cell>
          <table:table-cell office:value-type="float" office:value="455" calcext:value-type="float">
            <text:p>4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-1thread-warmstart/parpN9cw.par</text:p>
          </table:table-cell>
          <table:table-cell office:value-type="string" calcext:value-type="string">
            <text:p>OPT</text:p>
          </table:table-cell>
          <table:table-cell office:value-type="float" office:value="0.24" calcext:value-type="float">
            <text:p>0.2</text:p>
          </table:table-cell>
          <table:table-cell office:value-type="float" office:value="1850" calcext:value-type="float">
            <text:p>1,85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-1thread-warmstart/parKTDwi.par</text:p>
          </table:table-cell>
          <table:table-cell office:value-type="string" calcext:value-type="string">
            <text:p>OPT</text:p>
          </table:table-cell>
          <table:table-cell office:value-type="float" office:value="0.42" calcext:value-type="float">
            <text:p>0.4</text:p>
          </table:table-cell>
          <table:table-cell office:value-type="float" office:value="14513" calcext:value-type="float">
            <text:p>14,513</text:p>
          </table:table-cell>
          <table:table-cell office:value-type="float" office:value="1736" calcext:value-type="float">
            <text:p>1,736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-1thread-warmstart/parrbcpk.par</text:p>
          </table:table-cell>
          <table:table-cell office:value-type="string" calcext:value-type="string">
            <text:p>OPT</text:p>
          </table:table-cell>
          <table:table-cell office:value-type="float" office:value="0.79" calcext:value-type="float">
            <text:p>0.8</text:p>
          </table:table-cell>
          <table:table-cell office:value-type="float" office:value="21602" calcext:value-type="float">
            <text:p>21,602</text:p>
          </table:table-cell>
          <table:table-cell office:value-type="float" office:value="2626" calcext:value-type="float">
            <text:p>2,626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-1thread-warmstart/parNygNB.par</text:p>
          </table:table-cell>
          <table:table-cell office:value-type="string" calcext:value-type="string">
            <text:p>OPT</text:p>
          </table:table-cell>
          <table:table-cell office:value-type="float" office:value="0.09" calcext:value-type="float">
            <text:p>0.1</text:p>
          </table:table-cell>
          <table:table-cell office:value-type="float" office:value="1110" calcext:value-type="float">
            <text:p>1,1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-1thread-warmstart/parXPP3N.par</text:p>
          </table:table-cell>
          <table:table-cell office:value-type="string" calcext:value-type="string">
            <text:p>OPT</text:p>
          </table:table-cell>
          <table:table-cell office:value-type="float" office:value="0.06" calcext:value-type="float">
            <text:p>0.1</text:p>
          </table:table-cell>
          <table:table-cell office:value-type="float" office:value="578" calcext:value-type="float">
            <text:p>57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-1thread-warmstart/par1LDto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-1thread-warmstart/par8ocZ1.par</text:p>
          </table:table-cell>
          <table:table-cell office:value-type="string" calcext:value-type="string">
            <text:p>OPT</text:p>
          </table:table-cell>
          <table:table-cell office:value-type="float" office:value="0.05" calcext:value-type="float">
            <text:p>0.1</text:p>
          </table:table-cell>
          <table:table-cell office:value-type="float" office:value="996" calcext:value-type="float">
            <text:p>99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-1thread-warmstart/parSs5zE.par</text:p>
          </table:table-cell>
          <table:table-cell office:value-type="string" calcext:value-type="string">
            <text:p>OPT</text:p>
          </table:table-cell>
          <table:table-cell office:value-type="float" office:value="0.74" calcext:value-type="float">
            <text:p>0.7</text:p>
          </table:table-cell>
          <table:table-cell office:value-type="float" office:value="19826" calcext:value-type="float">
            <text:p>19,826</text:p>
          </table:table-cell>
          <table:table-cell office:value-type="float" office:value="1555" calcext:value-type="float">
            <text:p>1,555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-1thread-warmstart/parxGrD9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-1thread-warmstart/parK6yk8.par</text:p>
          </table:table-cell>
          <table:table-cell office:value-type="string" calcext:value-type="string">
            <text:p>OPT</text:p>
          </table:table-cell>
          <table:table-cell office:value-type="float" office:value="2859.82" calcext:value-type="float">
            <text:p>2859.8</text:p>
          </table:table-cell>
          <table:table-cell office:value-type="float" office:value="24769983" calcext:value-type="float">
            <text:p>24,769,983</text:p>
          </table:table-cell>
          <table:table-cell office:value-type="float" office:value="1350874" calcext:value-type="float">
            <text:p>1,350,874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-1thread-warmstart/parRUzWP.par</text:p>
          </table:table-cell>
          <table:table-cell office:value-type="string" calcext:value-type="string">
            <text:p>OPT</text:p>
          </table:table-cell>
          <table:table-cell office:value-type="float" office:value="359.14" calcext:value-type="float">
            <text:p>359.1</text:p>
          </table:table-cell>
          <table:table-cell office:value-type="float" office:value="3302827" calcext:value-type="float">
            <text:p>3,302,827</text:p>
          </table:table-cell>
          <table:table-cell office:value-type="float" office:value="194525" calcext:value-type="float">
            <text:p>194,525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-1thread-warmstart/parHHDtv.par</text:p>
          </table:table-cell>
          <table:table-cell office:value-type="string" calcext:value-type="string">
            <text:p>OPT</text:p>
          </table:table-cell>
          <table:table-cell office:value-type="float" office:value="1983.53" calcext:value-type="float">
            <text:p>1983.5</text:p>
          </table:table-cell>
          <table:table-cell office:value-type="float" office:value="14995113" calcext:value-type="float">
            <text:p>14,995,113</text:p>
          </table:table-cell>
          <table:table-cell office:value-type="float" office:value="497517" calcext:value-type="float">
            <text:p>497,517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-1thread-warmstart/parjylg1.par</text:p>
          </table:table-cell>
          <table:table-cell office:value-type="string" calcext:value-type="string">
            <text:p>OPT</text:p>
          </table:table-cell>
          <table:table-cell office:value-type="float" office:value="792.65" calcext:value-type="float">
            <text:p>792.7</text:p>
          </table:table-cell>
          <table:table-cell office:value-type="float" office:value="7188187" calcext:value-type="float">
            <text:p>7,188,187</text:p>
          </table:table-cell>
          <table:table-cell office:value-type="float" office:value="275655" calcext:value-type="float">
            <text:p>275,655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-1thread-warmstart/parUMrTW.par</text:p>
          </table:table-cell>
          <table:table-cell office:value-type="string" calcext:value-type="string">
            <text:p>OPT</text:p>
          </table:table-cell>
          <table:table-cell office:value-type="float" office:value="4525.59" calcext:value-type="float">
            <text:p>4525.6</text:p>
          </table:table-cell>
          <table:table-cell office:value-type="float" office:value="38740738" calcext:value-type="float">
            <text:p>38,740,738</text:p>
          </table:table-cell>
          <table:table-cell office:value-type="float" office:value="1280186" calcext:value-type="float">
            <text:p>1,280,186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-1thread-warmstart/par7dmw0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9913880" calcext:value-type="float">
            <text:p>39,913,880</text:p>
          </table:table-cell>
          <table:table-cell office:value-type="float" office:value="1393373" calcext:value-type="float">
            <text:p>1,393,373</text:p>
          </table:table-cell>
          <table:table-cell office:value-type="float" office:value="394.36781639" calcext:value-type="float">
            <text:p>394.37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10.7154287702968" calcext:value-type="float">
            <text:p>10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-1thread-warmstart/parQtQ8H.par</text:p>
          </table:table-cell>
          <table:table-cell office:value-type="string" calcext:value-type="string">
            <text:p>OPT</text:p>
          </table:table-cell>
          <table:table-cell office:value-type="float" office:value="229.74" calcext:value-type="float">
            <text:p>229.7</text:p>
          </table:table-cell>
          <table:table-cell office:value-type="float" office:value="1594467" calcext:value-type="float">
            <text:p>1,594,467</text:p>
          </table:table-cell>
          <table:table-cell office:value-type="float" office:value="55341" calcext:value-type="float">
            <text:p>55,341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-1thread-warmstart/par0lMEd.par</text:p>
          </table:table-cell>
          <table:table-cell office:value-type="string" calcext:value-type="string">
            <text:p>OPT</text:p>
          </table:table-cell>
          <table:table-cell office:value-type="float" office:value="158.29" calcext:value-type="float">
            <text:p>158.3</text:p>
          </table:table-cell>
          <table:table-cell office:value-type="float" office:value="1117058" calcext:value-type="float">
            <text:p>1,117,058</text:p>
          </table:table-cell>
          <table:table-cell office:value-type="float" office:value="51441" calcext:value-type="float">
            <text:p>51,441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-1thread-warmstart/parpbrB8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9526175" calcext:value-type="float">
            <text:p>39,526,175</text:p>
          </table:table-cell>
          <table:table-cell office:value-type="float" office:value="912265" calcext:value-type="float">
            <text:p>912,265</text:p>
          </table:table-cell>
          <table:table-cell office:value-type="float" office:value="330.2965783" calcext:value-type="float">
            <text:p>330.30</text:p>
          </table:table-cell>
          <table:table-cell office:value-type="float" office:value="402.67063677" calcext:value-type="float">
            <text:p>402.67</text:p>
          </table:table-cell>
          <table:table-cell table:formula="of:=([.I21]-[.H21])/[.I21]*100" office:value-type="float" office:value="17.9735128070287" calcext:value-type="float">
            <text:p>17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-1thread-warmstart/parkxxPH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481009" calcext:value-type="float">
            <text:p>35,481,009</text:p>
          </table:table-cell>
          <table:table-cell office:value-type="float" office:value="1047443" calcext:value-type="float">
            <text:p>1,047,443</text:p>
          </table:table-cell>
          <table:table-cell office:value-type="float" office:value="420.98616025" calcext:value-type="float">
            <text:p>420.99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0.349091044166" calcext:value-type="float">
            <text:p>10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-1thread-warmstart/parjBNKQ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6349809" calcext:value-type="float">
            <text:p>6,349,809</text:p>
          </table:table-cell>
          <table:table-cell office:value-type="float" office:value="101622" calcext:value-type="float">
            <text:p>101,622</text:p>
          </table:table-cell>
          <table:table-cell office:value-type="float" office:value="459.24866422" calcext:value-type="float">
            <text:p>459.25</text:p>
          </table:table-cell>
          <table:table-cell office:value-type="float" office:value="958.63914503" calcext:value-type="float">
            <text:p>958.64</text:p>
          </table:table-cell>
          <table:table-cell table:formula="of:=([.I23]-[.H23])/[.I23]*100" office:value-type="float" office:value="52.0936875360303" calcext:value-type="float">
            <text:p>52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-1thread-warmstart/paroN4hg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8088585" calcext:value-type="float">
            <text:p>8,088,585</text:p>
          </table:table-cell>
          <table:table-cell office:value-type="float" office:value="228450" calcext:value-type="float">
            <text:p>228,450</text:p>
          </table:table-cell>
          <table:table-cell office:value-type="float" office:value="373.93828903" calcext:value-type="float">
            <text:p>373.94</text:p>
          </table:table-cell>
          <table:table-cell office:value-type="float" office:value="572.5849504" calcext:value-type="float">
            <text:p>572.58</text:p>
          </table:table-cell>
          <table:table-cell table:formula="of:=([.I24]-[.H24])/[.I24]*100" office:value-type="float" office:value="34.6929588755744" calcext:value-type="float">
            <text:p>34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-1thread-warmstart/parGpyqp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7445108" calcext:value-type="float">
            <text:p>7,445,108</text:p>
          </table:table-cell>
          <table:table-cell office:value-type="float" office:value="213169" calcext:value-type="float">
            <text:p>213,169</text:p>
          </table:table-cell>
          <table:table-cell office:value-type="float" office:value="390.47876309" calcext:value-type="float">
            <text:p>390.48</text:p>
          </table:table-cell>
          <table:table-cell office:value-type="float" office:value="554.08043103" calcext:value-type="float">
            <text:p>554.08</text:p>
          </table:table-cell>
          <table:table-cell table:formula="of:=([.I25]-[.H25])/[.I25]*100" office:value-type="float" office:value="29.52670023662" calcext:value-type="float">
            <text:p>29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-1thread-warmstart/parq3YE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9109920" calcext:value-type="float">
            <text:p>9,109,920</text:p>
          </table:table-cell>
          <table:table-cell office:value-type="float" office:value="192745" calcext:value-type="float">
            <text:p>192,745</text:p>
          </table:table-cell>
          <table:table-cell office:value-type="float" office:value="371.98592495" calcext:value-type="float">
            <text:p>371.99</text:p>
          </table:table-cell>
          <table:table-cell office:value-type="float" office:value="513.95280533" calcext:value-type="float">
            <text:p>513.95</text:p>
          </table:table-cell>
          <table:table-cell table:formula="of:=([.I26]-[.H26])/[.I26]*100" office:value-type="float" office:value="27.6225518973178" calcext:value-type="float">
            <text:p>27.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-1thread-warmstart/parbRU3q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7716789" calcext:value-type="float">
            <text:p>7,716,789</text:p>
          </table:table-cell>
          <table:table-cell office:value-type="float" office:value="174234" calcext:value-type="float">
            <text:p>174,234</text:p>
          </table:table-cell>
          <table:table-cell office:value-type="float" office:value="464.97407516" calcext:value-type="float">
            <text:p>464.97</text:p>
          </table:table-cell>
          <table:table-cell office:value-type="float" office:value="662.06159633" calcext:value-type="float">
            <text:p>662.06</text:p>
          </table:table-cell>
          <table:table-cell table:formula="of:=([.I27]-[.H27])/[.I27]*100" office:value-type="float" office:value="29.7687590191779" calcext:value-type="float">
            <text:p>29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-1thread-warmstart/par59gjA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0161140" calcext:value-type="float">
            <text:p>10,161,140</text:p>
          </table:table-cell>
          <table:table-cell office:value-type="float" office:value="373751" calcext:value-type="float">
            <text:p>373,751</text:p>
          </table:table-cell>
          <table:table-cell office:value-type="float" office:value="360.72526095" calcext:value-type="float">
            <text:p>360.73</text:p>
          </table:table-cell>
          <table:table-cell office:value-type="float" office:value="837.0703572" calcext:value-type="float">
            <text:p>837.07</text:p>
          </table:table-cell>
          <table:table-cell table:formula="of:=([.I28]-[.H28])/[.I28]*100" office:value-type="float" office:value="56.9062196687234" calcext:value-type="float">
            <text:p>56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-1thread-warmstart/parIMKp5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5714339" calcext:value-type="float">
            <text:p>5,714,339</text:p>
          </table:table-cell>
          <table:table-cell office:value-type="float" office:value="151805" calcext:value-type="float">
            <text:p>151,805</text:p>
          </table:table-cell>
          <table:table-cell office:value-type="float" office:value="354.15225288" calcext:value-type="float">
            <text:p>354.15</text:p>
          </table:table-cell>
          <table:table-cell office:value-type="float" office:value="520.587537" calcext:value-type="float">
            <text:p>520.59</text:p>
          </table:table-cell>
          <table:table-cell table:formula="of:=([.I29]-[.H29])/[.I29]*100" office:value-type="float" office:value="31.9706624325123" calcext:value-type="float">
            <text:p>31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-1thread-warmstart/parwx0sj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8180274" calcext:value-type="float">
            <text:p>8,180,274</text:p>
          </table:table-cell>
          <table:table-cell office:value-type="float" office:value="206953" calcext:value-type="float">
            <text:p>206,953</text:p>
          </table:table-cell>
          <table:table-cell office:value-type="float" office:value="375.51790098" calcext:value-type="float">
            <text:p>375.52</text:p>
          </table:table-cell>
          <table:table-cell office:value-type="float" office:value="474.5520645" calcext:value-type="float">
            <text:p>474.55</text:p>
          </table:table-cell>
          <table:table-cell table:formula="of:=([.I30]-[.H30])/[.I30]*100" office:value-type="float" office:value="20.8689774902454" calcext:value-type="float">
            <text:p>20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-1thread-warmstart/parIIHKl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8614337" calcext:value-type="float">
            <text:p>8,614,337</text:p>
          </table:table-cell>
          <table:table-cell office:value-type="float" office:value="259480" calcext:value-type="float">
            <text:p>259,480</text:p>
          </table:table-cell>
          <table:table-cell office:value-type="float" office:value="355.28691725" calcext:value-type="float">
            <text:p>355.29</text:p>
          </table:table-cell>
          <table:table-cell office:value-type="float" office:value="539.7392215" calcext:value-type="float">
            <text:p>539.74</text:p>
          </table:table-cell>
          <table:table-cell table:formula="of:=([.I31]-[.H31])/[.I31]*100" office:value-type="float" office:value="34.1743376991179" calcext:value-type="float">
            <text:p>34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-1thread-warmstart/par90co5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7282266" calcext:value-type="float">
            <text:p>7,282,266</text:p>
          </table:table-cell>
          <table:table-cell office:value-type="float" office:value="323532" calcext:value-type="float">
            <text:p>323,532</text:p>
          </table:table-cell>
          <table:table-cell office:value-type="float" office:value="431.18338921" calcext:value-type="float">
            <text:p>431.18</text:p>
          </table:table-cell>
          <table:table-cell office:value-type="float" office:value="601.47120937" calcext:value-type="float">
            <text:p>601.47</text:p>
          </table:table-cell>
          <table:table-cell table:formula="of:=([.I32]-[.H32])/[.I32]*100" office:value-type="float" office:value="28.3118821827507" calcext:value-type="float">
            <text:p>28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-1thread-warmstart/parj6e4b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39940" calcext:value-type="float">
            <text:p>2,839,940</text:p>
          </table:table-cell>
          <table:table-cell office:value-type="float" office:value="35407" calcext:value-type="float">
            <text:p>35,407</text:p>
          </table:table-cell>
          <table:table-cell office:value-type="float" office:value="492.08689264" calcext:value-type="float">
            <text:p>492.09</text:p>
          </table:table-cell>
          <table:table-cell office:value-type="float" office:value="1199.4723149" calcext:value-type="float">
            <text:p>1199.47</text:p>
          </table:table-cell>
          <table:table-cell table:formula="of:=([.I33]-[.H33])/[.I33]*100" office:value-type="float" office:value="58.9747185885632" calcext:value-type="float">
            <text:p>58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-1thread-warmstart/parTM4VG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482998" calcext:value-type="float">
            <text:p>4,482,998</text:p>
          </table:table-cell>
          <table:table-cell office:value-type="float" office:value="67811" calcext:value-type="float">
            <text:p>67,811</text:p>
          </table:table-cell>
          <table:table-cell office:value-type="float" office:value="384.68119549" calcext:value-type="float">
            <text:p>384.68</text:p>
          </table:table-cell>
          <table:table-cell office:value-type="float" office:value="682.36544943" calcext:value-type="float">
            <text:p>682.37</text:p>
          </table:table-cell>
          <table:table-cell table:formula="of:=([.I34]-[.H34])/[.I34]*100" office:value-type="float" office:value="43.6253409648253" calcext:value-type="float">
            <text:p>43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-1thread-warmstart/parQhPg0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926239" calcext:value-type="float">
            <text:p>3,926,239</text:p>
          </table:table-cell>
          <table:table-cell office:value-type="float" office:value="35732" calcext:value-type="float">
            <text:p>35,732</text:p>
          </table:table-cell>
          <table:table-cell office:value-type="float" office:value="378.98709309" calcext:value-type="float">
            <text:p>378.99</text:p>
          </table:table-cell>
          <table:table-cell office:value-type="float" office:value="650.25526063" calcext:value-type="float">
            <text:p>650.26</text:p>
          </table:table-cell>
          <table:table-cell table:formula="of:=([.I35]-[.H35])/[.I35]*100" office:value-type="float" office:value="41.717181538398" calcext:value-type="float">
            <text:p>41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-1thread-warmstart/para6jnf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2266163" calcext:value-type="float">
            <text:p>2,266,163</text:p>
          </table:table-cell>
          <table:table-cell office:value-type="float" office:value="27904" calcext:value-type="float">
            <text:p>27,904</text:p>
          </table:table-cell>
          <table:table-cell office:value-type="float" office:value="418.94097391" calcext:value-type="float">
            <text:p>418.94</text:p>
          </table:table-cell>
          <table:table-cell office:value-type="float" office:value="822.7889991" calcext:value-type="float">
            <text:p>822.79</text:p>
          </table:table-cell>
          <table:table-cell table:formula="of:=([.I36]-[.H36])/[.I36]*100" office:value-type="float" office:value="49.0828177858169" calcext:value-type="float">
            <text:p>49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-1thread-warmstart/parKEIKN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3326017" calcext:value-type="float">
            <text:p>3,326,017</text:p>
          </table:table-cell>
          <table:table-cell office:value-type="float" office:value="40547" calcext:value-type="float">
            <text:p>40,547</text:p>
          </table:table-cell>
          <table:table-cell office:value-type="float" office:value="411.15999545" calcext:value-type="float">
            <text:p>411.16</text:p>
          </table:table-cell>
          <table:table-cell office:value-type="float" office:value="720.59624693" calcext:value-type="float">
            <text:p>720.60</text:p>
          </table:table-cell>
          <table:table-cell table:formula="of:=([.I37]-[.H37])/[.I37]*100" office:value-type="float" office:value="42.9416962408991" calcext:value-type="float">
            <text:p>42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-1thread-warmstart/parxZg3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288678" calcext:value-type="float">
            <text:p>3,288,678</text:p>
          </table:table-cell>
          <table:table-cell office:value-type="float" office:value="32406" calcext:value-type="float">
            <text:p>32,406</text:p>
          </table:table-cell>
          <table:table-cell office:value-type="float" office:value="391.86831666" calcext:value-type="float">
            <text:p>391.87</text:p>
          </table:table-cell>
          <table:table-cell office:value-type="float" office:value="735.38020753" calcext:value-type="float">
            <text:p>735.38</text:p>
          </table:table-cell>
          <table:table-cell table:formula="of:=([.I38]-[.H38])/[.I38]*100" office:value-type="float" office:value="46.7121479953601" calcext:value-type="float">
            <text:p>46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-1thread-warmstart/parMytF5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2132064" calcext:value-type="float">
            <text:p>2,132,064</text:p>
          </table:table-cell>
          <table:table-cell office:value-type="float" office:value="30806" calcext:value-type="float">
            <text:p>30,806</text:p>
          </table:table-cell>
          <table:table-cell office:value-type="float" office:value="372.48960491" calcext:value-type="float">
            <text:p>372.49</text:p>
          </table:table-cell>
          <table:table-cell office:value-type="float" office:value="599.57505733" calcext:value-type="float">
            <text:p>599.58</text:p>
          </table:table-cell>
          <table:table-cell table:formula="of:=([.I39]-[.H39])/[.I39]*100" office:value-type="float" office:value="37.874399484069" calcext:value-type="float">
            <text:p>37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-1thread-warmstart/parn6i3X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39044" calcext:value-type="float">
            <text:p>3,539,044</text:p>
          </table:table-cell>
          <table:table-cell office:value-type="float" office:value="33274" calcext:value-type="float">
            <text:p>33,274</text:p>
          </table:table-cell>
          <table:table-cell office:value-type="float" office:value="406.39644807" calcext:value-type="float">
            <text:p>406.40</text:p>
          </table:table-cell>
          <table:table-cell office:value-type="float" office:value="661.77467567" calcext:value-type="float">
            <text:p>661.77</text:p>
          </table:table-cell>
          <table:table-cell table:formula="of:=([.I40]-[.H40])/[.I40]*100" office:value-type="float" office:value="38.5899063516517" calcext:value-type="float">
            <text:p>38.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-1thread-warmstart/parIJQXA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4030882" calcext:value-type="float">
            <text:p>4,030,882</text:p>
          </table:table-cell>
          <table:table-cell office:value-type="float" office:value="27874" calcext:value-type="float">
            <text:p>27,874</text:p>
          </table:table-cell>
          <table:table-cell office:value-type="float" office:value="384.90862551" calcext:value-type="float">
            <text:p>384.91</text:p>
          </table:table-cell>
          <table:table-cell office:value-type="float" office:value="703.61280817" calcext:value-type="float">
            <text:p>703.61</text:p>
          </table:table-cell>
          <table:table-cell table:formula="of:=([.I41]-[.H41])/[.I41]*100" office:value-type="float" office:value="45.2953924316565" calcext:value-type="float">
            <text:p>45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-1thread-warmstart/parMo8Bs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5559877" calcext:value-type="float">
            <text:p>5,559,877</text:p>
          </table:table-cell>
          <table:table-cell office:value-type="float" office:value="48262" calcext:value-type="float">
            <text:p>48,262</text:p>
          </table:table-cell>
          <table:table-cell office:value-type="float" office:value="485.62593697" calcext:value-type="float">
            <text:p>485.63</text:p>
          </table:table-cell>
          <table:table-cell office:value-type="float" office:value="1191.1704228" calcext:value-type="float">
            <text:p>1191.17</text:p>
          </table:table-cell>
          <table:table-cell table:formula="of:=([.I42]-[.H42])/[.I42]*100" office:value-type="float" office:value="59.231195832711" calcext:value-type="float">
            <text:p>59.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-1thread-warmstart/partnSfX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529710" calcext:value-type="float">
            <text:p>1,529,710</text:p>
          </table:table-cell>
          <table:table-cell office:value-type="float" office:value="13243" calcext:value-type="float">
            <text:p>13,243</text:p>
          </table:table-cell>
          <table:table-cell office:value-type="float" office:value="430.35751077" calcext:value-type="float">
            <text:p>430.36</text:p>
          </table:table-cell>
          <table:table-cell office:value-type="float" office:value="1375.2753867" calcext:value-type="float">
            <text:p>1375.28</text:p>
          </table:table-cell>
          <table:table-cell table:formula="of:=([.I43]-[.H43])/[.I43]*100" office:value-type="float" office:value="68.7075392367305" calcext:value-type="float">
            <text:p>68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-1thread-warmstart/parG4miu.par</text:p>
          </table:table-cell>
          <table:table-cell office:value-type="string" calcext:value-type="string">
            <text:p>TL</text:p>
          </table:table-cell>
          <table:table-cell office:value-type="float" office:value="7200.08" calcext:value-type="float">
            <text:p>7200.1</text:p>
          </table:table-cell>
          <table:table-cell office:value-type="float" office:value="1637544" calcext:value-type="float">
            <text:p>1,637,544</text:p>
          </table:table-cell>
          <table:table-cell office:value-type="float" office:value="11183" calcext:value-type="float">
            <text:p>11,183</text:p>
          </table:table-cell>
          <table:table-cell office:value-type="float" office:value="431.64947534" calcext:value-type="float">
            <text:p>431.65</text:p>
          </table:table-cell>
          <table:table-cell office:value-type="float" office:value="904.99735" calcext:value-type="float">
            <text:p>905.00</text:p>
          </table:table-cell>
          <table:table-cell table:formula="of:=([.I44]-[.H44])/[.I44]*100" office:value-type="float" office:value="52.3037857138477" calcext:value-type="float">
            <text:p>52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-1thread-warmstart/paruvlSS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747603" calcext:value-type="float">
            <text:p>1,747,603</text:p>
          </table:table-cell>
          <table:table-cell office:value-type="float" office:value="11464" calcext:value-type="float">
            <text:p>11,464</text:p>
          </table:table-cell>
          <table:table-cell office:value-type="float" office:value="451.49803135" calcext:value-type="float">
            <text:p>451.50</text:p>
          </table:table-cell>
          <table:table-cell office:value-type="float" office:value="818.18502667" calcext:value-type="float">
            <text:p>818.19</text:p>
          </table:table-cell>
          <table:table-cell table:formula="of:=([.I45]-[.H45])/[.I45]*100" office:value-type="float" office:value="44.8171236782969" calcext:value-type="float">
            <text:p>44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-1thread-warmstart/parHmApJ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122467" calcext:value-type="float">
            <text:p>1,122,467</text:p>
          </table:table-cell>
          <table:table-cell office:value-type="float" office:value="18152" calcext:value-type="float">
            <text:p>18,152</text:p>
          </table:table-cell>
          <table:table-cell office:value-type="float" office:value="404.06544447" calcext:value-type="float">
            <text:p>404.07</text:p>
          </table:table-cell>
          <table:table-cell office:value-type="float" office:value="732.72603333" calcext:value-type="float">
            <text:p>732.73</text:p>
          </table:table-cell>
          <table:table-cell table:formula="of:=([.I46]-[.H46])/[.I46]*100" office:value-type="float" office:value="44.8544986679872" calcext:value-type="float">
            <text:p>44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-1thread-warmstart/parLebSS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339444" calcext:value-type="float">
            <text:p>1,339,444</text:p>
          </table:table-cell>
          <table:table-cell office:value-type="float" office:value="10862" calcext:value-type="float">
            <text:p>10,862</text:p>
          </table:table-cell>
          <table:table-cell office:value-type="float" office:value="409.2031092" calcext:value-type="float">
            <text:p>409.20</text:p>
          </table:table-cell>
          <table:table-cell office:value-type="float" office:value="810.70346333" calcext:value-type="float">
            <text:p>810.70</text:p>
          </table:table-cell>
          <table:table-cell table:formula="of:=([.I47]-[.H47])/[.I47]*100" office:value-type="float" office:value="49.5249338741961" calcext:value-type="float">
            <text:p>49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-1thread-warmstart/parsJToT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2079151" calcext:value-type="float">
            <text:p>2,079,151</text:p>
          </table:table-cell>
          <table:table-cell office:value-type="float" office:value="13100" calcext:value-type="float">
            <text:p>13,100</text:p>
          </table:table-cell>
          <table:table-cell office:value-type="float" office:value="415.99761569" calcext:value-type="float">
            <text:p>416.00</text:p>
          </table:table-cell>
          <table:table-cell office:value-type="float" office:value="814.02021" calcext:value-type="float">
            <text:p>814.02</text:p>
          </table:table-cell>
          <table:table-cell table:formula="of:=([.I48]-[.H48])/[.I48]*100" office:value-type="float" office:value="48.8959106199587" calcext:value-type="float">
            <text:p>48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-1thread-warmstart/parcXw0x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570182" calcext:value-type="float">
            <text:p>1,570,182</text:p>
          </table:table-cell>
          <table:table-cell office:value-type="float" office:value="23250" calcext:value-type="float">
            <text:p>23,250</text:p>
          </table:table-cell>
          <table:table-cell office:value-type="float" office:value="389.56839946" calcext:value-type="float">
            <text:p>389.57</text:p>
          </table:table-cell>
          <table:table-cell office:value-type="float" office:value="735.76893" calcext:value-type="float">
            <text:p>735.77</text:p>
          </table:table-cell>
          <table:table-cell table:formula="of:=([.I49]-[.H49])/[.I49]*100" office:value-type="float" office:value="47.0528879956918" calcext:value-type="float">
            <text:p>47.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-1thread-warmstart/parDy2Rp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335918" calcext:value-type="float">
            <text:p>1,335,918</text:p>
          </table:table-cell>
          <table:table-cell office:value-type="float" office:value="6115" calcext:value-type="float">
            <text:p>6,115</text:p>
          </table:table-cell>
          <table:table-cell office:value-type="float" office:value="433.89393981" calcext:value-type="float">
            <text:p>433.89</text:p>
          </table:table-cell>
          <table:table-cell office:value-type="float" office:value="761.79983667" calcext:value-type="float">
            <text:p>761.80</text:p>
          </table:table-cell>
          <table:table-cell table:formula="of:=([.I50]-[.H50])/[.I50]*100" office:value-type="float" office:value="43.0435766819472" calcext:value-type="float">
            <text:p>43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-1thread-warmstart/parm7hxP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30116" calcext:value-type="float">
            <text:p>2,730,116</text:p>
          </table:table-cell>
          <table:table-cell office:value-type="float" office:value="11944" calcext:value-type="float">
            <text:p>11,944</text:p>
          </table:table-cell>
          <table:table-cell office:value-type="float" office:value="439.24805314" calcext:value-type="float">
            <text:p>439.25</text:p>
          </table:table-cell>
          <table:table-cell office:value-type="float" office:value="969.56043333" calcext:value-type="float">
            <text:p>969.56</text:p>
          </table:table-cell>
          <table:table-cell table:formula="of:=([.I51]-[.H51])/[.I51]*100" office:value-type="float" office:value="54.6961655983235" calcext:value-type="float">
            <text:p>54.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-1thread-warmstart/parv5O5M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338544" calcext:value-type="float">
            <text:p>2,338,544</text:p>
          </table:table-cell>
          <table:table-cell office:value-type="float" office:value="7485" calcext:value-type="float">
            <text:p>7,485</text:p>
          </table:table-cell>
          <table:table-cell office:value-type="float" office:value="450.0028585" calcext:value-type="float">
            <text:p>450.00</text:p>
          </table:table-cell>
          <table:table-cell office:value-type="float" office:value="867.18218" calcext:value-type="float">
            <text:p>867.18</text:p>
          </table:table-cell>
          <table:table-cell table:formula="of:=([.I52]-[.H52])/[.I52]*100" office:value-type="float" office:value="48.1074601302347" calcext:value-type="float">
            <text:p>48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-1thread-warmstart/paruaaGU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336841" calcext:value-type="float">
            <text:p>336,841</text:p>
          </table:table-cell>
          <table:table-cell office:value-type="float" office:value="529" calcext:value-type="float">
            <text:p>529</text:p>
          </table:table-cell>
          <table:table-cell office:value-type="float" office:value="548.87817302" calcext:value-type="float">
            <text:p>548.88</text:p>
          </table:table-cell>
          <table:table-cell office:value-type="float" office:value="1504.1152867" calcext:value-type="float">
            <text:p>1504.12</text:p>
          </table:table-cell>
          <table:table-cell table:formula="of:=([.I53]-[.H53])/[.I53]*100" office:value-type="float" office:value="63.5082378409817" calcext:value-type="float">
            <text:p>63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-1thread-warmstart/parrCZgS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214011" calcext:value-type="float">
            <text:p>214,011</text:p>
          </table:table-cell>
          <table:table-cell office:value-type="float" office:value="527" calcext:value-type="float">
            <text:p>527</text:p>
          </table:table-cell>
          <table:table-cell office:value-type="float" office:value="543.31729732" calcext:value-type="float">
            <text:p>543.32</text:p>
          </table:table-cell>
          <table:table-cell office:value-type="float" office:value="1459.5230667" calcext:value-type="float">
            <text:p>1459.52</text:p>
          </table:table-cell>
          <table:table-cell table:formula="of:=([.I54]-[.H54])/[.I54]*100" office:value-type="float" office:value="62.7743260989737" calcext:value-type="float">
            <text:p>62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-1thread-warmstart/parNurEv.par</text:p>
          </table:table-cell>
          <table:table-cell office:value-type="string" calcext:value-type="string">
            <text:p>TL</text:p>
          </table:table-cell>
          <table:table-cell office:value-type="float" office:value="7200.44" calcext:value-type="float">
            <text:p>7200.4</text:p>
          </table:table-cell>
          <table:table-cell office:value-type="float" office:value="261818" calcext:value-type="float">
            <text:p>261,818</text:p>
          </table:table-cell>
          <table:table-cell office:value-type="float" office:value="516" calcext:value-type="float">
            <text:p>516</text:p>
          </table:table-cell>
          <table:table-cell office:value-type="float" office:value="545.73167124" calcext:value-type="float">
            <text:p>545.73</text:p>
          </table:table-cell>
          <table:table-cell office:value-type="float" office:value="1327.8925" calcext:value-type="float">
            <text:p>1327.89</text:p>
          </table:table-cell>
          <table:table-cell table:formula="of:=([.I55]-[.H55])/[.I55]*100" office:value-type="float" office:value="58.9024208480732" calcext:value-type="float">
            <text:p>58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-1thread-warmstart/parjzWka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342825" calcext:value-type="float">
            <text:p>342,825</text:p>
          </table:table-cell>
          <table:table-cell office:value-type="float" office:value="1008" calcext:value-type="float">
            <text:p>1,008</text:p>
          </table:table-cell>
          <table:table-cell office:value-type="float" office:value="531.83670621" calcext:value-type="float">
            <text:p>531.84</text:p>
          </table:table-cell>
          <table:table-cell office:value-type="float" office:value="1162.76884" calcext:value-type="float">
            <text:p>1162.77</text:p>
          </table:table-cell>
          <table:table-cell table:formula="of:=([.I56]-[.H56])/[.I56]*100" office:value-type="float" office:value="54.2611834859627" calcext:value-type="float">
            <text:p>54.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-1thread-warmstart/parHM6j7.par</text:p>
          </table:table-cell>
          <table:table-cell office:value-type="string" calcext:value-type="string">
            <text:p>TL</text:p>
          </table:table-cell>
          <table:table-cell office:value-type="float" office:value="7201.27" calcext:value-type="float">
            <text:p>7201.3</text:p>
          </table:table-cell>
          <table:table-cell office:value-type="float" office:value="240251" calcext:value-type="float">
            <text:p>240,251</text:p>
          </table:table-cell>
          <table:table-cell office:value-type="float" office:value="503" calcext:value-type="float">
            <text:p>503</text:p>
          </table:table-cell>
          <table:table-cell office:value-type="float" office:value="538.13969309" calcext:value-type="float">
            <text:p>538.14</text:p>
          </table:table-cell>
          <table:table-cell office:value-type="float" office:value="1391.9313033" calcext:value-type="float">
            <text:p>1391.93</text:p>
          </table:table-cell>
          <table:table-cell table:formula="of:=([.I57]-[.H57])/[.I57]*100" office:value-type="float" office:value="61.3386313093057" calcext:value-type="float">
            <text:p>61.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-1thread-warmstart/par1yoiJ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474155" calcext:value-type="float">
            <text:p>474,155</text:p>
          </table:table-cell>
          <table:table-cell office:value-type="float" office:value="1581" calcext:value-type="float">
            <text:p>1,581</text:p>
          </table:table-cell>
          <table:table-cell office:value-type="float" office:value="518.46761284" calcext:value-type="float">
            <text:p>518.47</text:p>
          </table:table-cell>
          <table:table-cell office:value-type="float" office:value="1441.29719" calcext:value-type="float">
            <text:p>1441.30</text:p>
          </table:table-cell>
          <table:table-cell table:formula="of:=([.I58]-[.H58])/[.I58]*100" office:value-type="float" office:value="64.0277094524829" calcext:value-type="float">
            <text:p>64.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-1thread-warmstart/parUqEtq.par</text:p>
          </table:table-cell>
          <table:table-cell office:value-type="string" calcext:value-type="string">
            <text:p>TL</text:p>
          </table:table-cell>
          <table:table-cell office:value-type="float" office:value="7200.76" calcext:value-type="float">
            <text:p>7200.8</text:p>
          </table:table-cell>
          <table:table-cell office:value-type="float" office:value="265796" calcext:value-type="float">
            <text:p>265,796</text:p>
          </table:table-cell>
          <table:table-cell office:value-type="float" office:value="628" calcext:value-type="float">
            <text:p>628</text:p>
          </table:table-cell>
          <table:table-cell office:value-type="float" office:value="511.79735365" calcext:value-type="float">
            <text:p>511.80</text:p>
          </table:table-cell>
          <table:table-cell office:value-type="float" office:value="1177.9363067" calcext:value-type="float">
            <text:p>1177.94</text:p>
          </table:table-cell>
          <table:table-cell table:formula="of:=([.I59]-[.H59])/[.I59]*100" office:value-type="float" office:value="56.5513558976881" calcext:value-type="float">
            <text:p>56.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-1thread-warmstart/parZdyI1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305139" calcext:value-type="float">
            <text:p>305,139</text:p>
          </table:table-cell>
          <table:table-cell office:value-type="float" office:value="617" calcext:value-type="float">
            <text:p>617</text:p>
          </table:table-cell>
          <table:table-cell office:value-type="float" office:value="536.15021242" calcext:value-type="float">
            <text:p>536.15</text:p>
          </table:table-cell>
          <table:table-cell office:value-type="float" office:value="1169.18108" calcext:value-type="float">
            <text:p>1169.18</text:p>
          </table:table-cell>
          <table:table-cell table:formula="of:=([.I60]-[.H60])/[.I60]*100" office:value-type="float" office:value="54.1430988243498" calcext:value-type="float">
            <text:p>54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-1thread-warmstart/parO2yZy.par</text:p>
          </table:table-cell>
          <table:table-cell office:value-type="string" calcext:value-type="string">
            <text:p>TL</text:p>
          </table:table-cell>
          <table:table-cell office:value-type="float" office:value="7200.62" calcext:value-type="float">
            <text:p>7200.6</text:p>
          </table:table-cell>
          <table:table-cell office:value-type="float" office:value="256468" calcext:value-type="float">
            <text:p>256,468</text:p>
          </table:table-cell>
          <table:table-cell office:value-type="float" office:value="509" calcext:value-type="float">
            <text:p>509</text:p>
          </table:table-cell>
          <table:table-cell office:value-type="float" office:value="543.15950087" calcext:value-type="float">
            <text:p>543.16</text:p>
          </table:table-cell>
          <table:table-cell office:value-type="float" office:value="1346.68256" calcext:value-type="float">
            <text:p>1346.68</text:p>
          </table:table-cell>
          <table:table-cell table:formula="of:=([.I61]-[.H61])/[.I61]*100" office:value-type="float" office:value="59.6668497088133" calcext:value-type="float">
            <text:p>59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-1thread-warmstart/parzBHVZ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209597" calcext:value-type="float">
            <text:p>209,597</text:p>
          </table:table-cell>
          <table:table-cell office:value-type="float" office:value="491" calcext:value-type="float">
            <text:p>491</text:p>
          </table:table-cell>
          <table:table-cell office:value-type="float" office:value="546.84411811" calcext:value-type="float">
            <text:p>546.84</text:p>
          </table:table-cell>
          <table:table-cell office:value-type="float" office:value="1470.0153833" calcext:value-type="float">
            <text:p>1470.02</text:p>
          </table:table-cell>
          <table:table-cell table:formula="of:=([.I62]-[.H62])/[.I62]*100" office:value-type="float" office:value="62.8001091469939" calcext:value-type="float">
            <text:p>62.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-1thread-warmstart/paruDQYX.par</text:p>
          </table:table-cell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138418" calcext:value-type="float">
            <text:p>138,418</text:p>
          </table:table-cell>
          <table:table-cell office:value-type="float" office:value="35" calcext:value-type="float">
            <text:p>35</text:p>
          </table:table-cell>
          <table:table-cell office:value-type="float" office:value="603.07681828" calcext:value-type="float">
            <text:p>603.08</text:p>
          </table:table-cell>
          <table:table-cell office:value-type="float" office:value="2036.9793633" calcext:value-type="float">
            <text:p>2036.98</text:p>
          </table:table-cell>
          <table:table-cell table:formula="of:=([.I63]-[.H63])/[.I63]*100" office:value-type="float" office:value="70.3935725051732" calcext:value-type="float">
            <text:p>70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-1thread-warmstart/par_V2k3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164206" calcext:value-type="float">
            <text:p>164,206</text:p>
          </table:table-cell>
          <table:table-cell office:value-type="float" office:value="504" calcext:value-type="float">
            <text:p>504</text:p>
          </table:table-cell>
          <table:table-cell office:value-type="float" office:value="604.80651858" calcext:value-type="float">
            <text:p>604.81</text:p>
          </table:table-cell>
          <table:table-cell office:value-type="float" office:value="2083.89072" calcext:value-type="float">
            <text:p>2083.89</text:p>
          </table:table-cell>
          <table:table-cell table:formula="of:=([.I64]-[.H64])/[.I64]*100" office:value-type="float" office:value="70.9770520701777" calcext:value-type="float">
            <text:p>70.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-1thread-warmstart/parkuYYe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62571" calcext:value-type="float">
            <text:p>262,571</text:p>
          </table:table-cell>
          <table:table-cell office:value-type="float" office:value="478" calcext:value-type="float">
            <text:p>478</text:p>
          </table:table-cell>
          <table:table-cell office:value-type="float" office:value="586.03744779" calcext:value-type="float">
            <text:p>586.04</text:p>
          </table:table-cell>
          <table:table-cell office:value-type="float" office:value="1608.1932733" calcext:value-type="float">
            <text:p>1608.19</text:p>
          </table:table-cell>
          <table:table-cell table:formula="of:=([.I65]-[.H65])/[.I65]*100" office:value-type="float" office:value="63.5592650759286" calcext:value-type="float">
            <text:p>63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-1thread-warmstart/parfkFCn.par</text:p>
          </table:table-cell>
          <table:table-cell office:value-type="string" calcext:value-type="string">
            <text:p>TL</text:p>
          </table:table-cell>
          <table:table-cell office:value-type="float" office:value="7200.66" calcext:value-type="float">
            <text:p>7200.7</text:p>
          </table:table-cell>
          <table:table-cell office:value-type="float" office:value="152310" calcext:value-type="float">
            <text:p>152,310</text:p>
          </table:table-cell>
          <table:table-cell office:value-type="float" office:value="473" calcext:value-type="float">
            <text:p>473</text:p>
          </table:table-cell>
          <table:table-cell office:value-type="float" office:value="594.49199376" calcext:value-type="float">
            <text:p>594.49</text:p>
          </table:table-cell>
          <table:table-cell office:value-type="float" office:value="1722.9622367" calcext:value-type="float">
            <text:p>1722.96</text:p>
          </table:table-cell>
          <table:table-cell table:formula="of:=([.I66]-[.H66])/[.I66]*100" office:value-type="float" office:value="65.4959359469982" calcext:value-type="float">
            <text:p>65.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-1thread-warmstart/parmePtk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227380" calcext:value-type="float">
            <text:p>227,380</text:p>
          </table:table-cell>
          <table:table-cell office:value-type="float" office:value="155" calcext:value-type="float">
            <text:p>155</text:p>
          </table:table-cell>
          <table:table-cell office:value-type="float" office:value="608.34065952" calcext:value-type="float">
            <text:p>608.34</text:p>
          </table:table-cell>
          <table:table-cell office:value-type="float" office:value="1809.7837767" calcext:value-type="float">
            <text:p>1809.78</text:p>
          </table:table-cell>
          <table:table-cell table:formula="of:=([.I67]-[.H67])/[.I67]*100" office:value-type="float" office:value="66.3860032700005" calcext:value-type="float">
            <text:p>66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-1thread-warmstart/parjcChE.par</text:p>
          </table:table-cell>
          <table:table-cell office:value-type="string" calcext:value-type="string">
            <text:p>TL</text:p>
          </table:table-cell>
          <table:table-cell office:value-type="float" office:value="7200.67" calcext:value-type="float">
            <text:p>7200.7</text:p>
          </table:table-cell>
          <table:table-cell office:value-type="float" office:value="190911" calcext:value-type="float">
            <text:p>190,911</text:p>
          </table:table-cell>
          <table:table-cell office:value-type="float" office:value="164" calcext:value-type="float">
            <text:p>164</text:p>
          </table:table-cell>
          <table:table-cell office:value-type="float" office:value="587.73232426" calcext:value-type="float">
            <text:p>587.73</text:p>
          </table:table-cell>
          <table:table-cell office:value-type="float" office:value="1949.1449467" calcext:value-type="float">
            <text:p>1949.14</text:p>
          </table:table-cell>
          <table:table-cell table:formula="of:=([.I68]-[.H68])/[.I68]*100" office:value-type="float" office:value="69.8466589026609" calcext:value-type="float">
            <text:p>69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-1thread-warmstart/par2pk9z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166355" calcext:value-type="float">
            <text:p>166,355</text:p>
          </table:table-cell>
          <table:table-cell office:value-type="float" office:value="525" calcext:value-type="float">
            <text:p>525</text:p>
          </table:table-cell>
          <table:table-cell office:value-type="float" office:value="602.42373225" calcext:value-type="float">
            <text:p>602.42</text:p>
          </table:table-cell>
          <table:table-cell office:value-type="float" office:value="1777.5384267" calcext:value-type="float">
            <text:p>1777.54</text:p>
          </table:table-cell>
          <table:table-cell table:formula="of:=([.I69]-[.H69])/[.I69]*100" office:value-type="float" office:value="66.1091021605423" calcext:value-type="float">
            <text:p>66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-1thread-warmstart/parWEHr1.par</text:p>
          </table:table-cell>
          <table:table-cell office:value-type="string" calcext:value-type="string">
            <text:p>TL</text:p>
          </table:table-cell>
          <table:table-cell office:value-type="float" office:value="7202.05" calcext:value-type="float">
            <text:p>7202.1</text:p>
          </table:table-cell>
          <table:table-cell office:value-type="float" office:value="228088" calcext:value-type="float">
            <text:p>228,088</text:p>
          </table:table-cell>
          <table:table-cell office:value-type="float" office:value="482" calcext:value-type="float">
            <text:p>482</text:p>
          </table:table-cell>
          <table:table-cell office:value-type="float" office:value="592.07102324" calcext:value-type="float">
            <text:p>592.07</text:p>
          </table:table-cell>
          <table:table-cell office:value-type="float" office:value="1754.2038867" calcext:value-type="float">
            <text:p>1754.20</text:p>
          </table:table-cell>
          <table:table-cell table:formula="of:=([.I70]-[.H70])/[.I70]*100" office:value-type="float" office:value="66.248448784719" calcext:value-type="float">
            <text:p>66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-1thread-warmstart/parD5vvH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176217" calcext:value-type="float">
            <text:p>176,217</text:p>
          </table:table-cell>
          <table:table-cell office:value-type="float" office:value="240" calcext:value-type="float">
            <text:p>240</text:p>
          </table:table-cell>
          <table:table-cell office:value-type="float" office:value="644.86216632" calcext:value-type="float">
            <text:p>644.86</text:p>
          </table:table-cell>
          <table:table-cell office:value-type="float" office:value="2120.5099167" calcext:value-type="float">
            <text:p>2120.51</text:p>
          </table:table-cell>
          <table:table-cell table:formula="of:=([.I71]-[.H71])/[.I71]*100" office:value-type="float" office:value="69.5892878764013" calcext:value-type="float">
            <text:p>69.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-1thread-warmstart/parOeEm2.par</text:p>
          </table:table-cell>
          <table:table-cell office:value-type="string" calcext:value-type="string">
            <text:p>TL</text:p>
          </table:table-cell>
          <table:table-cell office:value-type="float" office:value="7201.44" calcext:value-type="float">
            <text:p>7201.4</text:p>
          </table:table-cell>
          <table:table-cell office:value-type="float" office:value="189044" calcext:value-type="float">
            <text:p>189,044</text:p>
          </table:table-cell>
          <table:table-cell office:value-type="float" office:value="308" calcext:value-type="float">
            <text:p>308</text:p>
          </table:table-cell>
          <table:table-cell office:value-type="float" office:value="622.03709879" calcext:value-type="float">
            <text:p>622.04</text:p>
          </table:table-cell>
          <table:table-cell office:value-type="float" office:value="2022.2559333" calcext:value-type="float">
            <text:p>2022.26</text:p>
          </table:table-cell>
          <table:table-cell table:formula="of:=([.I72]-[.H72])/[.I72]*100" office:value-type="float" office:value="69.2404364577665" calcext:value-type="float">
            <text:p>69.24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015"/>
        </table:table-row>
      </table:table>
      <table:table table:name="SoftCut, 1 thread, mem emphasis, warmstart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ce53"/>
        <table:table-column table:style-name="co17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 – Memory emphasis set – Warmstar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/parGtqMx.par</text:p>
          </table:table-cell>
          <table:table-cell table:formula="of:=IF([.E3] &lt; 7200; &quot;OPT&quot;; &quot;TL&quot;)" office:value-type="string" office:string-value="OPT" calcext:value-type="string">
            <text:p>OPT</text:p>
          </table:table-cell>
          <table:table-cell office:value-type="float" office:value="0.06" calcext:value-type="float">
            <text:p>0.06</text:p>
          </table:table-cell>
          <table:table-cell office:value-type="float" office:value="481" calcext:value-type="float">
            <text:p>48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18.19855033" calcext:value-type="float">
            <text:p>218.19855033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/parAs7k6.par</text:p>
          </table:table-cell>
          <table:table-cell table:formula="of:=IF([.E4] &lt; 7200; &quot;OPT&quot;; &quot;TL&quot;)" office:value-type="string" office:string-value="OPT" calcext:value-type="string">
            <text:p>OPT</text:p>
          </table:table-cell>
          <table:table-cell office:value-type="float" office:value="0.13" calcext:value-type="float">
            <text:p>0.13</text:p>
          </table:table-cell>
          <table:table-cell office:value-type="float" office:value="2583" calcext:value-type="float">
            <text:p>2583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246.62617517" calcext:value-type="float">
            <text:p>246.62617517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/paru_AHv.par</text:p>
          </table:table-cell>
          <table:table-cell table:formula="of:=IF([.E5] &lt; 7200; &quot;OPT&quot;; &quot;TL&quot;)" office:value-type="string" office:string-value="OPT" calcext:value-type="string">
            <text:p>OPT</text:p>
          </table:table-cell>
          <table:table-cell office:value-type="float" office:value="0.85" calcext:value-type="float">
            <text:p>0.85</text:p>
          </table:table-cell>
          <table:table-cell office:value-type="float" office:value="16312" calcext:value-type="float">
            <text:p>16312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float" office:value="305.859574" calcext:value-type="float">
            <text:p>305.859574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/parPciPz.par</text:p>
          </table:table-cell>
          <table:table-cell table:formula="of:=IF([.E6] &lt; 7200; &quot;OPT&quot;; &quot;TL&quot;)" office:value-type="string" office:string-value="OPT" calcext:value-type="string">
            <text:p>OPT</text:p>
          </table:table-cell>
          <table:table-cell office:value-type="float" office:value="0.83" calcext:value-type="float">
            <text:p>0.83</text:p>
          </table:table-cell>
          <table:table-cell office:value-type="float" office:value="17897" calcext:value-type="float">
            <text:p>17897</text:p>
          </table:table-cell>
          <table:table-cell office:value-type="float" office:value="2130" calcext:value-type="float">
            <text:p>2130</text:p>
          </table:table-cell>
          <table:table-cell office:value-type="float" office:value="186.89366623" calcext:value-type="float">
            <text:p>186.89366623</text:p>
          </table:table-cell>
          <table:table-cell office:value-type="float" office:value="186.8969446" calcext:value-type="float">
            <text:p>186.8969446</text:p>
          </table:table-cell>
          <table:table-cell table:formula="of:=([.I6]-[.H6])/[.I6]*100" office:value-type="float" office:value="0.0017541057222847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/parFfuhX.par</text:p>
          </table:table-cell>
          <table:table-cell table:formula="of:=IF([.E7] &lt; 7200; &quot;OPT&quot;; &quot;TL&quot;)" office:value-type="string" office:string-value="OPT" calcext:value-type="string">
            <text:p>OPT</text:p>
          </table:table-cell>
          <table:table-cell office:value-type="float" office:value="0.16" calcext:value-type="float">
            <text:p>0.16</text:p>
          </table:table-cell>
          <table:table-cell office:value-type="float" office:value="2815" calcext:value-type="float">
            <text:p>2815</text:p>
          </table:table-cell>
          <table:table-cell office:value-type="float" office:value="582" calcext:value-type="float">
            <text:p>582</text:p>
          </table:table-cell>
          <table:table-cell office:value-type="float" office:value="189.53081565" calcext:value-type="float">
            <text:p>189.53081565</text:p>
          </table:table-cell>
          <table:table-cell office:value-type="float" office:value="189.543179" calcext:value-type="float">
            <text:p>189.543179</text:p>
          </table:table-cell>
          <table:table-cell table:formula="of:=([.I7]-[.H7])/[.I7]*100" office:value-type="float" office:value="0.00652270900237213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/parLT7H0.par</text:p>
          </table:table-cell>
          <table:table-cell table:formula="of:=IF([.E8] &lt; 7200; &quot;OPT&quot;; &quot;TL&quot;)" office:value-type="string" office:string-value="OPT" calcext:value-type="string">
            <text:p>OPT</text:p>
          </table:table-cell>
          <table:table-cell office:value-type="float" office:value="0.08" calcext:value-type="float">
            <text:p>0.08</text:p>
          </table:table-cell>
          <table:table-cell office:value-type="float" office:value="1326" calcext:value-type="float">
            <text:p>1326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00.0991589" calcext:value-type="float">
            <text:p>200.0991589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/parOtMkI.par</text:p>
          </table:table-cell>
          <table:table-cell table:formula="of:=IF([.E9] &lt; 7200; &quot;OPT&quot;; &quot;TL&quot;)" office:value-type="string" office:string-value="OPT" calcext:value-type="string">
            <text:p>OPT</text:p>
          </table:table-cell>
          <table:table-cell office:value-type="float" office:value="0.11" calcext:value-type="float">
            <text:p>0.11</text:p>
          </table:table-cell>
          <table:table-cell office:value-type="float" office:value="1235" calcext:value-type="float">
            <text:p>1235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5.36852533" calcext:value-type="float">
            <text:p>225.36852533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/parQZ2P2.par</text:p>
          </table:table-cell>
          <table:table-cell table:formula="of:=IF([.E10] &lt; 7200; &quot;OPT&quot;; &quot;TL&quot;)" office:value-type="string" office:string-value="OPT" calcext:value-type="string">
            <text:p>OPT</text:p>
          </table:table-cell>
          <table:table-cell office:value-type="float" office:value="0.07" calcext:value-type="float">
            <text:p>0.07</text:p>
          </table:table-cell>
          <table:table-cell office:value-type="float" office:value="880" calcext:value-type="float">
            <text:p>88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32.04877757" calcext:value-type="float">
            <text:p>232.04877757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/parv06id.par</text:p>
          </table:table-cell>
          <table:table-cell table:formula="of:=IF([.E11] &lt; 7200; &quot;OPT&quot;; &quot;TL&quot;)" office:value-type="string" office:string-value="OPT" calcext:value-type="string">
            <text:p>OPT</text:p>
          </table:table-cell>
          <table:table-cell office:value-type="float" office:value="1.21" calcext:value-type="float">
            <text:p>1.21</text:p>
          </table:table-cell>
          <table:table-cell office:value-type="float" office:value="25170" calcext:value-type="float">
            <text:p>25170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222.29502767" calcext:value-type="float">
            <text:p>222.29502767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/parS1HkX.par</text:p>
          </table:table-cell>
          <table:table-cell table:formula="of:=IF([.E12] &lt; 7200; &quot;OPT&quot;; &quot;TL&quot;)" office:value-type="string" office:string-value="OPT" calcext:value-type="string">
            <text:p>OPT</text:p>
          </table:table-cell>
          <table:table-cell office:value-type="float" office:value="0.11" calcext:value-type="float">
            <text:p>0.1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0599533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/parQ14cT.par</text:p>
          </table:table-cell>
          <table:table-cell table:formula="of:=IF([.E13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64453588" calcext:value-type="float">
            <text:p>64453588</text:p>
          </table:table-cell>
          <table:table-cell office:value-type="float" office:value="3178469" calcext:value-type="float">
            <text:p>3178469</text:p>
          </table:table-cell>
          <table:table-cell office:value-type="float" office:value="420.48172802" calcext:value-type="float">
            <text:p>420.48172802</text:p>
          </table:table-cell>
          <table:table-cell office:value-type="float" office:value="428.09667333" calcext:value-type="float">
            <text:p>428.09667333</text:p>
          </table:table-cell>
          <table:table-cell table:formula="of:=([.I13]-[.H13])/[.I13]*100" office:value-type="float" office:value="1.77879104987344" calcext:value-type="float">
            <text:p>1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/parjF5FD.par</text:p>
          </table:table-cell>
          <table:table-cell table:formula="of:=IF([.E14] &lt; 7200; &quot;OPT&quot;; &quot;TL&quot;)" office:value-type="string" office:string-value="OPT" calcext:value-type="string">
            <text:p>OPT</text:p>
          </table:table-cell>
          <table:table-cell office:value-type="float" office:value="1676.03" calcext:value-type="float">
            <text:p>1676.03</text:p>
          </table:table-cell>
          <table:table-cell office:value-type="float" office:value="19520610" calcext:value-type="float">
            <text:p>19520610</text:p>
          </table:table-cell>
          <table:table-cell office:value-type="float" office:value="1035325" calcext:value-type="float">
            <text:p>1035325</text:p>
          </table:table-cell>
          <table:table-cell office:value-type="float" office:value="476.00133589" calcext:value-type="float">
            <text:p>476.00133589</text:p>
          </table:table-cell>
          <table:table-cell office:value-type="float" office:value="476.0489371" calcext:value-type="float">
            <text:p>476.0489371</text:p>
          </table:table-cell>
          <table:table-cell table:formula="of:=([.I14]-[.H14])/[.I14]*100" office:value-type="float" office:value="0.00999922619089534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/par2BnDE.par</text:p>
          </table:table-cell>
          <table:table-cell table:formula="of:=IF([.E15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70956802" calcext:value-type="float">
            <text:p>70956802</text:p>
          </table:table-cell>
          <table:table-cell office:value-type="float" office:value="1669625" calcext:value-type="float">
            <text:p>1669625</text:p>
          </table:table-cell>
          <table:table-cell office:value-type="float" office:value="337.61071105" calcext:value-type="float">
            <text:p>337.61071105</text:p>
          </table:table-cell>
          <table:table-cell office:value-type="float" office:value="399.0918764" calcext:value-type="float">
            <text:p>399.0918764</text:p>
          </table:table-cell>
          <table:table-cell table:formula="of:=([.I15]-[.H15])/[.I15]*100" office:value-type="float" office:value="15.4052660516645" calcext:value-type="float">
            <text:p>15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/parxxmM7.par</text:p>
          </table:table-cell>
          <table:table-cell table:formula="of:=IF([.E16] &lt; 7200; &quot;OPT&quot;; &quot;TL&quot;)" office:value-type="string" office:string-value="OPT" calcext:value-type="string">
            <text:p>OPT</text:p>
          </table:table-cell>
          <table:table-cell office:value-type="float" office:value="696.35" calcext:value-type="float">
            <text:p>696.35</text:p>
          </table:table-cell>
          <table:table-cell office:value-type="float" office:value="5692793" calcext:value-type="float">
            <text:p>5692793</text:p>
          </table:table-cell>
          <table:table-cell office:value-type="float" office:value="261373" calcext:value-type="float">
            <text:p>261373</text:p>
          </table:table-cell>
          <table:table-cell office:value-type="float" office:value="411.2547359" calcext:value-type="float">
            <text:p>411.2547359</text:p>
          </table:table-cell>
          <table:table-cell office:value-type="float" office:value="411.29577673" calcext:value-type="float">
            <text:p>411.29577673</text:p>
          </table:table-cell>
          <table:table-cell table:formula="of:=([.I16]-[.H16])/[.I16]*100" office:value-type="float" office:value="0.00997842242054617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/parmWdyZ.par</text:p>
          </table:table-cell>
          <table:table-cell table:formula="of:=IF([.E17] &lt; 7200; &quot;OPT&quot;; &quot;TL&quot;)" office:value-type="string" office:string-value="OPT" calcext:value-type="string">
            <text:p>OPT</text:p>
          </table:table-cell>
          <table:table-cell office:value-type="float" office:value="4352.65" calcext:value-type="float">
            <text:p>4352.65</text:p>
          </table:table-cell>
          <table:table-cell office:value-type="float" office:value="40674717" calcext:value-type="float">
            <text:p>40674717</text:p>
          </table:table-cell>
          <table:table-cell office:value-type="float" office:value="1238342" calcext:value-type="float">
            <text:p>1238342</text:p>
          </table:table-cell>
          <table:table-cell office:value-type="float" office:value="366.30246548" calcext:value-type="float">
            <text:p>366.30246548</text:p>
          </table:table-cell>
          <table:table-cell office:value-type="float" office:value="366.33909303" calcext:value-type="float">
            <text:p>366.33909303</text:p>
          </table:table-cell>
          <table:table-cell table:formula="of:=([.I17]-[.H17])/[.I17]*100" office:value-type="float" office:value="0.00999826409380558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/parL3rPf.par</text:p>
          </table:table-cell>
          <table:table-cell table:formula="of:=IF([.E18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55006221" calcext:value-type="float">
            <text:p>55006221</text:p>
          </table:table-cell>
          <table:table-cell office:value-type="float" office:value="1230755" calcext:value-type="float">
            <text:p>1230755</text:p>
          </table:table-cell>
          <table:table-cell office:value-type="float" office:value="396.09380423" calcext:value-type="float">
            <text:p>396.09380423</text:p>
          </table:table-cell>
          <table:table-cell office:value-type="float" office:value="465.9158294" calcext:value-type="float">
            <text:p>465.9158294</text:p>
          </table:table-cell>
          <table:table-cell table:formula="of:=([.I18]-[.H18])/[.I18]*100" office:value-type="float" office:value="14.9859740245177" calcext:value-type="float">
            <text:p>14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/parjw25a.par</text:p>
          </table:table-cell>
          <table:table-cell table:formula="of:=IF([.E19] &lt; 7200; &quot;OPT&quot;; &quot;TL&quot;)" office:value-type="string" office:string-value="OPT" calcext:value-type="string">
            <text:p>OPT</text:p>
          </table:table-cell>
          <table:table-cell office:value-type="float" office:value="429.53" calcext:value-type="float">
            <text:p>429.53</text:p>
          </table:table-cell>
          <table:table-cell office:value-type="float" office:value="3495444" calcext:value-type="float">
            <text:p>3495444</text:p>
          </table:table-cell>
          <table:table-cell office:value-type="float" office:value="131231" calcext:value-type="float">
            <text:p>131231</text:p>
          </table:table-cell>
          <table:table-cell office:value-type="float" office:value="328.63810638" calcext:value-type="float">
            <text:p>328.63810638</text:p>
          </table:table-cell>
          <table:table-cell office:value-type="float" office:value="328.67077267" calcext:value-type="float">
            <text:p>328.67077267</text:p>
          </table:table-cell>
          <table:table-cell table:formula="of:=([.I19]-[.H19])/[.I19]*100" office:value-type="float" office:value="0.00993890930265563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/par2TaHb.par</text:p>
          </table:table-cell>
          <table:table-cell table:formula="of:=IF([.E20] &lt; 7200; &quot;OPT&quot;; &quot;TL&quot;)" office:value-type="string" office:string-value="OPT" calcext:value-type="string">
            <text:p>OPT</text:p>
          </table:table-cell>
          <table:table-cell office:value-type="float" office:value="163.52" calcext:value-type="float">
            <text:p>163.52</text:p>
          </table:table-cell>
          <table:table-cell office:value-type="float" office:value="1134414" calcext:value-type="float">
            <text:p>1134414</text:p>
          </table:table-cell>
          <table:table-cell office:value-type="float" office:value="60435" calcext:value-type="float">
            <text:p>60435</text:p>
          </table:table-cell>
          <table:table-cell office:value-type="float" office:value="357.64929611" calcext:value-type="float">
            <text:p>357.64929611</text:p>
          </table:table-cell>
          <table:table-cell office:value-type="float" office:value="357.68369787" calcext:value-type="float">
            <text:p>357.68369787</text:p>
          </table:table-cell>
          <table:table-cell table:formula="of:=([.I20]-[.H20])/[.I20]*100" office:value-type="float" office:value="0.00961792785213362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/parKyho5.par</text:p>
          </table:table-cell>
          <table:table-cell table:formula="of:=IF([.E21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57069418" calcext:value-type="float">
            <text:p>57069418</text:p>
          </table:table-cell>
          <table:table-cell office:value-type="float" office:value="845001" calcext:value-type="float">
            <text:p>845001</text:p>
          </table:table-cell>
          <table:table-cell office:value-type="float" office:value="338.4121064" calcext:value-type="float">
            <text:p>338.4121064</text:p>
          </table:table-cell>
          <table:table-cell office:value-type="float" office:value="402.67063676" calcext:value-type="float">
            <text:p>402.67063676</text:p>
          </table:table-cell>
          <table:table-cell table:formula="of:=([.I21]-[.H21])/[.I21]*100" office:value-type="float" office:value="15.9580869558908" calcext:value-type="float">
            <text:p>15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/parz2rAR.par</text:p>
          </table:table-cell>
          <table:table-cell table:formula="of:=IF([.E22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60139939" calcext:value-type="float">
            <text:p>60139939</text:p>
          </table:table-cell>
          <table:table-cell office:value-type="float" office:value="1011761" calcext:value-type="float">
            <text:p>1011761</text:p>
          </table:table-cell>
          <table:table-cell office:value-type="float" office:value="417.04100431" calcext:value-type="float">
            <text:p>417.04100431</text:p>
          </table:table-cell>
          <table:table-cell office:value-type="float" office:value="469.583817" calcext:value-type="float">
            <text:p>469.583817</text:p>
          </table:table-cell>
          <table:table-cell table:formula="of:=([.I22]-[.H22])/[.I22]*100" office:value-type="float" office:value="11.1892298643673" calcext:value-type="float">
            <text:p>11.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/parkcLOD.par</text:p>
          </table:table-cell>
          <table:table-cell table:formula="of:=IF([.E23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1840910" calcext:value-type="float">
            <text:p>11840910</text:p>
          </table:table-cell>
          <table:table-cell office:value-type="float" office:value="22779" calcext:value-type="float">
            <text:p>22779</text:p>
          </table:table-cell>
          <table:table-cell office:value-type="float" office:value="481.02923231" calcext:value-type="float">
            <text:p>481.02923231</text:p>
          </table:table-cell>
          <table:table-cell office:value-type="float" office:value="953.81165619" calcext:value-type="float">
            <text:p>953.81165619</text:p>
          </table:table-cell>
          <table:table-cell table:formula="of:=([.I23]-[.H23])/[.I23]*100" office:value-type="float" office:value="49.5676919873814" calcext:value-type="float">
            <text:p>49.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/parhS67y.par</text:p>
          </table:table-cell>
          <table:table-cell table:formula="of:=IF([.E24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7233758" calcext:value-type="float">
            <text:p>17233758</text:p>
          </table:table-cell>
          <table:table-cell office:value-type="float" office:value="72778" calcext:value-type="float">
            <text:p>72778</text:p>
          </table:table-cell>
          <table:table-cell office:value-type="float" office:value="367.0524032" calcext:value-type="float">
            <text:p>367.0524032</text:p>
          </table:table-cell>
          <table:table-cell office:value-type="float" office:value="578.83271317" calcext:value-type="float">
            <text:p>578.83271317</text:p>
          </table:table-cell>
          <table:table-cell table:formula="of:=([.I24]-[.H24])/[.I24]*100" office:value-type="float" office:value="36.5874811757229" calcext:value-type="float">
            <text:p>36.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/parsGltp.par</text:p>
          </table:table-cell>
          <table:table-cell table:formula="of:=IF([.E25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2026665" calcext:value-type="float">
            <text:p>12026665</text:p>
          </table:table-cell>
          <table:table-cell office:value-type="float" office:value="40854" calcext:value-type="float">
            <text:p>40854</text:p>
          </table:table-cell>
          <table:table-cell office:value-type="float" office:value="390.55756142" calcext:value-type="float">
            <text:p>390.55756142</text:p>
          </table:table-cell>
          <table:table-cell office:value-type="float" office:value="548.79835543" calcext:value-type="float">
            <text:p>548.79835543</text:p>
          </table:table-cell>
          <table:table-cell table:formula="of:=([.I25]-[.H25])/[.I25]*100" office:value-type="float" office:value="28.8340503291074" calcext:value-type="float">
            <text:p>28.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/pargkcEv.par</text:p>
          </table:table-cell>
          <table:table-cell table:formula="of:=IF([.E26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1121882" calcext:value-type="float">
            <text:p>11121882</text:p>
          </table:table-cell>
          <table:table-cell office:value-type="float" office:value="48903" calcext:value-type="float">
            <text:p>48903</text:p>
          </table:table-cell>
          <table:table-cell office:value-type="float" office:value="366.70239652" calcext:value-type="float">
            <text:p>366.70239652</text:p>
          </table:table-cell>
          <table:table-cell office:value-type="float" office:value="513.8340635" calcext:value-type="float">
            <text:p>513.8340635</text:p>
          </table:table-cell>
          <table:table-cell table:formula="of:=([.I26]-[.H26])/[.I26]*100" office:value-type="float" office:value="28.6340819792692" calcext:value-type="float">
            <text:p>28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/parx_YQb.par</text:p>
          </table:table-cell>
          <table:table-cell table:formula="of:=IF([.E27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2884892" calcext:value-type="float">
            <text:p>12884892</text:p>
          </table:table-cell>
          <table:table-cell office:value-type="float" office:value="38896" calcext:value-type="float">
            <text:p>38896</text:p>
          </table:table-cell>
          <table:table-cell office:value-type="float" office:value="485.35923801" calcext:value-type="float">
            <text:p>485.35923801</text:p>
          </table:table-cell>
          <table:table-cell office:value-type="float" office:value="663.92073533" calcext:value-type="float">
            <text:p>663.92073533</text:p>
          </table:table-cell>
          <table:table-cell table:formula="of:=([.I27]-[.H27])/[.I27]*100" office:value-type="float" office:value="26.8950023425984" calcext:value-type="float">
            <text:p>26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/par2unWS.par</text:p>
          </table:table-cell>
          <table:table-cell table:formula="of:=IF([.E28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6661520" calcext:value-type="float">
            <text:p>16661520</text:p>
          </table:table-cell>
          <table:table-cell office:value-type="float" office:value="65719" calcext:value-type="float">
            <text:p>65719</text:p>
          </table:table-cell>
          <table:table-cell office:value-type="float" office:value="366.96494511" calcext:value-type="float">
            <text:p>366.96494511</text:p>
          </table:table-cell>
          <table:table-cell office:value-type="float" office:value="838.66977717" calcext:value-type="float">
            <text:p>838.66977717</text:p>
          </table:table-cell>
          <table:table-cell table:formula="of:=([.I28]-[.H28])/[.I28]*100" office:value-type="float" office:value="56.244405712546" calcext:value-type="float">
            <text:p>56.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/parhyxwN.par</text:p>
          </table:table-cell>
          <table:table-cell table:formula="of:=IF([.E29] &lt; 7200; &quot;OPT&quot;; &quot;TL&quot;)" office:value-type="string" office:string-value="TL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2608799" calcext:value-type="float">
            <text:p>12608799</text:p>
          </table:table-cell>
          <table:table-cell office:value-type="float" office:value="33385" calcext:value-type="float">
            <text:p>33385</text:p>
          </table:table-cell>
          <table:table-cell office:value-type="float" office:value="356.07787751" calcext:value-type="float">
            <text:p>356.07787751</text:p>
          </table:table-cell>
          <table:table-cell office:value-type="float" office:value="522.03224833" calcext:value-type="float">
            <text:p>522.03224833</text:p>
          </table:table-cell>
          <table:table-cell table:formula="of:=([.I29]-[.H29])/[.I29]*100" office:value-type="float" office:value="31.790061121874" calcext:value-type="float">
            <text:p>31.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/parzmTOj.par</text:p>
          </table:table-cell>
          <table:table-cell table:formula="of:=IF([.E30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3380156" calcext:value-type="float">
            <text:p>13380156</text:p>
          </table:table-cell>
          <table:table-cell office:value-type="float" office:value="91336" calcext:value-type="float">
            <text:p>91336</text:p>
          </table:table-cell>
          <table:table-cell office:value-type="float" office:value="387.84376764" calcext:value-type="float">
            <text:p>387.84376764</text:p>
          </table:table-cell>
          <table:table-cell office:value-type="float" office:value="473.42079517" calcext:value-type="float">
            <text:p>473.42079517</text:p>
          </table:table-cell>
          <table:table-cell table:formula="of:=([.I30]-[.H30])/[.I30]*100" office:value-type="float" office:value="18.0763135889015" calcext:value-type="float">
            <text:p>18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/parCc2Sm.par</text:p>
          </table:table-cell>
          <table:table-cell table:formula="of:=IF([.E31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4882755" calcext:value-type="float">
            <text:p>14882755</text:p>
          </table:table-cell>
          <table:table-cell office:value-type="float" office:value="41625" calcext:value-type="float">
            <text:p>41625</text:p>
          </table:table-cell>
          <table:table-cell office:value-type="float" office:value="364.71637883" calcext:value-type="float">
            <text:p>364.71637883</text:p>
          </table:table-cell>
          <table:table-cell office:value-type="float" office:value="541.94097317" calcext:value-type="float">
            <text:p>541.94097317</text:p>
          </table:table-cell>
          <table:table-cell table:formula="of:=([.I31]-[.H31])/[.I31]*100" office:value-type="float" office:value="32.7018260500497" calcext:value-type="float">
            <text:p>32.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/parMryVb.par</text:p>
          </table:table-cell>
          <table:table-cell table:formula="of:=IF([.E32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4563751" calcext:value-type="float">
            <text:p>14563751</text:p>
          </table:table-cell>
          <table:table-cell office:value-type="float" office:value="65304" calcext:value-type="float">
            <text:p>65304</text:p>
          </table:table-cell>
          <table:table-cell office:value-type="float" office:value="448.77844789" calcext:value-type="float">
            <text:p>448.77844789</text:p>
          </table:table-cell>
          <table:table-cell office:value-type="float" office:value="601.47120937" calcext:value-type="float">
            <text:p>601.47120937</text:p>
          </table:table-cell>
          <table:table-cell table:formula="of:=([.I32]-[.H32])/[.I32]*100" office:value-type="float" office:value="25.386545374289" calcext:value-type="float">
            <text:p>25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/parPhIxT.par</text:p>
          </table:table-cell>
          <table:table-cell table:formula="of:=IF([.E33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042347" calcext:value-type="float">
            <text:p>4042347</text:p>
          </table:table-cell>
          <table:table-cell office:value-type="float" office:value="5560" calcext:value-type="float">
            <text:p>5560</text:p>
          </table:table-cell>
          <table:table-cell office:value-type="float" office:value="515.05795075" calcext:value-type="float">
            <text:p>515.05795075</text:p>
          </table:table-cell>
          <table:table-cell office:value-type="float" office:value="1199.4723149" calcext:value-type="float">
            <text:p>1199.4723149</text:p>
          </table:table-cell>
          <table:table-cell table:formula="of:=([.I33]-[.H33])/[.I33]*100" office:value-type="float" office:value="57.0596216059442" calcext:value-type="float">
            <text:p>57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/parMr_C9.par</text:p>
          </table:table-cell>
          <table:table-cell table:formula="of:=IF([.E34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7583278" calcext:value-type="float">
            <text:p>7583278</text:p>
          </table:table-cell>
          <table:table-cell office:value-type="float" office:value="14506" calcext:value-type="float">
            <text:p>14506</text:p>
          </table:table-cell>
          <table:table-cell office:value-type="float" office:value="389.28224072" calcext:value-type="float">
            <text:p>389.28224072</text:p>
          </table:table-cell>
          <table:table-cell office:value-type="float" office:value="706.77069487" calcext:value-type="float">
            <text:p>706.77069487</text:p>
          </table:table-cell>
          <table:table-cell table:formula="of:=([.I34]-[.H34])/[.I34]*100" office:value-type="float" office:value="44.9209986286142" calcext:value-type="float">
            <text:p>44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/par8CdZx.par</text:p>
          </table:table-cell>
          <table:table-cell table:formula="of:=IF([.E35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408818" calcext:value-type="float">
            <text:p>2408818</text:p>
          </table:table-cell>
          <table:table-cell office:value-type="float" office:value="2502" calcext:value-type="float">
            <text:p>2502</text:p>
          </table:table-cell>
          <table:table-cell office:value-type="float" office:value="381.67748862" calcext:value-type="float">
            <text:p>381.67748862</text:p>
          </table:table-cell>
          <table:table-cell office:value-type="float" office:value="650.25526063" calcext:value-type="float">
            <text:p>650.25526063</text:p>
          </table:table-cell>
          <table:table-cell table:formula="of:=([.I35]-[.H35])/[.I35]*100" office:value-type="float" office:value="41.3034370148406" calcext:value-type="float">
            <text:p>41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/parGX1t6.par</text:p>
          </table:table-cell>
          <table:table-cell table:formula="of:=IF([.E36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3741518" calcext:value-type="float">
            <text:p>3741518</text:p>
          </table:table-cell>
          <table:table-cell office:value-type="float" office:value="4048" calcext:value-type="float">
            <text:p>4048</text:p>
          </table:table-cell>
          <table:table-cell office:value-type="float" office:value="411.97289606" calcext:value-type="float">
            <text:p>411.97289606</text:p>
          </table:table-cell>
          <table:table-cell office:value-type="float" office:value="822.10688143" calcext:value-type="float">
            <text:p>822.10688143</text:p>
          </table:table-cell>
          <table:table-cell table:formula="of:=([.I36]-[.H36])/[.I36]*100" office:value-type="float" office:value="49.888158660903" calcext:value-type="float">
            <text:p>49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/parKgeNR.par</text:p>
          </table:table-cell>
          <table:table-cell table:formula="of:=IF([.E37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356958" calcext:value-type="float">
            <text:p>2356958</text:p>
          </table:table-cell>
          <table:table-cell office:value-type="float" office:value="2559" calcext:value-type="float">
            <text:p>2559</text:p>
          </table:table-cell>
          <table:table-cell office:value-type="float" office:value="398.09427906" calcext:value-type="float">
            <text:p>398.09427906</text:p>
          </table:table-cell>
          <table:table-cell office:value-type="float" office:value="732.49481233" calcext:value-type="float">
            <text:p>732.49481233</text:p>
          </table:table-cell>
          <table:table-cell table:formula="of:=([.I37]-[.H37])/[.I37]*100" office:value-type="float" office:value="45.6522732504142" calcext:value-type="float">
            <text:p>45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/parl4wWI.par</text:p>
          </table:table-cell>
          <table:table-cell table:formula="of:=IF([.E38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553203" calcext:value-type="float">
            <text:p>1553203</text:p>
          </table:table-cell>
          <table:table-cell office:value-type="float" office:value="1691" calcext:value-type="float">
            <text:p>1691</text:p>
          </table:table-cell>
          <table:table-cell office:value-type="float" office:value="397.13200768" calcext:value-type="float">
            <text:p>397.13200768</text:p>
          </table:table-cell>
          <table:table-cell office:value-type="float" office:value="735.38020753" calcext:value-type="float">
            <text:p>735.38020753</text:p>
          </table:table-cell>
          <table:table-cell table:formula="of:=([.I38]-[.H38])/[.I38]*100" office:value-type="float" office:value="45.9963698215526" calcext:value-type="float">
            <text:p>46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/pariIzVD.par</text:p>
          </table:table-cell>
          <table:table-cell table:formula="of:=IF([.E39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3817922" calcext:value-type="float">
            <text:p>3817922</text:p>
          </table:table-cell>
          <table:table-cell office:value-type="float" office:value="7806" calcext:value-type="float">
            <text:p>7806</text:p>
          </table:table-cell>
          <table:table-cell office:value-type="float" office:value="358.73565621" calcext:value-type="float">
            <text:p>358.73565621</text:p>
          </table:table-cell>
          <table:table-cell office:value-type="float" office:value="599.82958743" calcext:value-type="float">
            <text:p>599.82958743</text:p>
          </table:table-cell>
          <table:table-cell table:formula="of:=([.I39]-[.H39])/[.I39]*100" office:value-type="float" office:value="40.1937377335751" calcext:value-type="float">
            <text:p>40.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/parTANFc.par</text:p>
          </table:table-cell>
          <table:table-cell table:formula="of:=IF([.E40] &lt; 7200; &quot;OPT&quot;; &quot;TL&quot;)" office:value-type="string" office:string-value="TL" calcext:value-type="string">
            <text:p>TL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893061" calcext:value-type="float">
            <text:p>1893061</text:p>
          </table:table-cell>
          <table:table-cell office:value-type="float" office:value="1734" calcext:value-type="float">
            <text:p>1734</text:p>
          </table:table-cell>
          <table:table-cell office:value-type="float" office:value="396.99309454" calcext:value-type="float">
            <text:p>396.99309454</text:p>
          </table:table-cell>
          <table:table-cell office:value-type="float" office:value="661.77467567" calcext:value-type="float">
            <text:p>661.77467567</text:p>
          </table:table-cell>
          <table:table-cell table:formula="of:=([.I40]-[.H40])/[.I40]*100" office:value-type="float" office:value="40.0108361447841" calcext:value-type="float">
            <text:p>4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/parIEzQM.par</text:p>
          </table:table-cell>
          <table:table-cell table:formula="of:=IF([.E41] &lt; 7200; &quot;OPT&quot;; &quot;TL&quot;)" office:value-type="string" office:string-value="TL" calcext:value-type="string">
            <text:p>TL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013787" calcext:value-type="float">
            <text:p>3013787</text:p>
          </table:table-cell>
          <table:table-cell office:value-type="float" office:value="3070" calcext:value-type="float">
            <text:p>3070</text:p>
          </table:table-cell>
          <table:table-cell office:value-type="float" office:value="387.7657459" calcext:value-type="float">
            <text:p>387.7657459</text:p>
          </table:table-cell>
          <table:table-cell office:value-type="float" office:value="715.8531215" calcext:value-type="float">
            <text:p>715.8531215</text:p>
          </table:table-cell>
          <table:table-cell table:formula="of:=([.I41]-[.H41])/[.I41]*100" office:value-type="float" office:value="45.8316609575614" calcext:value-type="float">
            <text:p>45.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/parHuTca.par</text:p>
          </table:table-cell>
          <table:table-cell table:formula="of:=IF([.E42] &lt; 7200; &quot;OPT&quot;; &quot;TL&quot;)" office:value-type="string" office:string-value="TL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7223182" calcext:value-type="float">
            <text:p>7223182</text:p>
          </table:table-cell>
          <table:table-cell office:value-type="float" office:value="9253" calcext:value-type="float">
            <text:p>9253</text:p>
          </table:table-cell>
          <table:table-cell office:value-type="float" office:value="479.21811011" calcext:value-type="float">
            <text:p>479.21811011</text:p>
          </table:table-cell>
          <table:table-cell office:value-type="float" office:value="1210.1598074" calcext:value-type="float">
            <text:p>1210.1598074</text:p>
          </table:table-cell>
          <table:table-cell table:formula="of:=([.I42]-[.H42])/[.I42]*100" office:value-type="float" office:value="60.400427515471" calcext:value-type="float">
            <text:p>6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/par0DAX7.par</text:p>
          </table:table-cell>
          <table:table-cell table:formula="of:=IF([.E43] &lt; 7200; &quot;OPT&quot;; &quot;TL&quot;)" office:value-type="string" office:string-value="TL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090158" calcext:value-type="float">
            <text:p>1090158</text:p>
          </table:table-cell>
          <table:table-cell office:value-type="float" office:value="1055" calcext:value-type="float">
            <text:p>1055</text:p>
          </table:table-cell>
          <table:table-cell office:value-type="float" office:value="422.28392073" calcext:value-type="float">
            <text:p>422.28392073</text:p>
          </table:table-cell>
          <table:table-cell office:value-type="float" office:value="1375.2753867" calcext:value-type="float">
            <text:p>1375.2753867</text:p>
          </table:table-cell>
          <table:table-cell table:formula="of:=([.I43]-[.H43])/[.I43]*100" office:value-type="float" office:value="69.2945918458354" calcext:value-type="float">
            <text:p>69.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/parJxyt4.par</text:p>
          </table:table-cell>
          <table:table-cell table:formula="of:=IF([.E44] &lt; 7200; &quot;OPT&quot;; &quot;TL&quot;)" office:value-type="string" office:string-value="TL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96172" calcext:value-type="float">
            <text:p>496172</text:p>
          </table:table-cell>
          <table:table-cell office:value-type="float" office:value="764" calcext:value-type="float">
            <text:p>764</text:p>
          </table:table-cell>
          <table:table-cell office:value-type="float" office:value="427.14561414" calcext:value-type="float">
            <text:p>427.14561414</text:p>
          </table:table-cell>
          <table:table-cell office:value-type="float" office:value="904.99735" calcext:value-type="float">
            <text:p>904.99735</text:p>
          </table:table-cell>
          <table:table-cell table:formula="of:=([.I44]-[.H44])/[.I44]*100" office:value-type="float" office:value="52.8014513920952" calcext:value-type="float">
            <text:p>52.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/parw_vVt.par</text:p>
          </table:table-cell>
          <table:table-cell table:formula="of:=IF([.E45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966726" calcext:value-type="float">
            <text:p>966726</text:p>
          </table:table-cell>
          <table:table-cell office:value-type="float" office:value="767" calcext:value-type="float">
            <text:p>767</text:p>
          </table:table-cell>
          <table:table-cell office:value-type="float" office:value="448.02948337" calcext:value-type="float">
            <text:p>448.02948337</text:p>
          </table:table-cell>
          <table:table-cell office:value-type="float" office:value="818.18502667" calcext:value-type="float">
            <text:p>818.18502667</text:p>
          </table:table-cell>
          <table:table-cell table:formula="of:=([.I45]-[.H45])/[.I45]*100" office:value-type="float" office:value="45.2410556578537" calcext:value-type="float">
            <text:p>45.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/parUym2S.par</text:p>
          </table:table-cell>
          <table:table-cell table:formula="of:=IF([.E46] &lt; 7200; &quot;OPT&quot;; &quot;TL&quot;)" office:value-type="string" office:string-value="TL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31871" calcext:value-type="float">
            <text:p>431871</text:p>
          </table:table-cell>
          <table:table-cell office:value-type="float" office:value="691" calcext:value-type="float">
            <text:p>691</text:p>
          </table:table-cell>
          <table:table-cell office:value-type="float" office:value="398.23572371" calcext:value-type="float">
            <text:p>398.23572371</text:p>
          </table:table-cell>
          <table:table-cell office:value-type="float" office:value="732.72603333" calcext:value-type="float">
            <text:p>732.72603333</text:p>
          </table:table-cell>
          <table:table-cell table:formula="of:=([.I46]-[.H46])/[.I46]*100" office:value-type="float" office:value="45.6501194723287" calcext:value-type="float">
            <text:p>45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/parjPSMN.par</text:p>
          </table:table-cell>
          <table:table-cell table:formula="of:=IF([.E47] &lt; 7200; &quot;OPT&quot;; &quot;TL&quot;)" office:value-type="string" office:string-value="TL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76745" calcext:value-type="float">
            <text:p>576745</text:p>
          </table:table-cell>
          <table:table-cell office:value-type="float" office:value="769" calcext:value-type="float">
            <text:p>769</text:p>
          </table:table-cell>
          <table:table-cell office:value-type="float" office:value="405.60824977" calcext:value-type="float">
            <text:p>405.60824977</text:p>
          </table:table-cell>
          <table:table-cell office:value-type="float" office:value="810.70346333" calcext:value-type="float">
            <text:p>810.70346333</text:p>
          </table:table-cell>
          <table:table-cell table:formula="of:=([.I47]-[.H47])/[.I47]*100" office:value-type="float" office:value="49.9683585778768" calcext:value-type="float">
            <text:p>49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/par1Lddm.par</text:p>
          </table:table-cell>
          <table:table-cell table:formula="of:=IF([.E48] &lt; 7200; &quot;OPT&quot;; &quot;TL&quot;)" office:value-type="string" office:string-value="TL" calcext:value-type="string">
            <text:p>TL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34869" calcext:value-type="float">
            <text:p>434869</text:p>
          </table:table-cell>
          <table:table-cell office:value-type="float" office:value="633" calcext:value-type="float">
            <text:p>633</text:p>
          </table:table-cell>
          <table:table-cell office:value-type="float" office:value="407.71203246" calcext:value-type="float">
            <text:p>407.71203246</text:p>
          </table:table-cell>
          <table:table-cell office:value-type="float" office:value="814.02021" calcext:value-type="float">
            <text:p>814.02021</text:p>
          </table:table-cell>
          <table:table-cell table:formula="of:=([.I48]-[.H48])/[.I48]*100" office:value-type="float" office:value="49.9137702662198" calcext:value-type="float">
            <text:p>49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/parDyYEA.par</text:p>
          </table:table-cell>
          <table:table-cell table:formula="of:=IF([.E49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48783" calcext:value-type="float">
            <text:p>848783</text:p>
          </table:table-cell>
          <table:table-cell office:value-type="float" office:value="1180" calcext:value-type="float">
            <text:p>1180</text:p>
          </table:table-cell>
          <table:table-cell office:value-type="float" office:value="387.31288908" calcext:value-type="float">
            <text:p>387.31288908</text:p>
          </table:table-cell>
          <table:table-cell office:value-type="float" office:value="735.76893" calcext:value-type="float">
            <text:p>735.76893</text:p>
          </table:table-cell>
          <table:table-cell table:formula="of:=([.I49]-[.H49])/[.I49]*100" office:value-type="float" office:value="47.3594394533621" calcext:value-type="float">
            <text:p>47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/parUa1eg.par</text:p>
          </table:table-cell>
          <table:table-cell table:formula="of:=IF([.E50] &lt; 7200; &quot;OPT&quot;; &quot;TL&quot;)" office:value-type="string" office:string-value="TL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86444" calcext:value-type="float">
            <text:p>286444</text:p>
          </table:table-cell>
          <table:table-cell office:value-type="float" office:value="608" calcext:value-type="float">
            <text:p>608</text:p>
          </table:table-cell>
          <table:table-cell office:value-type="float" office:value="426.93284639" calcext:value-type="float">
            <text:p>426.93284639</text:p>
          </table:table-cell>
          <table:table-cell office:value-type="float" office:value="761.79983667" calcext:value-type="float">
            <text:p>761.79983667</text:p>
          </table:table-cell>
          <table:table-cell table:formula="of:=([.I50]-[.H50])/[.I50]*100" office:value-type="float" office:value="43.9573460324932" calcext:value-type="float">
            <text:p>43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/parv642f.par</text:p>
          </table:table-cell>
          <table:table-cell table:formula="of:=IF([.E51] &lt; 7200; &quot;OPT&quot;; &quot;TL&quot;)" office:value-type="string" office:string-value="TL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26882" calcext:value-type="float">
            <text:p>426882</text:p>
          </table:table-cell>
          <table:table-cell office:value-type="float" office:value="644" calcext:value-type="float">
            <text:p>644</text:p>
          </table:table-cell>
          <table:table-cell office:value-type="float" office:value="433.39951662" calcext:value-type="float">
            <text:p>433.39951662</text:p>
          </table:table-cell>
          <table:table-cell office:value-type="float" office:value="969.56043333" calcext:value-type="float">
            <text:p>969.56043333</text:p>
          </table:table-cell>
          <table:table-cell table:formula="of:=([.I51]-[.H51])/[.I51]*100" office:value-type="float" office:value="55.2993808615447" calcext:value-type="float">
            <text:p>55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/parZHF5Q.par</text:p>
          </table:table-cell>
          <table:table-cell table:formula="of:=IF([.E52] &lt; 7200; &quot;OPT&quot;; &quot;TL&quot;)" office:value-type="string" office:string-value="TL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23961" calcext:value-type="float">
            <text:p>323961</text:p>
          </table:table-cell>
          <table:table-cell office:value-type="float" office:value="547" calcext:value-type="float">
            <text:p>547</text:p>
          </table:table-cell>
          <table:table-cell office:value-type="float" office:value="443.12421588" calcext:value-type="float">
            <text:p>443.12421588</text:p>
          </table:table-cell>
          <table:table-cell office:value-type="float" office:value="867.18218" calcext:value-type="float">
            <text:p>867.18218</text:p>
          </table:table-cell>
          <table:table-cell table:formula="of:=([.I52]-[.H52])/[.I52]*100" office:value-type="float" office:value="48.9006778391133" calcext:value-type="float">
            <text:p>48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/parVLmot.par</text:p>
          </table:table-cell>
          <table:table-cell table:formula="of:=IF([.E53] &lt; 7200; &quot;OPT&quot;; &quot;TL&quot;)" office:value-type="string" office:string-value="TL" calcext:value-type="string">
            <text:p>TL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462341" calcext:value-type="float">
            <text:p>462341</text:p>
          </table:table-cell>
          <table:table-cell office:value-type="float" office:value="527" calcext:value-type="float">
            <text:p>527</text:p>
          </table:table-cell>
          <table:table-cell office:value-type="float" office:value="547.40838967" calcext:value-type="float">
            <text:p>547.40838967</text:p>
          </table:table-cell>
          <table:table-cell office:value-type="float" office:value="1504.1152867" calcext:value-type="float">
            <text:p>1504.1152867</text:p>
          </table:table-cell>
          <table:table-cell table:formula="of:=([.I53]-[.H53])/[.I53]*100" office:value-type="float" office:value="63.6059553073885" calcext:value-type="float">
            <text:p>63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/par0NOki.par</text:p>
          </table:table-cell>
          <table:table-cell table:formula="of:=IF([.E54] &lt; 7200; &quot;OPT&quot;; &quot;TL&quot;)" office:value-type="string" office:string-value="TL" calcext:value-type="string">
            <text:p>TL</text:p>
          </table:table-cell>
          <table:table-cell office:value-type="float" office:value="7200.18" calcext:value-type="float">
            <text:p>7200.18</text:p>
          </table:table-cell>
          <table:table-cell office:value-type="float" office:value="241045" calcext:value-type="float">
            <text:p>241045</text:p>
          </table:table-cell>
          <table:table-cell office:value-type="float" office:value="490" calcext:value-type="float">
            <text:p>490</text:p>
          </table:table-cell>
          <table:table-cell office:value-type="float" office:value="536.97258522" calcext:value-type="float">
            <text:p>536.97258522</text:p>
          </table:table-cell>
          <table:table-cell office:value-type="float" office:value="1459.5230667" calcext:value-type="float">
            <text:p>1459.5230667</text:p>
          </table:table-cell>
          <table:table-cell table:formula="of:=([.I54]-[.H54])/[.I54]*100" office:value-type="float" office:value="63.209037426582" calcext:value-type="float">
            <text:p>63.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/par0RB9Y.par</text:p>
          </table:table-cell>
          <table:table-cell table:formula="of:=IF([.E55] &lt; 7200; &quot;OPT&quot;; &quot;TL&quot;)" office:value-type="string" office:string-value="TL" calcext:value-type="string">
            <text:p>TL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319435" calcext:value-type="float">
            <text:p>319435</text:p>
          </table:table-cell>
          <table:table-cell office:value-type="float" office:value="480" calcext:value-type="float">
            <text:p>480</text:p>
          </table:table-cell>
          <table:table-cell office:value-type="float" office:value="545.30863456" calcext:value-type="float">
            <text:p>545.30863456</text:p>
          </table:table-cell>
          <table:table-cell office:value-type="float" office:value="1327.8925" calcext:value-type="float">
            <text:p>1327.8925</text:p>
          </table:table-cell>
          <table:table-cell table:formula="of:=([.I55]-[.H55])/[.I55]*100" office:value-type="float" office:value="58.9342785986064" calcext:value-type="float">
            <text:p>58.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/pari3RGH.par</text:p>
          </table:table-cell>
          <table:table-cell table:formula="of:=IF([.E56] &lt; 7200; &quot;OPT&quot;; &quot;TL&quot;)" office:value-type="string" office:string-value="TL" calcext:value-type="string">
            <text:p>TL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141308" calcext:value-type="float">
            <text:p>141308</text:p>
          </table:table-cell>
          <table:table-cell office:value-type="float" office:value="518" calcext:value-type="float">
            <text:p>518</text:p>
          </table:table-cell>
          <table:table-cell office:value-type="float" office:value="519.60049603" calcext:value-type="float">
            <text:p>519.60049603</text:p>
          </table:table-cell>
          <table:table-cell office:value-type="float" office:value="1162.76884" calcext:value-type="float">
            <text:p>1162.76884</text:p>
          </table:table-cell>
          <table:table-cell table:formula="of:=([.I56]-[.H56])/[.I56]*100" office:value-type="float" office:value="55.3135173427936" calcext:value-type="float">
            <text:p>55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/pars7XH5.par</text:p>
          </table:table-cell>
          <table:table-cell table:formula="of:=IF([.E57] &lt; 7200; &quot;OPT&quot;; &quot;TL&quot;)" office:value-type="string" office:string-value="TL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232032" calcext:value-type="float">
            <text:p>232032</text:p>
          </table:table-cell>
          <table:table-cell office:value-type="float" office:value="505" calcext:value-type="float">
            <text:p>505</text:p>
          </table:table-cell>
          <table:table-cell office:value-type="float" office:value="531.80071663" calcext:value-type="float">
            <text:p>531.80071663</text:p>
          </table:table-cell>
          <table:table-cell office:value-type="float" office:value="1391.9313033" calcext:value-type="float">
            <text:p>1391.9313033</text:p>
          </table:table-cell>
          <table:table-cell table:formula="of:=([.I57]-[.H57])/[.I57]*100" office:value-type="float" office:value="61.794040024159" calcext:value-type="float">
            <text:p>61.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/parTpFIp.par</text:p>
          </table:table-cell>
          <table:table-cell table:formula="of:=IF([.E58] &lt; 7200; &quot;OPT&quot;; &quot;TL&quot;)" office:value-type="string" office:string-value="TL" calcext:value-type="string">
            <text:p>TL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248854" calcext:value-type="float">
            <text:p>248854</text:p>
          </table:table-cell>
          <table:table-cell office:value-type="float" office:value="510" calcext:value-type="float">
            <text:p>510</text:p>
          </table:table-cell>
          <table:table-cell office:value-type="float" office:value="508.74718179" calcext:value-type="float">
            <text:p>508.74718179</text:p>
          </table:table-cell>
          <table:table-cell office:value-type="float" office:value="1441.29719" calcext:value-type="float">
            <text:p>1441.29719</text:p>
          </table:table-cell>
          <table:table-cell table:formula="of:=([.I58]-[.H58])/[.I58]*100" office:value-type="float" office:value="64.7021318490186" calcext:value-type="float">
            <text:p>64.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/parXGxBo.par</text:p>
          </table:table-cell>
          <table:table-cell table:formula="of:=IF([.E59] &lt; 7200; &quot;OPT&quot;; &quot;TL&quot;)" office:value-type="string" office:string-value="TL" calcext:value-type="string">
            <text:p>TL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234994" calcext:value-type="float">
            <text:p>234994</text:p>
          </table:table-cell>
          <table:table-cell office:value-type="float" office:value="533" calcext:value-type="float">
            <text:p>533</text:p>
          </table:table-cell>
          <table:table-cell office:value-type="float" office:value="507.81239997" calcext:value-type="float">
            <text:p>507.81239997</text:p>
          </table:table-cell>
          <table:table-cell office:value-type="float" office:value="1177.9363067" calcext:value-type="float">
            <text:p>1177.9363067</text:p>
          </table:table-cell>
          <table:table-cell table:formula="of:=([.I59]-[.H59])/[.I59]*100" office:value-type="float" office:value="56.8896554863275" calcext:value-type="float">
            <text:p>56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/parnvP0E.par</text:p>
          </table:table-cell>
          <table:table-cell table:formula="of:=IF([.E60] &lt; 7200; &quot;OPT&quot;; &quot;TL&quot;)" office:value-type="string" office:string-value="TL" calcext:value-type="string">
            <text:p>TL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88421" calcext:value-type="float">
            <text:p>188421</text:p>
          </table:table-cell>
          <table:table-cell office:value-type="float" office:value="499" calcext:value-type="float">
            <text:p>499</text:p>
          </table:table-cell>
          <table:table-cell office:value-type="float" office:value="529.51887339" calcext:value-type="float">
            <text:p>529.51887339</text:p>
          </table:table-cell>
          <table:table-cell office:value-type="float" office:value="1169.18108" calcext:value-type="float">
            <text:p>1169.18108</text:p>
          </table:table-cell>
          <table:table-cell table:formula="of:=([.I60]-[.H60])/[.I60]*100" office:value-type="float" office:value="54.7102769239133" calcext:value-type="float">
            <text:p>54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/parl9oXH.par</text:p>
          </table:table-cell>
          <table:table-cell table:formula="of:=IF([.E61] &lt; 7200; &quot;OPT&quot;; &quot;TL&quot;)" office:value-type="string" office:string-value="TL" calcext:value-type="string">
            <text:p>TL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222053" calcext:value-type="float">
            <text:p>222053</text:p>
          </table:table-cell>
          <table:table-cell office:value-type="float" office:value="512" calcext:value-type="float">
            <text:p>512</text:p>
          </table:table-cell>
          <table:table-cell office:value-type="float" office:value="538.31052223" calcext:value-type="float">
            <text:p>538.31052223</text:p>
          </table:table-cell>
          <table:table-cell office:value-type="float" office:value="1346.68256" calcext:value-type="float">
            <text:p>1346.68256</text:p>
          </table:table-cell>
          <table:table-cell table:formula="of:=([.I61]-[.H61])/[.I61]*100" office:value-type="float" office:value="60.0269181305801" calcext:value-type="float">
            <text:p>60.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/parBshmH.par</text:p>
          </table:table-cell>
          <table:table-cell table:formula="of:=IF([.E62] &lt; 7200; &quot;OPT&quot;; &quot;TL&quot;)" office:value-type="string" office:string-value="TL" calcext:value-type="string">
            <text:p>TL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378498" calcext:value-type="float">
            <text:p>378498</text:p>
          </table:table-cell>
          <table:table-cell office:value-type="float" office:value="491" calcext:value-type="float">
            <text:p>491</text:p>
          </table:table-cell>
          <table:table-cell office:value-type="float" office:value="539.73006187" calcext:value-type="float">
            <text:p>539.73006187</text:p>
          </table:table-cell>
          <table:table-cell office:value-type="float" office:value="1470.0153833" calcext:value-type="float">
            <text:p>1470.0153833</text:p>
          </table:table-cell>
          <table:table-cell table:formula="of:=([.I62]-[.H62])/[.I62]*100" office:value-type="float" office:value="63.2840534866803" calcext:value-type="float">
            <text:p>63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/partg60b.par</text:p>
          </table:table-cell>
          <table:table-cell table:formula="of:=IF([.E63] &lt; 7200; &quot;OPT&quot;; &quot;TL&quot;)" office:value-type="string" office:string-value="TL" calcext:value-type="string">
            <text:p>TL</text:p>
          </table:table-cell>
          <table:table-cell office:value-type="float" office:value="7200.56" calcext:value-type="float">
            <text:p>7200.56</text:p>
          </table:table-cell>
          <table:table-cell office:value-type="float" office:value="277758" calcext:value-type="float">
            <text:p>277758</text:p>
          </table:table-cell>
          <table:table-cell office:value-type="float" office:value="443" calcext:value-type="float">
            <text:p>443</text:p>
          </table:table-cell>
          <table:table-cell office:value-type="float" office:value="579.48827986" calcext:value-type="float">
            <text:p>579.48827986</text:p>
          </table:table-cell>
          <table:table-cell office:value-type="float" office:value="2036.9793633" calcext:value-type="float">
            <text:p>2036.9793633</text:p>
          </table:table-cell>
          <table:table-cell table:formula="of:=([.I63]-[.H63])/[.I63]*100" office:value-type="float" office:value="71.5515880867245" calcext:value-type="float">
            <text:p>71.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/parV0v9W.par</text:p>
          </table:table-cell>
          <table:table-cell table:formula="of:=IF([.E64] &lt; 7200; &quot;OPT&quot;; &quot;TL&quot;)" office:value-type="string" office:string-value="TL" calcext:value-type="string">
            <text:p>TL</text:p>
          </table:table-cell>
          <table:table-cell office:value-type="float" office:value="7200.21" calcext:value-type="float">
            <text:p>7200.21</text:p>
          </table:table-cell>
          <table:table-cell office:value-type="float" office:value="148090" calcext:value-type="float">
            <text:p>148090</text:p>
          </table:table-cell>
          <table:table-cell office:value-type="float" office:value="504" calcext:value-type="float">
            <text:p>504</text:p>
          </table:table-cell>
          <table:table-cell office:value-type="float" office:value="602.84141107" calcext:value-type="float">
            <text:p>602.84141107</text:p>
          </table:table-cell>
          <table:table-cell office:value-type="float" office:value="2083.89072" calcext:value-type="float">
            <text:p>2083.89072</text:p>
          </table:table-cell>
          <table:table-cell table:formula="of:=([.I64]-[.H64])/[.I64]*100" office:value-type="float" office:value="71.071352001126" calcext:value-type="float">
            <text:p>71.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/parh6Tbv.par</text:p>
          </table:table-cell>
          <table:table-cell table:formula="of:=IF([.E65] &lt; 7200; &quot;OPT&quot;; &quot;TL&quot;)" office:value-type="string" office:string-value="TL" calcext:value-type="string">
            <text:p>TL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222721" calcext:value-type="float">
            <text:p>222721</text:p>
          </table:table-cell>
          <table:table-cell office:value-type="float" office:value="214" calcext:value-type="float">
            <text:p>214</text:p>
          </table:table-cell>
          <table:table-cell office:value-type="float" office:value="593.18343578" calcext:value-type="float">
            <text:p>593.18343578</text:p>
          </table:table-cell>
          <table:table-cell office:value-type="float" office:value="1608.1932733" calcext:value-type="float">
            <text:p>1608.1932733</text:p>
          </table:table-cell>
          <table:table-cell table:formula="of:=([.I65]-[.H65])/[.I65]*100" office:value-type="float" office:value="63.1149162461803" calcext:value-type="float">
            <text:p>63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/par9aRnd.par</text:p>
          </table:table-cell>
          <table:table-cell table:formula="of:=IF([.E66] &lt; 7200; &quot;OPT&quot;; &quot;TL&quot;)" office:value-type="string" office:string-value="TL" calcext:value-type="string">
            <text:p>TL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65789" calcext:value-type="float">
            <text:p>165789</text:p>
          </table:table-cell>
          <table:table-cell office:value-type="float" office:value="941" calcext:value-type="float">
            <text:p>941</text:p>
          </table:table-cell>
          <table:table-cell office:value-type="float" office:value="589.6646494" calcext:value-type="float">
            <text:p>589.6646494</text:p>
          </table:table-cell>
          <table:table-cell office:value-type="float" office:value="1722.9622367" calcext:value-type="float">
            <text:p>1722.9622367</text:p>
          </table:table-cell>
          <table:table-cell table:formula="of:=([.I66]-[.H66])/[.I66]*100" office:value-type="float" office:value="65.7761129733529" calcext:value-type="float">
            <text:p>65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/par5nKWf.par</text:p>
          </table:table-cell>
          <table:table-cell table:formula="of:=IF([.E67] &lt; 7200; &quot;OPT&quot;; &quot;TL&quot;)" office:value-type="string" office:string-value="TL" calcext:value-type="string">
            <text:p>TL</text:p>
          </table:table-cell>
          <table:table-cell office:value-type="float" office:value="7200.67" calcext:value-type="float">
            <text:p>7200.67</text:p>
          </table:table-cell>
          <table:table-cell office:value-type="float" office:value="165047" calcext:value-type="float">
            <text:p>165047</text:p>
          </table:table-cell>
          <table:table-cell office:value-type="float" office:value="83" calcext:value-type="float">
            <text:p>83</text:p>
          </table:table-cell>
          <table:table-cell office:value-type="float" office:value="613.69758244" calcext:value-type="float">
            <text:p>613.69758244</text:p>
          </table:table-cell>
          <table:table-cell office:value-type="float" office:value="1809.7837767" calcext:value-type="float">
            <text:p>1809.7837767</text:p>
          </table:table-cell>
          <table:table-cell table:formula="of:=([.I67]-[.H67])/[.I67]*100" office:value-type="float" office:value="66.0900053177054" calcext:value-type="float">
            <text:p>66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/parPolrZ.par</text:p>
          </table:table-cell>
          <table:table-cell table:formula="of:=IF([.E68] &lt; 7200; &quot;OPT&quot;; &quot;TL&quot;)" office:value-type="string" office:string-value="TL" calcext:value-type="string">
            <text:p>TL</text:p>
          </table:table-cell>
          <table:table-cell office:value-type="float" office:value="7201.37" calcext:value-type="float">
            <text:p>7201.37</text:p>
          </table:table-cell>
          <table:table-cell office:value-type="float" office:value="299776" calcext:value-type="float">
            <text:p>299776</text:p>
          </table:table-cell>
          <table:table-cell office:value-type="float" office:value="360" calcext:value-type="float">
            <text:p>360</text:p>
          </table:table-cell>
          <table:table-cell office:value-type="float" office:value="580.93373979" calcext:value-type="float">
            <text:p>580.93373979</text:p>
          </table:table-cell>
          <table:table-cell office:value-type="float" office:value="1949.1449467" calcext:value-type="float">
            <text:p>1949.1449467</text:p>
          </table:table-cell>
          <table:table-cell table:formula="of:=([.I68]-[.H68])/[.I68]*100" office:value-type="float" office:value="70.1954572042705" calcext:value-type="float">
            <text:p>7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/par9soJo.par</text:p>
          </table:table-cell>
          <table:table-cell table:formula="of:=IF([.E69] &lt; 7200; &quot;OPT&quot;; &quot;TL&quot;)" office:value-type="string" office:string-value="TL" calcext:value-type="string">
            <text:p>TL</text:p>
          </table:table-cell>
          <table:table-cell office:value-type="float" office:value="7200.52" calcext:value-type="float">
            <text:p>7200.52</text:p>
          </table:table-cell>
          <table:table-cell office:value-type="float" office:value="155394" calcext:value-type="float">
            <text:p>155394</text:p>
          </table:table-cell>
          <table:table-cell office:value-type="float" office:value="525" calcext:value-type="float">
            <text:p>525</text:p>
          </table:table-cell>
          <table:table-cell office:value-type="float" office:value="605.02649639" calcext:value-type="float">
            <text:p>605.02649639</text:p>
          </table:table-cell>
          <table:table-cell office:value-type="float" office:value="1777.5384267" calcext:value-type="float">
            <text:p>1777.5384267</text:p>
          </table:table-cell>
          <table:table-cell table:formula="of:=([.I69]-[.H69])/[.I69]*100" office:value-type="float" office:value="65.9626769637137" calcext:value-type="float">
            <text:p>65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/parpwZf3.par</text:p>
          </table:table-cell>
          <table:table-cell table:formula="of:=IF([.E70] &lt; 7200; &quot;OPT&quot;; &quot;TL&quot;)" office:value-type="string" office:string-value="TL" calcext:value-type="string">
            <text:p>TL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63313" calcext:value-type="float">
            <text:p>163313</text:p>
          </table:table-cell>
          <table:table-cell office:value-type="float" office:value="486" calcext:value-type="float">
            <text:p>486</text:p>
          </table:table-cell>
          <table:table-cell office:value-type="float" office:value="618.84345632" calcext:value-type="float">
            <text:p>618.84345632</text:p>
          </table:table-cell>
          <table:table-cell office:value-type="float" office:value="1754.2038867" calcext:value-type="float">
            <text:p>1754.2038867</text:p>
          </table:table-cell>
          <table:table-cell table:formula="of:=([.I70]-[.H70])/[.I70]*100" office:value-type="float" office:value="64.7222617044724" calcext:value-type="float">
            <text:p>64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/par3s5LM.par</text:p>
          </table:table-cell>
          <table:table-cell table:formula="of:=IF([.E71] &lt; 7200; &quot;OPT&quot;; &quot;TL&quot;)" office:value-type="string" office:string-value="TL" calcext:value-type="string">
            <text:p>TL</text:p>
          </table:table-cell>
          <table:table-cell office:value-type="float" office:value="7202.24" calcext:value-type="float">
            <text:p>7202.24</text:p>
          </table:table-cell>
          <table:table-cell office:value-type="float" office:value="176958" calcext:value-type="float">
            <text:p>176958</text:p>
          </table:table-cell>
          <table:table-cell office:value-type="float" office:value="100" calcext:value-type="float">
            <text:p>100</text:p>
          </table:table-cell>
          <table:table-cell office:value-type="float" office:value="630.22042665" calcext:value-type="float">
            <text:p>630.22042665</text:p>
          </table:table-cell>
          <table:table-cell office:value-type="float" office:value="2120.5099167" calcext:value-type="float">
            <text:p>2120.5099167</text:p>
          </table:table-cell>
          <table:table-cell table:formula="of:=([.I71]-[.H71])/[.I71]*100" office:value-type="float" office:value="70.2797698946503" calcext:value-type="float">
            <text:p>70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/part9LfC.par</text:p>
          </table:table-cell>
          <table:table-cell table:formula="of:=IF([.E72] &lt; 7200; &quot;OPT&quot;; &quot;TL&quot;)" office:value-type="string" office:string-value="TL" calcext:value-type="string">
            <text:p>TL</text:p>
          </table:table-cell>
          <table:table-cell office:value-type="float" office:value="7200.55" calcext:value-type="float">
            <text:p>7200.55</text:p>
          </table:table-cell>
          <table:table-cell office:value-type="float" office:value="137094" calcext:value-type="float">
            <text:p>137094</text:p>
          </table:table-cell>
          <table:table-cell office:value-type="float" office:value="42" calcext:value-type="float">
            <text:p>42</text:p>
          </table:table-cell>
          <table:table-cell office:value-type="float" office:value="617.57667548" calcext:value-type="float">
            <text:p>617.57667548</text:p>
          </table:table-cell>
          <table:table-cell office:value-type="float" office:value="2022.2559333" calcext:value-type="float">
            <text:p>2022.2559333</text:p>
          </table:table-cell>
          <table:table-cell table:formula="of:=([.I72]-[.H72])/[.I72]*100" office:value-type="float" office:value="69.461003164312" calcext:value-type="float">
            <text:p>69.46</text:p>
          </table:table-cell>
          <table:table-cell table:number-columns-repeated="1014"/>
        </table:table-row>
      </table:table>
      <table:table table:name="SoftCut+CUT, 1 thread, mem emphasis, warmstart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ce53"/>
        <table:table-column table:style-name="co17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 – Memory emphasis set – Warmstar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2" office:value-type="float" office:value="218.19855033" calcext:value-type="float">
            <text:p>218.19855033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table:number-columns-repeated="4"/>
          <table:table-cell office:value-type="float" office:value="463" calcext:value-type="float">
            <text:p>463</text:p>
          </table:table-cell>
          <table:table-cell table:number-columns-repeated="2" office:value-type="float" office:value="246.62617517" calcext:value-type="float">
            <text:p>246.62617517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table:number-columns-repeated="4"/>
          <table:table-cell office:value-type="float" office:value="2192" calcext:value-type="float">
            <text:p>2192</text:p>
          </table:table-cell>
          <table:table-cell table:number-columns-repeated="2" office:value-type="float" office:value="305.859574" calcext:value-type="float">
            <text:p>305.859574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table:number-columns-repeated="2" office:value-type="float" office:value="186.8969446" calcext:value-type="float">
            <text:p>186.8969446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table:number-columns-repeated="4"/>
          <table:table-cell office:value-type="float" office:value="674" calcext:value-type="float">
            <text:p>674</text:p>
          </table:table-cell>
          <table:table-cell table:number-columns-repeated="2" office:value-type="float" office:value="189.543179" calcext:value-type="float">
            <text:p>189.543179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table:number-columns-repeated="4"/>
          <table:table-cell office:value-type="float" office:value="375" calcext:value-type="float">
            <text:p>375</text:p>
          </table:table-cell>
          <table:table-cell table:number-columns-repeated="2" office:value-type="float" office:value="200.0991589" calcext:value-type="float">
            <text:p>200.0991589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2" office:value-type="float" office:value="225.36852533" calcext:value-type="float">
            <text:p>225.36852533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table:number-columns-repeated="2" office:value-type="float" office:value="232.04877757" calcext:value-type="float">
            <text:p>232.04877757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table:number-columns-repeated="4"/>
          <table:table-cell office:value-type="float" office:value="2315" calcext:value-type="float">
            <text:p>2315</text:p>
          </table:table-cell>
          <table:table-cell table:number-columns-repeated="2" office:value-type="float" office:value="222.29502767" calcext:value-type="float">
            <text:p>222.29502767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0599533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table:number-columns-repeated="4"/>
          <table:table-cell office:value-type="float" office:value="3149921" calcext:value-type="float">
            <text:p>3149921</text:p>
          </table:table-cell>
          <table:table-cell office:value-type="float" office:value="428.05386753" calcext:value-type="float">
            <text:p>428.05386753</text:p>
          </table:table-cell>
          <table:table-cell office:value-type="float" office:value="428.09667333" calcext:value-type="float">
            <text:p>428.09667333</text:p>
          </table:table-cell>
          <table:table-cell table:formula="of:=([.I13]-[.H13])/[.I13]*100" office:value-type="float" office:value="0.00999909662157067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table:number-columns-repeated="4"/>
          <table:table-cell office:value-type="float" office:value="268511" calcext:value-type="float">
            <text:p>268511</text:p>
          </table:table-cell>
          <table:table-cell office:value-type="float" office:value="476.00133908" calcext:value-type="float">
            <text:p>476.00133908</text:p>
          </table:table-cell>
          <table:table-cell office:value-type="float" office:value="476.0489371" calcext:value-type="float">
            <text:p>476.0489371</text:p>
          </table:table-cell>
          <table:table-cell table:formula="of:=([.I14]-[.H14])/[.I14]*100" office:value-type="float" office:value="0.00999855609172611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table:number-columns-repeated="4"/>
          <table:table-cell office:value-type="float" office:value="1865152" calcext:value-type="float">
            <text:p>1865152</text:p>
          </table:table-cell>
          <table:table-cell office:value-type="float" office:value="371.41041504" calcext:value-type="float">
            <text:p>371.41041504</text:p>
          </table:table-cell>
          <table:table-cell office:value-type="float" office:value="399.0918764" calcext:value-type="float">
            <text:p>399.0918764</text:p>
          </table:table-cell>
          <table:table-cell table:formula="of:=([.I15]-[.H15])/[.I15]*100" office:value-type="float" office:value="6.93611245853964" calcext:value-type="float">
            <text:p>6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table:number-columns-repeated="4"/>
          <table:table-cell office:value-type="float" office:value="220784" calcext:value-type="float">
            <text:p>220784</text:p>
          </table:table-cell>
          <table:table-cell office:value-type="float" office:value="411.25473157" calcext:value-type="float">
            <text:p>411.25473157</text:p>
          </table:table-cell>
          <table:table-cell office:value-type="float" office:value="411.29577673" calcext:value-type="float">
            <text:p>411.29577673</text:p>
          </table:table-cell>
          <table:table-cell table:formula="of:=([.I16]-[.H16])/[.I16]*100" office:value-type="float" office:value="0.00997947519090494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table:number-columns-repeated="4"/>
          <table:table-cell office:value-type="float" office:value="2044932" calcext:value-type="float">
            <text:p>2044932</text:p>
          </table:table-cell>
          <table:table-cell office:value-type="float" office:value="363.68555249" calcext:value-type="float">
            <text:p>363.68555249</text:p>
          </table:table-cell>
          <table:table-cell office:value-type="float" office:value="366.33909303" calcext:value-type="float">
            <text:p>366.33909303</text:p>
          </table:table-cell>
          <table:table-cell table:formula="of:=([.I17]-[.H17])/[.I17]*100" office:value-type="float" office:value="0.724339987319533" calcext:value-type="float">
            <text:p>0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table:number-columns-repeated="4"/>
          <table:table-cell office:value-type="float" office:value="1134634" calcext:value-type="float">
            <text:p>1134634</text:p>
          </table:table-cell>
          <table:table-cell office:value-type="float" office:value="372.8130858" calcext:value-type="float">
            <text:p>372.8130858</text:p>
          </table:table-cell>
          <table:table-cell office:value-type="float" office:value="467.33884657" calcext:value-type="float">
            <text:p>467.33884657</text:p>
          </table:table-cell>
          <table:table-cell table:formula="of:=([.I18]-[.H18])/[.I18]*100" office:value-type="float" office:value="20.226386371209" calcext:value-type="float">
            <text:p>20.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table:number-columns-repeated="4"/>
          <table:table-cell office:value-type="float" office:value="170681" calcext:value-type="float">
            <text:p>170681</text:p>
          </table:table-cell>
          <table:table-cell office:value-type="float" office:value="328.63800617" calcext:value-type="float">
            <text:p>328.63800617</text:p>
          </table:table-cell>
          <table:table-cell office:value-type="float" office:value="328.67077267" calcext:value-type="float">
            <text:p>328.67077267</text:p>
          </table:table-cell>
          <table:table-cell table:formula="of:=([.I19]-[.H19])/[.I19]*100" office:value-type="float" office:value="0.00996939877977394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table:number-columns-repeated="4"/>
          <table:table-cell office:value-type="float" office:value="228650" calcext:value-type="float">
            <text:p>228650</text:p>
          </table:table-cell>
          <table:table-cell office:value-type="float" office:value="357.64810966" calcext:value-type="float">
            <text:p>357.64810966</text:p>
          </table:table-cell>
          <table:table-cell office:value-type="float" office:value="357.68369787" calcext:value-type="float">
            <text:p>357.68369787</text:p>
          </table:table-cell>
          <table:table-cell table:formula="of:=([.I20]-[.H20])/[.I20]*100" office:value-type="float" office:value="0.0099496315353318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table:number-columns-repeated="4"/>
          <table:table-cell office:value-type="float" office:value="748709" calcext:value-type="float">
            <text:p>748709</text:p>
          </table:table-cell>
          <table:table-cell office:value-type="float" office:value="336.90339068" calcext:value-type="float">
            <text:p>336.90339068</text:p>
          </table:table-cell>
          <table:table-cell office:value-type="float" office:value="402.67063677" calcext:value-type="float">
            <text:p>402.67063677</text:p>
          </table:table-cell>
          <table:table-cell table:formula="of:=([.I21]-[.H21])/[.I21]*100" office:value-type="float" office:value="16.3327643201273" calcext:value-type="float">
            <text:p>16.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table:number-columns-repeated="4"/>
          <table:table-cell office:value-type="float" office:value="1458151" calcext:value-type="float">
            <text:p>1458151</text:p>
          </table:table-cell>
          <table:table-cell office:value-type="float" office:value="413.651148" calcext:value-type="float">
            <text:p>413.651148</text:p>
          </table:table-cell>
          <table:table-cell office:value-type="float" office:value="469.583817" calcext:value-type="float">
            <text:p>469.583817</text:p>
          </table:table-cell>
          <table:table-cell table:formula="of:=([.I22]-[.H22])/[.I22]*100" office:value-type="float" office:value="11.9111151140884" calcext:value-type="float">
            <text:p>11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table:number-columns-repeated="4"/>
          <table:table-cell office:value-type="float" office:value="24016" calcext:value-type="float">
            <text:p>24016</text:p>
          </table:table-cell>
          <table:table-cell office:value-type="float" office:value="477.27206226" calcext:value-type="float">
            <text:p>477.27206226</text:p>
          </table:table-cell>
          <table:table-cell office:value-type="float" office:value="951.03613086" calcext:value-type="float">
            <text:p>951.03613086</text:p>
          </table:table-cell>
          <table:table-cell table:formula="of:=([.I23]-[.H23])/[.I23]*100" office:value-type="float" office:value="49.8155699060125" calcext:value-type="float">
            <text:p>49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table:number-columns-repeated="4"/>
          <table:table-cell office:value-type="float" office:value="46361" calcext:value-type="float">
            <text:p>46361</text:p>
          </table:table-cell>
          <table:table-cell office:value-type="float" office:value="377.4378981" calcext:value-type="float">
            <text:p>377.4378981</text:p>
          </table:table-cell>
          <table:table-cell office:value-type="float" office:value="577.85348083" calcext:value-type="float">
            <text:p>577.85348083</text:p>
          </table:table-cell>
          <table:table-cell table:formula="of:=([.I24]-[.H24])/[.I24]*100" office:value-type="float" office:value="34.6827681027608" calcext:value-type="float">
            <text:p>34.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table:number-columns-repeated="4"/>
          <table:table-cell office:value-type="float" office:value="44907" calcext:value-type="float">
            <text:p>44907</text:p>
          </table:table-cell>
          <table:table-cell office:value-type="float" office:value="396.38189919" calcext:value-type="float">
            <text:p>396.38189919</text:p>
          </table:table-cell>
          <table:table-cell office:value-type="float" office:value="559.01309627" calcext:value-type="float">
            <text:p>559.01309627</text:p>
          </table:table-cell>
          <table:table-cell table:formula="of:=([.I25]-[.H25])/[.I25]*100" office:value-type="float" office:value="29.0925558211699" calcext:value-type="float">
            <text:p>29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table:number-columns-repeated="4"/>
          <table:table-cell office:value-type="float" office:value="47961" calcext:value-type="float">
            <text:p>47961</text:p>
          </table:table-cell>
          <table:table-cell office:value-type="float" office:value="367.39786059" calcext:value-type="float">
            <text:p>367.39786059</text:p>
          </table:table-cell>
          <table:table-cell office:value-type="float" office:value="513.3087635" calcext:value-type="float">
            <text:p>513.3087635</text:p>
          </table:table-cell>
          <table:table-cell table:formula="of:=([.I26]-[.H26])/[.I26]*100" office:value-type="float" office:value="28.4255624071378" calcext:value-type="float">
            <text:p>28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table:number-columns-repeated="4"/>
          <table:table-cell office:value-type="float" office:value="43036" calcext:value-type="float">
            <text:p>43036</text:p>
          </table:table-cell>
          <table:table-cell office:value-type="float" office:value="496.86659594" calcext:value-type="float">
            <text:p>496.86659594</text:p>
          </table:table-cell>
          <table:table-cell office:value-type="float" office:value="667.92693476" calcext:value-type="float">
            <text:p>667.92693476</text:p>
          </table:table-cell>
          <table:table-cell table:formula="of:=([.I27]-[.H27])/[.I27]*100" office:value-type="float" office:value="25.6106364211028" calcext:value-type="float">
            <text:p>25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table:number-columns-repeated="4"/>
          <table:table-cell office:value-type="float" office:value="59725" calcext:value-type="float">
            <text:p>59725</text:p>
          </table:table-cell>
          <table:table-cell office:value-type="float" office:value="366.1347805" calcext:value-type="float">
            <text:p>366.1347805</text:p>
          </table:table-cell>
          <table:table-cell office:value-type="float" office:value="838.92037847" calcext:value-type="float">
            <text:p>838.92037847</text:p>
          </table:table-cell>
          <table:table-cell table:formula="of:=([.I28]-[.H28])/[.I28]*100" office:value-type="float" office:value="56.3564326369391" calcext:value-type="float">
            <text:p>56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table:number-columns-repeated="4"/>
          <table:table-cell office:value-type="float" office:value="26149" calcext:value-type="float">
            <text:p>26149</text:p>
          </table:table-cell>
          <table:table-cell office:value-type="float" office:value="365.24553913" calcext:value-type="float">
            <text:p>365.24553913</text:p>
          </table:table-cell>
          <table:table-cell office:value-type="float" office:value="525.6546009" calcext:value-type="float">
            <text:p>525.6546009</text:p>
          </table:table-cell>
          <table:table-cell table:formula="of:=([.I29]-[.H29])/[.I29]*100" office:value-type="float" office:value="30.5160577868729" calcext:value-type="float">
            <text:p>30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table:number-columns-repeated="4"/>
          <table:table-cell office:value-type="float" office:value="82757" calcext:value-type="float">
            <text:p>82757</text:p>
          </table:table-cell>
          <table:table-cell office:value-type="float" office:value="377.05047231" calcext:value-type="float">
            <text:p>377.05047231</text:p>
          </table:table-cell>
          <table:table-cell office:value-type="float" office:value="473.0550855" calcext:value-type="float">
            <text:p>473.0550855</text:p>
          </table:table-cell>
          <table:table-cell table:formula="of:=([.I30]-[.H30])/[.I30]*100" office:value-type="float" office:value="20.2945948860326" calcext:value-type="float">
            <text:p>20.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table:number-columns-repeated="4"/>
          <table:table-cell office:value-type="float" office:value="44903" calcext:value-type="float">
            <text:p>44903</text:p>
          </table:table-cell>
          <table:table-cell office:value-type="float" office:value="361.54620712" calcext:value-type="float">
            <text:p>361.54620712</text:p>
          </table:table-cell>
          <table:table-cell office:value-type="float" office:value="542.46274867" calcext:value-type="float">
            <text:p>542.46274867</text:p>
          </table:table-cell>
          <table:table-cell table:formula="of:=([.I31]-[.H31])/[.I31]*100" office:value-type="float" office:value="33.350961332104" calcext:value-type="float">
            <text:p>33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table:number-columns-repeated="4"/>
          <table:table-cell office:value-type="float" office:value="64989" calcext:value-type="float">
            <text:p>64989</text:p>
          </table:table-cell>
          <table:table-cell office:value-type="float" office:value="449.82964287" calcext:value-type="float">
            <text:p>449.82964287</text:p>
          </table:table-cell>
          <table:table-cell office:value-type="float" office:value="601.47120937" calcext:value-type="float">
            <text:p>601.47120937</text:p>
          </table:table-cell>
          <table:table-cell table:formula="of:=([.I32]-[.H32])/[.I32]*100" office:value-type="float" office:value="25.2117747512527" calcext:value-type="float">
            <text:p>25.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table:number-columns-repeated="4"/>
          <table:table-cell office:value-type="float" office:value="6223" calcext:value-type="float">
            <text:p>6223</text:p>
          </table:table-cell>
          <table:table-cell office:value-type="float" office:value="514.36360934" calcext:value-type="float">
            <text:p>514.36360934</text:p>
          </table:table-cell>
          <table:table-cell office:value-type="float" office:value="1199.4723149" calcext:value-type="float">
            <text:p>1199.4723149</text:p>
          </table:table-cell>
          <table:table-cell table:formula="of:=([.I33]-[.H33])/[.I33]*100" office:value-type="float" office:value="57.1175088453057" calcext:value-type="float">
            <text:p>57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table:number-columns-repeated="4"/>
          <table:table-cell office:value-type="float" office:value="19698" calcext:value-type="float">
            <text:p>19698</text:p>
          </table:table-cell>
          <table:table-cell office:value-type="float" office:value="386.01953443" calcext:value-type="float">
            <text:p>386.01953443</text:p>
          </table:table-cell>
          <table:table-cell office:value-type="float" office:value="693.942978" calcext:value-type="float">
            <text:p>693.942978</text:p>
          </table:table-cell>
          <table:table-cell table:formula="of:=([.I34]-[.H34])/[.I34]*100" office:value-type="float" office:value="44.3730181487621" calcext:value-type="float">
            <text:p>44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table:number-columns-repeated="4"/>
          <table:table-cell office:value-type="float" office:value="1386" calcext:value-type="float">
            <text:p>1386</text:p>
          </table:table-cell>
          <table:table-cell office:value-type="float" office:value="379.51141238" calcext:value-type="float">
            <text:p>379.51141238</text:p>
          </table:table-cell>
          <table:table-cell office:value-type="float" office:value="650.25526063" calcext:value-type="float">
            <text:p>650.25526063</text:p>
          </table:table-cell>
          <table:table-cell table:formula="of:=([.I35]-[.H35])/[.I35]*100" office:value-type="float" office:value="41.6365486974592" calcext:value-type="float">
            <text:p>41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table:number-columns-repeated="4"/>
          <table:table-cell office:value-type="float" office:value="4927" calcext:value-type="float">
            <text:p>4927</text:p>
          </table:table-cell>
          <table:table-cell office:value-type="float" office:value="408.45811659" calcext:value-type="float">
            <text:p>408.45811659</text:p>
          </table:table-cell>
          <table:table-cell office:value-type="float" office:value="822.7889991" calcext:value-type="float">
            <text:p>822.7889991</text:p>
          </table:table-cell>
          <table:table-cell table:formula="of:=([.I36]-[.H36])/[.I36]*100" office:value-type="float" office:value="50.3568816504854" calcext:value-type="float">
            <text:p>50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table:number-columns-repeated="4"/>
          <table:table-cell office:value-type="float" office:value="4644" calcext:value-type="float">
            <text:p>4644</text:p>
          </table:table-cell>
          <table:table-cell office:value-type="float" office:value="404.25910505" calcext:value-type="float">
            <text:p>404.25910505</text:p>
          </table:table-cell>
          <table:table-cell office:value-type="float" office:value="730.5442489" calcext:value-type="float">
            <text:p>730.5442489</text:p>
          </table:table-cell>
          <table:table-cell table:formula="of:=([.I37]-[.H37])/[.I37]*100" office:value-type="float" office:value="44.6632964863246" calcext:value-type="float">
            <text:p>44.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table:number-columns-repeated="4"/>
          <table:table-cell office:value-type="float" office:value="1213" calcext:value-type="float">
            <text:p>1213</text:p>
          </table:table-cell>
          <table:table-cell office:value-type="float" office:value="391.80319058" calcext:value-type="float">
            <text:p>391.80319058</text:p>
          </table:table-cell>
          <table:table-cell office:value-type="float" office:value="735.38020753" calcext:value-type="float">
            <text:p>735.38020753</text:p>
          </table:table-cell>
          <table:table-cell table:formula="of:=([.I38]-[.H38])/[.I38]*100" office:value-type="float" office:value="46.7210041053469" calcext:value-type="float">
            <text:p>46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table:number-columns-repeated="4"/>
          <table:table-cell office:value-type="float" office:value="4746" calcext:value-type="float">
            <text:p>4746</text:p>
          </table:table-cell>
          <table:table-cell office:value-type="float" office:value="359.03605247" calcext:value-type="float">
            <text:p>359.03605247</text:p>
          </table:table-cell>
          <table:table-cell office:value-type="float" office:value="599.82958743" calcext:value-type="float">
            <text:p>599.82958743</text:p>
          </table:table-cell>
          <table:table-cell table:formula="of:=([.I39]-[.H39])/[.I39]*100" office:value-type="float" office:value="40.1436574663967" calcext:value-type="float">
            <text:p>40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table:number-columns-repeated="4"/>
          <table:table-cell office:value-type="float" office:value="3660" calcext:value-type="float">
            <text:p>3660</text:p>
          </table:table-cell>
          <table:table-cell office:value-type="float" office:value="406.81008813" calcext:value-type="float">
            <text:p>406.81008813</text:p>
          </table:table-cell>
          <table:table-cell office:value-type="float" office:value="661.77467567" calcext:value-type="float">
            <text:p>661.77467567</text:p>
          </table:table-cell>
          <table:table-cell table:formula="of:=([.I40]-[.H40])/[.I40]*100" office:value-type="float" office:value="38.5274016842464" calcext:value-type="float">
            <text:p>38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table:number-columns-repeated="4"/>
          <table:table-cell office:value-type="float" office:value="2570" calcext:value-type="float">
            <text:p>2570</text:p>
          </table:table-cell>
          <table:table-cell office:value-type="float" office:value="387.59104434" calcext:value-type="float">
            <text:p>387.59104434</text:p>
          </table:table-cell>
          <table:table-cell office:value-type="float" office:value="715.8531215" calcext:value-type="float">
            <text:p>715.8531215</text:p>
          </table:table-cell>
          <table:table-cell table:formula="of:=([.I41]-[.H41])/[.I41]*100" office:value-type="float" office:value="45.8560656230931" calcext:value-type="float">
            <text:p>45.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table:number-columns-repeated="4"/>
          <table:table-cell office:value-type="float" office:value="9013" calcext:value-type="float">
            <text:p>9013</text:p>
          </table:table-cell>
          <table:table-cell office:value-type="float" office:value="479.33939127" calcext:value-type="float">
            <text:p>479.33939127</text:p>
          </table:table-cell>
          <table:table-cell office:value-type="float" office:value="1203.0369144" calcext:value-type="float">
            <text:p>1203.0369144</text:p>
          </table:table-cell>
          <table:table-cell table:formula="of:=([.I42]-[.H42])/[.I42]*100" office:value-type="float" office:value="60.155886695375" calcext:value-type="float">
            <text:p>60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table:number-columns-repeated="4"/>
          <table:table-cell office:value-type="float" office:value="797" calcext:value-type="float">
            <text:p>797</text:p>
          </table:table-cell>
          <table:table-cell office:value-type="float" office:value="421.79582386" calcext:value-type="float">
            <text:p>421.79582386</text:p>
          </table:table-cell>
          <table:table-cell office:value-type="float" office:value="1375.2753867" calcext:value-type="float">
            <text:p>1375.2753867</text:p>
          </table:table-cell>
          <table:table-cell table:formula="of:=([.I43]-[.H43])/[.I43]*100" office:value-type="float" office:value="69.3300826918667" calcext:value-type="float">
            <text:p>69.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table:number-columns-repeated="4"/>
          <table:table-cell office:value-type="float" office:value="639" calcext:value-type="float">
            <text:p>639</text:p>
          </table:table-cell>
          <table:table-cell office:value-type="float" office:value="423.65637658" calcext:value-type="float">
            <text:p>423.65637658</text:p>
          </table:table-cell>
          <table:table-cell office:value-type="float" office:value="904.99735" calcext:value-type="float">
            <text:p>904.99735</text:p>
          </table:table-cell>
          <table:table-cell table:formula="of:=([.I44]-[.H44])/[.I44]*100" office:value-type="float" office:value="53.1870036326626" calcext:value-type="float">
            <text:p>53.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table:number-columns-repeated="4"/>
          <table:table-cell office:value-type="float" office:value="601" calcext:value-type="float">
            <text:p>601</text:p>
          </table:table-cell>
          <table:table-cell office:value-type="float" office:value="445.2364858" calcext:value-type="float">
            <text:p>445.2364858</text:p>
          </table:table-cell>
          <table:table-cell office:value-type="float" office:value="818.18502667" calcext:value-type="float">
            <text:p>818.18502667</text:p>
          </table:table-cell>
          <table:table-cell table:formula="of:=([.I45]-[.H45])/[.I45]*100" office:value-type="float" office:value="45.5824206888623" calcext:value-type="float">
            <text:p>45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table:number-columns-repeated="4"/>
          <table:table-cell office:value-type="float" office:value="625" calcext:value-type="float">
            <text:p>625</text:p>
          </table:table-cell>
          <table:table-cell office:value-type="float" office:value="398.48818472" calcext:value-type="float">
            <text:p>398.48818472</text:p>
          </table:table-cell>
          <table:table-cell office:value-type="float" office:value="732.72603333" calcext:value-type="float">
            <text:p>732.72603333</text:p>
          </table:table-cell>
          <table:table-cell table:formula="of:=([.I46]-[.H46])/[.I46]*100" office:value-type="float" office:value="45.6156644374977" calcext:value-type="float">
            <text:p>45.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table:number-columns-repeated="4"/>
          <table:table-cell office:value-type="float" office:value="587" calcext:value-type="float">
            <text:p>587</text:p>
          </table:table-cell>
          <table:table-cell office:value-type="float" office:value="403.59097556" calcext:value-type="float">
            <text:p>403.59097556</text:p>
          </table:table-cell>
          <table:table-cell office:value-type="float" office:value="810.70346333" calcext:value-type="float">
            <text:p>810.70346333</text:p>
          </table:table-cell>
          <table:table-cell table:formula="of:=([.I47]-[.H47])/[.I47]*100" office:value-type="float" office:value="50.2171886743604" calcext:value-type="float">
            <text:p>50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table:number-columns-repeated="4"/>
          <table:table-cell office:value-type="float" office:value="581" calcext:value-type="float">
            <text:p>581</text:p>
          </table:table-cell>
          <table:table-cell office:value-type="float" office:value="404.53419517" calcext:value-type="float">
            <text:p>404.53419517</text:p>
          </table:table-cell>
          <table:table-cell office:value-type="float" office:value="814.02021" calcext:value-type="float">
            <text:p>814.02021</text:p>
          </table:table-cell>
          <table:table-cell table:formula="of:=([.I48]-[.H48])/[.I48]*100" office:value-type="float" office:value="50.3041582751367" calcext:value-type="float">
            <text:p>50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table:number-columns-repeated="4"/>
          <table:table-cell office:value-type="float" office:value="911" calcext:value-type="float">
            <text:p>911</text:p>
          </table:table-cell>
          <table:table-cell office:value-type="float" office:value="384.69934669" calcext:value-type="float">
            <text:p>384.69934669</text:p>
          </table:table-cell>
          <table:table-cell office:value-type="float" office:value="735.76893" calcext:value-type="float">
            <text:p>735.76893</text:p>
          </table:table-cell>
          <table:table-cell table:formula="of:=([.I49]-[.H49])/[.I49]*100" office:value-type="float" office:value="47.7146518418493" calcext:value-type="float">
            <text:p>47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table:number-columns-repeated="4"/>
          <table:table-cell office:value-type="float" office:value="637" calcext:value-type="float">
            <text:p>637</text:p>
          </table:table-cell>
          <table:table-cell office:value-type="float" office:value="425.85135861" calcext:value-type="float">
            <text:p>425.85135861</text:p>
          </table:table-cell>
          <table:table-cell office:value-type="float" office:value="761.79983667" calcext:value-type="float">
            <text:p>761.79983667</text:p>
          </table:table-cell>
          <table:table-cell table:formula="of:=([.I50]-[.H50])/[.I50]*100" office:value-type="float" office:value="44.0993108542143" calcext:value-type="float">
            <text:p>44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table:number-columns-repeated="4"/>
          <table:table-cell office:value-type="float" office:value="610" calcext:value-type="float">
            <text:p>610</text:p>
          </table:table-cell>
          <table:table-cell office:value-type="float" office:value="431.21634561" calcext:value-type="float">
            <text:p>431.21634561</text:p>
          </table:table-cell>
          <table:table-cell office:value-type="float" office:value="969.56043333" calcext:value-type="float">
            <text:p>969.56043333</text:p>
          </table:table-cell>
          <table:table-cell table:formula="of:=([.I51]-[.H51])/[.I51]*100" office:value-type="float" office:value="55.5245520767625" calcext:value-type="float">
            <text:p>55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table:number-columns-repeated="4"/>
          <table:table-cell office:value-type="float" office:value="550" calcext:value-type="float">
            <text:p>550</text:p>
          </table:table-cell>
          <table:table-cell office:value-type="float" office:value="441.7899013" calcext:value-type="float">
            <text:p>441.7899013</text:p>
          </table:table-cell>
          <table:table-cell office:value-type="float" office:value="867.18218" calcext:value-type="float">
            <text:p>867.18218</text:p>
          </table:table-cell>
          <table:table-cell table:formula="of:=([.I52]-[.H52])/[.I52]*100" office:value-type="float" office:value="49.0545456895805" calcext:value-type="float">
            <text:p>49.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table:number-columns-repeated="4"/>
          <table:table-cell office:value-type="float" office:value="519" calcext:value-type="float">
            <text:p>519</text:p>
          </table:table-cell>
          <table:table-cell office:value-type="float" office:value="546.73750853" calcext:value-type="float">
            <text:p>546.73750853</text:p>
          </table:table-cell>
          <table:table-cell office:value-type="float" office:value="1504.1152867" calcext:value-type="float">
            <text:p>1504.1152867</text:p>
          </table:table-cell>
          <table:table-cell table:formula="of:=([.I53]-[.H53])/[.I53]*100" office:value-type="float" office:value="63.6505583471908" calcext:value-type="float">
            <text:p>63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table:number-columns-repeated="4"/>
          <table:table-cell office:value-type="float" office:value="505" calcext:value-type="float">
            <text:p>505</text:p>
          </table:table-cell>
          <table:table-cell office:value-type="float" office:value="534.99328261" calcext:value-type="float">
            <text:p>534.99328261</text:p>
          </table:table-cell>
          <table:table-cell office:value-type="float" office:value="1459.5230667" calcext:value-type="float">
            <text:p>1459.5230667</text:p>
          </table:table-cell>
          <table:table-cell table:formula="of:=([.I54]-[.H54])/[.I54]*100" office:value-type="float" office:value="63.3446503987343" calcext:value-type="float">
            <text:p>63.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table:number-columns-repeated="4"/>
          <table:table-cell office:value-type="float" office:value="479" calcext:value-type="float">
            <text:p>479</text:p>
          </table:table-cell>
          <table:table-cell office:value-type="float" office:value="541.61399177" calcext:value-type="float">
            <text:p>541.61399177</text:p>
          </table:table-cell>
          <table:table-cell office:value-type="float" office:value="1327.8925" calcext:value-type="float">
            <text:p>1327.8925</text:p>
          </table:table-cell>
          <table:table-cell table:formula="of:=([.I55]-[.H55])/[.I55]*100" office:value-type="float" office:value="59.2125121747431" calcext:value-type="float">
            <text:p>59.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table:number-columns-repeated="4"/>
          <table:table-cell office:value-type="float" office:value="511" calcext:value-type="float">
            <text:p>511</text:p>
          </table:table-cell>
          <table:table-cell office:value-type="float" office:value="523.95971824" calcext:value-type="float">
            <text:p>523.95971824</text:p>
          </table:table-cell>
          <table:table-cell office:value-type="float" office:value="1162.76884" calcext:value-type="float">
            <text:p>1162.76884</text:p>
          </table:table-cell>
          <table:table-cell table:formula="of:=([.I56]-[.H56])/[.I56]*100" office:value-type="float" office:value="54.9386171855104" calcext:value-type="float">
            <text:p>54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table:number-columns-repeated="4"/>
          <table:table-cell office:value-type="float" office:value="487" calcext:value-type="float">
            <text:p>487</text:p>
          </table:table-cell>
          <table:table-cell office:value-type="float" office:value="529.04209441" calcext:value-type="float">
            <text:p>529.04209441</text:p>
          </table:table-cell>
          <table:table-cell office:value-type="float" office:value="1391.9313033" calcext:value-type="float">
            <text:p>1391.9313033</text:p>
          </table:table-cell>
          <table:table-cell table:formula="of:=([.I57]-[.H57])/[.I57]*100" office:value-type="float" office:value="61.9922266885051" calcext:value-type="float">
            <text:p>61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table:number-columns-repeated="4"/>
          <table:table-cell office:value-type="float" office:value="510" calcext:value-type="float">
            <text:p>510</text:p>
          </table:table-cell>
          <table:table-cell office:value-type="float" office:value="498.6090091" calcext:value-type="float">
            <text:p>498.6090091</text:p>
          </table:table-cell>
          <table:table-cell office:value-type="float" office:value="1441.29719" calcext:value-type="float">
            <text:p>1441.29719</text:p>
          </table:table-cell>
          <table:table-cell table:formula="of:=([.I58]-[.H58])/[.I58]*100" office:value-type="float" office:value="65.4055379723595" calcext:value-type="float">
            <text:p>65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table:number-columns-repeated="4"/>
          <table:table-cell office:value-type="float" office:value="520" calcext:value-type="float">
            <text:p>520</text:p>
          </table:table-cell>
          <table:table-cell office:value-type="float" office:value="502.51943198" calcext:value-type="float">
            <text:p>502.51943198</text:p>
          </table:table-cell>
          <table:table-cell office:value-type="float" office:value="1177.9363067" calcext:value-type="float">
            <text:p>1177.9363067</text:p>
          </table:table-cell>
          <table:table-cell table:formula="of:=([.I59]-[.H59])/[.I59]*100" office:value-type="float" office:value="57.3389979473667" calcext:value-type="float">
            <text:p>57.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table:number-columns-repeated="4"/>
          <table:table-cell office:value-type="float" office:value="532" calcext:value-type="float">
            <text:p>532</text:p>
          </table:table-cell>
          <table:table-cell office:value-type="float" office:value="532.92301366" calcext:value-type="float">
            <text:p>532.92301366</text:p>
          </table:table-cell>
          <table:table-cell office:value-type="float" office:value="1169.18108" calcext:value-type="float">
            <text:p>1169.18108</text:p>
          </table:table-cell>
          <table:table-cell table:formula="of:=([.I60]-[.H60])/[.I60]*100" office:value-type="float" office:value="54.4191209748279" calcext:value-type="float">
            <text:p>54.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table:number-columns-repeated="4"/>
          <table:table-cell office:value-type="float" office:value="504" calcext:value-type="float">
            <text:p>504</text:p>
          </table:table-cell>
          <table:table-cell office:value-type="float" office:value="535.8686984" calcext:value-type="float">
            <text:p>535.8686984</text:p>
          </table:table-cell>
          <table:table-cell office:value-type="float" office:value="1346.68256" calcext:value-type="float">
            <text:p>1346.68256</text:p>
          </table:table-cell>
          <table:table-cell table:formula="of:=([.I61]-[.H61])/[.I61]*100" office:value-type="float" office:value="60.208239542361" calcext:value-type="float">
            <text:p>60.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table:number-columns-repeated="4"/>
          <table:table-cell office:value-type="float" office:value="499" calcext:value-type="float">
            <text:p>499</text:p>
          </table:table-cell>
          <table:table-cell office:value-type="float" office:value="540.22642189" calcext:value-type="float">
            <text:p>540.22642189</text:p>
          </table:table-cell>
          <table:table-cell office:value-type="float" office:value="1470.0153833" calcext:value-type="float">
            <text:p>1470.0153833</text:p>
          </table:table-cell>
          <table:table-cell table:formula="of:=([.I62]-[.H62])/[.I62]*100" office:value-type="float" office:value="63.2502878522768" calcext:value-type="float">
            <text:p>63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office:value-type="float" office:value="584.56032874" calcext:value-type="float">
            <text:p>584.56032874</text:p>
          </table:table-cell>
          <table:table-cell office:value-type="float" office:value="2036.9793633" calcext:value-type="float">
            <text:p>2036.9793633</text:p>
          </table:table-cell>
          <table:table-cell table:formula="of:=([.I63]-[.H63])/[.I63]*100" office:value-type="float" office:value="71.3025895464652" calcext:value-type="float">
            <text:p>71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600.60769889" calcext:value-type="float">
            <text:p>600.60769889</text:p>
          </table:table-cell>
          <table:table-cell office:value-type="float" office:value="2083.89072" calcext:value-type="float">
            <text:p>2083.89072</text:p>
          </table:table-cell>
          <table:table-cell table:formula="of:=([.I64]-[.H64])/[.I64]*100" office:value-type="float" office:value="71.1785415076852" calcext:value-type="float">
            <text:p>71.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table:number-columns-repeated="4"/>
          <table:table-cell office:value-type="float" office:value="257" calcext:value-type="float">
            <text:p>257</text:p>
          </table:table-cell>
          <table:table-cell office:value-type="float" office:value="584.77799107" calcext:value-type="float">
            <text:p>584.77799107</text:p>
          </table:table-cell>
          <table:table-cell office:value-type="float" office:value="1608.1932733" calcext:value-type="float">
            <text:p>1608.1932733</text:p>
          </table:table-cell>
          <table:table-cell table:formula="of:=([.I65]-[.H65])/[.I65]*100" office:value-type="float" office:value="63.6375800857542" calcext:value-type="float">
            <text:p>63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table:number-columns-repeated="4"/>
          <table:table-cell office:value-type="float" office:value="461" calcext:value-type="float">
            <text:p>461</text:p>
          </table:table-cell>
          <table:table-cell office:value-type="float" office:value="591.8546161" calcext:value-type="float">
            <text:p>591.8546161</text:p>
          </table:table-cell>
          <table:table-cell office:value-type="float" office:value="1722.9622367" calcext:value-type="float">
            <text:p>1722.9622367</text:p>
          </table:table-cell>
          <table:table-cell table:formula="of:=([.I66]-[.H66])/[.I66]*100" office:value-type="float" office:value="65.6490082316846" calcext:value-type="float">
            <text:p>65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616.47761313" calcext:value-type="float">
            <text:p>616.47761313</text:p>
          </table:table-cell>
          <table:table-cell office:value-type="float" office:value="1809.7837767" calcext:value-type="float">
            <text:p>1809.7837767</text:p>
          </table:table-cell>
          <table:table-cell table:formula="of:=([.I67]-[.H67])/[.I67]*100" office:value-type="float" office:value="65.9363941114502" calcext:value-type="float">
            <text:p>65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table:number-columns-repeated="4"/>
          <table:table-cell office:value-type="float" office:value="304" calcext:value-type="float">
            <text:p>304</text:p>
          </table:table-cell>
          <table:table-cell office:value-type="float" office:value="583.48793816" calcext:value-type="float">
            <text:p>583.48793816</text:p>
          </table:table-cell>
          <table:table-cell office:value-type="float" office:value="1949.1449467" calcext:value-type="float">
            <text:p>1949.1449467</text:p>
          </table:table-cell>
          <table:table-cell table:formula="of:=([.I68]-[.H68])/[.I68]*100" office:value-type="float" office:value="70.0644152120203" calcext:value-type="float">
            <text:p>7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table:number-columns-repeated="4"/>
          <table:table-cell office:value-type="float" office:value="496" calcext:value-type="float">
            <text:p>496</text:p>
          </table:table-cell>
          <table:table-cell office:value-type="float" office:value="604.84707925" calcext:value-type="float">
            <text:p>604.84707925</text:p>
          </table:table-cell>
          <table:table-cell office:value-type="float" office:value="1777.5384267" calcext:value-type="float">
            <text:p>1777.5384267</text:p>
          </table:table-cell>
          <table:table-cell table:formula="of:=([.I69]-[.H69])/[.I69]*100" office:value-type="float" office:value="65.9727705367867" calcext:value-type="float">
            <text:p>65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table:number-columns-repeated="4"/>
          <table:table-cell office:value-type="float" office:value="483" calcext:value-type="float">
            <text:p>483</text:p>
          </table:table-cell>
          <table:table-cell office:value-type="float" office:value="618.30116576" calcext:value-type="float">
            <text:p>618.30116576</text:p>
          </table:table-cell>
          <table:table-cell office:value-type="float" office:value="1754.2038867" calcext:value-type="float">
            <text:p>1754.2038867</text:p>
          </table:table-cell>
          <table:table-cell table:formula="of:=([.I70]-[.H70])/[.I70]*100" office:value-type="float" office:value="64.7531754747651" calcext:value-type="float">
            <text:p>64.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637.39937913" calcext:value-type="float">
            <text:p>637.39937913</text:p>
          </table:table-cell>
          <table:table-cell office:value-type="float" office:value="2120.5099167" calcext:value-type="float">
            <text:p>2120.5099167</text:p>
          </table:table-cell>
          <table:table-cell table:formula="of:=([.I71]-[.H71])/[.I71]*100" office:value-type="float" office:value="69.9412214906337" calcext:value-type="float">
            <text:p>69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621.00921487" calcext:value-type="float">
            <text:p>621.00921487</text:p>
          </table:table-cell>
          <table:table-cell office:value-type="float" office:value="2022.2559333" calcext:value-type="float">
            <text:p>2022.2559333</text:p>
          </table:table-cell>
          <table:table-cell table:formula="of:=([.I72]-[.H72])/[.I72]*100" office:value-type="float" office:value="69.2912650350536" calcext:value-type="float">
            <text:p>69.29</text:p>
          </table:table-cell>
          <table:table-cell table:number-columns-repeated="1014"/>
        </table:table-row>
      </table:table>
      <table:table table:name="Comparison of LB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78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0" table:number-columns-repeated="2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0" table:number-columns-repeated="2" table:default-cell-style-name="Default"/>
        <table:table-column table:style-name="co1" table:number-columns-repeated="995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/>
          <table:table-cell table:style-name="ce74" office:value-type="string" calcext:value-type="string" table:number-columns-spanned="8" table:number-rows-spanned="1">
            <text:p>Lower bound</text:p>
          </table:table-cell>
          <table:covered-table-cell table:number-columns-repeated="7" table:style-name="ce54"/>
          <table:table-cell table:style-name="ce54" table:number-columns-repeated="2"/>
          <table:table-cell table:style-name="ce54" office:value-type="string" calcext:value-type="string" table:number-columns-spanned="8" table:number-rows-spanned="1">
            <text:p>Accounting</text:p>
          </table:table-cell>
          <table:covered-table-cell table:number-columns-repeated="7" table:style-name="ce54"/>
          <table:table-cell table:style-name="ce54" table:number-columns-repeated="2"/>
          <table:table-cell table:style-name="ce54" office:value-type="string" calcext:value-type="string" table:number-columns-spanned="5" table:number-rows-spanned="1">
            <text:p>Statistics</text:p>
          </table:table-cell>
          <table:covered-table-cell table:number-columns-repeated="4" table:style-name="ce54"/>
          <table:table-cell table:style-name="ce54" table:number-columns-repeated="997"/>
        </table:table-row>
        <table:table-row table:style-name="ro2">
          <table:covered-table-cell table:style-name="ce54"/>
          <table:table-cell table:style-name="ce54"/>
          <table:table-cell table:style-name="ce74" office:value-type="string" calcext:value-type="string">
            <text:p>LP</text:p>
          </table:table-cell>
          <table:table-cell table:style-name="ce54" office:value-type="string" calcext:value-type="string">
            <text:p>Defaults</text:p>
          </table:table-cell>
          <table:table-cell table:style-name="ce54" office:value-type="string" calcext:value-type="string">
            <text:p>Defaults, </text:p>
            <text:p>1 thread</text:p>
          </table:table-cell>
          <table:table-cell table:style-name="ce54" office:value-type="string" calcext:value-type="string">
            <text:p>Defaults, 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+CUT, </text:p>
            <text:p>1 thread,</text:p>
            <text:p>mem emphasis,</text:p>
            <text:p>warmstart</text:p>
          </table:table-cell>
          <table:table-cell table:style-name="ce54" table:number-columns-repeated="2"/>
          <table:table-cell table:style-name="ce74" office:value-type="string" calcext:value-type="string">
            <text:p>LP</text:p>
          </table:table-cell>
          <table:table-cell table:style-name="ce54" office:value-type="string" calcext:value-type="string">
            <text:p>Defaults</text:p>
          </table:table-cell>
          <table:table-cell table:style-name="ce54" office:value-type="string" calcext:value-type="string">
            <text:p>Defaults, </text:p>
            <text:p>1 thread</text:p>
          </table:table-cell>
          <table:table-cell table:style-name="ce54" office:value-type="string" calcext:value-type="string">
            <text:p>Defaults, 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+CUT, </text:p>
            <text:p>1 thread,</text:p>
            <text:p>mem emphasis,</text:p>
            <text:p>warmstart</text:p>
          </table:table-cell>
          <table:table-cell table:style-name="ce54" table:number-columns-repeated="2"/>
          <table:table-cell table:style-name="ce54" office:value-type="string" calcext:value-type="string">
            <text:p>Defaults</text:p>
          </table:table-cell>
          <table:table-cell table:style-name="ce54" office:value-type="string" calcext:value-type="string">
            <text:p>Defaults, </text:p>
            <text:p>1 thread</text:p>
          </table:table-cell>
          <table:table-cell table:style-name="ce54" office:value-type="string" calcext:value-type="string">
            <text:p>Defaults, 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, </text:p>
            <text:p>1 thread,</text:p>
            <text:p>mem emphasis,</text:p>
            <text:p>warmstart</text:p>
          </table:table-cell>
          <table:table-cell table:style-name="ce54" office:value-type="string" calcext:value-type="string">
            <text:p>SoftCut+CUT, </text:p>
            <text:p>1 thread,</text:p>
            <text:p>mem emphasis,</text:p>
            <text:p>warmstart</text:p>
          </table:table-cell>
          <table:table-cell table:style-name="ce54" table:number-columns-repeated="995"/>
        </table:table-row>
        <table:table-row table:style-name="ro1">
          <table:table-cell office:value-type="string" calcext:value-type="string">
            <text:p>10_1</text:p>
          </table:table-cell>
          <table:table-cell/>
          <table:table-cell table:style-name="ce75" office:value-type="float" office:value="149.07766734" calcext:value-type="float">
            <text:p>149.08</text:p>
          </table:table-cell>
          <table:table-cell table:style-name="ce66" table:formula="of:=[$Defaults.$H$3]" office:value-type="float" office:value="218.19855033" calcext:value-type="float">
            <text:p>218.20</text:p>
          </table:table-cell>
          <table:table-cell table:style-name="ce66" table:formula="of:=[$'Defaults, 1 thread'.$H$3]" office:value-type="float" office:value="218.19855033" calcext:value-type="float">
            <text:p>218.20</text:p>
          </table:table-cell>
          <table:table-cell table:style-name="ce66" table:formula="of:=[$'Defaults, mem emphasis'.$H$3]" office:value-type="float" office:value="218.19855033" calcext:value-type="float">
            <text:p>218.20</text:p>
          </table:table-cell>
          <table:table-cell table:style-name="ce66" office:value-type="float" office:value="218.19855033" calcext:value-type="float">
            <text:p>218.20</text:p>
          </table:table-cell>
          <table:table-cell table:style-name="ce66" table:formula="of:=[$'Defaults, 1 thread, mem emphasis, warmstart'.$H$3]" office:value-type="float" office:value="218.19855033" calcext:value-type="float">
            <text:p>218.20</text:p>
          </table:table-cell>
          <table:table-cell table:number-columns-repeated="2" table:style-name="ce66" office:value-type="float" office:value="218.19855033" calcext:value-type="float">
            <text:p>218.20</text:p>
          </table:table-cell>
          <table:table-cell table:number-columns-repeated="2"/>
          <table:table-cell table:style-name="ce68" table:formula="of:=IF([.C3]=&quot;NA&quot;; &quot;NA&quot;; [.C3]&gt;=MAX([.C3:.J3]))" office:value-type="boolean" office:boolean-value="false" calcext:value-type="boolean">
            <text:p>FALSE</text:p>
          </table:table-cell>
          <table:table-cell table:style-name="ce68" table:formula="of:=IF([.D3]=&quot;NA&quot;; &quot;NA&quot;; [.D3]&gt;=MAX([.C3:.J3]))" office:value-type="boolean" office:boolean-value="true" calcext:value-type="boolean">
            <text:p>TRUE</text:p>
          </table:table-cell>
          <table:table-cell table:style-name="ce68" table:formula="of:=IF([.E3] = &quot;NA&quot;; &quot;NA&quot;; [.E3]&gt;=MAX([.C3:.J3]))" office:value-type="boolean" office:boolean-value="true" calcext:value-type="boolean">
            <text:p>TRUE</text:p>
          </table:table-cell>
          <table:table-cell table:style-name="ce68" table:formula="of:=IF([.F3] = &quot;NA&quot;; &quot;NA&quot;; [.F3]&gt;=MAX([.C3:.J3]))" office:value-type="boolean" office:boolean-value="true" calcext:value-type="boolean">
            <text:p>TRUE</text:p>
          </table:table-cell>
          <table:table-cell table:style-name="ce68" table:formula="of:=IF([.G3]=&quot;NA&quot;; &quot;NA&quot;; [.G3]&gt;=MAX([.J3:.J3]))" office:value-type="boolean" office:boolean-value="true" calcext:value-type="boolean">
            <text:p>TRUE</text:p>
          </table:table-cell>
          <table:table-cell table:style-name="ce68" table:formula="of:=IF([.H3] = &quot;NA&quot;; &quot;NA&quot;; [.H3]&gt;=MAX([.C3:.J3]))" office:value-type="boolean" office:boolean-value="true" calcext:value-type="boolean">
            <text:p>TRUE</text:p>
          </table:table-cell>
          <table:table-cell table:style-name="ce68" table:formula="of:=IF([.I3] = &quot;NA&quot;; &quot;NA&quot;; [.I3]&gt;=MAX([.C3:.J3]))" office:value-type="boolean" office:boolean-value="true" calcext:value-type="boolean">
            <text:p>TRUE</text:p>
          </table:table-cell>
          <table:table-cell table:style-name="ce68" table:formula="of:=IF([.J3] = &quot;NA&quot;; &quot;NA&quot;; [.J3]&gt;=MAX([.C3:.J3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_2</text:p>
          </table:table-cell>
          <table:table-cell/>
          <table:table-cell table:style-name="ce75" office:value-type="float" office:value="144.69027571" calcext:value-type="float">
            <text:p>144.69</text:p>
          </table:table-cell>
          <table:table-cell table:style-name="ce66" table:formula="of:=[$Defaults.$H$4]" office:value-type="float" office:value="246.62617517" calcext:value-type="float">
            <text:p>246.63</text:p>
          </table:table-cell>
          <table:table-cell table:style-name="ce66" table:formula="of:=[$'Defaults, 1 thread'.$H$4]" office:value-type="float" office:value="246.62617517" calcext:value-type="float">
            <text:p>246.63</text:p>
          </table:table-cell>
          <table:table-cell table:style-name="ce66" table:formula="of:=[$'Defaults, mem emphasis'.$H$4]" office:value-type="float" office:value="246.62617517" calcext:value-type="float">
            <text:p>246.63</text:p>
          </table:table-cell>
          <table:table-cell table:style-name="ce66" office:value-type="float" office:value="246.62617517" calcext:value-type="float">
            <text:p>246.63</text:p>
          </table:table-cell>
          <table:table-cell table:style-name="ce66" table:formula="of:=[$'Defaults, 1 thread, mem emphasis, warmstart'.$H$4]" office:value-type="float" office:value="246.62617517" calcext:value-type="float">
            <text:p>246.63</text:p>
          </table:table-cell>
          <table:table-cell table:number-columns-repeated="2" table:style-name="ce66" office:value-type="float" office:value="246.62617517" calcext:value-type="float">
            <text:p>246.63</text:p>
          </table:table-cell>
          <table:table-cell table:number-columns-repeated="2"/>
          <table:table-cell table:style-name="ce68" table:formula="of:=IF([.C4]=&quot;NA&quot;; &quot;NA&quot;; [.C4]&gt;=MAX([.C4:.J4]))" office:value-type="boolean" office:boolean-value="false" calcext:value-type="boolean">
            <text:p>FALSE</text:p>
          </table:table-cell>
          <table:table-cell table:style-name="ce68" table:formula="of:=IF([.D4]=&quot;NA&quot;; &quot;NA&quot;; [.D4]&gt;=MAX([.C4:.J4]))" office:value-type="boolean" office:boolean-value="true" calcext:value-type="boolean">
            <text:p>TRUE</text:p>
          </table:table-cell>
          <table:table-cell table:style-name="ce68" table:formula="of:=IF([.E4] = &quot;NA&quot;; &quot;NA&quot;; [.E4]&gt;=MAX([.C4:.J4]))" office:value-type="boolean" office:boolean-value="true" calcext:value-type="boolean">
            <text:p>TRUE</text:p>
          </table:table-cell>
          <table:table-cell table:style-name="ce68" table:formula="of:=IF([.F4] = &quot;NA&quot;; &quot;NA&quot;; [.F4]&gt;=MAX([.C4:.J4]))" office:value-type="boolean" office:boolean-value="true" calcext:value-type="boolean">
            <text:p>TRUE</text:p>
          </table:table-cell>
          <table:table-cell table:style-name="ce68" table:formula="of:=IF([.G4]=&quot;NA&quot;; &quot;NA&quot;; [.G4]&gt;=MAX([.J4:.J4]))" office:value-type="boolean" office:boolean-value="true" calcext:value-type="boolean">
            <text:p>TRUE</text:p>
          </table:table-cell>
          <table:table-cell table:style-name="ce68" table:formula="of:=IF([.H4] = &quot;NA&quot;; &quot;NA&quot;; [.H4]&gt;=MAX([.C4:.J4]))" office:value-type="boolean" office:boolean-value="true" calcext:value-type="boolean">
            <text:p>TRUE</text:p>
          </table:table-cell>
          <table:table-cell table:style-name="ce68" table:formula="of:=IF([.I4] = &quot;NA&quot;; &quot;NA&quot;; [.I4]&gt;=MAX([.C4:.J4]))" office:value-type="boolean" office:boolean-value="true" calcext:value-type="boolean">
            <text:p>TRUE</text:p>
          </table:table-cell>
          <table:table-cell table:style-name="ce68" table:formula="of:=IF([.J4] = &quot;NA&quot;; &quot;NA&quot;; [.J4]&gt;=MAX([.C4:.J4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_3</text:p>
          </table:table-cell>
          <table:table-cell/>
          <table:table-cell table:style-name="ce75" office:value-type="float" office:value="127.3122549" calcext:value-type="float">
            <text:p>127.31</text:p>
          </table:table-cell>
          <table:table-cell table:style-name="ce66" table:formula="of:=[$Defaults.$H$5]" office:value-type="float" office:value="305.859574" calcext:value-type="float">
            <text:p>305.86</text:p>
          </table:table-cell>
          <table:table-cell table:style-name="ce66" table:formula="of:=[$'Defaults, 1 thread'.$H$5]" office:value-type="float" office:value="305.859574" calcext:value-type="float">
            <text:p>305.86</text:p>
          </table:table-cell>
          <table:table-cell table:style-name="ce66" table:formula="of:=[$'Defaults, mem emphasis'.$H$5]" office:value-type="float" office:value="305.859574" calcext:value-type="float">
            <text:p>305.86</text:p>
          </table:table-cell>
          <table:table-cell table:style-name="ce66" office:value-type="float" office:value="305.859574" calcext:value-type="float">
            <text:p>305.86</text:p>
          </table:table-cell>
          <table:table-cell table:style-name="ce66" table:formula="of:=[$'Defaults, 1 thread, mem emphasis, warmstart'.$H$5]" office:value-type="float" office:value="305.859574" calcext:value-type="float">
            <text:p>305.86</text:p>
          </table:table-cell>
          <table:table-cell table:number-columns-repeated="2" table:style-name="ce66" office:value-type="float" office:value="305.859574" calcext:value-type="float">
            <text:p>305.86</text:p>
          </table:table-cell>
          <table:table-cell table:number-columns-repeated="2"/>
          <table:table-cell table:style-name="ce68" table:formula="of:=IF([.C5]=&quot;NA&quot;; &quot;NA&quot;; [.C5]&gt;=MAX([.C5:.J5]))" office:value-type="boolean" office:boolean-value="false" calcext:value-type="boolean">
            <text:p>FALSE</text:p>
          </table:table-cell>
          <table:table-cell table:style-name="ce68" table:formula="of:=IF([.D5]=&quot;NA&quot;; &quot;NA&quot;; [.D5]&gt;=MAX([.C5:.J5]))" office:value-type="boolean" office:boolean-value="true" calcext:value-type="boolean">
            <text:p>TRUE</text:p>
          </table:table-cell>
          <table:table-cell table:style-name="ce68" table:formula="of:=IF([.E5] = &quot;NA&quot;; &quot;NA&quot;; [.E5]&gt;=MAX([.C5:.J5]))" office:value-type="boolean" office:boolean-value="true" calcext:value-type="boolean">
            <text:p>TRUE</text:p>
          </table:table-cell>
          <table:table-cell table:style-name="ce68" table:formula="of:=IF([.F5] = &quot;NA&quot;; &quot;NA&quot;; [.F5]&gt;=MAX([.C5:.J5]))" office:value-type="boolean" office:boolean-value="true" calcext:value-type="boolean">
            <text:p>TRUE</text:p>
          </table:table-cell>
          <table:table-cell table:style-name="ce68" table:formula="of:=IF([.G5]=&quot;NA&quot;; &quot;NA&quot;; [.G5]&gt;=MAX([.J5:.J5]))" office:value-type="boolean" office:boolean-value="true" calcext:value-type="boolean">
            <text:p>TRUE</text:p>
          </table:table-cell>
          <table:table-cell table:style-name="ce68" table:formula="of:=IF([.H5] = &quot;NA&quot;; &quot;NA&quot;; [.H5]&gt;=MAX([.C5:.J5]))" office:value-type="boolean" office:boolean-value="true" calcext:value-type="boolean">
            <text:p>TRUE</text:p>
          </table:table-cell>
          <table:table-cell table:style-name="ce68" table:formula="of:=IF([.I5] = &quot;NA&quot;; &quot;NA&quot;; [.I5]&gt;=MAX([.C5:.J5]))" office:value-type="boolean" office:boolean-value="true" calcext:value-type="boolean">
            <text:p>TRUE</text:p>
          </table:table-cell>
          <table:table-cell table:style-name="ce68" table:formula="of:=IF([.J5] = &quot;NA&quot;; &quot;NA&quot;; [.J5]&gt;=MAX([.C5:.J5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_4</text:p>
          </table:table-cell>
          <table:table-cell/>
          <table:table-cell table:style-name="ce75" office:value-type="float" office:value="62.45198814" calcext:value-type="float">
            <text:p>62.45</text:p>
          </table:table-cell>
          <table:table-cell table:style-name="ce66" table:formula="of:=[$Defaults.$H$6]" office:value-type="float" office:value="186.8969446" calcext:value-type="float">
            <text:p>186.90</text:p>
          </table:table-cell>
          <table:table-cell table:style-name="ce66" table:formula="of:=[$'Defaults, 1 thread'.$H$6]" office:value-type="float" office:value="186.8969446" calcext:value-type="float">
            <text:p>186.90</text:p>
          </table:table-cell>
          <table:table-cell table:style-name="ce66" table:formula="of:=[$'Defaults, mem emphasis'.$H$6]" office:value-type="float" office:value="186.8969446" calcext:value-type="float">
            <text:p>186.90</text:p>
          </table:table-cell>
          <table:table-cell table:style-name="ce66" office:value-type="float" office:value="186.8969446" calcext:value-type="float">
            <text:p>186.90</text:p>
          </table:table-cell>
          <table:table-cell table:style-name="ce66" table:formula="of:=[$'Defaults, 1 thread, mem emphasis, warmstart'.$H$6]" office:value-type="float" office:value="186.8969446" calcext:value-type="float">
            <text:p>186.90</text:p>
          </table:table-cell>
          <table:table-cell table:style-name="ce66" office:value-type="float" office:value="186.89366623" calcext:value-type="float">
            <text:p>186.89</text:p>
          </table:table-cell>
          <table:table-cell table:style-name="ce66" office:value-type="float" office:value="186.8969446" calcext:value-type="float">
            <text:p>186.90</text:p>
          </table:table-cell>
          <table:table-cell table:number-columns-repeated="2"/>
          <table:table-cell table:style-name="ce68" table:formula="of:=IF([.C6]=&quot;NA&quot;; &quot;NA&quot;; [.C6]&gt;=MAX([.C6:.J6]))" office:value-type="boolean" office:boolean-value="false" calcext:value-type="boolean">
            <text:p>FALSE</text:p>
          </table:table-cell>
          <table:table-cell table:style-name="ce68" table:formula="of:=IF([.D6]=&quot;NA&quot;; &quot;NA&quot;; [.D6]&gt;=MAX([.C6:.J6]))" office:value-type="boolean" office:boolean-value="true" calcext:value-type="boolean">
            <text:p>TRUE</text:p>
          </table:table-cell>
          <table:table-cell table:style-name="ce68" table:formula="of:=IF([.E6] = &quot;NA&quot;; &quot;NA&quot;; [.E6]&gt;=MAX([.C6:.J6]))" office:value-type="boolean" office:boolean-value="true" calcext:value-type="boolean">
            <text:p>TRUE</text:p>
          </table:table-cell>
          <table:table-cell table:style-name="ce68" table:formula="of:=IF([.F6] = &quot;NA&quot;; &quot;NA&quot;; [.F6]&gt;=MAX([.C6:.J6]))" office:value-type="boolean" office:boolean-value="true" calcext:value-type="boolean">
            <text:p>TRUE</text:p>
          </table:table-cell>
          <table:table-cell table:style-name="ce68" table:formula="of:=IF([.G6]=&quot;NA&quot;; &quot;NA&quot;; [.G6]&gt;=MAX([.J6:.J6]))" office:value-type="boolean" office:boolean-value="true" calcext:value-type="boolean">
            <text:p>TRUE</text:p>
          </table:table-cell>
          <table:table-cell table:style-name="ce68" table:formula="of:=IF([.H6] = &quot;NA&quot;; &quot;NA&quot;; [.H6]&gt;=MAX([.C6:.J6]))" office:value-type="boolean" office:boolean-value="true" calcext:value-type="boolean">
            <text:p>TRUE</text:p>
          </table:table-cell>
          <table:table-cell table:style-name="ce68" table:formula="of:=IF([.I6] = &quot;NA&quot;; &quot;NA&quot;; [.I6]&gt;=MAX([.C6:.J6]))" office:value-type="boolean" office:boolean-value="false" calcext:value-type="boolean">
            <text:p>FALSE</text:p>
          </table:table-cell>
          <table:table-cell table:style-name="ce68" table:formula="of:=IF([.J6] = &quot;NA&quot;; &quot;NA&quot;; [.J6]&gt;=MAX([.C6:.J6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_5</text:p>
          </table:table-cell>
          <table:table-cell/>
          <table:table-cell table:style-name="ce75" office:value-type="float" office:value="80.734874936" calcext:value-type="float">
            <text:p>80.73</text:p>
          </table:table-cell>
          <table:table-cell table:style-name="ce66" table:formula="of:=[$Defaults.$H$7]" office:value-type="float" office:value="189.543179" calcext:value-type="float">
            <text:p>189.54</text:p>
          </table:table-cell>
          <table:table-cell table:style-name="ce66" table:formula="of:=[$'Defaults, 1 thread'.$H$7]" office:value-type="float" office:value="189.543179" calcext:value-type="float">
            <text:p>189.54</text:p>
          </table:table-cell>
          <table:table-cell table:style-name="ce66" table:formula="of:=[$'Defaults, mem emphasis'.$H$7]" office:value-type="float" office:value="189.543179" calcext:value-type="float">
            <text:p>189.54</text:p>
          </table:table-cell>
          <table:table-cell table:style-name="ce66" office:value-type="float" office:value="189.543179" calcext:value-type="float">
            <text:p>189.54</text:p>
          </table:table-cell>
          <table:table-cell table:style-name="ce66" table:formula="of:=[$'Defaults, 1 thread, mem emphasis, warmstart'.$H$7]" office:value-type="float" office:value="189.543179" calcext:value-type="float">
            <text:p>189.54</text:p>
          </table:table-cell>
          <table:table-cell table:style-name="ce66" office:value-type="float" office:value="189.53081565" calcext:value-type="float">
            <text:p>189.53</text:p>
          </table:table-cell>
          <table:table-cell table:style-name="ce66" office:value-type="float" office:value="189.543179" calcext:value-type="float">
            <text:p>189.54</text:p>
          </table:table-cell>
          <table:table-cell table:number-columns-repeated="2"/>
          <table:table-cell table:style-name="ce68" table:formula="of:=IF([.C7]=&quot;NA&quot;; &quot;NA&quot;; [.C7]&gt;=MAX([.C7:.J7]))" office:value-type="boolean" office:boolean-value="false" calcext:value-type="boolean">
            <text:p>FALSE</text:p>
          </table:table-cell>
          <table:table-cell table:style-name="ce68" table:formula="of:=IF([.D7]=&quot;NA&quot;; &quot;NA&quot;; [.D7]&gt;=MAX([.C7:.J7]))" office:value-type="boolean" office:boolean-value="true" calcext:value-type="boolean">
            <text:p>TRUE</text:p>
          </table:table-cell>
          <table:table-cell table:style-name="ce68" table:formula="of:=IF([.E7] = &quot;NA&quot;; &quot;NA&quot;; [.E7]&gt;=MAX([.C7:.J7]))" office:value-type="boolean" office:boolean-value="true" calcext:value-type="boolean">
            <text:p>TRUE</text:p>
          </table:table-cell>
          <table:table-cell table:style-name="ce68" table:formula="of:=IF([.F7] = &quot;NA&quot;; &quot;NA&quot;; [.F7]&gt;=MAX([.C7:.J7]))" office:value-type="boolean" office:boolean-value="true" calcext:value-type="boolean">
            <text:p>TRUE</text:p>
          </table:table-cell>
          <table:table-cell table:style-name="ce68" table:formula="of:=IF([.G7]=&quot;NA&quot;; &quot;NA&quot;; [.G7]&gt;=MAX([.J7:.J7]))" office:value-type="boolean" office:boolean-value="true" calcext:value-type="boolean">
            <text:p>TRUE</text:p>
          </table:table-cell>
          <table:table-cell table:style-name="ce68" table:formula="of:=IF([.H7] = &quot;NA&quot;; &quot;NA&quot;; [.H7]&gt;=MAX([.C7:.J7]))" office:value-type="boolean" office:boolean-value="true" calcext:value-type="boolean">
            <text:p>TRUE</text:p>
          </table:table-cell>
          <table:table-cell table:style-name="ce68" table:formula="of:=IF([.I7] = &quot;NA&quot;; &quot;NA&quot;; [.I7]&gt;=MAX([.C7:.J7]))" office:value-type="boolean" office:boolean-value="false" calcext:value-type="boolean">
            <text:p>FALSE</text:p>
          </table:table-cell>
          <table:table-cell table:style-name="ce68" table:formula="of:=IF([.J7] = &quot;NA&quot;; &quot;NA&quot;; [.J7]&gt;=MAX([.C7:.J7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_6</text:p>
          </table:table-cell>
          <table:table-cell/>
          <table:table-cell table:style-name="ce75" office:value-type="float" office:value="78.88860975" calcext:value-type="float">
            <text:p>78.89</text:p>
          </table:table-cell>
          <table:table-cell table:style-name="ce66" table:formula="of:=[$Defaults.$H$8]" office:value-type="float" office:value="200.0991589" calcext:value-type="float">
            <text:p>200.10</text:p>
          </table:table-cell>
          <table:table-cell table:style-name="ce66" table:formula="of:=[$'Defaults, 1 thread'.$H$8]" office:value-type="float" office:value="200.0991589" calcext:value-type="float">
            <text:p>200.10</text:p>
          </table:table-cell>
          <table:table-cell table:style-name="ce66" table:formula="of:=[$'Defaults, mem emphasis'.$H$8]" office:value-type="float" office:value="200.0991589" calcext:value-type="float">
            <text:p>200.10</text:p>
          </table:table-cell>
          <table:table-cell table:style-name="ce66" office:value-type="float" office:value="200.0991589" calcext:value-type="float">
            <text:p>200.10</text:p>
          </table:table-cell>
          <table:table-cell table:style-name="ce66" table:formula="of:=[$'Defaults, 1 thread, mem emphasis, warmstart'.$H$8]" office:value-type="float" office:value="200.0991589" calcext:value-type="float">
            <text:p>200.10</text:p>
          </table:table-cell>
          <table:table-cell table:number-columns-repeated="2" table:style-name="ce66" office:value-type="float" office:value="200.0991589" calcext:value-type="float">
            <text:p>200.10</text:p>
          </table:table-cell>
          <table:table-cell table:number-columns-repeated="2"/>
          <table:table-cell table:style-name="ce68" table:formula="of:=IF([.C8]=&quot;NA&quot;; &quot;NA&quot;; [.C8]&gt;=MAX([.C8:.J8]))" office:value-type="boolean" office:boolean-value="false" calcext:value-type="boolean">
            <text:p>FALSE</text:p>
          </table:table-cell>
          <table:table-cell table:style-name="ce68" table:formula="of:=IF([.D8]=&quot;NA&quot;; &quot;NA&quot;; [.D8]&gt;=MAX([.C8:.J8]))" office:value-type="boolean" office:boolean-value="true" calcext:value-type="boolean">
            <text:p>TRUE</text:p>
          </table:table-cell>
          <table:table-cell table:style-name="ce68" table:formula="of:=IF([.E8] = &quot;NA&quot;; &quot;NA&quot;; [.E8]&gt;=MAX([.C8:.J8]))" office:value-type="boolean" office:boolean-value="true" calcext:value-type="boolean">
            <text:p>TRUE</text:p>
          </table:table-cell>
          <table:table-cell table:style-name="ce68" table:formula="of:=IF([.F8] = &quot;NA&quot;; &quot;NA&quot;; [.F8]&gt;=MAX([.C8:.J8]))" office:value-type="boolean" office:boolean-value="true" calcext:value-type="boolean">
            <text:p>TRUE</text:p>
          </table:table-cell>
          <table:table-cell table:style-name="ce68" table:formula="of:=IF([.G8]=&quot;NA&quot;; &quot;NA&quot;; [.G8]&gt;=MAX([.J8:.J8]))" office:value-type="boolean" office:boolean-value="true" calcext:value-type="boolean">
            <text:p>TRUE</text:p>
          </table:table-cell>
          <table:table-cell table:style-name="ce68" table:formula="of:=IF([.H8] = &quot;NA&quot;; &quot;NA&quot;; [.H8]&gt;=MAX([.C8:.J8]))" office:value-type="boolean" office:boolean-value="true" calcext:value-type="boolean">
            <text:p>TRUE</text:p>
          </table:table-cell>
          <table:table-cell table:style-name="ce68" table:formula="of:=IF([.I8] = &quot;NA&quot;; &quot;NA&quot;; [.I8]&gt;=MAX([.C8:.J8]))" office:value-type="boolean" office:boolean-value="true" calcext:value-type="boolean">
            <text:p>TRUE</text:p>
          </table:table-cell>
          <table:table-cell table:style-name="ce68" table:formula="of:=IF([.J8] = &quot;NA&quot;; &quot;NA&quot;; [.J8]&gt;=MAX([.C8:.J8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_7</text:p>
          </table:table-cell>
          <table:table-cell/>
          <table:table-cell table:style-name="ce75" office:value-type="float" office:value="103.23459703" calcext:value-type="float">
            <text:p>103.23</text:p>
          </table:table-cell>
          <table:table-cell table:style-name="ce66" table:formula="of:=[$Defaults.$H$9]" office:value-type="float" office:value="225.36852533" calcext:value-type="float">
            <text:p>225.37</text:p>
          </table:table-cell>
          <table:table-cell table:style-name="ce66" table:formula="of:=[$'Defaults, 1 thread'.$H$9]" office:value-type="float" office:value="225.36852533" calcext:value-type="float">
            <text:p>225.37</text:p>
          </table:table-cell>
          <table:table-cell table:style-name="ce66" table:formula="of:=[$'Defaults, mem emphasis'.$H$9]" office:value-type="float" office:value="225.36852533" calcext:value-type="float">
            <text:p>225.37</text:p>
          </table:table-cell>
          <table:table-cell table:style-name="ce66" office:value-type="float" office:value="225.36852533" calcext:value-type="float">
            <text:p>225.37</text:p>
          </table:table-cell>
          <table:table-cell table:style-name="ce66" table:formula="of:=[$'Defaults, 1 thread, mem emphasis, warmstart'.$H$9]" office:value-type="float" office:value="225.36852533" calcext:value-type="float">
            <text:p>225.37</text:p>
          </table:table-cell>
          <table:table-cell table:number-columns-repeated="2" table:style-name="ce66" office:value-type="float" office:value="225.36852533" calcext:value-type="float">
            <text:p>225.37</text:p>
          </table:table-cell>
          <table:table-cell table:number-columns-repeated="2"/>
          <table:table-cell table:style-name="ce68" table:formula="of:=IF([.C9]=&quot;NA&quot;; &quot;NA&quot;; [.C9]&gt;=MAX([.C9:.J9]))" office:value-type="boolean" office:boolean-value="false" calcext:value-type="boolean">
            <text:p>FALSE</text:p>
          </table:table-cell>
          <table:table-cell table:style-name="ce68" table:formula="of:=IF([.D9]=&quot;NA&quot;; &quot;NA&quot;; [.D9]&gt;=MAX([.C9:.J9]))" office:value-type="boolean" office:boolean-value="true" calcext:value-type="boolean">
            <text:p>TRUE</text:p>
          </table:table-cell>
          <table:table-cell table:style-name="ce68" table:formula="of:=IF([.E9] = &quot;NA&quot;; &quot;NA&quot;; [.E9]&gt;=MAX([.C9:.J9]))" office:value-type="boolean" office:boolean-value="true" calcext:value-type="boolean">
            <text:p>TRUE</text:p>
          </table:table-cell>
          <table:table-cell table:style-name="ce68" table:formula="of:=IF([.F9] = &quot;NA&quot;; &quot;NA&quot;; [.F9]&gt;=MAX([.C9:.J9]))" office:value-type="boolean" office:boolean-value="true" calcext:value-type="boolean">
            <text:p>TRUE</text:p>
          </table:table-cell>
          <table:table-cell table:style-name="ce68" table:formula="of:=IF([.G9]=&quot;NA&quot;; &quot;NA&quot;; [.G9]&gt;=MAX([.J9:.J9]))" office:value-type="boolean" office:boolean-value="true" calcext:value-type="boolean">
            <text:p>TRUE</text:p>
          </table:table-cell>
          <table:table-cell table:style-name="ce68" table:formula="of:=IF([.H9] = &quot;NA&quot;; &quot;NA&quot;; [.H9]&gt;=MAX([.C9:.J9]))" office:value-type="boolean" office:boolean-value="true" calcext:value-type="boolean">
            <text:p>TRUE</text:p>
          </table:table-cell>
          <table:table-cell table:style-name="ce68" table:formula="of:=IF([.I9] = &quot;NA&quot;; &quot;NA&quot;; [.I9]&gt;=MAX([.C9:.J9]))" office:value-type="boolean" office:boolean-value="true" calcext:value-type="boolean">
            <text:p>TRUE</text:p>
          </table:table-cell>
          <table:table-cell table:style-name="ce68" table:formula="of:=IF([.J9] = &quot;NA&quot;; &quot;NA&quot;; [.J9]&gt;=MAX([.C9:.J9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_8</text:p>
          </table:table-cell>
          <table:table-cell/>
          <table:table-cell table:style-name="ce75" office:value-type="float" office:value="130.83037464" calcext:value-type="float">
            <text:p>130.83</text:p>
          </table:table-cell>
          <table:table-cell table:style-name="ce66" table:formula="of:=[$Defaults.$H$10]" office:value-type="float" office:value="232.04877757" calcext:value-type="float">
            <text:p>232.05</text:p>
          </table:table-cell>
          <table:table-cell table:style-name="ce66" table:formula="of:=[$'Defaults, 1 thread'.$H$10]" office:value-type="float" office:value="232.04877757" calcext:value-type="float">
            <text:p>232.05</text:p>
          </table:table-cell>
          <table:table-cell table:style-name="ce66" table:formula="of:=[$'Defaults, mem emphasis'.$H$10]" office:value-type="float" office:value="232.04877757" calcext:value-type="float">
            <text:p>232.05</text:p>
          </table:table-cell>
          <table:table-cell table:style-name="ce66" office:value-type="float" office:value="232.04877757" calcext:value-type="float">
            <text:p>232.05</text:p>
          </table:table-cell>
          <table:table-cell table:style-name="ce66" table:formula="of:=[$'Defaults, 1 thread, mem emphasis, warmstart'.$H$10]" office:value-type="float" office:value="232.04877757" calcext:value-type="float">
            <text:p>232.05</text:p>
          </table:table-cell>
          <table:table-cell table:number-columns-repeated="2" table:style-name="ce66" office:value-type="float" office:value="232.04877757" calcext:value-type="float">
            <text:p>232.05</text:p>
          </table:table-cell>
          <table:table-cell table:number-columns-repeated="2"/>
          <table:table-cell table:style-name="ce68" table:formula="of:=IF([.C10]=&quot;NA&quot;; &quot;NA&quot;; [.C10]&gt;=MAX([.C10:.J10]))" office:value-type="boolean" office:boolean-value="false" calcext:value-type="boolean">
            <text:p>FALSE</text:p>
          </table:table-cell>
          <table:table-cell table:style-name="ce68" table:formula="of:=IF([.D10]=&quot;NA&quot;; &quot;NA&quot;; [.D10]&gt;=MAX([.C10:.J10]))" office:value-type="boolean" office:boolean-value="true" calcext:value-type="boolean">
            <text:p>TRUE</text:p>
          </table:table-cell>
          <table:table-cell table:style-name="ce68" table:formula="of:=IF([.E10] = &quot;NA&quot;; &quot;NA&quot;; [.E10]&gt;=MAX([.C10:.J10]))" office:value-type="boolean" office:boolean-value="true" calcext:value-type="boolean">
            <text:p>TRUE</text:p>
          </table:table-cell>
          <table:table-cell table:style-name="ce68" table:formula="of:=IF([.F10] = &quot;NA&quot;; &quot;NA&quot;; [.F10]&gt;=MAX([.C10:.J10]))" office:value-type="boolean" office:boolean-value="true" calcext:value-type="boolean">
            <text:p>TRUE</text:p>
          </table:table-cell>
          <table:table-cell table:style-name="ce68" table:formula="of:=IF([.G10]=&quot;NA&quot;; &quot;NA&quot;; [.G10]&gt;=MAX([.J10:.J10]))" office:value-type="boolean" office:boolean-value="true" calcext:value-type="boolean">
            <text:p>TRUE</text:p>
          </table:table-cell>
          <table:table-cell table:style-name="ce68" table:formula="of:=IF([.H10] = &quot;NA&quot;; &quot;NA&quot;; [.H10]&gt;=MAX([.C10:.J10]))" office:value-type="boolean" office:boolean-value="true" calcext:value-type="boolean">
            <text:p>TRUE</text:p>
          </table:table-cell>
          <table:table-cell table:style-name="ce68" table:formula="of:=IF([.I10] = &quot;NA&quot;; &quot;NA&quot;; [.I10]&gt;=MAX([.C10:.J10]))" office:value-type="boolean" office:boolean-value="true" calcext:value-type="boolean">
            <text:p>TRUE</text:p>
          </table:table-cell>
          <table:table-cell table:style-name="ce68" table:formula="of:=IF([.J10] = &quot;NA&quot;; &quot;NA&quot;; [.J10]&gt;=MAX([.C10:.J10]))" office:value-type="boolean" office:boolean-value="true" calcext:value-type="boolean">
            <text:p>TRU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1.7799in" svg:y="1.4717in" draw:caption-point-x="-0.2402in" draw:caption-point-y="0.5945in">
              <dc:date>2021-08-14T00:00:00</dc:date>
              <text:p text:style-name="P1"><text:span text:style-name="T1">Number of instances that the configuration provides the strongest lower bound.</text:span></text:p>
            </office:annotation>
            <text:p>SUM</text:p>
          </table:table-cell>
          <table:table-cell table:formula="of:=SUM([.N3:.N12])" office:value-type="float" office:value="10" calcext:value-type="float">
            <text:p>10</text:p>
          </table:table-cell>
          <table:table-cell table:formula="of:=SUM([.O3:.O12])" office:value-type="float" office:value="10" calcext:value-type="float">
            <text:p>10</text:p>
          </table:table-cell>
          <table:table-cell table:formula="of:=SUM([.P3:.P12])" office:value-type="float" office:value="10" calcext:value-type="float">
            <text:p>10</text:p>
          </table:table-cell>
          <table:table-cell table:formula="of:=SUM([.Q3:.Q12])" office:value-type="float" office:value="10" calcext:value-type="float">
            <text:p>10</text:p>
          </table:table-cell>
          <table:table-cell table:formula="of:=SUM([.R3:.R12])" office:value-type="float" office:value="10" calcext:value-type="float">
            <text:p>10</text:p>
          </table:table-cell>
          <table:table-cell table:formula="of:=SUM([.S3:.S12])" office:value-type="float" office:value="8" calcext:value-type="float">
            <text:p>8</text:p>
          </table:table-cell>
          <table:table-cell table:formula="of:=SUM([.T3:.T12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0_9</text:p>
          </table:table-cell>
          <table:table-cell/>
          <table:table-cell table:style-name="ce75" office:value-type="float" office:value="91.013623267" calcext:value-type="float">
            <text:p>91.01</text:p>
          </table:table-cell>
          <table:table-cell table:style-name="ce66" table:formula="of:=[$Defaults.$H$11]" office:value-type="float" office:value="222.29502767" calcext:value-type="float">
            <text:p>222.30</text:p>
          </table:table-cell>
          <table:table-cell table:style-name="ce66" table:formula="of:=[$'Defaults, 1 thread'.$H$11]" office:value-type="float" office:value="222.29502767" calcext:value-type="float">
            <text:p>222.30</text:p>
          </table:table-cell>
          <table:table-cell table:style-name="ce66" table:formula="of:=[$'Defaults, mem emphasis'.$H$11]" office:value-type="float" office:value="222.29502767" calcext:value-type="float">
            <text:p>222.30</text:p>
          </table:table-cell>
          <table:table-cell table:style-name="ce66" office:value-type="float" office:value="222.29502767" calcext:value-type="float">
            <text:p>222.30</text:p>
          </table:table-cell>
          <table:table-cell table:style-name="ce66" table:formula="of:=[$'Defaults, 1 thread, mem emphasis, warmstart'.$H$11]" office:value-type="float" office:value="222.29502767" calcext:value-type="float">
            <text:p>222.30</text:p>
          </table:table-cell>
          <table:table-cell table:number-columns-repeated="2" table:style-name="ce66" office:value-type="float" office:value="222.29502767" calcext:value-type="float">
            <text:p>222.30</text:p>
          </table:table-cell>
          <table:table-cell table:number-columns-repeated="2"/>
          <table:table-cell table:style-name="ce68" table:formula="of:=IF([.C11]=&quot;NA&quot;; &quot;NA&quot;; [.C11]&gt;=MAX([.C11:.J11]))" office:value-type="boolean" office:boolean-value="false" calcext:value-type="boolean">
            <text:p>FALSE</text:p>
          </table:table-cell>
          <table:table-cell table:style-name="ce68" table:formula="of:=IF([.D11]=&quot;NA&quot;; &quot;NA&quot;; [.D11]&gt;=MAX([.C11:.J11]))" office:value-type="boolean" office:boolean-value="true" calcext:value-type="boolean">
            <text:p>TRUE</text:p>
          </table:table-cell>
          <table:table-cell table:style-name="ce68" table:formula="of:=IF([.E11] = &quot;NA&quot;; &quot;NA&quot;; [.E11]&gt;=MAX([.C11:.J11]))" office:value-type="boolean" office:boolean-value="true" calcext:value-type="boolean">
            <text:p>TRUE</text:p>
          </table:table-cell>
          <table:table-cell table:style-name="ce68" table:formula="of:=IF([.F11] = &quot;NA&quot;; &quot;NA&quot;; [.F11]&gt;=MAX([.C11:.J11]))" office:value-type="boolean" office:boolean-value="true" calcext:value-type="boolean">
            <text:p>TRUE</text:p>
          </table:table-cell>
          <table:table-cell table:style-name="ce68" table:formula="of:=IF([.G11]=&quot;NA&quot;; &quot;NA&quot;; [.G11]&gt;=MAX([.J11:.J11]))" office:value-type="boolean" office:boolean-value="true" calcext:value-type="boolean">
            <text:p>TRUE</text:p>
          </table:table-cell>
          <table:table-cell table:style-name="ce68" table:formula="of:=IF([.H11] = &quot;NA&quot;; &quot;NA&quot;; [.H11]&gt;=MAX([.C11:.J11]))" office:value-type="boolean" office:boolean-value="true" calcext:value-type="boolean">
            <text:p>TRUE</text:p>
          </table:table-cell>
          <table:table-cell table:style-name="ce68" table:formula="of:=IF([.I11] = &quot;NA&quot;; &quot;NA&quot;; [.I11]&gt;=MAX([.C11:.J11]))" office:value-type="boolean" office:boolean-value="true" calcext:value-type="boolean">
            <text:p>TRUE</text:p>
          </table:table-cell>
          <table:table-cell table:style-name="ce68" table:formula="of:=IF([.J11] = &quot;NA&quot;; &quot;NA&quot;; [.J11]&gt;=MAX([.C11:.J11]))" office:value-type="boolean" office:boolean-value="true" calcext:value-type="boolean">
            <text:p>TRU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W10]*10/70" office:value-type="float" office:value="1.42857142857143" calcext:value-type="float">
            <text:p>1.4</text:p>
          </table:table-cell>
          <table:table-cell table:style-name="ce71" table:formula="of:=[.X10]*10/70" office:value-type="float" office:value="1.42857142857143" calcext:value-type="float">
            <text:p>1.4</text:p>
          </table:table-cell>
          <table:table-cell table:style-name="ce71" table:formula="of:=[.Y10]*10/70" office:value-type="float" office:value="1.42857142857143" calcext:value-type="float">
            <text:p>1.4</text:p>
          </table:table-cell>
          <table:table-cell table:style-name="ce71" table:formula="of:=[.Z10]*10/70" office:value-type="float" office:value="1.42857142857143" calcext:value-type="float">
            <text:p>1.4</text:p>
          </table:table-cell>
          <table:table-cell table:style-name="ce71" table:formula="of:=[.AA10]*10/70" office:value-type="float" office:value="1.42857142857143" calcext:value-type="float">
            <text:p>1.4</text:p>
          </table:table-cell>
          <table:table-cell table:style-name="ce71" table:formula="of:=[.AB10]*10/70" office:value-type="float" office:value="1.14285714285714" calcext:value-type="float">
            <text:p>1.1</text:p>
          </table:table-cell>
          <table:table-cell table:style-name="ce71" table:formula="of:=[.AC10]*10/70" office:value-type="float" office:value="1.42857142857143" calcext:value-type="float">
            <text:p>1.4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10_10</text:p>
          </table:table-cell>
          <table:table-cell table:style-name="ce35"/>
          <table:table-cell table:style-name="ce38" office:value-type="float" office:value="137.43173953" calcext:value-type="float">
            <text:p>137.43</text:p>
          </table:table-cell>
          <table:table-cell table:style-name="ce38" table:formula="of:=[$Defaults.$H$12]" office:value-type="float" office:value="225.00599533" calcext:value-type="float">
            <text:p>225.01</text:p>
          </table:table-cell>
          <table:table-cell table:style-name="ce38" table:formula="of:=[$'Defaults, 1 thread'.$H$12]" office:value-type="float" office:value="225.00599533" calcext:value-type="float">
            <text:p>225.01</text:p>
          </table:table-cell>
          <table:table-cell table:style-name="ce38" table:formula="of:=[$'Defaults, mem emphasis'.$H$12]" office:value-type="float" office:value="225.00599533" calcext:value-type="float">
            <text:p>225.01</text:p>
          </table:table-cell>
          <table:table-cell table:style-name="ce38" office:value-type="float" office:value="225.00599533" calcext:value-type="float">
            <text:p>225.01</text:p>
          </table:table-cell>
          <table:table-cell table:style-name="ce38" table:formula="of:=[$'Defaults, 1 thread, mem emphasis, warmstart'.$H$12]" office:value-type="float" office:value="225.00599533" calcext:value-type="float">
            <text:p>225.01</text:p>
          </table:table-cell>
          <table:table-cell table:number-columns-repeated="2" table:style-name="ce38" office:value-type="float" office:value="225.00599533" calcext:value-type="float">
            <text:p>225.01</text:p>
          </table:table-cell>
          <table:table-cell table:style-name="ce35" table:number-columns-repeated="2"/>
          <table:table-cell table:style-name="ce70" table:formula="of:=IF([.C12]=&quot;NA&quot;; &quot;NA&quot;; [.C12]&gt;=MAX([.C12:.J12]))" office:value-type="boolean" office:boolean-value="false" calcext:value-type="boolean">
            <text:p>FALSE</text:p>
          </table:table-cell>
          <table:table-cell table:style-name="ce69" table:formula="of:=IF([.D12]=&quot;NA&quot;; &quot;NA&quot;; [.D12]&gt;=MAX([.C12:.J12]))" office:value-type="boolean" office:boolean-value="true" calcext:value-type="boolean">
            <text:p>TRUE</text:p>
          </table:table-cell>
          <table:table-cell table:style-name="ce69" table:formula="of:=IF([.E12] = &quot;NA&quot;; &quot;NA&quot;; [.E12]&gt;=MAX([.C12:.J12]))" office:value-type="boolean" office:boolean-value="true" calcext:value-type="boolean">
            <text:p>TRUE</text:p>
          </table:table-cell>
          <table:table-cell table:style-name="ce69" table:formula="of:=IF([.F12] = &quot;NA&quot;; &quot;NA&quot;; [.F12]&gt;=MAX([.C12:.J12]))" office:value-type="boolean" office:boolean-value="true" calcext:value-type="boolean">
            <text:p>TRUE</text:p>
          </table:table-cell>
          <table:table-cell table:style-name="ce69" table:formula="of:=IF([.G12]=&quot;NA&quot;; &quot;NA&quot;; [.G12]&gt;=MAX([.J12:.J12]))" office:value-type="boolean" office:boolean-value="true" calcext:value-type="boolean">
            <text:p>TRUE</text:p>
          </table:table-cell>
          <table:table-cell table:style-name="ce69" table:formula="of:=IF([.H12] = &quot;NA&quot;; &quot;NA&quot;; [.H12]&gt;=MAX([.C12:.J12]))" office:value-type="boolean" office:boolean-value="true" calcext:value-type="boolean">
            <text:p>TRUE</text:p>
          </table:table-cell>
          <table:table-cell table:style-name="ce69" table:formula="of:=IF([.I12] = &quot;NA&quot;; &quot;NA&quot;; [.I12]&gt;=MAX([.C12:.J12]))" office:value-type="boolean" office:boolean-value="true" calcext:value-type="boolean">
            <text:p>TRUE</text:p>
          </table:table-cell>
          <table:table-cell table:style-name="ce70" table:formula="of:=IF([.J12] = &quot;NA&quot;; &quot;NA&quot;; [.J12]&gt;=MAX([.C12:.J12]))" office:value-type="boolean" office:boolean-value="true" calcext:value-type="boolean">
            <text:p>TRU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3:.D12];&quot;=NA&quot;)" office:value-type="float" office:value="0" calcext:value-type="float">
            <text:p>0</text:p>
          </table:table-cell>
          <table:table-cell table:style-name="ce72" table:formula="of:=COUNTIF([.E3:.E12];&quot;=NA&quot;)" office:value-type="float" office:value="0" calcext:value-type="float">
            <text:p>0</text:p>
          </table:table-cell>
          <table:table-cell table:style-name="ce72" table:formula="of:=COUNTIF([.F3:.F12];&quot;=NA&quot;)" office:value-type="float" office:value="0" calcext:value-type="float">
            <text:p>0</text:p>
          </table:table-cell>
          <table:table-cell table:style-name="ce72" table:formula="of:=COUNTIF([.G3:.G12];&quot;=NA&quot;)" office:value-type="float" office:value="0" calcext:value-type="float">
            <text:p>0</text:p>
          </table:table-cell>
          <table:table-cell table:style-name="ce72" table:formula="of:=COUNTIF([.H3:.H12];&quot;=NA&quot;)" office:value-type="float" office:value="0" calcext:value-type="float">
            <text:p>0</text:p>
          </table:table-cell>
          <table:table-cell table:style-name="ce72" table:formula="of:=COUNTIF([.I3:.I12];&quot;=NA&quot;)" office:value-type="float" office:value="0" calcext:value-type="float">
            <text:p>0</text:p>
          </table:table-cell>
          <table:table-cell table:style-name="ce72" table:formula="of:=COUNTIF([.J3:.J12];&quot;=NA&quot;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5_1</text:p>
          </table:table-cell>
          <table:table-cell/>
          <table:table-cell table:style-name="ce75" office:value-type="float" office:value="163.06352615" calcext:value-type="float">
            <text:p>163.06</text:p>
          </table:table-cell>
          <table:table-cell table:style-name="ce66" table:formula="of:=[$Defaults.$H$13]" office:value-type="float" office:value="428.09667333" calcext:value-type="float">
            <text:p>428.10</text:p>
          </table:table-cell>
          <table:table-cell table:style-name="ce66" table:formula="of:=[$'Defaults, 1 thread'.$H$13]" office:value-type="float" office:value="398.38078878" calcext:value-type="float">
            <text:p>398.38</text:p>
          </table:table-cell>
          <table:table-cell table:style-name="ce66" table:formula="of:=[$'Defaults, mem emphasis'.$H$13]" office:value-type="float" office:value="428.09667333" calcext:value-type="float">
            <text:p>428.10</text:p>
          </table:table-cell>
          <table:table-cell table:style-name="ce66" office:value-type="float" office:value="417.72514101" calcext:value-type="float">
            <text:p>417.73</text:p>
          </table:table-cell>
          <table:table-cell table:style-name="ce66" table:formula="of:=[$'Defaults, 1 thread, mem emphasis, warmstart'.$H$13]" office:value-type="float" office:value="428.09667333" calcext:value-type="float">
            <text:p>428.10</text:p>
          </table:table-cell>
          <table:table-cell table:style-name="ce66" office:value-type="float" office:value="420.48172802" calcext:value-type="float">
            <text:p>420.48</text:p>
          </table:table-cell>
          <table:table-cell table:style-name="ce66" office:value-type="float" office:value="428.05386753" calcext:value-type="float">
            <text:p>428.05</text:p>
          </table:table-cell>
          <table:table-cell table:number-columns-repeated="2"/>
          <table:table-cell table:style-name="ce68" table:formula="of:=IF([.C13]=&quot;NA&quot;; &quot;NA&quot;; [.C13]&gt;=MAX([.C13:.J13]))" office:value-type="boolean" office:boolean-value="false" calcext:value-type="boolean">
            <text:p>FALSE</text:p>
          </table:table-cell>
          <table:table-cell table:style-name="ce68" table:formula="of:=IF([.D13]=&quot;NA&quot;; &quot;NA&quot;; [.D13]&gt;=MAX([.C13:.J13]))" office:value-type="boolean" office:boolean-value="true" calcext:value-type="boolean">
            <text:p>TRUE</text:p>
          </table:table-cell>
          <table:table-cell table:style-name="ce68" table:formula="of:=IF([.E13] = &quot;NA&quot;; &quot;NA&quot;; [.E13]&gt;=MAX([.C13:.J13]))" office:value-type="boolean" office:boolean-value="false" calcext:value-type="boolean">
            <text:p>FALSE</text:p>
          </table:table-cell>
          <table:table-cell table:style-name="ce68" table:formula="of:=IF([.F13] = &quot;NA&quot;; &quot;NA&quot;; [.F13]&gt;=MAX([.C13:.J13]))" office:value-type="boolean" office:boolean-value="true" calcext:value-type="boolean">
            <text:p>TRUE</text:p>
          </table:table-cell>
          <table:table-cell table:style-name="ce68" table:formula="of:=IF([.G13]=&quot;NA&quot;; &quot;NA&quot;; [.G13]&gt;=MAX([.J13:.J13]))" office:value-type="boolean" office:boolean-value="false" calcext:value-type="boolean">
            <text:p>FALSE</text:p>
          </table:table-cell>
          <table:table-cell table:style-name="ce68" table:formula="of:=IF([.H13] = &quot;NA&quot;; &quot;NA&quot;; [.H13]&gt;=MAX([.C13:.J13]))" office:value-type="boolean" office:boolean-value="true" calcext:value-type="boolean">
            <text:p>TRUE</text:p>
          </table:table-cell>
          <table:table-cell table:style-name="ce68" table:formula="of:=IF([.I13] = &quot;NA&quot;; &quot;NA&quot;; [.I13]&gt;=MAX([.C13:.J13]))" office:value-type="boolean" office:boolean-value="false" calcext:value-type="boolean">
            <text:p>FALSE</text:p>
          </table:table-cell>
          <table:table-cell table:style-name="ce68" table:formula="of:=IF([.J13] = &quot;NA&quot;; &quot;NA&quot;; [.J13]&gt;=MAX([.C13:.J13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_2</text:p>
          </table:table-cell>
          <table:table-cell/>
          <table:table-cell table:style-name="ce75" office:value-type="float" office:value="221.74031888" calcext:value-type="float">
            <text:p>221.74</text:p>
          </table:table-cell>
          <table:table-cell table:style-name="ce66" table:formula="of:=[$Defaults.$H$14]" office:value-type="float" office:value="476.0489371" calcext:value-type="float">
            <text:p>476.05</text:p>
          </table:table-cell>
          <table:table-cell table:style-name="ce66" table:formula="of:=[$'Defaults, 1 thread'.$H$14]" office:value-type="float" office:value="450.76422365" calcext:value-type="float">
            <text:p>450.76</text:p>
          </table:table-cell>
          <table:table-cell table:style-name="ce66" table:formula="of:=[$'Defaults, mem emphasis'.$H$14]" office:value-type="float" office:value="476.0489371" calcext:value-type="float">
            <text:p>476.05</text:p>
          </table:table-cell>
          <table:table-cell table:style-name="ce66" office:value-type="float" office:value="452.55330195" calcext:value-type="float">
            <text:p>452.55</text:p>
          </table:table-cell>
          <table:table-cell table:style-name="ce66" table:formula="of:=[$'Defaults, 1 thread, mem emphasis, warmstart'.$H$14]" office:value-type="float" office:value="476.0489371" calcext:value-type="float">
            <text:p>476.05</text:p>
          </table:table-cell>
          <table:table-cell table:style-name="ce66" office:value-type="float" office:value="476.00133589" calcext:value-type="float">
            <text:p>476.00</text:p>
          </table:table-cell>
          <table:table-cell table:style-name="ce66" office:value-type="float" office:value="476.00133908" calcext:value-type="float">
            <text:p>476.00</text:p>
          </table:table-cell>
          <table:table-cell table:number-columns-repeated="2"/>
          <table:table-cell table:style-name="ce68" table:formula="of:=IF([.C14]=&quot;NA&quot;; &quot;NA&quot;; [.C14]&gt;=MAX([.C14:.J14]))" office:value-type="boolean" office:boolean-value="false" calcext:value-type="boolean">
            <text:p>FALSE</text:p>
          </table:table-cell>
          <table:table-cell table:style-name="ce68" table:formula="of:=IF([.D14]=&quot;NA&quot;; &quot;NA&quot;; [.D14]&gt;=MAX([.C14:.J14]))" office:value-type="boolean" office:boolean-value="true" calcext:value-type="boolean">
            <text:p>TRUE</text:p>
          </table:table-cell>
          <table:table-cell table:style-name="ce68" table:formula="of:=IF([.E14] = &quot;NA&quot;; &quot;NA&quot;; [.E14]&gt;=MAX([.C14:.J14]))" office:value-type="boolean" office:boolean-value="false" calcext:value-type="boolean">
            <text:p>FALSE</text:p>
          </table:table-cell>
          <table:table-cell table:style-name="ce68" table:formula="of:=IF([.F14] = &quot;NA&quot;; &quot;NA&quot;; [.F14]&gt;=MAX([.C14:.J14]))" office:value-type="boolean" office:boolean-value="true" calcext:value-type="boolean">
            <text:p>TRUE</text:p>
          </table:table-cell>
          <table:table-cell table:style-name="ce68" table:formula="of:=IF([.G14]=&quot;NA&quot;; &quot;NA&quot;; [.G14]&gt;=MAX([.J14:.J14]))" office:value-type="boolean" office:boolean-value="false" calcext:value-type="boolean">
            <text:p>FALSE</text:p>
          </table:table-cell>
          <table:table-cell table:style-name="ce68" table:formula="of:=IF([.H14] = &quot;NA&quot;; &quot;NA&quot;; [.H14]&gt;=MAX([.C14:.J14]))" office:value-type="boolean" office:boolean-value="true" calcext:value-type="boolean">
            <text:p>TRUE</text:p>
          </table:table-cell>
          <table:table-cell table:style-name="ce68" table:formula="of:=IF([.I14] = &quot;NA&quot;; &quot;NA&quot;; [.I14]&gt;=MAX([.C14:.J14]))" office:value-type="boolean" office:boolean-value="false" calcext:value-type="boolean">
            <text:p>FALSE</text:p>
          </table:table-cell>
          <table:table-cell table:style-name="ce68" table:formula="of:=IF([.J14] = &quot;NA&quot;; &quot;NA&quot;; [.J14]&gt;=MAX([.C14:.J14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_3</text:p>
          </table:table-cell>
          <table:table-cell/>
          <table:table-cell table:style-name="ce75" office:value-type="float" office:value="159.19284269" calcext:value-type="float">
            <text:p>159.19</text:p>
          </table:table-cell>
          <table:table-cell table:style-name="ce66" table:formula="of:=[$Defaults.$H$15]" office:value-type="float" office:value="399.0918764" calcext:value-type="float">
            <text:p>399.09</text:p>
          </table:table-cell>
          <table:table-cell table:style-name="ce66" table:formula="of:=[$'Defaults, 1 thread'.$H$15]" office:value-type="float" office:value="316.75879853" calcext:value-type="float">
            <text:p>316.76</text:p>
          </table:table-cell>
          <table:table-cell table:style-name="ce66" table:formula="of:=[$'Defaults, mem emphasis'.$H$15]" office:value-type="float" office:value="399.0918764" calcext:value-type="float">
            <text:p>399.09</text:p>
          </table:table-cell>
          <table:table-cell table:style-name="ce66" office:value-type="float" office:value="306.1507988" calcext:value-type="float">
            <text:p>306.15</text:p>
          </table:table-cell>
          <table:table-cell table:style-name="ce66" table:formula="of:=[$'Defaults, 1 thread, mem emphasis, warmstart'.$H$15]" office:value-type="float" office:value="399.0918764" calcext:value-type="float">
            <text:p>399.09</text:p>
          </table:table-cell>
          <table:table-cell table:style-name="ce66" office:value-type="float" office:value="337.61071105" calcext:value-type="float">
            <text:p>337.61</text:p>
          </table:table-cell>
          <table:table-cell table:style-name="ce66" office:value-type="float" office:value="371.41041504" calcext:value-type="float">
            <text:p>371.41</text:p>
          </table:table-cell>
          <table:table-cell table:number-columns-repeated="2"/>
          <table:table-cell table:style-name="ce68" table:formula="of:=IF([.C15]=&quot;NA&quot;; &quot;NA&quot;; [.C15]&gt;=MAX([.C15:.J15]))" office:value-type="boolean" office:boolean-value="false" calcext:value-type="boolean">
            <text:p>FALSE</text:p>
          </table:table-cell>
          <table:table-cell table:style-name="ce68" table:formula="of:=IF([.D15]=&quot;NA&quot;; &quot;NA&quot;; [.D15]&gt;=MAX([.C15:.J15]))" office:value-type="boolean" office:boolean-value="true" calcext:value-type="boolean">
            <text:p>TRUE</text:p>
          </table:table-cell>
          <table:table-cell table:style-name="ce68" table:formula="of:=IF([.E15] = &quot;NA&quot;; &quot;NA&quot;; [.E15]&gt;=MAX([.C15:.J15]))" office:value-type="boolean" office:boolean-value="false" calcext:value-type="boolean">
            <text:p>FALSE</text:p>
          </table:table-cell>
          <table:table-cell table:style-name="ce68" table:formula="of:=IF([.F15] = &quot;NA&quot;; &quot;NA&quot;; [.F15]&gt;=MAX([.C15:.J15]))" office:value-type="boolean" office:boolean-value="true" calcext:value-type="boolean">
            <text:p>TRUE</text:p>
          </table:table-cell>
          <table:table-cell table:style-name="ce68" table:formula="of:=IF([.G15]=&quot;NA&quot;; &quot;NA&quot;; [.G15]&gt;=MAX([.J15:.J15]))" office:value-type="boolean" office:boolean-value="false" calcext:value-type="boolean">
            <text:p>FALSE</text:p>
          </table:table-cell>
          <table:table-cell table:style-name="ce68" table:formula="of:=IF([.H15] = &quot;NA&quot;; &quot;NA&quot;; [.H15]&gt;=MAX([.C15:.J15]))" office:value-type="boolean" office:boolean-value="true" calcext:value-type="boolean">
            <text:p>TRUE</text:p>
          </table:table-cell>
          <table:table-cell table:style-name="ce68" table:formula="of:=IF([.I15] = &quot;NA&quot;; &quot;NA&quot;; [.I15]&gt;=MAX([.C15:.J15]))" office:value-type="boolean" office:boolean-value="false" calcext:value-type="boolean">
            <text:p>FALSE</text:p>
          </table:table-cell>
          <table:table-cell table:style-name="ce68" table:formula="of:=IF([.J15] = &quot;NA&quot;; &quot;NA&quot;; [.J15]&gt;=MAX([.C15:.J15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_4</text:p>
          </table:table-cell>
          <table:table-cell/>
          <table:table-cell table:style-name="ce75" office:value-type="float" office:value="180.53309422" calcext:value-type="float">
            <text:p>180.53</text:p>
          </table:table-cell>
          <table:table-cell table:style-name="ce66" table:formula="of:=[$Defaults.$H$16]" office:value-type="float" office:value="411.29577673" calcext:value-type="float">
            <text:p>411.30</text:p>
          </table:table-cell>
          <table:table-cell table:style-name="ce66" table:formula="of:=[$'Defaults, 1 thread'.$H$16]" office:value-type="float" office:value="341.22611155" calcext:value-type="float">
            <text:p>341.23</text:p>
          </table:table-cell>
          <table:table-cell table:style-name="ce66" table:formula="of:=[$'Defaults, mem emphasis'.$H$16]" office:value-type="float" office:value="411.29577673" calcext:value-type="float">
            <text:p>411.30</text:p>
          </table:table-cell>
          <table:table-cell table:style-name="ce66" office:value-type="float" office:value="336.62847291" calcext:value-type="float">
            <text:p>336.63</text:p>
          </table:table-cell>
          <table:table-cell table:style-name="ce66" table:formula="of:=[$'Defaults, 1 thread, mem emphasis, warmstart'.$H$16]" office:value-type="float" office:value="411.29577673" calcext:value-type="float">
            <text:p>411.30</text:p>
          </table:table-cell>
          <table:table-cell table:style-name="ce66" office:value-type="float" office:value="411.2547359" calcext:value-type="float">
            <text:p>411.25</text:p>
          </table:table-cell>
          <table:table-cell table:style-name="ce66" office:value-type="float" office:value="411.25473157" calcext:value-type="float">
            <text:p>411.25</text:p>
          </table:table-cell>
          <table:table-cell table:number-columns-repeated="2"/>
          <table:table-cell table:style-name="ce68" table:formula="of:=IF([.C16]=&quot;NA&quot;; &quot;NA&quot;; [.C16]&gt;=MAX([.C16:.J16]))" office:value-type="boolean" office:boolean-value="false" calcext:value-type="boolean">
            <text:p>FALSE</text:p>
          </table:table-cell>
          <table:table-cell table:style-name="ce68" table:formula="of:=IF([.D16]=&quot;NA&quot;; &quot;NA&quot;; [.D16]&gt;=MAX([.C16:.J16]))" office:value-type="boolean" office:boolean-value="true" calcext:value-type="boolean">
            <text:p>TRUE</text:p>
          </table:table-cell>
          <table:table-cell table:style-name="ce68" table:formula="of:=IF([.E16] = &quot;NA&quot;; &quot;NA&quot;; [.E16]&gt;=MAX([.C16:.J16]))" office:value-type="boolean" office:boolean-value="false" calcext:value-type="boolean">
            <text:p>FALSE</text:p>
          </table:table-cell>
          <table:table-cell table:style-name="ce68" table:formula="of:=IF([.F16] = &quot;NA&quot;; &quot;NA&quot;; [.F16]&gt;=MAX([.C16:.J16]))" office:value-type="boolean" office:boolean-value="true" calcext:value-type="boolean">
            <text:p>TRUE</text:p>
          </table:table-cell>
          <table:table-cell table:style-name="ce68" table:formula="of:=IF([.G16]=&quot;NA&quot;; &quot;NA&quot;; [.G16]&gt;=MAX([.J16:.J16]))" office:value-type="boolean" office:boolean-value="false" calcext:value-type="boolean">
            <text:p>FALSE</text:p>
          </table:table-cell>
          <table:table-cell table:style-name="ce68" table:formula="of:=IF([.H16] = &quot;NA&quot;; &quot;NA&quot;; [.H16]&gt;=MAX([.C16:.J16]))" office:value-type="boolean" office:boolean-value="true" calcext:value-type="boolean">
            <text:p>TRUE</text:p>
          </table:table-cell>
          <table:table-cell table:style-name="ce68" table:formula="of:=IF([.I16] = &quot;NA&quot;; &quot;NA&quot;; [.I16]&gt;=MAX([.C16:.J16]))" office:value-type="boolean" office:boolean-value="false" calcext:value-type="boolean">
            <text:p>FALSE</text:p>
          </table:table-cell>
          <table:table-cell table:style-name="ce68" table:formula="of:=IF([.J16] = &quot;NA&quot;; &quot;NA&quot;; [.J16]&gt;=MAX([.C16:.J16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_5</text:p>
          </table:table-cell>
          <table:table-cell/>
          <table:table-cell table:style-name="ce75" office:value-type="float" office:value="177.04252238" calcext:value-type="float">
            <text:p>177.04</text:p>
          </table:table-cell>
          <table:table-cell table:style-name="ce66" table:formula="of:=[$Defaults.$H$17]" office:value-type="float" office:value="366.33909303" calcext:value-type="float">
            <text:p>366.34</text:p>
          </table:table-cell>
          <table:table-cell table:style-name="ce66" table:formula="of:=[$'Defaults, 1 thread'.$H$17]" office:value-type="float" office:value="335.6091662" calcext:value-type="float">
            <text:p>335.61</text:p>
          </table:table-cell>
          <table:table-cell table:style-name="ce66" table:formula="of:=[$'Defaults, mem emphasis'.$H$17]" office:value-type="float" office:value="366.33909303" calcext:value-type="float">
            <text:p>366.34</text:p>
          </table:table-cell>
          <table:table-cell table:style-name="ce66" office:value-type="float" office:value="333.11996142" calcext:value-type="float">
            <text:p>333.12</text:p>
          </table:table-cell>
          <table:table-cell table:style-name="ce66" table:formula="of:=[$'Defaults, 1 thread, mem emphasis, warmstart'.$H$17]" office:value-type="float" office:value="366.33909303" calcext:value-type="float">
            <text:p>366.34</text:p>
          </table:table-cell>
          <table:table-cell table:style-name="ce66" office:value-type="float" office:value="366.30246548" calcext:value-type="float">
            <text:p>366.30</text:p>
          </table:table-cell>
          <table:table-cell table:style-name="ce66" office:value-type="float" office:value="363.68555249" calcext:value-type="float">
            <text:p>363.69</text:p>
          </table:table-cell>
          <table:table-cell table:number-columns-repeated="2"/>
          <table:table-cell table:style-name="ce68" table:formula="of:=IF([.C17]=&quot;NA&quot;; &quot;NA&quot;; [.C17]&gt;=MAX([.C17:.J17]))" office:value-type="boolean" office:boolean-value="false" calcext:value-type="boolean">
            <text:p>FALSE</text:p>
          </table:table-cell>
          <table:table-cell table:style-name="ce68" table:formula="of:=IF([.D17]=&quot;NA&quot;; &quot;NA&quot;; [.D17]&gt;=MAX([.C17:.J17]))" office:value-type="boolean" office:boolean-value="true" calcext:value-type="boolean">
            <text:p>TRUE</text:p>
          </table:table-cell>
          <table:table-cell table:style-name="ce68" table:formula="of:=IF([.E17] = &quot;NA&quot;; &quot;NA&quot;; [.E17]&gt;=MAX([.C17:.J17]))" office:value-type="boolean" office:boolean-value="false" calcext:value-type="boolean">
            <text:p>FALSE</text:p>
          </table:table-cell>
          <table:table-cell table:style-name="ce68" table:formula="of:=IF([.F17] = &quot;NA&quot;; &quot;NA&quot;; [.F17]&gt;=MAX([.C17:.J17]))" office:value-type="boolean" office:boolean-value="true" calcext:value-type="boolean">
            <text:p>TRUE</text:p>
          </table:table-cell>
          <table:table-cell table:style-name="ce68" table:formula="of:=IF([.G17]=&quot;NA&quot;; &quot;NA&quot;; [.G17]&gt;=MAX([.J17:.J17]))" office:value-type="boolean" office:boolean-value="false" calcext:value-type="boolean">
            <text:p>FALSE</text:p>
          </table:table-cell>
          <table:table-cell table:style-name="ce68" table:formula="of:=IF([.H17] = &quot;NA&quot;; &quot;NA&quot;; [.H17]&gt;=MAX([.C17:.J17]))" office:value-type="boolean" office:boolean-value="true" calcext:value-type="boolean">
            <text:p>TRUE</text:p>
          </table:table-cell>
          <table:table-cell table:style-name="ce68" table:formula="of:=IF([.I17] = &quot;NA&quot;; &quot;NA&quot;; [.I17]&gt;=MAX([.C17:.J17]))" office:value-type="boolean" office:boolean-value="false" calcext:value-type="boolean">
            <text:p>FALSE</text:p>
          </table:table-cell>
          <table:table-cell table:style-name="ce68" table:formula="of:=IF([.J17] = &quot;NA&quot;; &quot;NA&quot;; [.J17]&gt;=MAX([.C17:.J17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_6</text:p>
          </table:table-cell>
          <table:table-cell/>
          <table:table-cell table:style-name="ce75" office:value-type="float" office:value="119.77495343" calcext:value-type="float">
            <text:p>119.77</text:p>
          </table:table-cell>
          <table:table-cell table:style-name="ce66" table:formula="of:=[$Defaults.$H$18]" office:value-type="float" office:value="405.58489977" calcext:value-type="float">
            <text:p>405.58</text:p>
          </table:table-cell>
          <table:table-cell table:style-name="ce66" table:formula="of:=[$'Defaults, 1 thread'.$H$18]" office:value-type="float" office:value="271.38723528" calcext:value-type="float">
            <text:p>271.39</text:p>
          </table:table-cell>
          <table:table-cell table:style-name="ce66" table:formula="of:=[$'Defaults, mem emphasis'.$H$18]" office:value-type="float" office:value="379.88345875" calcext:value-type="float">
            <text:p>379.88</text:p>
          </table:table-cell>
          <table:table-cell table:style-name="ce66" office:value-type="float" office:value="289.80787159" calcext:value-type="float">
            <text:p>289.81</text:p>
          </table:table-cell>
          <table:table-cell table:style-name="ce66" table:formula="of:=[$'Defaults, 1 thread, mem emphasis, warmstart'.$H$18]" office:value-type="float" office:value="394.36781639" calcext:value-type="float">
            <text:p>394.37</text:p>
          </table:table-cell>
          <table:table-cell table:style-name="ce66" office:value-type="float" office:value="396.09380423" calcext:value-type="float">
            <text:p>396.09</text:p>
          </table:table-cell>
          <table:table-cell table:style-name="ce66" office:value-type="float" office:value="372.8130858" calcext:value-type="float">
            <text:p>372.81</text:p>
          </table:table-cell>
          <table:table-cell table:number-columns-repeated="2"/>
          <table:table-cell table:style-name="ce68" table:formula="of:=IF([.C18]=&quot;NA&quot;; &quot;NA&quot;; [.C18]&gt;=MAX([.C18:.J18]))" office:value-type="boolean" office:boolean-value="false" calcext:value-type="boolean">
            <text:p>FALSE</text:p>
          </table:table-cell>
          <table:table-cell table:style-name="ce68" table:formula="of:=IF([.D18]=&quot;NA&quot;; &quot;NA&quot;; [.D18]&gt;=MAX([.C18:.J18]))" office:value-type="boolean" office:boolean-value="true" calcext:value-type="boolean">
            <text:p>TRUE</text:p>
          </table:table-cell>
          <table:table-cell table:style-name="ce68" table:formula="of:=IF([.E18] = &quot;NA&quot;; &quot;NA&quot;; [.E18]&gt;=MAX([.C18:.J18]))" office:value-type="boolean" office:boolean-value="false" calcext:value-type="boolean">
            <text:p>FALSE</text:p>
          </table:table-cell>
          <table:table-cell table:style-name="ce68" table:formula="of:=IF([.F18] = &quot;NA&quot;; &quot;NA&quot;; [.F18]&gt;=MAX([.C18:.J18]))" office:value-type="boolean" office:boolean-value="false" calcext:value-type="boolean">
            <text:p>FALSE</text:p>
          </table:table-cell>
          <table:table-cell table:style-name="ce68" table:formula="of:=IF([.G18]=&quot;NA&quot;; &quot;NA&quot;; [.G18]&gt;=MAX([.J18:.J18]))" office:value-type="boolean" office:boolean-value="false" calcext:value-type="boolean">
            <text:p>FALSE</text:p>
          </table:table-cell>
          <table:table-cell table:style-name="ce68" table:formula="of:=IF([.H18] = &quot;NA&quot;; &quot;NA&quot;; [.H18]&gt;=MAX([.C18:.J18]))" office:value-type="boolean" office:boolean-value="false" calcext:value-type="boolean">
            <text:p>FALSE</text:p>
          </table:table-cell>
          <table:table-cell table:style-name="ce68" table:formula="of:=IF([.I18] = &quot;NA&quot;; &quot;NA&quot;; [.I18]&gt;=MAX([.C18:.J18]))" office:value-type="boolean" office:boolean-value="false" calcext:value-type="boolean">
            <text:p>FALSE</text:p>
          </table:table-cell>
          <table:table-cell table:style-name="ce68" table:formula="of:=IF([.J18] = &quot;NA&quot;; &quot;NA&quot;; [.J18]&gt;=MAX([.C18:.J18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_7</text:p>
          </table:table-cell>
          <table:table-cell/>
          <table:table-cell table:style-name="ce75" office:value-type="float" office:value="158.56458377" calcext:value-type="float">
            <text:p>158.56</text:p>
          </table:table-cell>
          <table:table-cell table:style-name="ce66" table:formula="of:=[$Defaults.$H$19]" office:value-type="float" office:value="328.67077267" calcext:value-type="float">
            <text:p>328.67</text:p>
          </table:table-cell>
          <table:table-cell table:style-name="ce66" table:formula="of:=[$'Defaults, 1 thread'.$H$19]" office:value-type="float" office:value="328.67077267" calcext:value-type="float">
            <text:p>328.67</text:p>
          </table:table-cell>
          <table:table-cell table:style-name="ce66" table:formula="of:=[$'Defaults, mem emphasis'.$H$19]" office:value-type="float" office:value="328.67077267" calcext:value-type="float">
            <text:p>328.67</text:p>
          </table:table-cell>
          <table:table-cell table:style-name="ce66" office:value-type="float" office:value="302.39333996" calcext:value-type="float">
            <text:p>302.39</text:p>
          </table:table-cell>
          <table:table-cell table:style-name="ce66" table:formula="of:=[$'Defaults, 1 thread, mem emphasis, warmstart'.$H$19]" office:value-type="float" office:value="328.67077267" calcext:value-type="float">
            <text:p>328.67</text:p>
          </table:table-cell>
          <table:table-cell table:style-name="ce66" office:value-type="float" office:value="328.63810638" calcext:value-type="float">
            <text:p>328.64</text:p>
          </table:table-cell>
          <table:table-cell table:style-name="ce66" office:value-type="float" office:value="328.63800617" calcext:value-type="float">
            <text:p>328.64</text:p>
          </table:table-cell>
          <table:table-cell table:number-columns-repeated="2"/>
          <table:table-cell table:style-name="ce68" table:formula="of:=IF([.C19]=&quot;NA&quot;; &quot;NA&quot;; [.C19]&gt;=MAX([.C19:.J19]))" office:value-type="boolean" office:boolean-value="false" calcext:value-type="boolean">
            <text:p>FALSE</text:p>
          </table:table-cell>
          <table:table-cell table:style-name="ce68" table:formula="of:=IF([.D19]=&quot;NA&quot;; &quot;NA&quot;; [.D19]&gt;=MAX([.C19:.J19]))" office:value-type="boolean" office:boolean-value="true" calcext:value-type="boolean">
            <text:p>TRUE</text:p>
          </table:table-cell>
          <table:table-cell table:style-name="ce68" table:formula="of:=IF([.E19] = &quot;NA&quot;; &quot;NA&quot;; [.E19]&gt;=MAX([.C19:.J19]))" office:value-type="boolean" office:boolean-value="true" calcext:value-type="boolean">
            <text:p>TRUE</text:p>
          </table:table-cell>
          <table:table-cell table:style-name="ce68" table:formula="of:=IF([.F19] = &quot;NA&quot;; &quot;NA&quot;; [.F19]&gt;=MAX([.C19:.J19]))" office:value-type="boolean" office:boolean-value="true" calcext:value-type="boolean">
            <text:p>TRUE</text:p>
          </table:table-cell>
          <table:table-cell table:style-name="ce68" table:formula="of:=IF([.G19]=&quot;NA&quot;; &quot;NA&quot;; [.G19]&gt;=MAX([.J19:.J19]))" office:value-type="boolean" office:boolean-value="false" calcext:value-type="boolean">
            <text:p>FALSE</text:p>
          </table:table-cell>
          <table:table-cell table:style-name="ce68" table:formula="of:=IF([.H19] = &quot;NA&quot;; &quot;NA&quot;; [.H19]&gt;=MAX([.C19:.J19]))" office:value-type="boolean" office:boolean-value="true" calcext:value-type="boolean">
            <text:p>TRUE</text:p>
          </table:table-cell>
          <table:table-cell table:style-name="ce68" table:formula="of:=IF([.I19] = &quot;NA&quot;; &quot;NA&quot;; [.I19]&gt;=MAX([.C19:.J19]))" office:value-type="boolean" office:boolean-value="false" calcext:value-type="boolean">
            <text:p>FALSE</text:p>
          </table:table-cell>
          <table:table-cell table:style-name="ce68" table:formula="of:=IF([.J19] = &quot;NA&quot;; &quot;NA&quot;; [.J19]&gt;=MAX([.C19:.J19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_8</text:p>
          </table:table-cell>
          <table:table-cell/>
          <table:table-cell table:style-name="ce75" office:value-type="float" office:value="163.96364299" calcext:value-type="float">
            <text:p>163.96</text:p>
          </table:table-cell>
          <table:table-cell table:style-name="ce66" table:formula="of:=[$Defaults.$H$20]" office:value-type="float" office:value="357.68369787" calcext:value-type="float">
            <text:p>357.68</text:p>
          </table:table-cell>
          <table:table-cell table:style-name="ce66" table:formula="of:=[$'Defaults, 1 thread'.$H$20]" office:value-type="float" office:value="357.68369787" calcext:value-type="float">
            <text:p>357.68</text:p>
          </table:table-cell>
          <table:table-cell table:style-name="ce66" table:formula="of:=[$'Defaults, mem emphasis'.$H$20]" office:value-type="float" office:value="357.68369787" calcext:value-type="float">
            <text:p>357.68</text:p>
          </table:table-cell>
          <table:table-cell table:style-name="ce66" office:value-type="float" office:value="346.06910514" calcext:value-type="float">
            <text:p>346.07</text:p>
          </table:table-cell>
          <table:table-cell table:style-name="ce66" table:formula="of:=[$'Defaults, 1 thread, mem emphasis, warmstart'.$H$20]" office:value-type="float" office:value="357.68369787" calcext:value-type="float">
            <text:p>357.68</text:p>
          </table:table-cell>
          <table:table-cell table:style-name="ce66" office:value-type="float" office:value="357.64929611" calcext:value-type="float">
            <text:p>357.65</text:p>
          </table:table-cell>
          <table:table-cell table:style-name="ce66" office:value-type="float" office:value="357.64810966" calcext:value-type="float">
            <text:p>357.65</text:p>
          </table:table-cell>
          <table:table-cell table:number-columns-repeated="2"/>
          <table:table-cell table:style-name="ce68" table:formula="of:=IF([.C20]=&quot;NA&quot;; &quot;NA&quot;; [.C20]&gt;=MAX([.C20:.J20]))" office:value-type="boolean" office:boolean-value="false" calcext:value-type="boolean">
            <text:p>FALSE</text:p>
          </table:table-cell>
          <table:table-cell table:style-name="ce68" table:formula="of:=IF([.D20]=&quot;NA&quot;; &quot;NA&quot;; [.D20]&gt;=MAX([.C20:.J20]))" office:value-type="boolean" office:boolean-value="true" calcext:value-type="boolean">
            <text:p>TRUE</text:p>
          </table:table-cell>
          <table:table-cell table:style-name="ce68" table:formula="of:=IF([.E20] = &quot;NA&quot;; &quot;NA&quot;; [.E20]&gt;=MAX([.C20:.J20]))" office:value-type="boolean" office:boolean-value="true" calcext:value-type="boolean">
            <text:p>TRUE</text:p>
          </table:table-cell>
          <table:table-cell table:style-name="ce68" table:formula="of:=IF([.F20] = &quot;NA&quot;; &quot;NA&quot;; [.F20]&gt;=MAX([.C20:.J20]))" office:value-type="boolean" office:boolean-value="true" calcext:value-type="boolean">
            <text:p>TRUE</text:p>
          </table:table-cell>
          <table:table-cell table:style-name="ce68" table:formula="of:=IF([.G20]=&quot;NA&quot;; &quot;NA&quot;; [.G20]&gt;=MAX([.J20:.J20]))" office:value-type="boolean" office:boolean-value="false" calcext:value-type="boolean">
            <text:p>FALSE</text:p>
          </table:table-cell>
          <table:table-cell table:style-name="ce68" table:formula="of:=IF([.H20] = &quot;NA&quot;; &quot;NA&quot;; [.H20]&gt;=MAX([.C20:.J20]))" office:value-type="boolean" office:boolean-value="true" calcext:value-type="boolean">
            <text:p>TRUE</text:p>
          </table:table-cell>
          <table:table-cell table:style-name="ce68" table:formula="of:=IF([.I20] = &quot;NA&quot;; &quot;NA&quot;; [.I20]&gt;=MAX([.C20:.J20]))" office:value-type="boolean" office:boolean-value="false" calcext:value-type="boolean">
            <text:p>FALSE</text:p>
          </table:table-cell>
          <table:table-cell table:style-name="ce68" table:formula="of:=IF([.J20] = &quot;NA&quot;; &quot;NA&quot;; [.J20]&gt;=MAX([.C20:.J2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1.7799in" svg:y="3.2496in" draw:caption-point-x="-0.2402in" draw:caption-point-y="0.5945in">
              <dc:date>2021-08-14T00:00:00</dc:date>
              <text:p text:style-name="P1"><text:span text:style-name="T1">Number of instances that the configuration provides the strongest lower bound.</text:span></text:p>
            </office:annotation>
            <text:p>SUM</text:p>
          </table:table-cell>
          <table:table-cell table:formula="of:=SUM([.N13:.N22])" office:value-type="float" office:value="8" calcext:value-type="float">
            <text:p>8</text:p>
          </table:table-cell>
          <table:table-cell table:formula="of:=SUM([.O13:.O22])" office:value-type="float" office:value="2" calcext:value-type="float">
            <text:p>2</text:p>
          </table:table-cell>
          <table:table-cell table:formula="of:=SUM([.P13:.P22])" office:value-type="float" office:value="7" calcext:value-type="float">
            <text:p>7</text:p>
          </table:table-cell>
          <table:table-cell table:formula="of:=SUM([.Q13:.Q22])" office:value-type="float" office:value="0" calcext:value-type="float">
            <text:p>0</text:p>
          </table:table-cell>
          <table:table-cell table:formula="of:=SUM([.R13:.R22])" office:value-type="float" office:value="8" calcext:value-type="float">
            <text:p>8</text:p>
          </table:table-cell>
          <table:table-cell table:formula="of:=SUM([.S13:.S22])" office:value-type="float" office:value="1" calcext:value-type="float">
            <text:p>1</text:p>
          </table:table-cell>
          <table:table-cell table:formula="of:=SUM([.T13:.T22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5_9</text:p>
          </table:table-cell>
          <table:table-cell/>
          <table:table-cell table:style-name="ce75" office:value-type="float" office:value="120.58339792" calcext:value-type="float">
            <text:p>120.58</text:p>
          </table:table-cell>
          <table:table-cell table:style-name="ce66" table:formula="of:=[$Defaults.$H$21]" office:value-type="float" office:value="307.37355435" calcext:value-type="float">
            <text:p>307.37</text:p>
          </table:table-cell>
          <table:table-cell table:style-name="ce66" table:formula="of:=[$'Defaults, 1 thread'.$H$21]" office:value-type="float" office:value="284.48660572" calcext:value-type="float">
            <text:p>284.49</text:p>
          </table:table-cell>
          <table:table-cell table:style-name="ce66" table:formula="of:=[$'Defaults, mem emphasis'.$H$21]" office:value-type="float" office:value="330.40581369" calcext:value-type="float">
            <text:p>330.41</text:p>
          </table:table-cell>
          <table:table-cell table:style-name="ce66" office:value-type="float" office:value="276.3287152" calcext:value-type="float">
            <text:p>276.33</text:p>
          </table:table-cell>
          <table:table-cell table:style-name="ce66" table:formula="of:=[$'Defaults, 1 thread, mem emphasis, warmstart'.$H$21]" office:value-type="float" office:value="330.2965783" calcext:value-type="float">
            <text:p>330.30</text:p>
          </table:table-cell>
          <table:table-cell table:style-name="ce66" office:value-type="float" office:value="338.4121064" calcext:value-type="float">
            <text:p>338.41</text:p>
          </table:table-cell>
          <table:table-cell table:style-name="ce66" office:value-type="float" office:value="336.90339068" calcext:value-type="float">
            <text:p>336.90</text:p>
          </table:table-cell>
          <table:table-cell table:number-columns-repeated="2"/>
          <table:table-cell table:style-name="ce68" table:formula="of:=IF([.C21]=&quot;NA&quot;; &quot;NA&quot;; [.C21]&gt;=MAX([.C21:.J21]))" office:value-type="boolean" office:boolean-value="false" calcext:value-type="boolean">
            <text:p>FALSE</text:p>
          </table:table-cell>
          <table:table-cell table:style-name="ce68" table:formula="of:=IF([.D21]=&quot;NA&quot;; &quot;NA&quot;; [.D21]&gt;=MAX([.C21:.J21]))" office:value-type="boolean" office:boolean-value="false" calcext:value-type="boolean">
            <text:p>FALSE</text:p>
          </table:table-cell>
          <table:table-cell table:style-name="ce68" table:formula="of:=IF([.E21] = &quot;NA&quot;; &quot;NA&quot;; [.E21]&gt;=MAX([.C21:.J21]))" office:value-type="boolean" office:boolean-value="false" calcext:value-type="boolean">
            <text:p>FALSE</text:p>
          </table:table-cell>
          <table:table-cell table:style-name="ce68" table:formula="of:=IF([.F21] = &quot;NA&quot;; &quot;NA&quot;; [.F21]&gt;=MAX([.C21:.J21]))" office:value-type="boolean" office:boolean-value="false" calcext:value-type="boolean">
            <text:p>FALSE</text:p>
          </table:table-cell>
          <table:table-cell table:style-name="ce68" table:formula="of:=IF([.G21]=&quot;NA&quot;; &quot;NA&quot;; [.G21]&gt;=MAX([.J21:.J21]))" office:value-type="boolean" office:boolean-value="false" calcext:value-type="boolean">
            <text:p>FALSE</text:p>
          </table:table-cell>
          <table:table-cell table:style-name="ce68" table:formula="of:=IF([.H21] = &quot;NA&quot;; &quot;NA&quot;; [.H21]&gt;=MAX([.C21:.J21]))" office:value-type="boolean" office:boolean-value="false" calcext:value-type="boolean">
            <text:p>FALSE</text:p>
          </table:table-cell>
          <table:table-cell table:style-name="ce68" table:formula="of:=IF([.I21] = &quot;NA&quot;; &quot;NA&quot;; [.I21]&gt;=MAX([.C21:.J21]))" office:value-type="boolean" office:boolean-value="true" calcext:value-type="boolean">
            <text:p>TRUE</text:p>
          </table:table-cell>
          <table:table-cell table:style-name="ce68" table:formula="of:=IF([.J21] = &quot;NA&quot;; &quot;NA&quot;; [.J21]&gt;=MAX([.C21:.J2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W20]*10/70" office:value-type="float" office:value="1.14285714285714" calcext:value-type="float">
            <text:p>1.1</text:p>
          </table:table-cell>
          <table:table-cell table:style-name="ce71" table:formula="of:=[.X20]*10/70" office:value-type="float" office:value="0.285714285714286" calcext:value-type="float">
            <text:p>0.3</text:p>
          </table:table-cell>
          <table:table-cell table:style-name="ce71" table:formula="of:=[.Y20]*10/70" office:value-type="float" office:value="1" calcext:value-type="float">
            <text:p>1.0</text:p>
          </table:table-cell>
          <table:table-cell table:style-name="ce71" table:formula="of:=[.Z20]*10/70" office:value-type="float" office:value="0" calcext:value-type="float">
            <text:p>0.0</text:p>
          </table:table-cell>
          <table:table-cell table:style-name="ce71" table:formula="of:=[.AA20]*10/70" office:value-type="float" office:value="1.14285714285714" calcext:value-type="float">
            <text:p>1.1</text:p>
          </table:table-cell>
          <table:table-cell table:style-name="ce71" table:formula="of:=[.AB20]*10/70" office:value-type="float" office:value="0.142857142857143" calcext:value-type="float">
            <text:p>0.1</text:p>
          </table:table-cell>
          <table:table-cell table:style-name="ce71" table:formula="of:=[.AC20]*10/70" office:value-type="float" office:value="0" calcext:value-type="float">
            <text:p>0.0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5_10</text:p>
          </table:table-cell>
          <table:table-cell table:style-name="ce36"/>
          <table:table-cell table:style-name="ce50" office:value-type="float" office:value="189.10979247" calcext:value-type="float">
            <text:p>189.11</text:p>
          </table:table-cell>
          <table:table-cell table:style-name="ce50" table:formula="of:=[$Defaults.$H$22]" office:value-type="float" office:value="391.1740995" calcext:value-type="float">
            <text:p>391.17</text:p>
          </table:table-cell>
          <table:table-cell table:style-name="ce50" table:formula="of:=[$'Defaults, 1 thread'.$H$22]" office:value-type="float" office:value="383.06758564" calcext:value-type="float">
            <text:p>383.07</text:p>
          </table:table-cell>
          <table:table-cell table:style-name="ce50" table:formula="of:=[$'Defaults, mem emphasis'.$H$22]" office:value-type="float" office:value="411.98506705" calcext:value-type="float">
            <text:p>411.99</text:p>
          </table:table-cell>
          <table:table-cell table:style-name="ce50" office:value-type="float" office:value="398.25738321" calcext:value-type="float">
            <text:p>398.26</text:p>
          </table:table-cell>
          <table:table-cell table:style-name="ce50" table:formula="of:=[$'Defaults, 1 thread, mem emphasis, warmstart'.$H$22]" office:value-type="float" office:value="420.98616025" calcext:value-type="float">
            <text:p>420.99</text:p>
          </table:table-cell>
          <table:table-cell table:style-name="ce50" office:value-type="float" office:value="417.04100431" calcext:value-type="float">
            <text:p>417.04</text:p>
          </table:table-cell>
          <table:table-cell table:style-name="ce50" office:value-type="float" office:value="413.651148" calcext:value-type="float">
            <text:p>413.65</text:p>
          </table:table-cell>
          <table:table-cell table:style-name="ce36" table:number-columns-repeated="2"/>
          <table:table-cell table:style-name="ce70" table:formula="of:=IF([.C22]=&quot;NA&quot;; &quot;NA&quot;; [.C22]&gt;=MAX([.C22:.J22]))" office:value-type="boolean" office:boolean-value="false" calcext:value-type="boolean">
            <text:p>FALSE</text:p>
          </table:table-cell>
          <table:table-cell table:style-name="ce70" table:formula="of:=IF([.D22]=&quot;NA&quot;; &quot;NA&quot;; [.D22]&gt;=MAX([.C22:.J22]))" office:value-type="boolean" office:boolean-value="false" calcext:value-type="boolean">
            <text:p>FALSE</text:p>
          </table:table-cell>
          <table:table-cell table:style-name="ce70" table:formula="of:=IF([.E22] = &quot;NA&quot;; &quot;NA&quot;; [.E22]&gt;=MAX([.C22:.J22]))" office:value-type="boolean" office:boolean-value="false" calcext:value-type="boolean">
            <text:p>FALSE</text:p>
          </table:table-cell>
          <table:table-cell table:style-name="ce70" table:formula="of:=IF([.F22] = &quot;NA&quot;; &quot;NA&quot;; [.F22]&gt;=MAX([.C22:.J22]))" office:value-type="boolean" office:boolean-value="false" calcext:value-type="boolean">
            <text:p>FALSE</text:p>
          </table:table-cell>
          <table:table-cell table:style-name="ce70" table:formula="of:=IF([.G22]=&quot;NA&quot;; &quot;NA&quot;; [.G22]&gt;=MAX([.J22:.J22]))" office:value-type="boolean" office:boolean-value="false" calcext:value-type="boolean">
            <text:p>FALSE</text:p>
          </table:table-cell>
          <table:table-cell table:style-name="ce70" table:formula="of:=IF([.H22] = &quot;NA&quot;; &quot;NA&quot;; [.H22]&gt;=MAX([.C22:.J22]))" office:value-type="boolean" office:boolean-value="true" calcext:value-type="boolean">
            <text:p>TRUE</text:p>
          </table:table-cell>
          <table:table-cell table:style-name="ce70" table:formula="of:=IF([.I22] = &quot;NA&quot;; &quot;NA&quot;; [.I22]&gt;=MAX([.C22:.J22]))" office:value-type="boolean" office:boolean-value="false" calcext:value-type="boolean">
            <text:p>FALSE</text:p>
          </table:table-cell>
          <table:table-cell table:style-name="ce70" table:formula="of:=IF([.J22] = &quot;NA&quot;; &quot;NA&quot;; [.J22]&gt;=MAX([.C22:.J22]))" office:value-type="boolean" office:boolean-value="false" calcext:value-type="boolean">
            <text:p>FALS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13:.D22];&quot;=NA&quot;)" office:value-type="float" office:value="0" calcext:value-type="float">
            <text:p>0</text:p>
          </table:table-cell>
          <table:table-cell table:style-name="ce72" table:formula="of:=COUNTIF([.E13:.E22];&quot;=NA&quot;)" office:value-type="float" office:value="0" calcext:value-type="float">
            <text:p>0</text:p>
          </table:table-cell>
          <table:table-cell table:style-name="ce72" table:formula="of:=COUNTIF([.F13:.F22];&quot;=NA&quot;)" office:value-type="float" office:value="0" calcext:value-type="float">
            <text:p>0</text:p>
          </table:table-cell>
          <table:table-cell table:style-name="ce72" table:formula="of:=COUNTIF([.G13:.G22];&quot;=NA&quot;)" office:value-type="float" office:value="0" calcext:value-type="float">
            <text:p>0</text:p>
          </table:table-cell>
          <table:table-cell table:style-name="ce72" table:formula="of:=COUNTIF([.H13:.H22];&quot;=NA&quot;)" office:value-type="float" office:value="0" calcext:value-type="float">
            <text:p>0</text:p>
          </table:table-cell>
          <table:table-cell table:style-name="ce72" table:formula="of:=COUNTIF([.I13:.I22];&quot;=NA&quot;)" office:value-type="float" office:value="0" calcext:value-type="float">
            <text:p>0</text:p>
          </table:table-cell>
          <table:table-cell table:style-name="ce72" table:formula="of:=COUNTIF([.J13:.J22];&quot;=NA&quot;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0_1</text:p>
          </table:table-cell>
          <table:table-cell/>
          <table:table-cell table:style-name="ce75" office:value-type="float" office:value="237.77891846" calcext:value-type="float">
            <text:p>237.78</text:p>
          </table:table-cell>
          <table:table-cell table:style-name="ce66" table:formula="of:=[$Defaults.$H$23]" office:value-type="float" office:value="455.63592477" calcext:value-type="float">
            <text:p>455.64</text:p>
          </table:table-cell>
          <table:table-cell table:style-name="ce66" table:formula="of:=[$'Defaults, 1 thread'.$H$23]" office:value-type="float" office:value="448.78968098" calcext:value-type="float">
            <text:p>448.79</text:p>
          </table:table-cell>
          <table:table-cell table:style-name="ce66" table:formula="of:=[$'Defaults, mem emphasis'.$H$23]" office:value-type="float" office:value="451.07168199" calcext:value-type="float">
            <text:p>451.07</text:p>
          </table:table-cell>
          <table:table-cell table:style-name="ce66" office:value-type="float" office:value="458.09414264" calcext:value-type="float">
            <text:p>458.09</text:p>
          </table:table-cell>
          <table:table-cell table:style-name="ce66" table:formula="of:=[$'Defaults, 1 thread, mem emphasis, warmstart'.$H$23]" office:value-type="float" office:value="459.24866422" calcext:value-type="float">
            <text:p>459.25</text:p>
          </table:table-cell>
          <table:table-cell table:style-name="ce66" office:value-type="float" office:value="481.02923231" calcext:value-type="float">
            <text:p>481.03</text:p>
          </table:table-cell>
          <table:table-cell table:style-name="ce66" office:value-type="float" office:value="477.27206226" calcext:value-type="float">
            <text:p>477.27</text:p>
          </table:table-cell>
          <table:table-cell table:number-columns-repeated="2"/>
          <table:table-cell table:style-name="ce68" table:formula="of:=IF([.C23]=&quot;NA&quot;; &quot;NA&quot;; [.C23]&gt;=MAX([.C23:.J23]))" office:value-type="boolean" office:boolean-value="false" calcext:value-type="boolean">
            <text:p>FALSE</text:p>
          </table:table-cell>
          <table:table-cell table:style-name="ce68" table:formula="of:=IF([.D23]=&quot;NA&quot;; &quot;NA&quot;; [.D23]&gt;=MAX([.C23:.J23]))" office:value-type="boolean" office:boolean-value="false" calcext:value-type="boolean">
            <text:p>FALSE</text:p>
          </table:table-cell>
          <table:table-cell table:style-name="ce68" table:formula="of:=IF([.E23] = &quot;NA&quot;; &quot;NA&quot;; [.E23]&gt;=MAX([.C23:.J23]))" office:value-type="boolean" office:boolean-value="false" calcext:value-type="boolean">
            <text:p>FALSE</text:p>
          </table:table-cell>
          <table:table-cell table:style-name="ce68" table:formula="of:=IF([.F23] = &quot;NA&quot;; &quot;NA&quot;; [.F23]&gt;=MAX([.C23:.J23]))" office:value-type="boolean" office:boolean-value="false" calcext:value-type="boolean">
            <text:p>FALSE</text:p>
          </table:table-cell>
          <table:table-cell table:style-name="ce68" table:formula="of:=IF([.G23]=&quot;NA&quot;; &quot;NA&quot;; [.G23]&gt;=MAX([.J23:.J23]))" office:value-type="boolean" office:boolean-value="false" calcext:value-type="boolean">
            <text:p>FALSE</text:p>
          </table:table-cell>
          <table:table-cell table:style-name="ce68" table:formula="of:=IF([.H23] = &quot;NA&quot;; &quot;NA&quot;; [.H23]&gt;=MAX([.C23:.J23]))" office:value-type="boolean" office:boolean-value="false" calcext:value-type="boolean">
            <text:p>FALSE</text:p>
          </table:table-cell>
          <table:table-cell table:style-name="ce68" table:formula="of:=IF([.I23] = &quot;NA&quot;; &quot;NA&quot;; [.I23]&gt;=MAX([.C23:.J23]))" office:value-type="boolean" office:boolean-value="true" calcext:value-type="boolean">
            <text:p>TRUE</text:p>
          </table:table-cell>
          <table:table-cell table:style-name="ce68" table:formula="of:=IF([.J23] = &quot;NA&quot;; &quot;NA&quot;; [.J23]&gt;=MAX([.C23:.J23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_2</text:p>
          </table:table-cell>
          <table:table-cell/>
          <table:table-cell table:style-name="ce75" office:value-type="float" office:value="195.72843361" calcext:value-type="float">
            <text:p>195.73</text:p>
          </table:table-cell>
          <table:table-cell table:style-name="ce66" table:formula="of:=[$Defaults.$H$24]" office:value-type="float" office:value="360.0838" calcext:value-type="float">
            <text:p>360.08</text:p>
          </table:table-cell>
          <table:table-cell table:style-name="ce66" table:formula="of:=[$'Defaults, 1 thread'.$H$24]" office:value-type="float" office:value="354.307" calcext:value-type="float">
            <text:p>354.31</text:p>
          </table:table-cell>
          <table:table-cell table:style-name="ce66" table:formula="of:=[$'Defaults, mem emphasis'.$H$24]" office:value-type="float" office:value="365.14701642" calcext:value-type="float">
            <text:p>365.15</text:p>
          </table:table-cell>
          <table:table-cell table:style-name="ce66" office:value-type="float" office:value="358.6716718" calcext:value-type="float">
            <text:p>358.67</text:p>
          </table:table-cell>
          <table:table-cell table:style-name="ce66" table:formula="of:=[$'Defaults, 1 thread, mem emphasis, warmstart'.$H$24]" office:value-type="float" office:value="373.93828903" calcext:value-type="float">
            <text:p>373.94</text:p>
          </table:table-cell>
          <table:table-cell table:style-name="ce66" office:value-type="float" office:value="367.0524032" calcext:value-type="float">
            <text:p>367.05</text:p>
          </table:table-cell>
          <table:table-cell table:style-name="ce66" office:value-type="float" office:value="377.4378981" calcext:value-type="float">
            <text:p>377.44</text:p>
          </table:table-cell>
          <table:table-cell table:number-columns-repeated="2"/>
          <table:table-cell table:style-name="ce68" table:formula="of:=IF([.C24]=&quot;NA&quot;; &quot;NA&quot;; [.C24]&gt;=MAX([.C24:.J24]))" office:value-type="boolean" office:boolean-value="false" calcext:value-type="boolean">
            <text:p>FALSE</text:p>
          </table:table-cell>
          <table:table-cell table:style-name="ce68" table:formula="of:=IF([.D24]=&quot;NA&quot;; &quot;NA&quot;; [.D24]&gt;=MAX([.C24:.J24]))" office:value-type="boolean" office:boolean-value="false" calcext:value-type="boolean">
            <text:p>FALSE</text:p>
          </table:table-cell>
          <table:table-cell table:style-name="ce68" table:formula="of:=IF([.E24] = &quot;NA&quot;; &quot;NA&quot;; [.E24]&gt;=MAX([.C24:.J24]))" office:value-type="boolean" office:boolean-value="false" calcext:value-type="boolean">
            <text:p>FALSE</text:p>
          </table:table-cell>
          <table:table-cell table:style-name="ce68" table:formula="of:=IF([.F24] = &quot;NA&quot;; &quot;NA&quot;; [.F24]&gt;=MAX([.C24:.J24]))" office:value-type="boolean" office:boolean-value="false" calcext:value-type="boolean">
            <text:p>FALSE</text:p>
          </table:table-cell>
          <table:table-cell table:style-name="ce68" table:formula="of:=IF([.G24]=&quot;NA&quot;; &quot;NA&quot;; [.G24]&gt;=MAX([.J24:.J24]))" office:value-type="boolean" office:boolean-value="false" calcext:value-type="boolean">
            <text:p>FALSE</text:p>
          </table:table-cell>
          <table:table-cell table:style-name="ce68" table:formula="of:=IF([.H24] = &quot;NA&quot;; &quot;NA&quot;; [.H24]&gt;=MAX([.C24:.J24]))" office:value-type="boolean" office:boolean-value="false" calcext:value-type="boolean">
            <text:p>FALSE</text:p>
          </table:table-cell>
          <table:table-cell table:style-name="ce68" table:formula="of:=IF([.I24] = &quot;NA&quot;; &quot;NA&quot;; [.I24]&gt;=MAX([.C24:.J24]))" office:value-type="boolean" office:boolean-value="false" calcext:value-type="boolean">
            <text:p>FALSE</text:p>
          </table:table-cell>
          <table:table-cell table:style-name="ce68" table:formula="of:=IF([.J24] = &quot;NA&quot;; &quot;NA&quot;; [.J24]&gt;=MAX([.C24:.J24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_3</text:p>
          </table:table-cell>
          <table:table-cell/>
          <table:table-cell table:style-name="ce75" office:value-type="float" office:value="197.31791579" calcext:value-type="float">
            <text:p>197.32</text:p>
          </table:table-cell>
          <table:table-cell table:style-name="ce66" table:formula="of:=[$Defaults.$H$25]" office:value-type="float" office:value="379.24105934" calcext:value-type="float">
            <text:p>379.24</text:p>
          </table:table-cell>
          <table:table-cell table:style-name="ce66" table:formula="of:=[$'Defaults, 1 thread'.$H$25]" office:value-type="float" office:value="379.08637045" calcext:value-type="float">
            <text:p>379.09</text:p>
          </table:table-cell>
          <table:table-cell table:style-name="ce66" table:formula="of:=[$'Defaults, mem emphasis'.$H$25]" office:value-type="float" office:value="376.07780443" calcext:value-type="float">
            <text:p>376.08</text:p>
          </table:table-cell>
          <table:table-cell table:style-name="ce66" office:value-type="float" office:value="379.36593639" calcext:value-type="float">
            <text:p>379.37</text:p>
          </table:table-cell>
          <table:table-cell table:style-name="ce66" table:formula="of:=[$'Defaults, 1 thread, mem emphasis, warmstart'.$H$25]" office:value-type="float" office:value="390.47876309" calcext:value-type="float">
            <text:p>390.48</text:p>
          </table:table-cell>
          <table:table-cell table:style-name="ce66" office:value-type="float" office:value="390.55756142" calcext:value-type="float">
            <text:p>390.56</text:p>
          </table:table-cell>
          <table:table-cell table:style-name="ce66" office:value-type="float" office:value="396.38189919" calcext:value-type="float">
            <text:p>396.38</text:p>
          </table:table-cell>
          <table:table-cell table:number-columns-repeated="2"/>
          <table:table-cell table:style-name="ce68" table:formula="of:=IF([.C25]=&quot;NA&quot;; &quot;NA&quot;; [.C25]&gt;=MAX([.C25:.J25]))" office:value-type="boolean" office:boolean-value="false" calcext:value-type="boolean">
            <text:p>FALSE</text:p>
          </table:table-cell>
          <table:table-cell table:style-name="ce68" table:formula="of:=IF([.D25]=&quot;NA&quot;; &quot;NA&quot;; [.D25]&gt;=MAX([.C25:.J25]))" office:value-type="boolean" office:boolean-value="false" calcext:value-type="boolean">
            <text:p>FALSE</text:p>
          </table:table-cell>
          <table:table-cell table:style-name="ce68" table:formula="of:=IF([.E25] = &quot;NA&quot;; &quot;NA&quot;; [.E25]&gt;=MAX([.C25:.J25]))" office:value-type="boolean" office:boolean-value="false" calcext:value-type="boolean">
            <text:p>FALSE</text:p>
          </table:table-cell>
          <table:table-cell table:style-name="ce68" table:formula="of:=IF([.F25] = &quot;NA&quot;; &quot;NA&quot;; [.F25]&gt;=MAX([.C25:.J25]))" office:value-type="boolean" office:boolean-value="false" calcext:value-type="boolean">
            <text:p>FALSE</text:p>
          </table:table-cell>
          <table:table-cell table:style-name="ce68" table:formula="of:=IF([.G25]=&quot;NA&quot;; &quot;NA&quot;; [.G25]&gt;=MAX([.J25:.J25]))" office:value-type="boolean" office:boolean-value="false" calcext:value-type="boolean">
            <text:p>FALSE</text:p>
          </table:table-cell>
          <table:table-cell table:style-name="ce68" table:formula="of:=IF([.H25] = &quot;NA&quot;; &quot;NA&quot;; [.H25]&gt;=MAX([.C25:.J25]))" office:value-type="boolean" office:boolean-value="false" calcext:value-type="boolean">
            <text:p>FALSE</text:p>
          </table:table-cell>
          <table:table-cell table:style-name="ce68" table:formula="of:=IF([.I25] = &quot;NA&quot;; &quot;NA&quot;; [.I25]&gt;=MAX([.C25:.J25]))" office:value-type="boolean" office:boolean-value="false" calcext:value-type="boolean">
            <text:p>FALSE</text:p>
          </table:table-cell>
          <table:table-cell table:style-name="ce68" table:formula="of:=IF([.J25] = &quot;NA&quot;; &quot;NA&quot;; [.J25]&gt;=MAX([.C25:.J25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_4</text:p>
          </table:table-cell>
          <table:table-cell/>
          <table:table-cell table:style-name="ce75" office:value-type="float" office:value="224.54210667" calcext:value-type="float">
            <text:p>224.54</text:p>
          </table:table-cell>
          <table:table-cell table:style-name="ce66" table:formula="of:=[$Defaults.$H$26]" office:value-type="float" office:value="359.4083" calcext:value-type="float">
            <text:p>359.41</text:p>
          </table:table-cell>
          <table:table-cell table:style-name="ce66" table:formula="of:=[$'Defaults, 1 thread'.$H$26]" office:value-type="float" office:value="357.39485374" calcext:value-type="float">
            <text:p>357.39</text:p>
          </table:table-cell>
          <table:table-cell table:style-name="ce66" table:formula="of:=[$'Defaults, mem emphasis'.$H$26]" office:value-type="float" office:value="356.5435698" calcext:value-type="float">
            <text:p>356.54</text:p>
          </table:table-cell>
          <table:table-cell table:style-name="ce66" office:value-type="float" office:value="357.78679684" calcext:value-type="float">
            <text:p>357.79</text:p>
          </table:table-cell>
          <table:table-cell table:style-name="ce66" table:formula="of:=[$'Defaults, 1 thread, mem emphasis, warmstart'.$H$26]" office:value-type="float" office:value="371.98592495" calcext:value-type="float">
            <text:p>371.99</text:p>
          </table:table-cell>
          <table:table-cell table:style-name="ce66" office:value-type="float" office:value="366.70239652" calcext:value-type="float">
            <text:p>366.70</text:p>
          </table:table-cell>
          <table:table-cell table:style-name="ce66" office:value-type="float" office:value="367.39786059" calcext:value-type="float">
            <text:p>367.40</text:p>
          </table:table-cell>
          <table:table-cell table:number-columns-repeated="2"/>
          <table:table-cell table:style-name="ce68" table:formula="of:=IF([.C26]=&quot;NA&quot;; &quot;NA&quot;; [.C26]&gt;=MAX([.C26:.J26]))" office:value-type="boolean" office:boolean-value="false" calcext:value-type="boolean">
            <text:p>FALSE</text:p>
          </table:table-cell>
          <table:table-cell table:style-name="ce68" table:formula="of:=IF([.D26]=&quot;NA&quot;; &quot;NA&quot;; [.D26]&gt;=MAX([.C26:.J26]))" office:value-type="boolean" office:boolean-value="false" calcext:value-type="boolean">
            <text:p>FALSE</text:p>
          </table:table-cell>
          <table:table-cell table:style-name="ce68" table:formula="of:=IF([.E26] = &quot;NA&quot;; &quot;NA&quot;; [.E26]&gt;=MAX([.C26:.J26]))" office:value-type="boolean" office:boolean-value="false" calcext:value-type="boolean">
            <text:p>FALSE</text:p>
          </table:table-cell>
          <table:table-cell table:style-name="ce68" table:formula="of:=IF([.F26] = &quot;NA&quot;; &quot;NA&quot;; [.F26]&gt;=MAX([.C26:.J26]))" office:value-type="boolean" office:boolean-value="false" calcext:value-type="boolean">
            <text:p>FALSE</text:p>
          </table:table-cell>
          <table:table-cell table:style-name="ce68" table:formula="of:=IF([.G26]=&quot;NA&quot;; &quot;NA&quot;; [.G26]&gt;=MAX([.J26:.J26]))" office:value-type="boolean" office:boolean-value="false" calcext:value-type="boolean">
            <text:p>FALSE</text:p>
          </table:table-cell>
          <table:table-cell table:style-name="ce68" table:formula="of:=IF([.H26] = &quot;NA&quot;; &quot;NA&quot;; [.H26]&gt;=MAX([.C26:.J26]))" office:value-type="boolean" office:boolean-value="true" calcext:value-type="boolean">
            <text:p>TRUE</text:p>
          </table:table-cell>
          <table:table-cell table:style-name="ce68" table:formula="of:=IF([.I26] = &quot;NA&quot;; &quot;NA&quot;; [.I26]&gt;=MAX([.C26:.J26]))" office:value-type="boolean" office:boolean-value="false" calcext:value-type="boolean">
            <text:p>FALSE</text:p>
          </table:table-cell>
          <table:table-cell table:style-name="ce68" table:formula="of:=IF([.J26] = &quot;NA&quot;; &quot;NA&quot;; [.J26]&gt;=MAX([.C26:.J26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_5</text:p>
          </table:table-cell>
          <table:table-cell/>
          <table:table-cell table:style-name="ce75" office:value-type="float" office:value="215.64384093" calcext:value-type="float">
            <text:p>215.64</text:p>
          </table:table-cell>
          <table:table-cell table:style-name="ce66" table:formula="of:=[$Defaults.$H$27]" office:value-type="float" office:value="456.59446407" calcext:value-type="float">
            <text:p>456.59</text:p>
          </table:table-cell>
          <table:table-cell table:style-name="ce66" table:formula="of:=[$'Defaults, 1 thread'.$H$27]" office:value-type="float" office:value="448.51673045" calcext:value-type="float">
            <text:p>448.52</text:p>
          </table:table-cell>
          <table:table-cell table:style-name="ce66" table:formula="of:=[$'Defaults, mem emphasis'.$H$27]" office:value-type="float" office:value="461.99130376" calcext:value-type="float">
            <text:p>461.99</text:p>
          </table:table-cell>
          <table:table-cell table:style-name="ce66" office:value-type="float" office:value="443.01034936" calcext:value-type="float">
            <text:p>443.01</text:p>
          </table:table-cell>
          <table:table-cell table:style-name="ce66" table:formula="of:=[$'Defaults, 1 thread, mem emphasis, warmstart'.$H$27]" office:value-type="float" office:value="464.97407516" calcext:value-type="float">
            <text:p>464.97</text:p>
          </table:table-cell>
          <table:table-cell table:style-name="ce66" office:value-type="float" office:value="485.35923801" calcext:value-type="float">
            <text:p>485.36</text:p>
          </table:table-cell>
          <table:table-cell table:style-name="ce66" office:value-type="float" office:value="496.86659594" calcext:value-type="float">
            <text:p>496.87</text:p>
          </table:table-cell>
          <table:table-cell table:number-columns-repeated="2"/>
          <table:table-cell table:style-name="ce68" table:formula="of:=IF([.C27]=&quot;NA&quot;; &quot;NA&quot;; [.C27]&gt;=MAX([.C27:.J27]))" office:value-type="boolean" office:boolean-value="false" calcext:value-type="boolean">
            <text:p>FALSE</text:p>
          </table:table-cell>
          <table:table-cell table:style-name="ce68" table:formula="of:=IF([.D27]=&quot;NA&quot;; &quot;NA&quot;; [.D27]&gt;=MAX([.C27:.J27]))" office:value-type="boolean" office:boolean-value="false" calcext:value-type="boolean">
            <text:p>FALSE</text:p>
          </table:table-cell>
          <table:table-cell table:style-name="ce68" table:formula="of:=IF([.E27] = &quot;NA&quot;; &quot;NA&quot;; [.E27]&gt;=MAX([.C27:.J27]))" office:value-type="boolean" office:boolean-value="false" calcext:value-type="boolean">
            <text:p>FALSE</text:p>
          </table:table-cell>
          <table:table-cell table:style-name="ce68" table:formula="of:=IF([.F27] = &quot;NA&quot;; &quot;NA&quot;; [.F27]&gt;=MAX([.C27:.J27]))" office:value-type="boolean" office:boolean-value="false" calcext:value-type="boolean">
            <text:p>FALSE</text:p>
          </table:table-cell>
          <table:table-cell table:style-name="ce68" table:formula="of:=IF([.G27]=&quot;NA&quot;; &quot;NA&quot;; [.G27]&gt;=MAX([.J27:.J27]))" office:value-type="boolean" office:boolean-value="false" calcext:value-type="boolean">
            <text:p>FALSE</text:p>
          </table:table-cell>
          <table:table-cell table:style-name="ce68" table:formula="of:=IF([.H27] = &quot;NA&quot;; &quot;NA&quot;; [.H27]&gt;=MAX([.C27:.J27]))" office:value-type="boolean" office:boolean-value="false" calcext:value-type="boolean">
            <text:p>FALSE</text:p>
          </table:table-cell>
          <table:table-cell table:style-name="ce68" table:formula="of:=IF([.I27] = &quot;NA&quot;; &quot;NA&quot;; [.I27]&gt;=MAX([.C27:.J27]))" office:value-type="boolean" office:boolean-value="false" calcext:value-type="boolean">
            <text:p>FALSE</text:p>
          </table:table-cell>
          <table:table-cell table:style-name="ce68" table:formula="of:=IF([.J27] = &quot;NA&quot;; &quot;NA&quot;; [.J27]&gt;=MAX([.C27:.J27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_6</text:p>
          </table:table-cell>
          <table:table-cell/>
          <table:table-cell table:style-name="ce75" office:value-type="float" office:value="196.5513577" calcext:value-type="float">
            <text:p>196.55</text:p>
          </table:table-cell>
          <table:table-cell table:style-name="ce66" table:formula="of:=[$Defaults.$H$28]" office:value-type="float" office:value="347.1938" calcext:value-type="float">
            <text:p>347.19</text:p>
          </table:table-cell>
          <table:table-cell table:style-name="ce66" table:formula="of:=[$'Defaults, 1 thread'.$H$28]" office:value-type="float" office:value="351.09365644" calcext:value-type="float">
            <text:p>351.09</text:p>
          </table:table-cell>
          <table:table-cell table:style-name="ce66" table:formula="of:=[$'Defaults, mem emphasis'.$H$28]" office:value-type="float" office:value="346.80090629" calcext:value-type="float">
            <text:p>346.80</text:p>
          </table:table-cell>
          <table:table-cell table:style-name="ce66" office:value-type="float" office:value="350.0426576" calcext:value-type="float">
            <text:p>350.04</text:p>
          </table:table-cell>
          <table:table-cell table:style-name="ce66" table:formula="of:=[$'Defaults, 1 thread, mem emphasis, warmstart'.$H$28]" office:value-type="float" office:value="360.72526095" calcext:value-type="float">
            <text:p>360.73</text:p>
          </table:table-cell>
          <table:table-cell table:style-name="ce66" office:value-type="float" office:value="366.96494511" calcext:value-type="float">
            <text:p>366.96</text:p>
          </table:table-cell>
          <table:table-cell table:style-name="ce66" office:value-type="float" office:value="366.1347805" calcext:value-type="float">
            <text:p>366.13</text:p>
          </table:table-cell>
          <table:table-cell table:number-columns-repeated="2"/>
          <table:table-cell table:style-name="ce68" table:formula="of:=IF([.C28]=&quot;NA&quot;; &quot;NA&quot;; [.C28]&gt;=MAX([.C28:.J28]))" office:value-type="boolean" office:boolean-value="false" calcext:value-type="boolean">
            <text:p>FALSE</text:p>
          </table:table-cell>
          <table:table-cell table:style-name="ce68" table:formula="of:=IF([.D28]=&quot;NA&quot;; &quot;NA&quot;; [.D28]&gt;=MAX([.C28:.J28]))" office:value-type="boolean" office:boolean-value="false" calcext:value-type="boolean">
            <text:p>FALSE</text:p>
          </table:table-cell>
          <table:table-cell table:style-name="ce68" table:formula="of:=IF([.E28] = &quot;NA&quot;; &quot;NA&quot;; [.E28]&gt;=MAX([.C28:.J28]))" office:value-type="boolean" office:boolean-value="false" calcext:value-type="boolean">
            <text:p>FALSE</text:p>
          </table:table-cell>
          <table:table-cell table:style-name="ce68" table:formula="of:=IF([.F28] = &quot;NA&quot;; &quot;NA&quot;; [.F28]&gt;=MAX([.C28:.J28]))" office:value-type="boolean" office:boolean-value="false" calcext:value-type="boolean">
            <text:p>FALSE</text:p>
          </table:table-cell>
          <table:table-cell table:style-name="ce68" table:formula="of:=IF([.G28]=&quot;NA&quot;; &quot;NA&quot;; [.G28]&gt;=MAX([.J28:.J28]))" office:value-type="boolean" office:boolean-value="false" calcext:value-type="boolean">
            <text:p>FALSE</text:p>
          </table:table-cell>
          <table:table-cell table:style-name="ce68" table:formula="of:=IF([.H28] = &quot;NA&quot;; &quot;NA&quot;; [.H28]&gt;=MAX([.C28:.J28]))" office:value-type="boolean" office:boolean-value="false" calcext:value-type="boolean">
            <text:p>FALSE</text:p>
          </table:table-cell>
          <table:table-cell table:style-name="ce68" table:formula="of:=IF([.I28] = &quot;NA&quot;; &quot;NA&quot;; [.I28]&gt;=MAX([.C28:.J28]))" office:value-type="boolean" office:boolean-value="true" calcext:value-type="boolean">
            <text:p>TRUE</text:p>
          </table:table-cell>
          <table:table-cell table:style-name="ce68" table:formula="of:=IF([.J28] = &quot;NA&quot;; &quot;NA&quot;; [.J28]&gt;=MAX([.C28:.J28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_7</text:p>
          </table:table-cell>
          <table:table-cell/>
          <table:table-cell table:style-name="ce75" office:value-type="float" office:value="190.21215126" calcext:value-type="float">
            <text:p>190.21</text:p>
          </table:table-cell>
          <table:table-cell table:style-name="ce66" table:formula="of:=[$Defaults.$H$29]" office:value-type="float" office:value="350.9484" calcext:value-type="float">
            <text:p>350.95</text:p>
          </table:table-cell>
          <table:table-cell table:style-name="ce66" table:formula="of:=[$'Defaults, 1 thread'.$H$29]" office:value-type="float" office:value="345.89462073" calcext:value-type="float">
            <text:p>345.89</text:p>
          </table:table-cell>
          <table:table-cell table:style-name="ce66" table:formula="of:=[$'Defaults, mem emphasis'.$H$29]" office:value-type="float" office:value="350.47650939" calcext:value-type="float">
            <text:p>350.48</text:p>
          </table:table-cell>
          <table:table-cell table:style-name="ce66" office:value-type="float" office:value="348.89494021" calcext:value-type="float">
            <text:p>348.89</text:p>
          </table:table-cell>
          <table:table-cell table:style-name="ce66" table:formula="of:=[$'Defaults, 1 thread, mem emphasis, warmstart'.$H$29]" office:value-type="float" office:value="354.15225288" calcext:value-type="float">
            <text:p>354.15</text:p>
          </table:table-cell>
          <table:table-cell table:style-name="ce66" office:value-type="float" office:value="356.07787751" calcext:value-type="float">
            <text:p>356.08</text:p>
          </table:table-cell>
          <table:table-cell table:style-name="ce66" office:value-type="float" office:value="365.24553913" calcext:value-type="float">
            <text:p>365.25</text:p>
          </table:table-cell>
          <table:table-cell table:number-columns-repeated="2"/>
          <table:table-cell table:style-name="ce68" table:formula="of:=IF([.C29]=&quot;NA&quot;; &quot;NA&quot;; [.C29]&gt;=MAX([.C29:.J29]))" office:value-type="boolean" office:boolean-value="false" calcext:value-type="boolean">
            <text:p>FALSE</text:p>
          </table:table-cell>
          <table:table-cell table:style-name="ce68" table:formula="of:=IF([.D29]=&quot;NA&quot;; &quot;NA&quot;; [.D29]&gt;=MAX([.C29:.J29]))" office:value-type="boolean" office:boolean-value="false" calcext:value-type="boolean">
            <text:p>FALSE</text:p>
          </table:table-cell>
          <table:table-cell table:style-name="ce68" table:formula="of:=IF([.E29] = &quot;NA&quot;; &quot;NA&quot;; [.E29]&gt;=MAX([.C29:.J29]))" office:value-type="boolean" office:boolean-value="false" calcext:value-type="boolean">
            <text:p>FALSE</text:p>
          </table:table-cell>
          <table:table-cell table:style-name="ce68" table:formula="of:=IF([.F29] = &quot;NA&quot;; &quot;NA&quot;; [.F29]&gt;=MAX([.C29:.J29]))" office:value-type="boolean" office:boolean-value="false" calcext:value-type="boolean">
            <text:p>FALSE</text:p>
          </table:table-cell>
          <table:table-cell table:style-name="ce68" table:formula="of:=IF([.G29]=&quot;NA&quot;; &quot;NA&quot;; [.G29]&gt;=MAX([.J29:.J29]))" office:value-type="boolean" office:boolean-value="false" calcext:value-type="boolean">
            <text:p>FALSE</text:p>
          </table:table-cell>
          <table:table-cell table:style-name="ce68" table:formula="of:=IF([.H29] = &quot;NA&quot;; &quot;NA&quot;; [.H29]&gt;=MAX([.C29:.J29]))" office:value-type="boolean" office:boolean-value="false" calcext:value-type="boolean">
            <text:p>FALSE</text:p>
          </table:table-cell>
          <table:table-cell table:style-name="ce68" table:formula="of:=IF([.I29] = &quot;NA&quot;; &quot;NA&quot;; [.I29]&gt;=MAX([.C29:.J29]))" office:value-type="boolean" office:boolean-value="false" calcext:value-type="boolean">
            <text:p>FALSE</text:p>
          </table:table-cell>
          <table:table-cell table:style-name="ce68" table:formula="of:=IF([.J29] = &quot;NA&quot;; &quot;NA&quot;; [.J29]&gt;=MAX([.C29:.J29])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_8</text:p>
          </table:table-cell>
          <table:table-cell/>
          <table:table-cell table:style-name="ce75" office:value-type="float" office:value="194.90711582" calcext:value-type="float">
            <text:p>194.91</text:p>
          </table:table-cell>
          <table:table-cell table:style-name="ce66" table:formula="of:=[$Defaults.$H$30]" office:value-type="float" office:value="367.9524" calcext:value-type="float">
            <text:p>367.95</text:p>
          </table:table-cell>
          <table:table-cell table:style-name="ce66" table:formula="of:=[$'Defaults, 1 thread'.$H$30]" office:value-type="float" office:value="362.60778382" calcext:value-type="float">
            <text:p>362.61</text:p>
          </table:table-cell>
          <table:table-cell table:style-name="ce66" table:formula="of:=[$'Defaults, mem emphasis'.$H$30]" office:value-type="float" office:value="371.44168327" calcext:value-type="float">
            <text:p>371.44</text:p>
          </table:table-cell>
          <table:table-cell table:style-name="ce66" office:value-type="float" office:value="364.49893087" calcext:value-type="float">
            <text:p>364.50</text:p>
          </table:table-cell>
          <table:table-cell table:style-name="ce66" table:formula="of:=[$'Defaults, 1 thread, mem emphasis, warmstart'.$H$30]" office:value-type="float" office:value="375.51790098" calcext:value-type="float">
            <text:p>375.52</text:p>
          </table:table-cell>
          <table:table-cell table:style-name="ce66" office:value-type="float" office:value="387.84376764" calcext:value-type="float">
            <text:p>387.84</text:p>
          </table:table-cell>
          <table:table-cell table:style-name="ce66" office:value-type="float" office:value="377.05047231" calcext:value-type="float">
            <text:p>377.05</text:p>
          </table:table-cell>
          <table:table-cell table:number-columns-repeated="2"/>
          <table:table-cell table:style-name="ce68" table:formula="of:=IF([.C30]=&quot;NA&quot;; &quot;NA&quot;; [.C30]&gt;=MAX([.C30:.J30]))" office:value-type="boolean" office:boolean-value="false" calcext:value-type="boolean">
            <text:p>FALSE</text:p>
          </table:table-cell>
          <table:table-cell table:style-name="ce68" table:formula="of:=IF([.D30]=&quot;NA&quot;; &quot;NA&quot;; [.D30]&gt;=MAX([.C30:.J30]))" office:value-type="boolean" office:boolean-value="false" calcext:value-type="boolean">
            <text:p>FALSE</text:p>
          </table:table-cell>
          <table:table-cell table:style-name="ce68" table:formula="of:=IF([.E30] = &quot;NA&quot;; &quot;NA&quot;; [.E30]&gt;=MAX([.C30:.J30]))" office:value-type="boolean" office:boolean-value="false" calcext:value-type="boolean">
            <text:p>FALSE</text:p>
          </table:table-cell>
          <table:table-cell table:style-name="ce68" table:formula="of:=IF([.F30] = &quot;NA&quot;; &quot;NA&quot;; [.F30]&gt;=MAX([.C30:.J30]))" office:value-type="boolean" office:boolean-value="false" calcext:value-type="boolean">
            <text:p>FALSE</text:p>
          </table:table-cell>
          <table:table-cell table:style-name="ce68" table:formula="of:=IF([.G30]=&quot;NA&quot;; &quot;NA&quot;; [.G30]&gt;=MAX([.J30:.J30]))" office:value-type="boolean" office:boolean-value="false" calcext:value-type="boolean">
            <text:p>FALSE</text:p>
          </table:table-cell>
          <table:table-cell table:style-name="ce68" table:formula="of:=IF([.H30] = &quot;NA&quot;; &quot;NA&quot;; [.H30]&gt;=MAX([.C30:.J30]))" office:value-type="boolean" office:boolean-value="false" calcext:value-type="boolean">
            <text:p>FALSE</text:p>
          </table:table-cell>
          <table:table-cell table:style-name="ce68" table:formula="of:=IF([.I30] = &quot;NA&quot;; &quot;NA&quot;; [.I30]&gt;=MAX([.C30:.J30]))" office:value-type="boolean" office:boolean-value="true" calcext:value-type="boolean">
            <text:p>TRUE</text:p>
          </table:table-cell>
          <table:table-cell table:style-name="ce68" table:formula="of:=IF([.J30] = &quot;NA&quot;; &quot;NA&quot;; [.J30]&gt;=MAX([.C30:.J3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1.7799in" svg:y="5.0272in" draw:caption-point-x="-0.2402in" draw:caption-point-y="0.5945in">
              <dc:date>2021-08-14T00:00:00</dc:date>
              <text:p text:style-name="P1"><text:span text:style-name="T1">Number of instances that the configuration provides the strongest lower bound.</text:span></text:p>
            </office:annotation>
            <text:p>SUM</text:p>
          </table:table-cell>
          <table:table-cell table:formula="of:=SUM([.N23:.N32])" office:value-type="float" office:value="0" calcext:value-type="float">
            <text:p>0</text:p>
          </table:table-cell>
          <table:table-cell table:formula="of:=SUM([.O23:.O32])" office:value-type="float" office:value="0" calcext:value-type="float">
            <text:p>0</text:p>
          </table:table-cell>
          <table:table-cell table:formula="of:=SUM([.P23:.P32])" office:value-type="float" office:value="0" calcext:value-type="float">
            <text:p>0</text:p>
          </table:table-cell>
          <table:table-cell table:formula="of:=SUM([.Q23:.Q32])" office:value-type="float" office:value="0" calcext:value-type="float">
            <text:p>0</text:p>
          </table:table-cell>
          <table:table-cell table:formula="of:=SUM([.R23:.R32])" office:value-type="float" office:value="1" calcext:value-type="float">
            <text:p>1</text:p>
          </table:table-cell>
          <table:table-cell table:formula="of:=SUM([.S23:.S32])" office:value-type="float" office:value="4" calcext:value-type="float">
            <text:p>4</text:p>
          </table:table-cell>
          <table:table-cell table:formula="of:=SUM([.T23:.T32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50_9</text:p>
          </table:table-cell>
          <table:table-cell/>
          <table:table-cell table:style-name="ce75" office:value-type="float" office:value="187.8409883" calcext:value-type="float">
            <text:p>187.84</text:p>
          </table:table-cell>
          <table:table-cell table:style-name="ce66" table:formula="of:=[$Defaults.$H$31]" office:value-type="float" office:value="346.9501" calcext:value-type="float">
            <text:p>346.95</text:p>
          </table:table-cell>
          <table:table-cell table:style-name="ce66" table:formula="of:=[$'Defaults, 1 thread'.$H$31]" office:value-type="float" office:value="344.8789" calcext:value-type="float">
            <text:p>344.88</text:p>
          </table:table-cell>
          <table:table-cell table:style-name="ce66" table:formula="of:=[$'Defaults, mem emphasis'.$H$31]" office:value-type="float" office:value="346.30712327" calcext:value-type="float">
            <text:p>346.31</text:p>
          </table:table-cell>
          <table:table-cell table:style-name="ce66" office:value-type="float" office:value="345.51641075" calcext:value-type="float">
            <text:p>345.52</text:p>
          </table:table-cell>
          <table:table-cell table:style-name="ce66" table:formula="of:=[$'Defaults, 1 thread, mem emphasis, warmstart'.$H$31]" office:value-type="float" office:value="355.28691725" calcext:value-type="float">
            <text:p>355.29</text:p>
          </table:table-cell>
          <table:table-cell table:style-name="ce66" office:value-type="float" office:value="364.71637883" calcext:value-type="float">
            <text:p>364.72</text:p>
          </table:table-cell>
          <table:table-cell table:style-name="ce66" office:value-type="float" office:value="361.54620712" calcext:value-type="float">
            <text:p>361.55</text:p>
          </table:table-cell>
          <table:table-cell table:number-columns-repeated="2"/>
          <table:table-cell table:style-name="ce68" table:formula="of:=IF([.C31]=&quot;NA&quot;; &quot;NA&quot;; [.C31]&gt;=MAX([.C31:.J31]))" office:value-type="boolean" office:boolean-value="false" calcext:value-type="boolean">
            <text:p>FALSE</text:p>
          </table:table-cell>
          <table:table-cell table:style-name="ce68" table:formula="of:=IF([.D31]=&quot;NA&quot;; &quot;NA&quot;; [.D31]&gt;=MAX([.C31:.J31]))" office:value-type="boolean" office:boolean-value="false" calcext:value-type="boolean">
            <text:p>FALSE</text:p>
          </table:table-cell>
          <table:table-cell table:style-name="ce68" table:formula="of:=IF([.E31] = &quot;NA&quot;; &quot;NA&quot;; [.E31]&gt;=MAX([.C31:.J31]))" office:value-type="boolean" office:boolean-value="false" calcext:value-type="boolean">
            <text:p>FALSE</text:p>
          </table:table-cell>
          <table:table-cell table:style-name="ce68" table:formula="of:=IF([.F31] = &quot;NA&quot;; &quot;NA&quot;; [.F31]&gt;=MAX([.C31:.J31]))" office:value-type="boolean" office:boolean-value="false" calcext:value-type="boolean">
            <text:p>FALSE</text:p>
          </table:table-cell>
          <table:table-cell table:style-name="ce68" table:formula="of:=IF([.G31]=&quot;NA&quot;; &quot;NA&quot;; [.G31]&gt;=MAX([.J31:.J31]))" office:value-type="boolean" office:boolean-value="false" calcext:value-type="boolean">
            <text:p>FALSE</text:p>
          </table:table-cell>
          <table:table-cell table:style-name="ce68" table:formula="of:=IF([.H31] = &quot;NA&quot;; &quot;NA&quot;; [.H31]&gt;=MAX([.C31:.J31]))" office:value-type="boolean" office:boolean-value="false" calcext:value-type="boolean">
            <text:p>FALSE</text:p>
          </table:table-cell>
          <table:table-cell table:style-name="ce68" table:formula="of:=IF([.I31] = &quot;NA&quot;; &quot;NA&quot;; [.I31]&gt;=MAX([.C31:.J31]))" office:value-type="boolean" office:boolean-value="true" calcext:value-type="boolean">
            <text:p>TRUE</text:p>
          </table:table-cell>
          <table:table-cell table:style-name="ce68" table:formula="of:=IF([.J31] = &quot;NA&quot;; &quot;NA&quot;; [.J31]&gt;=MAX([.C31:.J3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W30]*10/70" office:value-type="float" office:value="0" calcext:value-type="float">
            <text:p>0.0</text:p>
          </table:table-cell>
          <table:table-cell table:style-name="ce71" table:formula="of:=[.X30]*10/70" office:value-type="float" office:value="0" calcext:value-type="float">
            <text:p>0.0</text:p>
          </table:table-cell>
          <table:table-cell table:style-name="ce71" table:formula="of:=[.Y30]*10/70" office:value-type="float" office:value="0" calcext:value-type="float">
            <text:p>0.0</text:p>
          </table:table-cell>
          <table:table-cell table:style-name="ce71" table:formula="of:=[.Z30]*10/70" office:value-type="float" office:value="0" calcext:value-type="float">
            <text:p>0.0</text:p>
          </table:table-cell>
          <table:table-cell table:style-name="ce71" table:formula="of:=[.AA30]*10/70" office:value-type="float" office:value="0.142857142857143" calcext:value-type="float">
            <text:p>0.1</text:p>
          </table:table-cell>
          <table:table-cell table:style-name="ce71" table:formula="of:=[.AB30]*10/70" office:value-type="float" office:value="0.571428571428571" calcext:value-type="float">
            <text:p>0.6</text:p>
          </table:table-cell>
          <table:table-cell table:style-name="ce71" table:formula="of:=[.AC30]*10/70" office:value-type="float" office:value="0.714285714285714" calcext:value-type="float">
            <text:p>0.7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50_10</text:p>
          </table:table-cell>
          <table:table-cell table:style-name="ce36"/>
          <table:table-cell table:style-name="ce50" office:value-type="float" office:value="236.89574148" calcext:value-type="float">
            <text:p>236.90</text:p>
          </table:table-cell>
          <table:table-cell table:style-name="ce50" table:formula="of:=[$Defaults.$H$32]" office:value-type="float" office:value="418.37991695" calcext:value-type="float">
            <text:p>418.38</text:p>
          </table:table-cell>
          <table:table-cell table:style-name="ce50" table:formula="of:=[$'Defaults, 1 thread'.$H$32]" office:value-type="float" office:value="420.84461645" calcext:value-type="float">
            <text:p>420.84</text:p>
          </table:table-cell>
          <table:table-cell table:style-name="ce50" table:formula="of:=[$'Defaults, mem emphasis'.$H$32]" office:value-type="float" office:value="418.87726409" calcext:value-type="float">
            <text:p>418.88</text:p>
          </table:table-cell>
          <table:table-cell table:style-name="ce50" office:value-type="float" office:value="414.08274452" calcext:value-type="float">
            <text:p>414.08</text:p>
          </table:table-cell>
          <table:table-cell table:style-name="ce50" table:formula="of:=[$'Defaults, 1 thread, mem emphasis, warmstart'.$H$32]" office:value-type="float" office:value="431.18338921" calcext:value-type="float">
            <text:p>431.18</text:p>
          </table:table-cell>
          <table:table-cell table:style-name="ce50" office:value-type="float" office:value="448.77844789" calcext:value-type="float">
            <text:p>448.78</text:p>
          </table:table-cell>
          <table:table-cell table:style-name="ce50" office:value-type="float" office:value="449.82964287" calcext:value-type="float">
            <text:p>449.83</text:p>
          </table:table-cell>
          <table:table-cell table:style-name="ce36" table:number-columns-repeated="2"/>
          <table:table-cell table:style-name="ce70" table:formula="of:=IF([.C32]=&quot;NA&quot;; &quot;NA&quot;; [.C32]&gt;=MAX([.C32:.J32]))" office:value-type="boolean" office:boolean-value="false" calcext:value-type="boolean">
            <text:p>FALSE</text:p>
          </table:table-cell>
          <table:table-cell table:style-name="ce70" table:formula="of:=IF([.D32]=&quot;NA&quot;; &quot;NA&quot;; [.D32]&gt;=MAX([.C32:.J32]))" office:value-type="boolean" office:boolean-value="false" calcext:value-type="boolean">
            <text:p>FALSE</text:p>
          </table:table-cell>
          <table:table-cell table:style-name="ce70" table:formula="of:=IF([.E32] = &quot;NA&quot;; &quot;NA&quot;; [.E32]&gt;=MAX([.C32:.J32]))" office:value-type="boolean" office:boolean-value="false" calcext:value-type="boolean">
            <text:p>FALSE</text:p>
          </table:table-cell>
          <table:table-cell table:style-name="ce70" table:formula="of:=IF([.F32] = &quot;NA&quot;; &quot;NA&quot;; [.F32]&gt;=MAX([.C32:.J32]))" office:value-type="boolean" office:boolean-value="false" calcext:value-type="boolean">
            <text:p>FALSE</text:p>
          </table:table-cell>
          <table:table-cell table:style-name="ce70" table:formula="of:=IF([.G32]=&quot;NA&quot;; &quot;NA&quot;; [.G32]&gt;=MAX([.J32:.J32]))" office:value-type="boolean" office:boolean-value="false" calcext:value-type="boolean">
            <text:p>FALSE</text:p>
          </table:table-cell>
          <table:table-cell table:style-name="ce70" table:formula="of:=IF([.H32] = &quot;NA&quot;; &quot;NA&quot;; [.H32]&gt;=MAX([.C32:.J32]))" office:value-type="boolean" office:boolean-value="false" calcext:value-type="boolean">
            <text:p>FALSE</text:p>
          </table:table-cell>
          <table:table-cell table:style-name="ce70" table:formula="of:=IF([.I32] = &quot;NA&quot;; &quot;NA&quot;; [.I32]&gt;=MAX([.C32:.J32]))" office:value-type="boolean" office:boolean-value="false" calcext:value-type="boolean">
            <text:p>FALSE</text:p>
          </table:table-cell>
          <table:table-cell table:style-name="ce70" table:formula="of:=IF([.J32] = &quot;NA&quot;; &quot;NA&quot;; [.J32]&gt;=MAX([.C32:.J32]))" office:value-type="boolean" office:boolean-value="true" calcext:value-type="boolean">
            <text:p>TRU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23:.D32];&quot;=NA&quot;)" office:value-type="float" office:value="0" calcext:value-type="float">
            <text:p>0</text:p>
          </table:table-cell>
          <table:table-cell table:style-name="ce72" table:formula="of:=COUNTIF([.E23:.E32];&quot;=NA&quot;)" office:value-type="float" office:value="0" calcext:value-type="float">
            <text:p>0</text:p>
          </table:table-cell>
          <table:table-cell table:style-name="ce72" table:formula="of:=COUNTIF([.F23:.F32];&quot;=NA&quot;)" office:value-type="float" office:value="0" calcext:value-type="float">
            <text:p>0</text:p>
          </table:table-cell>
          <table:table-cell table:style-name="ce72" table:formula="of:=COUNTIF([.G23:.G32];&quot;=NA&quot;)" office:value-type="float" office:value="0" calcext:value-type="float">
            <text:p>0</text:p>
          </table:table-cell>
          <table:table-cell table:style-name="ce72" table:formula="of:=COUNTIF([.H23:.H32];&quot;=NA&quot;)" office:value-type="float" office:value="0" calcext:value-type="float">
            <text:p>0</text:p>
          </table:table-cell>
          <table:table-cell table:style-name="ce72" table:formula="of:=COUNTIF([.I23:.I32];&quot;=NA&quot;)" office:value-type="float" office:value="0" calcext:value-type="float">
            <text:p>0</text:p>
          </table:table-cell>
          <table:table-cell table:style-name="ce72" table:formula="of:=COUNTIF([.J23:.J32];&quot;=NA&quot;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75_1</text:p>
          </table:table-cell>
          <table:table-cell/>
          <table:table-cell table:style-name="ce75" office:value-type="float" office:value="280.89674784" calcext:value-type="float">
            <text:p>280.90</text:p>
          </table:table-cell>
          <table:table-cell table:style-name="ce66" table:formula="of:=[$Defaults.$H$33]" office:value-type="float" office:value="488.1486" calcext:value-type="float">
            <text:p>488.15</text:p>
          </table:table-cell>
          <table:table-cell table:style-name="ce66" table:formula="of:=[$'Defaults, 1 thread'.$H$33]" office:value-type="float" office:value="487.57266487" calcext:value-type="float">
            <text:p>487.57</text:p>
          </table:table-cell>
          <table:table-cell table:style-name="ce66" table:formula="of:=[$'Defaults, mem emphasis'.$H$33]" office:value-type="float" office:value="489.54971016" calcext:value-type="float">
            <text:p>489.55</text:p>
          </table:table-cell>
          <table:table-cell table:style-name="ce66" office:value-type="float" office:value="483.1608772" calcext:value-type="float">
            <text:p>483.16</text:p>
          </table:table-cell>
          <table:table-cell table:style-name="ce66" table:formula="of:=[$'Defaults, 1 thread, mem emphasis, warmstart'.$H$33]" office:value-type="float" office:value="492.08689264" calcext:value-type="float">
            <text:p>492.09</text:p>
          </table:table-cell>
          <table:table-cell table:style-name="ce66" office:value-type="float" office:value="515.05795075" calcext:value-type="float">
            <text:p>515.06</text:p>
          </table:table-cell>
          <table:table-cell table:style-name="ce66" office:value-type="float" office:value="514.36360934" calcext:value-type="float">
            <text:p>514.36</text:p>
          </table:table-cell>
          <table:table-cell table:number-columns-repeated="2"/>
          <table:table-cell table:style-name="ce68" table:formula="of:=IF([.C33]=&quot;NA&quot;; &quot;NA&quot;; [.C33]&gt;=MAX([.C33:.J33]))" office:value-type="boolean" office:boolean-value="false" calcext:value-type="boolean">
            <text:p>FALSE</text:p>
          </table:table-cell>
          <table:table-cell table:style-name="ce68" table:formula="of:=IF([.D33]=&quot;NA&quot;; &quot;NA&quot;; [.D33]&gt;=MAX([.C33:.J33]))" office:value-type="boolean" office:boolean-value="false" calcext:value-type="boolean">
            <text:p>FALSE</text:p>
          </table:table-cell>
          <table:table-cell table:style-name="ce68" table:formula="of:=IF([.E33] = &quot;NA&quot;; &quot;NA&quot;; [.E33]&gt;=MAX([.C33:.J33]))" office:value-type="boolean" office:boolean-value="false" calcext:value-type="boolean">
            <text:p>FALSE</text:p>
          </table:table-cell>
          <table:table-cell table:style-name="ce68" table:formula="of:=IF([.F33] = &quot;NA&quot;; &quot;NA&quot;; [.F33]&gt;=MAX([.C33:.J33]))" office:value-type="boolean" office:boolean-value="false" calcext:value-type="boolean">
            <text:p>FALSE</text:p>
          </table:table-cell>
          <table:table-cell table:style-name="ce68" table:formula="of:=IF([.G33]=&quot;NA&quot;; &quot;NA&quot;; [.G33]&gt;=MAX([.J33:.J33]))" office:value-type="boolean" office:boolean-value="false" calcext:value-type="boolean">
            <text:p>FALSE</text:p>
          </table:table-cell>
          <table:table-cell table:style-name="ce68" table:formula="of:=IF([.H33] = &quot;NA&quot;; &quot;NA&quot;; [.H33]&gt;=MAX([.C33:.J33]))" office:value-type="boolean" office:boolean-value="false" calcext:value-type="boolean">
            <text:p>FALSE</text:p>
          </table:table-cell>
          <table:table-cell table:style-name="ce68" table:formula="of:=IF([.I33] = &quot;NA&quot;; &quot;NA&quot;; [.I33]&gt;=MAX([.C33:.J33]))" office:value-type="boolean" office:boolean-value="true" calcext:value-type="boolean">
            <text:p>TRUE</text:p>
          </table:table-cell>
          <table:table-cell table:style-name="ce68" table:formula="of:=IF([.J33] = &quot;NA&quot;; &quot;NA&quot;; [.J33]&gt;=MAX([.C33:.J33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_2</text:p>
          </table:table-cell>
          <table:table-cell/>
          <table:table-cell table:style-name="ce75" office:value-type="float" office:value="230.45069516" calcext:value-type="float">
            <text:p>230.45</text:p>
          </table:table-cell>
          <table:table-cell table:style-name="ce66" table:formula="of:=[$Defaults.$H$34]" office:value-type="float" office:value="379.6313" calcext:value-type="float">
            <text:p>379.63</text:p>
          </table:table-cell>
          <table:table-cell table:style-name="ce66" table:formula="of:=[$'Defaults, 1 thread'.$H$34]" office:value-type="float" office:value="383.9486" calcext:value-type="float">
            <text:p>383.95</text:p>
          </table:table-cell>
          <table:table-cell table:style-name="ce66" table:formula="of:=[$'Defaults, mem emphasis'.$H$34]" office:value-type="float" office:value="385.83179987" calcext:value-type="float">
            <text:p>385.83</text:p>
          </table:table-cell>
          <table:table-cell table:style-name="ce66" office:value-type="float" office:value="383.5028776" calcext:value-type="float">
            <text:p>383.50</text:p>
          </table:table-cell>
          <table:table-cell table:style-name="ce66" table:formula="of:=[$'Defaults, 1 thread, mem emphasis, warmstart'.$H$34]" office:value-type="float" office:value="384.68119549" calcext:value-type="float">
            <text:p>384.68</text:p>
          </table:table-cell>
          <table:table-cell table:style-name="ce66" office:value-type="float" office:value="389.28224072" calcext:value-type="float">
            <text:p>389.28</text:p>
          </table:table-cell>
          <table:table-cell table:style-name="ce66" office:value-type="float" office:value="386.01953443" calcext:value-type="float">
            <text:p>386.02</text:p>
          </table:table-cell>
          <table:table-cell table:number-columns-repeated="2"/>
          <table:table-cell table:style-name="ce68" table:formula="of:=IF([.C34]=&quot;NA&quot;; &quot;NA&quot;; [.C34]&gt;=MAX([.C34:.J34]))" office:value-type="boolean" office:boolean-value="false" calcext:value-type="boolean">
            <text:p>FALSE</text:p>
          </table:table-cell>
          <table:table-cell table:style-name="ce68" table:formula="of:=IF([.D34]=&quot;NA&quot;; &quot;NA&quot;; [.D34]&gt;=MAX([.C34:.J34]))" office:value-type="boolean" office:boolean-value="false" calcext:value-type="boolean">
            <text:p>FALSE</text:p>
          </table:table-cell>
          <table:table-cell table:style-name="ce68" table:formula="of:=IF([.E34] = &quot;NA&quot;; &quot;NA&quot;; [.E34]&gt;=MAX([.C34:.J34]))" office:value-type="boolean" office:boolean-value="false" calcext:value-type="boolean">
            <text:p>FALSE</text:p>
          </table:table-cell>
          <table:table-cell table:style-name="ce68" table:formula="of:=IF([.F34] = &quot;NA&quot;; &quot;NA&quot;; [.F34]&gt;=MAX([.C34:.J34]))" office:value-type="boolean" office:boolean-value="false" calcext:value-type="boolean">
            <text:p>FALSE</text:p>
          </table:table-cell>
          <table:table-cell table:style-name="ce68" table:formula="of:=IF([.G34]=&quot;NA&quot;; &quot;NA&quot;; [.G34]&gt;=MAX([.J34:.J34]))" office:value-type="boolean" office:boolean-value="false" calcext:value-type="boolean">
            <text:p>FALSE</text:p>
          </table:table-cell>
          <table:table-cell table:style-name="ce68" table:formula="of:=IF([.H34] = &quot;NA&quot;; &quot;NA&quot;; [.H34]&gt;=MAX([.C34:.J34]))" office:value-type="boolean" office:boolean-value="false" calcext:value-type="boolean">
            <text:p>FALSE</text:p>
          </table:table-cell>
          <table:table-cell table:style-name="ce68" table:formula="of:=IF([.I34] = &quot;NA&quot;; &quot;NA&quot;; [.I34]&gt;=MAX([.C34:.J34]))" office:value-type="boolean" office:boolean-value="true" calcext:value-type="boolean">
            <text:p>TRUE</text:p>
          </table:table-cell>
          <table:table-cell table:style-name="ce68" table:formula="of:=IF([.J34] = &quot;NA&quot;; &quot;NA&quot;; [.J34]&gt;=MAX([.C34:.J34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_3</text:p>
          </table:table-cell>
          <table:table-cell/>
          <table:table-cell table:style-name="ce75" office:value-type="float" office:value="231.30769662" calcext:value-type="float">
            <text:p>231.31</text:p>
          </table:table-cell>
          <table:table-cell table:style-name="ce66" table:formula="of:=[$Defaults.$H$35]" office:value-type="float" office:value="380.0492626" calcext:value-type="float">
            <text:p>380.05</text:p>
          </table:table-cell>
          <table:table-cell table:style-name="ce66" table:formula="of:=[$'Defaults, 1 thread'.$H$35]" office:value-type="float" office:value="372.91799874" calcext:value-type="float">
            <text:p>372.92</text:p>
          </table:table-cell>
          <table:table-cell table:style-name="ce66" table:formula="of:=[$'Defaults, mem emphasis'.$H$35]" office:value-type="float" office:value="374.38561167" calcext:value-type="float">
            <text:p>374.39</text:p>
          </table:table-cell>
          <table:table-cell table:style-name="ce66" office:value-type="float" office:value="375.0024207" calcext:value-type="float">
            <text:p>375.00</text:p>
          </table:table-cell>
          <table:table-cell table:style-name="ce66" table:formula="of:=[$'Defaults, 1 thread, mem emphasis, warmstart'.$H$35]" office:value-type="float" office:value="378.98709309" calcext:value-type="float">
            <text:p>378.99</text:p>
          </table:table-cell>
          <table:table-cell table:style-name="ce66" office:value-type="float" office:value="381.67748862" calcext:value-type="float">
            <text:p>381.68</text:p>
          </table:table-cell>
          <table:table-cell table:style-name="ce66" office:value-type="float" office:value="379.51141238" calcext:value-type="float">
            <text:p>379.51</text:p>
          </table:table-cell>
          <table:table-cell table:number-columns-repeated="2"/>
          <table:table-cell table:style-name="ce68" table:formula="of:=IF([.C35]=&quot;NA&quot;; &quot;NA&quot;; [.C35]&gt;=MAX([.C35:.J35]))" office:value-type="boolean" office:boolean-value="false" calcext:value-type="boolean">
            <text:p>FALSE</text:p>
          </table:table-cell>
          <table:table-cell table:style-name="ce68" table:formula="of:=IF([.D35]=&quot;NA&quot;; &quot;NA&quot;; [.D35]&gt;=MAX([.C35:.J35]))" office:value-type="boolean" office:boolean-value="false" calcext:value-type="boolean">
            <text:p>FALSE</text:p>
          </table:table-cell>
          <table:table-cell table:style-name="ce68" table:formula="of:=IF([.E35] = &quot;NA&quot;; &quot;NA&quot;; [.E35]&gt;=MAX([.C35:.J35]))" office:value-type="boolean" office:boolean-value="false" calcext:value-type="boolean">
            <text:p>FALSE</text:p>
          </table:table-cell>
          <table:table-cell table:style-name="ce68" table:formula="of:=IF([.F35] = &quot;NA&quot;; &quot;NA&quot;; [.F35]&gt;=MAX([.C35:.J35]))" office:value-type="boolean" office:boolean-value="false" calcext:value-type="boolean">
            <text:p>FALSE</text:p>
          </table:table-cell>
          <table:table-cell table:style-name="ce68" table:formula="of:=IF([.G35]=&quot;NA&quot;; &quot;NA&quot;; [.G35]&gt;=MAX([.J35:.J35]))" office:value-type="boolean" office:boolean-value="false" calcext:value-type="boolean">
            <text:p>FALSE</text:p>
          </table:table-cell>
          <table:table-cell table:style-name="ce68" table:formula="of:=IF([.H35] = &quot;NA&quot;; &quot;NA&quot;; [.H35]&gt;=MAX([.C35:.J35]))" office:value-type="boolean" office:boolean-value="false" calcext:value-type="boolean">
            <text:p>FALSE</text:p>
          </table:table-cell>
          <table:table-cell table:style-name="ce68" table:formula="of:=IF([.I35] = &quot;NA&quot;; &quot;NA&quot;; [.I35]&gt;=MAX([.C35:.J35]))" office:value-type="boolean" office:boolean-value="true" calcext:value-type="boolean">
            <text:p>TRUE</text:p>
          </table:table-cell>
          <table:table-cell table:style-name="ce68" table:formula="of:=IF([.J35] = &quot;NA&quot;; &quot;NA&quot;; [.J35]&gt;=MAX([.C35:.J35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_4</text:p>
          </table:table-cell>
          <table:table-cell/>
          <table:table-cell table:style-name="ce75" office:value-type="float" office:value="224.34670653" calcext:value-type="float">
            <text:p>224.35</text:p>
          </table:table-cell>
          <table:table-cell table:style-name="ce66" table:formula="of:=[$Defaults.$H$36]" office:value-type="float" office:value="405.29517057" calcext:value-type="float">
            <text:p>405.30</text:p>
          </table:table-cell>
          <table:table-cell table:style-name="ce66" table:formula="of:=[$'Defaults, 1 thread'.$H$36]" office:value-type="float" office:value="412.76360919" calcext:value-type="float">
            <text:p>412.76</text:p>
          </table:table-cell>
          <table:table-cell table:style-name="ce66" table:formula="of:=[$'Defaults, mem emphasis'.$H$36]" office:value-type="float" office:value="419.2080693" calcext:value-type="float">
            <text:p>419.21</text:p>
          </table:table-cell>
          <table:table-cell table:style-name="ce66" office:value-type="float" office:value="413.00975447" calcext:value-type="float">
            <text:p>413.01</text:p>
          </table:table-cell>
          <table:table-cell table:style-name="ce66" table:formula="of:=[$'Defaults, 1 thread, mem emphasis, warmstart'.$H$36]" office:value-type="float" office:value="418.94097391" calcext:value-type="float">
            <text:p>418.94</text:p>
          </table:table-cell>
          <table:table-cell table:style-name="ce66" office:value-type="float" office:value="411.97289606" calcext:value-type="float">
            <text:p>411.97</text:p>
          </table:table-cell>
          <table:table-cell table:style-name="ce66" office:value-type="float" office:value="408.45811659" calcext:value-type="float">
            <text:p>408.46</text:p>
          </table:table-cell>
          <table:table-cell table:number-columns-repeated="2"/>
          <table:table-cell table:style-name="ce68" table:formula="of:=IF([.C36]=&quot;NA&quot;; &quot;NA&quot;; [.C36]&gt;=MAX([.C36:.J36]))" office:value-type="boolean" office:boolean-value="false" calcext:value-type="boolean">
            <text:p>FALSE</text:p>
          </table:table-cell>
          <table:table-cell table:style-name="ce68" table:formula="of:=IF([.D36]=&quot;NA&quot;; &quot;NA&quot;; [.D36]&gt;=MAX([.C36:.J36]))" office:value-type="boolean" office:boolean-value="false" calcext:value-type="boolean">
            <text:p>FALSE</text:p>
          </table:table-cell>
          <table:table-cell table:style-name="ce68" table:formula="of:=IF([.E36] = &quot;NA&quot;; &quot;NA&quot;; [.E36]&gt;=MAX([.C36:.J36]))" office:value-type="boolean" office:boolean-value="false" calcext:value-type="boolean">
            <text:p>FALSE</text:p>
          </table:table-cell>
          <table:table-cell table:style-name="ce68" table:formula="of:=IF([.F36] = &quot;NA&quot;; &quot;NA&quot;; [.F36]&gt;=MAX([.C36:.J36]))" office:value-type="boolean" office:boolean-value="true" calcext:value-type="boolean">
            <text:p>TRUE</text:p>
          </table:table-cell>
          <table:table-cell table:style-name="ce68" table:formula="of:=IF([.G36]=&quot;NA&quot;; &quot;NA&quot;; [.G36]&gt;=MAX([.J36:.J36]))" office:value-type="boolean" office:boolean-value="true" calcext:value-type="boolean">
            <text:p>TRUE</text:p>
          </table:table-cell>
          <table:table-cell table:style-name="ce68" table:formula="of:=IF([.H36] = &quot;NA&quot;; &quot;NA&quot;; [.H36]&gt;=MAX([.C36:.J36]))" office:value-type="boolean" office:boolean-value="false" calcext:value-type="boolean">
            <text:p>FALSE</text:p>
          </table:table-cell>
          <table:table-cell table:style-name="ce68" table:formula="of:=IF([.I36] = &quot;NA&quot;; &quot;NA&quot;; [.I36]&gt;=MAX([.C36:.J36]))" office:value-type="boolean" office:boolean-value="false" calcext:value-type="boolean">
            <text:p>FALSE</text:p>
          </table:table-cell>
          <table:table-cell table:style-name="ce68" table:formula="of:=IF([.J36] = &quot;NA&quot;; &quot;NA&quot;; [.J36]&gt;=MAX([.C36:.J36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_5</text:p>
          </table:table-cell>
          <table:table-cell/>
          <table:table-cell table:style-name="ce75" office:value-type="float" office:value="263.2740612" calcext:value-type="float">
            <text:p>263.27</text:p>
          </table:table-cell>
          <table:table-cell table:style-name="ce66" table:formula="of:=[$Defaults.$H$37]" office:value-type="float" office:value="413.2065" calcext:value-type="float">
            <text:p>413.21</text:p>
          </table:table-cell>
          <table:table-cell table:style-name="ce66" table:formula="of:=[$'Defaults, 1 thread'.$H$37]" office:value-type="float" office:value="413.37068248" calcext:value-type="float">
            <text:p>413.37</text:p>
          </table:table-cell>
          <table:table-cell table:style-name="ce66" table:formula="of:=[$'Defaults, mem emphasis'.$H$37]" office:value-type="float" office:value="418.43862194" calcext:value-type="float">
            <text:p>418.44</text:p>
          </table:table-cell>
          <table:table-cell table:style-name="ce66" office:value-type="float" office:value="415.80879049" calcext:value-type="float">
            <text:p>415.81</text:p>
          </table:table-cell>
          <table:table-cell table:style-name="ce66" table:formula="of:=[$'Defaults, 1 thread, mem emphasis, warmstart'.$H$37]" office:value-type="float" office:value="411.15999545" calcext:value-type="float">
            <text:p>411.16</text:p>
          </table:table-cell>
          <table:table-cell table:style-name="ce66" office:value-type="float" office:value="398.09427906" calcext:value-type="float">
            <text:p>398.09</text:p>
          </table:table-cell>
          <table:table-cell table:style-name="ce66" office:value-type="float" office:value="404.25910505" calcext:value-type="float">
            <text:p>404.26</text:p>
          </table:table-cell>
          <table:table-cell table:number-columns-repeated="2"/>
          <table:table-cell table:style-name="ce68" table:formula="of:=IF([.C37]=&quot;NA&quot;; &quot;NA&quot;; [.C37]&gt;=MAX([.C37:.J37]))" office:value-type="boolean" office:boolean-value="false" calcext:value-type="boolean">
            <text:p>FALSE</text:p>
          </table:table-cell>
          <table:table-cell table:style-name="ce68" table:formula="of:=IF([.D37]=&quot;NA&quot;; &quot;NA&quot;; [.D37]&gt;=MAX([.C37:.J37]))" office:value-type="boolean" office:boolean-value="false" calcext:value-type="boolean">
            <text:p>FALSE</text:p>
          </table:table-cell>
          <table:table-cell table:style-name="ce68" table:formula="of:=IF([.E37] = &quot;NA&quot;; &quot;NA&quot;; [.E37]&gt;=MAX([.C37:.J37]))" office:value-type="boolean" office:boolean-value="false" calcext:value-type="boolean">
            <text:p>FALSE</text:p>
          </table:table-cell>
          <table:table-cell table:style-name="ce68" table:formula="of:=IF([.F37] = &quot;NA&quot;; &quot;NA&quot;; [.F37]&gt;=MAX([.C37:.J37]))" office:value-type="boolean" office:boolean-value="true" calcext:value-type="boolean">
            <text:p>TRUE</text:p>
          </table:table-cell>
          <table:table-cell table:style-name="ce68" table:formula="of:=IF([.G37]=&quot;NA&quot;; &quot;NA&quot;; [.G37]&gt;=MAX([.J37:.J37]))" office:value-type="boolean" office:boolean-value="true" calcext:value-type="boolean">
            <text:p>TRUE</text:p>
          </table:table-cell>
          <table:table-cell table:style-name="ce68" table:formula="of:=IF([.H37] = &quot;NA&quot;; &quot;NA&quot;; [.H37]&gt;=MAX([.C37:.J37]))" office:value-type="boolean" office:boolean-value="false" calcext:value-type="boolean">
            <text:p>FALSE</text:p>
          </table:table-cell>
          <table:table-cell table:style-name="ce68" table:formula="of:=IF([.I37] = &quot;NA&quot;; &quot;NA&quot;; [.I37]&gt;=MAX([.C37:.J37]))" office:value-type="boolean" office:boolean-value="false" calcext:value-type="boolean">
            <text:p>FALSE</text:p>
          </table:table-cell>
          <table:table-cell table:style-name="ce68" table:formula="of:=IF([.J37] = &quot;NA&quot;; &quot;NA&quot;; [.J37]&gt;=MAX([.C37:.J37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_6</text:p>
          </table:table-cell>
          <table:table-cell/>
          <table:table-cell table:style-name="ce75" office:value-type="float" office:value="231.61488433" calcext:value-type="float">
            <text:p>231.61</text:p>
          </table:table-cell>
          <table:table-cell table:style-name="ce66" table:formula="of:=[$Defaults.$H$38]" office:value-type="float" office:value="365.5336" calcext:value-type="float">
            <text:p>365.53</text:p>
          </table:table-cell>
          <table:table-cell table:style-name="ce66" table:formula="of:=[$'Defaults, 1 thread'.$H$38]" office:value-type="float" office:value="393.65253514" calcext:value-type="float">
            <text:p>393.65</text:p>
          </table:table-cell>
          <table:table-cell table:style-name="ce66" table:formula="of:=[$'Defaults, mem emphasis'.$H$38]" office:value-type="float" office:value="390.44600412" calcext:value-type="float">
            <text:p>390.45</text:p>
          </table:table-cell>
          <table:table-cell table:style-name="ce66" office:value-type="float" office:value="392.08008695" calcext:value-type="float">
            <text:p>392.08</text:p>
          </table:table-cell>
          <table:table-cell table:style-name="ce66" table:formula="of:=[$'Defaults, 1 thread, mem emphasis, warmstart'.$H$38]" office:value-type="float" office:value="391.86831666" calcext:value-type="float">
            <text:p>391.87</text:p>
          </table:table-cell>
          <table:table-cell table:style-name="ce66" office:value-type="float" office:value="397.13200768" calcext:value-type="float">
            <text:p>397.13</text:p>
          </table:table-cell>
          <table:table-cell table:style-name="ce66" office:value-type="float" office:value="391.80319058" calcext:value-type="float">
            <text:p>391.80</text:p>
          </table:table-cell>
          <table:table-cell table:number-columns-repeated="2"/>
          <table:table-cell table:style-name="ce68" table:formula="of:=IF([.C38]=&quot;NA&quot;; &quot;NA&quot;; [.C38]&gt;=MAX([.C38:.J38]))" office:value-type="boolean" office:boolean-value="false" calcext:value-type="boolean">
            <text:p>FALSE</text:p>
          </table:table-cell>
          <table:table-cell table:style-name="ce68" table:formula="of:=IF([.D38]=&quot;NA&quot;; &quot;NA&quot;; [.D38]&gt;=MAX([.C38:.J38]))" office:value-type="boolean" office:boolean-value="false" calcext:value-type="boolean">
            <text:p>FALSE</text:p>
          </table:table-cell>
          <table:table-cell table:style-name="ce68" table:formula="of:=IF([.E38] = &quot;NA&quot;; &quot;NA&quot;; [.E38]&gt;=MAX([.C38:.J38]))" office:value-type="boolean" office:boolean-value="false" calcext:value-type="boolean">
            <text:p>FALSE</text:p>
          </table:table-cell>
          <table:table-cell table:style-name="ce68" table:formula="of:=IF([.F38] = &quot;NA&quot;; &quot;NA&quot;; [.F38]&gt;=MAX([.C38:.J38]))" office:value-type="boolean" office:boolean-value="false" calcext:value-type="boolean">
            <text:p>FALSE</text:p>
          </table:table-cell>
          <table:table-cell table:style-name="ce68" table:formula="of:=IF([.G38]=&quot;NA&quot;; &quot;NA&quot;; [.G38]&gt;=MAX([.J38:.J38]))" office:value-type="boolean" office:boolean-value="true" calcext:value-type="boolean">
            <text:p>TRUE</text:p>
          </table:table-cell>
          <table:table-cell table:style-name="ce68" table:formula="of:=IF([.H38] = &quot;NA&quot;; &quot;NA&quot;; [.H38]&gt;=MAX([.C38:.J38]))" office:value-type="boolean" office:boolean-value="false" calcext:value-type="boolean">
            <text:p>FALSE</text:p>
          </table:table-cell>
          <table:table-cell table:style-name="ce68" table:formula="of:=IF([.I38] = &quot;NA&quot;; &quot;NA&quot;; [.I38]&gt;=MAX([.C38:.J38]))" office:value-type="boolean" office:boolean-value="true" calcext:value-type="boolean">
            <text:p>TRUE</text:p>
          </table:table-cell>
          <table:table-cell table:style-name="ce68" table:formula="of:=IF([.J38] = &quot;NA&quot;; &quot;NA&quot;; [.J38]&gt;=MAX([.C38:.J38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_7</text:p>
          </table:table-cell>
          <table:table-cell/>
          <table:table-cell table:style-name="ce75" office:value-type="float" office:value="225.91795437" calcext:value-type="float">
            <text:p>225.92</text:p>
          </table:table-cell>
          <table:table-cell table:style-name="ce66" table:formula="of:=[$Defaults.$H$39]" office:value-type="float" office:value="333.4908" calcext:value-type="float">
            <text:p>333.49</text:p>
          </table:table-cell>
          <table:table-cell table:style-name="ce66" table:formula="of:=[$'Defaults, 1 thread'.$H$39]" office:value-type="float" office:value="364.13599071" calcext:value-type="float">
            <text:p>364.14</text:p>
          </table:table-cell>
          <table:table-cell table:style-name="ce66" table:formula="of:=[$'Defaults, mem emphasis'.$H$39]" office:value-type="float" office:value="363.14871139" calcext:value-type="float">
            <text:p>363.15</text:p>
          </table:table-cell>
          <table:table-cell table:style-name="ce66" office:value-type="float" office:value="361.67436955" calcext:value-type="float">
            <text:p>361.67</text:p>
          </table:table-cell>
          <table:table-cell table:style-name="ce66" table:formula="of:=[$'Defaults, 1 thread, mem emphasis, warmstart'.$H$39]" office:value-type="float" office:value="372.48960491" calcext:value-type="float">
            <text:p>372.49</text:p>
          </table:table-cell>
          <table:table-cell table:style-name="ce66" office:value-type="float" office:value="358.73565621" calcext:value-type="float">
            <text:p>358.74</text:p>
          </table:table-cell>
          <table:table-cell table:style-name="ce66" office:value-type="float" office:value="359.03605247" calcext:value-type="float">
            <text:p>359.04</text:p>
          </table:table-cell>
          <table:table-cell table:number-columns-repeated="2"/>
          <table:table-cell table:style-name="ce68" table:formula="of:=IF([.C39]=&quot;NA&quot;; &quot;NA&quot;; [.C39]&gt;=MAX([.C39:.J39]))" office:value-type="boolean" office:boolean-value="false" calcext:value-type="boolean">
            <text:p>FALSE</text:p>
          </table:table-cell>
          <table:table-cell table:style-name="ce68" table:formula="of:=IF([.D39]=&quot;NA&quot;; &quot;NA&quot;; [.D39]&gt;=MAX([.C39:.J39]))" office:value-type="boolean" office:boolean-value="false" calcext:value-type="boolean">
            <text:p>FALSE</text:p>
          </table:table-cell>
          <table:table-cell table:style-name="ce68" table:formula="of:=IF([.E39] = &quot;NA&quot;; &quot;NA&quot;; [.E39]&gt;=MAX([.C39:.J39]))" office:value-type="boolean" office:boolean-value="false" calcext:value-type="boolean">
            <text:p>FALSE</text:p>
          </table:table-cell>
          <table:table-cell table:style-name="ce68" table:formula="of:=IF([.F39] = &quot;NA&quot;; &quot;NA&quot;; [.F39]&gt;=MAX([.C39:.J39]))" office:value-type="boolean" office:boolean-value="false" calcext:value-type="boolean">
            <text:p>FALSE</text:p>
          </table:table-cell>
          <table:table-cell table:style-name="ce68" table:formula="of:=IF([.G39]=&quot;NA&quot;; &quot;NA&quot;; [.G39]&gt;=MAX([.J39:.J39]))" office:value-type="boolean" office:boolean-value="true" calcext:value-type="boolean">
            <text:p>TRUE</text:p>
          </table:table-cell>
          <table:table-cell table:style-name="ce68" table:formula="of:=IF([.H39] = &quot;NA&quot;; &quot;NA&quot;; [.H39]&gt;=MAX([.C39:.J39]))" office:value-type="boolean" office:boolean-value="true" calcext:value-type="boolean">
            <text:p>TRUE</text:p>
          </table:table-cell>
          <table:table-cell table:style-name="ce68" table:formula="of:=IF([.I39] = &quot;NA&quot;; &quot;NA&quot;; [.I39]&gt;=MAX([.C39:.J39]))" office:value-type="boolean" office:boolean-value="false" calcext:value-type="boolean">
            <text:p>FALSE</text:p>
          </table:table-cell>
          <table:table-cell table:style-name="ce68" table:formula="of:=IF([.J39] = &quot;NA&quot;; &quot;NA&quot;; [.J39]&gt;=MAX([.C39:.J39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_8</text:p>
          </table:table-cell>
          <table:table-cell/>
          <table:table-cell table:style-name="ce75" office:value-type="float" office:value="262.90129337" calcext:value-type="float">
            <text:p>262.90</text:p>
          </table:table-cell>
          <table:table-cell table:style-name="ce66" table:formula="of:=[$Defaults.$H$40]" office:value-type="float" office:value="409.3530001" calcext:value-type="float">
            <text:p>409.35</text:p>
          </table:table-cell>
          <table:table-cell table:style-name="ce66" table:formula="of:=[$'Defaults, 1 thread'.$H$40]" office:value-type="float" office:value="406.62009168" calcext:value-type="float">
            <text:p>406.62</text:p>
          </table:table-cell>
          <table:table-cell table:style-name="ce66" table:formula="of:=[$'Defaults, mem emphasis'.$H$40]" office:value-type="float" office:value="408.78187113" calcext:value-type="float">
            <text:p>408.78</text:p>
          </table:table-cell>
          <table:table-cell table:style-name="ce66" office:value-type="float" office:value="404.80923412" calcext:value-type="float">
            <text:p>404.81</text:p>
          </table:table-cell>
          <table:table-cell table:style-name="ce66" table:formula="of:=[$'Defaults, 1 thread, mem emphasis, warmstart'.$H$40]" office:value-type="float" office:value="406.39644807" calcext:value-type="float">
            <text:p>406.40</text:p>
          </table:table-cell>
          <table:table-cell table:style-name="ce66" office:value-type="float" office:value="396.99309454" calcext:value-type="float">
            <text:p>396.99</text:p>
          </table:table-cell>
          <table:table-cell table:style-name="ce66" office:value-type="float" office:value="406.81008813" calcext:value-type="float">
            <text:p>406.81</text:p>
          </table:table-cell>
          <table:table-cell table:number-columns-repeated="2"/>
          <table:table-cell table:style-name="ce68" table:formula="of:=IF([.C40]=&quot;NA&quot;; &quot;NA&quot;; [.C40]&gt;=MAX([.C40:.J40]))" office:value-type="boolean" office:boolean-value="false" calcext:value-type="boolean">
            <text:p>FALSE</text:p>
          </table:table-cell>
          <table:table-cell table:style-name="ce68" table:formula="of:=IF([.D40]=&quot;NA&quot;; &quot;NA&quot;; [.D40]&gt;=MAX([.C40:.J40]))" office:value-type="boolean" office:boolean-value="true" calcext:value-type="boolean">
            <text:p>TRUE</text:p>
          </table:table-cell>
          <table:table-cell table:style-name="ce68" table:formula="of:=IF([.E40] = &quot;NA&quot;; &quot;NA&quot;; [.E40]&gt;=MAX([.C40:.J40]))" office:value-type="boolean" office:boolean-value="false" calcext:value-type="boolean">
            <text:p>FALSE</text:p>
          </table:table-cell>
          <table:table-cell table:style-name="ce68" table:formula="of:=IF([.F40] = &quot;NA&quot;; &quot;NA&quot;; [.F40]&gt;=MAX([.C40:.J40]))" office:value-type="boolean" office:boolean-value="false" calcext:value-type="boolean">
            <text:p>FALSE</text:p>
          </table:table-cell>
          <table:table-cell table:style-name="ce68" table:formula="of:=IF([.G40]=&quot;NA&quot;; &quot;NA&quot;; [.G40]&gt;=MAX([.J40:.J40]))" office:value-type="boolean" office:boolean-value="false" calcext:value-type="boolean">
            <text:p>FALSE</text:p>
          </table:table-cell>
          <table:table-cell table:style-name="ce68" table:formula="of:=IF([.H40] = &quot;NA&quot;; &quot;NA&quot;; [.H40]&gt;=MAX([.C40:.J40]))" office:value-type="boolean" office:boolean-value="false" calcext:value-type="boolean">
            <text:p>FALSE</text:p>
          </table:table-cell>
          <table:table-cell table:style-name="ce68" table:formula="of:=IF([.I40] = &quot;NA&quot;; &quot;NA&quot;; [.I40]&gt;=MAX([.C40:.J40]))" office:value-type="boolean" office:boolean-value="false" calcext:value-type="boolean">
            <text:p>FALSE</text:p>
          </table:table-cell>
          <table:table-cell table:style-name="ce68" table:formula="of:=IF([.J40] = &quot;NA&quot;; &quot;NA&quot;; [.J40]&gt;=MAX([.C40:.J4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1.7799in" svg:y="6.8051in" draw:caption-point-x="-0.2402in" draw:caption-point-y="0.5945in">
              <dc:date>2021-08-14T00:00:00</dc:date>
              <text:p text:style-name="P1"><text:span text:style-name="T1">Number of instances that the configuration provides the strongest lower bound.</text:span></text:p>
            </office:annotation>
            <text:p>SUM</text:p>
          </table:table-cell>
          <table:table-cell table:formula="of:=SUM([.N33:.N42])" office:value-type="float" office:value="1" calcext:value-type="float">
            <text:p>1</text:p>
          </table:table-cell>
          <table:table-cell table:formula="of:=SUM([.O33:.O42])" office:value-type="float" office:value="0" calcext:value-type="float">
            <text:p>0</text:p>
          </table:table-cell>
          <table:table-cell table:formula="of:=SUM([.P33:.P42])" office:value-type="float" office:value="2" calcext:value-type="float">
            <text:p>2</text:p>
          </table:table-cell>
          <table:table-cell table:formula="of:=SUM([.Q33:.Q42])" office:value-type="float" office:value="4" calcext:value-type="float">
            <text:p>4</text:p>
          </table:table-cell>
          <table:table-cell table:formula="of:=SUM([.R33:.R42])" office:value-type="float" office:value="2" calcext:value-type="float">
            <text:p>2</text:p>
          </table:table-cell>
          <table:table-cell table:formula="of:=SUM([.S33:.S42])" office:value-type="float" office:value="5" calcext:value-type="float">
            <text:p>5</text:p>
          </table:table-cell>
          <table:table-cell table:formula="of:=SUM([.T33:.T42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75_9</text:p>
          </table:table-cell>
          <table:table-cell/>
          <table:table-cell table:style-name="ce75" office:value-type="float" office:value="238.12412113" calcext:value-type="float">
            <text:p>238.12</text:p>
          </table:table-cell>
          <table:table-cell table:style-name="ce66" table:formula="of:=[$Defaults.$H$41]" office:value-type="float" office:value="385.88730369" calcext:value-type="float">
            <text:p>385.89</text:p>
          </table:table-cell>
          <table:table-cell table:style-name="ce66" table:formula="of:=[$'Defaults, 1 thread'.$H$41]" office:value-type="float" office:value="384.68968337" calcext:value-type="float">
            <text:p>384.69</text:p>
          </table:table-cell>
          <table:table-cell table:style-name="ce66" table:formula="of:=[$'Defaults, mem emphasis'.$H$41]" office:value-type="float" office:value="383.58828281" calcext:value-type="float">
            <text:p>383.59</text:p>
          </table:table-cell>
          <table:table-cell table:style-name="ce66" office:value-type="float" office:value="381.1684314" calcext:value-type="float">
            <text:p>381.17</text:p>
          </table:table-cell>
          <table:table-cell table:style-name="ce66" table:formula="of:=[$'Defaults, 1 thread, mem emphasis, warmstart'.$H$41]" office:value-type="float" office:value="384.90862551" calcext:value-type="float">
            <text:p>384.91</text:p>
          </table:table-cell>
          <table:table-cell table:style-name="ce66" office:value-type="float" office:value="387.7657459" calcext:value-type="float">
            <text:p>387.77</text:p>
          </table:table-cell>
          <table:table-cell table:style-name="ce66" office:value-type="float" office:value="387.59104434" calcext:value-type="float">
            <text:p>387.59</text:p>
          </table:table-cell>
          <table:table-cell table:number-columns-repeated="2"/>
          <table:table-cell table:style-name="ce68" table:formula="of:=IF([.C41]=&quot;NA&quot;; &quot;NA&quot;; [.C41]&gt;=MAX([.C41:.J41]))" office:value-type="boolean" office:boolean-value="false" calcext:value-type="boolean">
            <text:p>FALSE</text:p>
          </table:table-cell>
          <table:table-cell table:style-name="ce68" table:formula="of:=IF([.D41]=&quot;NA&quot;; &quot;NA&quot;; [.D41]&gt;=MAX([.C41:.J41]))" office:value-type="boolean" office:boolean-value="false" calcext:value-type="boolean">
            <text:p>FALSE</text:p>
          </table:table-cell>
          <table:table-cell table:style-name="ce68" table:formula="of:=IF([.E41] = &quot;NA&quot;; &quot;NA&quot;; [.E41]&gt;=MAX([.C41:.J41]))" office:value-type="boolean" office:boolean-value="false" calcext:value-type="boolean">
            <text:p>FALSE</text:p>
          </table:table-cell>
          <table:table-cell table:style-name="ce68" table:formula="of:=IF([.F41] = &quot;NA&quot;; &quot;NA&quot;; [.F41]&gt;=MAX([.C41:.J41]))" office:value-type="boolean" office:boolean-value="false" calcext:value-type="boolean">
            <text:p>FALSE</text:p>
          </table:table-cell>
          <table:table-cell table:style-name="ce68" table:formula="of:=IF([.G41]=&quot;NA&quot;; &quot;NA&quot;; [.G41]&gt;=MAX([.J41:.J41]))" office:value-type="boolean" office:boolean-value="false" calcext:value-type="boolean">
            <text:p>FALSE</text:p>
          </table:table-cell>
          <table:table-cell table:style-name="ce68" table:formula="of:=IF([.H41] = &quot;NA&quot;; &quot;NA&quot;; [.H41]&gt;=MAX([.C41:.J41]))" office:value-type="boolean" office:boolean-value="false" calcext:value-type="boolean">
            <text:p>FALSE</text:p>
          </table:table-cell>
          <table:table-cell table:style-name="ce68" table:formula="of:=IF([.I41] = &quot;NA&quot;; &quot;NA&quot;; [.I41]&gt;=MAX([.C41:.J41]))" office:value-type="boolean" office:boolean-value="true" calcext:value-type="boolean">
            <text:p>TRUE</text:p>
          </table:table-cell>
          <table:table-cell table:style-name="ce68" table:formula="of:=IF([.J41] = &quot;NA&quot;; &quot;NA&quot;; [.J41]&gt;=MAX([.C41:.J4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W40]*10/70" office:value-type="float" office:value="0.142857142857143" calcext:value-type="float">
            <text:p>0.1</text:p>
          </table:table-cell>
          <table:table-cell table:style-name="ce71" table:formula="of:=[.X40]*10/70" office:value-type="float" office:value="0" calcext:value-type="float">
            <text:p>0.0</text:p>
          </table:table-cell>
          <table:table-cell table:style-name="ce71" table:formula="of:=[.Y40]*10/70" office:value-type="float" office:value="0.285714285714286" calcext:value-type="float">
            <text:p>0.3</text:p>
          </table:table-cell>
          <table:table-cell table:style-name="ce71" table:formula="of:=[.Z40]*10/70" office:value-type="float" office:value="0.571428571428571" calcext:value-type="float">
            <text:p>0.6</text:p>
          </table:table-cell>
          <table:table-cell table:style-name="ce71" table:formula="of:=[.AA40]*10/70" office:value-type="float" office:value="0.285714285714286" calcext:value-type="float">
            <text:p>0.3</text:p>
          </table:table-cell>
          <table:table-cell table:style-name="ce71" table:formula="of:=[.AB40]*10/70" office:value-type="float" office:value="0.714285714285714" calcext:value-type="float">
            <text:p>0.7</text:p>
          </table:table-cell>
          <table:table-cell table:style-name="ce71" table:formula="of:=[.AC40]*10/70" office:value-type="float" office:value="0" calcext:value-type="float">
            <text:p>0.0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75_10</text:p>
          </table:table-cell>
          <table:table-cell table:style-name="ce36"/>
          <table:table-cell table:style-name="ce50" office:value-type="float" office:value="302.60843451" calcext:value-type="float">
            <text:p>302.61</text:p>
          </table:table-cell>
          <table:table-cell table:style-name="ce50" table:formula="of:=[$Defaults.$H$42]" office:value-type="float" office:value="436.7368" calcext:value-type="float">
            <text:p>436.74</text:p>
          </table:table-cell>
          <table:table-cell table:style-name="ce50" table:formula="of:=[$'Defaults, 1 thread'.$H$42]" office:value-type="float" office:value="475.5563309" calcext:value-type="float">
            <text:p>475.56</text:p>
          </table:table-cell>
          <table:table-cell table:style-name="ce50" table:formula="of:=[$'Defaults, mem emphasis'.$H$42]" office:value-type="float" office:value="472.02111751" calcext:value-type="float">
            <text:p>472.02</text:p>
          </table:table-cell>
          <table:table-cell table:style-name="ce50" office:value-type="float" office:value="476.85671548" calcext:value-type="float">
            <text:p>476.86</text:p>
          </table:table-cell>
          <table:table-cell table:style-name="ce50" table:formula="of:=[$'Defaults, 1 thread, mem emphasis, warmstart'.$H$42]" office:value-type="float" office:value="485.62593697" calcext:value-type="float">
            <text:p>485.63</text:p>
          </table:table-cell>
          <table:table-cell table:style-name="ce50" office:value-type="float" office:value="479.21811011" calcext:value-type="float">
            <text:p>479.22</text:p>
          </table:table-cell>
          <table:table-cell table:style-name="ce50" office:value-type="float" office:value="479.33939127" calcext:value-type="float">
            <text:p>479.34</text:p>
          </table:table-cell>
          <table:table-cell table:style-name="ce36" table:number-columns-repeated="2"/>
          <table:table-cell table:style-name="ce70" table:formula="of:=IF([.C42]=&quot;NA&quot;; &quot;NA&quot;; [.C42]&gt;=MAX([.C42:.J42]))" office:value-type="boolean" office:boolean-value="false" calcext:value-type="boolean">
            <text:p>FALSE</text:p>
          </table:table-cell>
          <table:table-cell table:style-name="ce70" table:formula="of:=IF([.D42]=&quot;NA&quot;; &quot;NA&quot;; [.D42]&gt;=MAX([.C42:.J42]))" office:value-type="boolean" office:boolean-value="false" calcext:value-type="boolean">
            <text:p>FALSE</text:p>
          </table:table-cell>
          <table:table-cell table:style-name="ce70" table:formula="of:=IF([.E42] = &quot;NA&quot;; &quot;NA&quot;; [.E42]&gt;=MAX([.C42:.J42]))" office:value-type="boolean" office:boolean-value="false" calcext:value-type="boolean">
            <text:p>FALSE</text:p>
          </table:table-cell>
          <table:table-cell table:style-name="ce70" table:formula="of:=IF([.F42] = &quot;NA&quot;; &quot;NA&quot;; [.F42]&gt;=MAX([.C42:.J42]))" office:value-type="boolean" office:boolean-value="false" calcext:value-type="boolean">
            <text:p>FALSE</text:p>
          </table:table-cell>
          <table:table-cell table:style-name="ce70" table:formula="of:=IF([.G42]=&quot;NA&quot;; &quot;NA&quot;; [.G42]&gt;=MAX([.J42:.J42]))" office:value-type="boolean" office:boolean-value="false" calcext:value-type="boolean">
            <text:p>FALSE</text:p>
          </table:table-cell>
          <table:table-cell table:style-name="ce70" table:formula="of:=IF([.H42] = &quot;NA&quot;; &quot;NA&quot;; [.H42]&gt;=MAX([.C42:.J42]))" office:value-type="boolean" office:boolean-value="true" calcext:value-type="boolean">
            <text:p>TRUE</text:p>
          </table:table-cell>
          <table:table-cell table:style-name="ce70" table:formula="of:=IF([.I42] = &quot;NA&quot;; &quot;NA&quot;; [.I42]&gt;=MAX([.C42:.J42]))" office:value-type="boolean" office:boolean-value="false" calcext:value-type="boolean">
            <text:p>FALSE</text:p>
          </table:table-cell>
          <table:table-cell table:style-name="ce70" table:formula="of:=IF([.J42] = &quot;NA&quot;; &quot;NA&quot;; [.J42]&gt;=MAX([.C42:.J42]))" office:value-type="boolean" office:boolean-value="false" calcext:value-type="boolean">
            <text:p>FALS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33:.D42];&quot;=NA&quot;)" office:value-type="float" office:value="0" calcext:value-type="float">
            <text:p>0</text:p>
          </table:table-cell>
          <table:table-cell table:style-name="ce72" table:formula="of:=COUNTIF([.E33:.E42];&quot;=NA&quot;)" office:value-type="float" office:value="0" calcext:value-type="float">
            <text:p>0</text:p>
          </table:table-cell>
          <table:table-cell table:style-name="ce72" table:formula="of:=COUNTIF([.F33:.F42];&quot;=NA&quot;)" office:value-type="float" office:value="0" calcext:value-type="float">
            <text:p>0</text:p>
          </table:table-cell>
          <table:table-cell table:style-name="ce72" table:formula="of:=COUNTIF([.G33:.G42];&quot;=NA&quot;)" office:value-type="float" office:value="0" calcext:value-type="float">
            <text:p>0</text:p>
          </table:table-cell>
          <table:table-cell table:style-name="ce72" table:formula="of:=COUNTIF([.H33:.H42];&quot;=NA&quot;)" office:value-type="float" office:value="0" calcext:value-type="float">
            <text:p>0</text:p>
          </table:table-cell>
          <table:table-cell table:style-name="ce72" table:formula="of:=COUNTIF([.I33:.I42];&quot;=NA&quot;)" office:value-type="float" office:value="0" calcext:value-type="float">
            <text:p>0</text:p>
          </table:table-cell>
          <table:table-cell table:style-name="ce72" table:formula="of:=COUNTIF([.J33:.J42];&quot;=NA&quot;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00_1</text:p>
          </table:table-cell>
          <table:table-cell/>
          <table:table-cell table:style-name="ce75" office:value-type="float" office:value="281.04180594" calcext:value-type="float">
            <text:p>281.04</text:p>
          </table:table-cell>
          <table:table-cell table:style-name="ce66" table:formula="of:=[$Defaults.$H$43]" office:value-type="float" office:value="398.1322" calcext:value-type="float">
            <text:p>398.13</text:p>
          </table:table-cell>
          <table:table-cell table:style-name="ce66" table:formula="of:=[$'Defaults, 1 thread'.$H$43]" office:value-type="float" office:value="430.50803815" calcext:value-type="float">
            <text:p>430.51</text:p>
          </table:table-cell>
          <table:table-cell table:style-name="ce66" table:formula="of:=[$'Defaults, mem emphasis'.$H$43]" office:value-type="float" office:value="400.53032552" calcext:value-type="float">
            <text:p>400.53</text:p>
          </table:table-cell>
          <table:table-cell table:style-name="ce66" office:value-type="float" office:value="427.73565692" calcext:value-type="float">
            <text:p>427.74</text:p>
          </table:table-cell>
          <table:table-cell table:style-name="ce66" table:formula="of:=[$'Defaults, 1 thread, mem emphasis, warmstart'.$H$43]" office:value-type="float" office:value="430.35751077" calcext:value-type="float">
            <text:p>430.36</text:p>
          </table:table-cell>
          <table:table-cell table:style-name="ce66" office:value-type="float" office:value="422.28392073" calcext:value-type="float">
            <text:p>422.28</text:p>
          </table:table-cell>
          <table:table-cell table:style-name="ce66" office:value-type="float" office:value="421.79582386" calcext:value-type="float">
            <text:p>421.80</text:p>
          </table:table-cell>
          <table:table-cell table:number-columns-repeated="2"/>
          <table:table-cell table:style-name="ce68" table:formula="of:=IF([.C43]=&quot;NA&quot;; &quot;NA&quot;; [.C43]&gt;=MAX([.C43:.J43]))" office:value-type="boolean" office:boolean-value="false" calcext:value-type="boolean">
            <text:p>FALSE</text:p>
          </table:table-cell>
          <table:table-cell table:style-name="ce68" table:formula="of:=IF([.D43]=&quot;NA&quot;; &quot;NA&quot;; [.D43]&gt;=MAX([.C43:.J43]))" office:value-type="boolean" office:boolean-value="false" calcext:value-type="boolean">
            <text:p>FALSE</text:p>
          </table:table-cell>
          <table:table-cell table:style-name="ce68" table:formula="of:=IF([.E43] = &quot;NA&quot;; &quot;NA&quot;; [.E43]&gt;=MAX([.C43:.J43]))" office:value-type="boolean" office:boolean-value="true" calcext:value-type="boolean">
            <text:p>TRUE</text:p>
          </table:table-cell>
          <table:table-cell table:style-name="ce68" table:formula="of:=IF([.F43] = &quot;NA&quot;; &quot;NA&quot;; [.F43]&gt;=MAX([.C43:.J43]))" office:value-type="boolean" office:boolean-value="false" calcext:value-type="boolean">
            <text:p>FALSE</text:p>
          </table:table-cell>
          <table:table-cell table:style-name="ce68" table:formula="of:=IF([.G43]=&quot;NA&quot;; &quot;NA&quot;; [.G43]&gt;=MAX([.J43:.J43]))" office:value-type="boolean" office:boolean-value="true" calcext:value-type="boolean">
            <text:p>TRUE</text:p>
          </table:table-cell>
          <table:table-cell table:style-name="ce68" table:formula="of:=IF([.H43] = &quot;NA&quot;; &quot;NA&quot;; [.H43]&gt;=MAX([.C43:.J43]))" office:value-type="boolean" office:boolean-value="false" calcext:value-type="boolean">
            <text:p>FALSE</text:p>
          </table:table-cell>
          <table:table-cell table:style-name="ce68" table:formula="of:=IF([.I43] = &quot;NA&quot;; &quot;NA&quot;; [.I43]&gt;=MAX([.C43:.J43]))" office:value-type="boolean" office:boolean-value="false" calcext:value-type="boolean">
            <text:p>FALSE</text:p>
          </table:table-cell>
          <table:table-cell table:style-name="ce68" table:formula="of:=IF([.J43] = &quot;NA&quot;; &quot;NA&quot;; [.J43]&gt;=MAX([.C43:.J43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_2</text:p>
          </table:table-cell>
          <table:table-cell/>
          <table:table-cell table:style-name="ce75" office:value-type="float" office:value="293.75235667" calcext:value-type="float">
            <text:p>293.75</text:p>
          </table:table-cell>
          <table:table-cell table:style-name="ce66" table:formula="of:=[$Defaults.$H$44]" office:value-type="float" office:value="444.87742099" calcext:value-type="float">
            <text:p>444.88</text:p>
          </table:table-cell>
          <table:table-cell table:style-name="ce66" table:formula="of:=[$'Defaults, 1 thread'.$H$44]" office:value-type="float" office:value="431.76427698" calcext:value-type="float">
            <text:p>431.76</text:p>
          </table:table-cell>
          <table:table-cell table:style-name="ce66" table:formula="of:=[$'Defaults, mem emphasis'.$H$44]" office:value-type="float" office:value="437.56611342" calcext:value-type="float">
            <text:p>437.57</text:p>
          </table:table-cell>
          <table:table-cell table:style-name="ce66" office:value-type="float" office:value="433.43119959" calcext:value-type="float">
            <text:p>433.43</text:p>
          </table:table-cell>
          <table:table-cell table:style-name="ce66" table:formula="of:=[$'Defaults, 1 thread, mem emphasis, warmstart'.$H$44]" office:value-type="float" office:value="431.64947534" calcext:value-type="float">
            <text:p>431.65</text:p>
          </table:table-cell>
          <table:table-cell table:style-name="ce66" office:value-type="float" office:value="427.14561414" calcext:value-type="float">
            <text:p>427.15</text:p>
          </table:table-cell>
          <table:table-cell table:style-name="ce66" office:value-type="float" office:value="423.65637658" calcext:value-type="float">
            <text:p>423.66</text:p>
          </table:table-cell>
          <table:table-cell table:number-columns-repeated="2"/>
          <table:table-cell table:style-name="ce68" table:formula="of:=IF([.C44]=&quot;NA&quot;; &quot;NA&quot;; [.C44]&gt;=MAX([.C44:.J44]))" office:value-type="boolean" office:boolean-value="false" calcext:value-type="boolean">
            <text:p>FALSE</text:p>
          </table:table-cell>
          <table:table-cell table:style-name="ce68" table:formula="of:=IF([.D44]=&quot;NA&quot;; &quot;NA&quot;; [.D44]&gt;=MAX([.C44:.J44]))" office:value-type="boolean" office:boolean-value="true" calcext:value-type="boolean">
            <text:p>TRUE</text:p>
          </table:table-cell>
          <table:table-cell table:style-name="ce68" table:formula="of:=IF([.E44] = &quot;NA&quot;; &quot;NA&quot;; [.E44]&gt;=MAX([.C44:.J44]))" office:value-type="boolean" office:boolean-value="false" calcext:value-type="boolean">
            <text:p>FALSE</text:p>
          </table:table-cell>
          <table:table-cell table:style-name="ce68" table:formula="of:=IF([.F44] = &quot;NA&quot;; &quot;NA&quot;; [.F44]&gt;=MAX([.C44:.J44]))" office:value-type="boolean" office:boolean-value="false" calcext:value-type="boolean">
            <text:p>FALSE</text:p>
          </table:table-cell>
          <table:table-cell table:style-name="ce68" table:formula="of:=IF([.G44]=&quot;NA&quot;; &quot;NA&quot;; [.G44]&gt;=MAX([.J44:.J44]))" office:value-type="boolean" office:boolean-value="true" calcext:value-type="boolean">
            <text:p>TRUE</text:p>
          </table:table-cell>
          <table:table-cell table:style-name="ce68" table:formula="of:=IF([.H44] = &quot;NA&quot;; &quot;NA&quot;; [.H44]&gt;=MAX([.C44:.J44]))" office:value-type="boolean" office:boolean-value="false" calcext:value-type="boolean">
            <text:p>FALSE</text:p>
          </table:table-cell>
          <table:table-cell table:style-name="ce68" table:formula="of:=IF([.I44] = &quot;NA&quot;; &quot;NA&quot;; [.I44]&gt;=MAX([.C44:.J44]))" office:value-type="boolean" office:boolean-value="false" calcext:value-type="boolean">
            <text:p>FALSE</text:p>
          </table:table-cell>
          <table:table-cell table:style-name="ce68" table:formula="of:=IF([.J44] = &quot;NA&quot;; &quot;NA&quot;; [.J44]&gt;=MAX([.C44:.J44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_3</text:p>
          </table:table-cell>
          <table:table-cell/>
          <table:table-cell table:style-name="ce75" office:value-type="float" office:value="292.79602418" calcext:value-type="float">
            <text:p>292.80</text:p>
          </table:table-cell>
          <table:table-cell table:style-name="ce66" table:formula="of:=[$Defaults.$H$45]" office:value-type="float" office:value="420.1226" calcext:value-type="float">
            <text:p>420.12</text:p>
          </table:table-cell>
          <table:table-cell table:style-name="ce66" table:formula="of:=[$'Defaults, 1 thread'.$H$45]" office:value-type="float" office:value="455.69131162" calcext:value-type="float">
            <text:p>455.69</text:p>
          </table:table-cell>
          <table:table-cell table:style-name="ce66" table:formula="of:=[$'Defaults, mem emphasis'.$H$45]" office:value-type="float" office:value="424.89309692" calcext:value-type="float">
            <text:p>424.89</text:p>
          </table:table-cell>
          <table:table-cell table:style-name="ce66" office:value-type="float" office:value="454.26599538" calcext:value-type="float">
            <text:p>454.27</text:p>
          </table:table-cell>
          <table:table-cell table:style-name="ce66" table:formula="of:=[$'Defaults, 1 thread, mem emphasis, warmstart'.$H$45]" office:value-type="float" office:value="451.49803135" calcext:value-type="float">
            <text:p>451.50</text:p>
          </table:table-cell>
          <table:table-cell table:style-name="ce66" office:value-type="float" office:value="448.02948337" calcext:value-type="float">
            <text:p>448.03</text:p>
          </table:table-cell>
          <table:table-cell table:style-name="ce66" office:value-type="float" office:value="445.2364858" calcext:value-type="float">
            <text:p>445.24</text:p>
          </table:table-cell>
          <table:table-cell table:number-columns-repeated="2"/>
          <table:table-cell table:style-name="ce68" table:formula="of:=IF([.C45]=&quot;NA&quot;; &quot;NA&quot;; [.C45]&gt;=MAX([.C45:.J45]))" office:value-type="boolean" office:boolean-value="false" calcext:value-type="boolean">
            <text:p>FALSE</text:p>
          </table:table-cell>
          <table:table-cell table:style-name="ce68" table:formula="of:=IF([.D45]=&quot;NA&quot;; &quot;NA&quot;; [.D45]&gt;=MAX([.C45:.J45]))" office:value-type="boolean" office:boolean-value="false" calcext:value-type="boolean">
            <text:p>FALSE</text:p>
          </table:table-cell>
          <table:table-cell table:style-name="ce68" table:formula="of:=IF([.E45] = &quot;NA&quot;; &quot;NA&quot;; [.E45]&gt;=MAX([.C45:.J45]))" office:value-type="boolean" office:boolean-value="true" calcext:value-type="boolean">
            <text:p>TRUE</text:p>
          </table:table-cell>
          <table:table-cell table:style-name="ce68" table:formula="of:=IF([.F45] = &quot;NA&quot;; &quot;NA&quot;; [.F45]&gt;=MAX([.C45:.J45]))" office:value-type="boolean" office:boolean-value="false" calcext:value-type="boolean">
            <text:p>FALSE</text:p>
          </table:table-cell>
          <table:table-cell table:style-name="ce68" table:formula="of:=IF([.G45]=&quot;NA&quot;; &quot;NA&quot;; [.G45]&gt;=MAX([.J45:.J45]))" office:value-type="boolean" office:boolean-value="true" calcext:value-type="boolean">
            <text:p>TRUE</text:p>
          </table:table-cell>
          <table:table-cell table:style-name="ce68" table:formula="of:=IF([.H45] = &quot;NA&quot;; &quot;NA&quot;; [.H45]&gt;=MAX([.C45:.J45]))" office:value-type="boolean" office:boolean-value="false" calcext:value-type="boolean">
            <text:p>FALSE</text:p>
          </table:table-cell>
          <table:table-cell table:style-name="ce68" table:formula="of:=IF([.I45] = &quot;NA&quot;; &quot;NA&quot;; [.I45]&gt;=MAX([.C45:.J45]))" office:value-type="boolean" office:boolean-value="false" calcext:value-type="boolean">
            <text:p>FALSE</text:p>
          </table:table-cell>
          <table:table-cell table:style-name="ce68" table:formula="of:=IF([.J45] = &quot;NA&quot;; &quot;NA&quot;; [.J45]&gt;=MAX([.C45:.J45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_4</text:p>
          </table:table-cell>
          <table:table-cell/>
          <table:table-cell table:style-name="ce75" office:value-type="float" office:value="256.19476" calcext:value-type="float">
            <text:p>256.19</text:p>
          </table:table-cell>
          <table:table-cell table:style-name="ce66" table:formula="of:=[$Defaults.$H$46]" office:value-type="float" office:value="378.97335311" calcext:value-type="float">
            <text:p>378.97</text:p>
          </table:table-cell>
          <table:table-cell table:style-name="ce66" table:formula="of:=[$'Defaults, 1 thread'.$H$46]" office:value-type="float" office:value="410.30734195" calcext:value-type="float">
            <text:p>410.31</text:p>
          </table:table-cell>
          <table:table-cell table:style-name="ce66" table:formula="of:=[$'Defaults, mem emphasis'.$H$46]" office:value-type="float" office:value="379.75568977" calcext:value-type="float">
            <text:p>379.76</text:p>
          </table:table-cell>
          <table:table-cell table:style-name="ce66" office:value-type="float" office:value="412.08299833" calcext:value-type="float">
            <text:p>412.08</text:p>
          </table:table-cell>
          <table:table-cell table:style-name="ce66" table:formula="of:=[$'Defaults, 1 thread, mem emphasis, warmstart'.$H$46]" office:value-type="float" office:value="404.06544447" calcext:value-type="float">
            <text:p>404.07</text:p>
          </table:table-cell>
          <table:table-cell table:style-name="ce66" office:value-type="float" office:value="398.23572371" calcext:value-type="float">
            <text:p>398.24</text:p>
          </table:table-cell>
          <table:table-cell table:style-name="ce66" office:value-type="float" office:value="398.48818472" calcext:value-type="float">
            <text:p>398.49</text:p>
          </table:table-cell>
          <table:table-cell table:number-columns-repeated="2"/>
          <table:table-cell table:style-name="ce68" table:formula="of:=IF([.C46]=&quot;NA&quot;; &quot;NA&quot;; [.C46]&gt;=MAX([.C46:.J46]))" office:value-type="boolean" office:boolean-value="false" calcext:value-type="boolean">
            <text:p>FALSE</text:p>
          </table:table-cell>
          <table:table-cell table:style-name="ce68" table:formula="of:=IF([.D46]=&quot;NA&quot;; &quot;NA&quot;; [.D46]&gt;=MAX([.C46:.J46]))" office:value-type="boolean" office:boolean-value="false" calcext:value-type="boolean">
            <text:p>FALSE</text:p>
          </table:table-cell>
          <table:table-cell table:style-name="ce68" table:formula="of:=IF([.E46] = &quot;NA&quot;; &quot;NA&quot;; [.E46]&gt;=MAX([.C46:.J46]))" office:value-type="boolean" office:boolean-value="false" calcext:value-type="boolean">
            <text:p>FALSE</text:p>
          </table:table-cell>
          <table:table-cell table:style-name="ce68" table:formula="of:=IF([.F46] = &quot;NA&quot;; &quot;NA&quot;; [.F46]&gt;=MAX([.C46:.J46]))" office:value-type="boolean" office:boolean-value="false" calcext:value-type="boolean">
            <text:p>FALSE</text:p>
          </table:table-cell>
          <table:table-cell table:style-name="ce68" table:formula="of:=IF([.G46]=&quot;NA&quot;; &quot;NA&quot;; [.G46]&gt;=MAX([.J46:.J46]))" office:value-type="boolean" office:boolean-value="true" calcext:value-type="boolean">
            <text:p>TRUE</text:p>
          </table:table-cell>
          <table:table-cell table:style-name="ce68" table:formula="of:=IF([.H46] = &quot;NA&quot;; &quot;NA&quot;; [.H46]&gt;=MAX([.C46:.J46]))" office:value-type="boolean" office:boolean-value="false" calcext:value-type="boolean">
            <text:p>FALSE</text:p>
          </table:table-cell>
          <table:table-cell table:style-name="ce68" table:formula="of:=IF([.I46] = &quot;NA&quot;; &quot;NA&quot;; [.I46]&gt;=MAX([.C46:.J46]))" office:value-type="boolean" office:boolean-value="false" calcext:value-type="boolean">
            <text:p>FALSE</text:p>
          </table:table-cell>
          <table:table-cell table:style-name="ce68" table:formula="of:=IF([.J46] = &quot;NA&quot;; &quot;NA&quot;; [.J46]&gt;=MAX([.C46:.J46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_5</text:p>
          </table:table-cell>
          <table:table-cell/>
          <table:table-cell table:style-name="ce75" office:value-type="float" office:value="252.90417333" calcext:value-type="float">
            <text:p>252.90</text:p>
          </table:table-cell>
          <table:table-cell table:style-name="ce66" table:formula="of:=[$Defaults.$H$47]" office:value-type="float" office:value="386.18137452" calcext:value-type="float">
            <text:p>386.18</text:p>
          </table:table-cell>
          <table:table-cell table:style-name="ce66" table:formula="of:=[$'Defaults, 1 thread'.$H$47]" office:value-type="float" office:value="414.6370074" calcext:value-type="float">
            <text:p>414.64</text:p>
          </table:table-cell>
          <table:table-cell table:style-name="ce66" table:formula="of:=[$'Defaults, mem emphasis'.$H$47]" office:value-type="float" office:value="386.26478935" calcext:value-type="float">
            <text:p>386.26</text:p>
          </table:table-cell>
          <table:table-cell table:style-name="ce66" office:value-type="float" office:value="416.61639476" calcext:value-type="float">
            <text:p>416.62</text:p>
          </table:table-cell>
          <table:table-cell table:style-name="ce66" table:formula="of:=[$'Defaults, 1 thread, mem emphasis, warmstart'.$H$47]" office:value-type="float" office:value="409.2031092" calcext:value-type="float">
            <text:p>409.20</text:p>
          </table:table-cell>
          <table:table-cell table:style-name="ce66" office:value-type="float" office:value="405.60824977" calcext:value-type="float">
            <text:p>405.61</text:p>
          </table:table-cell>
          <table:table-cell table:style-name="ce66" office:value-type="float" office:value="403.59097556" calcext:value-type="float">
            <text:p>403.59</text:p>
          </table:table-cell>
          <table:table-cell table:number-columns-repeated="2"/>
          <table:table-cell table:style-name="ce68" table:formula="of:=IF([.C47]=&quot;NA&quot;; &quot;NA&quot;; [.C47]&gt;=MAX([.C47:.J47]))" office:value-type="boolean" office:boolean-value="false" calcext:value-type="boolean">
            <text:p>FALSE</text:p>
          </table:table-cell>
          <table:table-cell table:style-name="ce68" table:formula="of:=IF([.D47]=&quot;NA&quot;; &quot;NA&quot;; [.D47]&gt;=MAX([.C47:.J47]))" office:value-type="boolean" office:boolean-value="false" calcext:value-type="boolean">
            <text:p>FALSE</text:p>
          </table:table-cell>
          <table:table-cell table:style-name="ce68" table:formula="of:=IF([.E47] = &quot;NA&quot;; &quot;NA&quot;; [.E47]&gt;=MAX([.C47:.J47]))" office:value-type="boolean" office:boolean-value="false" calcext:value-type="boolean">
            <text:p>FALSE</text:p>
          </table:table-cell>
          <table:table-cell table:style-name="ce68" table:formula="of:=IF([.F47] = &quot;NA&quot;; &quot;NA&quot;; [.F47]&gt;=MAX([.C47:.J47]))" office:value-type="boolean" office:boolean-value="false" calcext:value-type="boolean">
            <text:p>FALSE</text:p>
          </table:table-cell>
          <table:table-cell table:style-name="ce68" table:formula="of:=IF([.G47]=&quot;NA&quot;; &quot;NA&quot;; [.G47]&gt;=MAX([.J47:.J47]))" office:value-type="boolean" office:boolean-value="true" calcext:value-type="boolean">
            <text:p>TRUE</text:p>
          </table:table-cell>
          <table:table-cell table:style-name="ce68" table:formula="of:=IF([.H47] = &quot;NA&quot;; &quot;NA&quot;; [.H47]&gt;=MAX([.C47:.J47]))" office:value-type="boolean" office:boolean-value="false" calcext:value-type="boolean">
            <text:p>FALSE</text:p>
          </table:table-cell>
          <table:table-cell table:style-name="ce68" table:formula="of:=IF([.I47] = &quot;NA&quot;; &quot;NA&quot;; [.I47]&gt;=MAX([.C47:.J47]))" office:value-type="boolean" office:boolean-value="false" calcext:value-type="boolean">
            <text:p>FALSE</text:p>
          </table:table-cell>
          <table:table-cell table:style-name="ce68" table:formula="of:=IF([.J47] = &quot;NA&quot;; &quot;NA&quot;; [.J47]&gt;=MAX([.C47:.J47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_6</text:p>
          </table:table-cell>
          <table:table-cell/>
          <table:table-cell table:style-name="ce75" office:value-type="float" office:value="254.17983" calcext:value-type="float">
            <text:p>254.18</text:p>
          </table:table-cell>
          <table:table-cell table:style-name="ce66" table:formula="of:=[$Defaults.$H$48]" office:value-type="float" office:value="409.57029562" calcext:value-type="float">
            <text:p>409.57</text:p>
          </table:table-cell>
          <table:table-cell table:style-name="ce66" table:formula="of:=[$'Defaults, 1 thread'.$H$48]" office:value-type="float" office:value="412.89746998" calcext:value-type="float">
            <text:p>412.90</text:p>
          </table:table-cell>
          <table:table-cell table:style-name="ce66" table:formula="of:=[$'Defaults, mem emphasis'.$H$48]" office:value-type="float" office:value="411.28347257" calcext:value-type="float">
            <text:p>411.28</text:p>
          </table:table-cell>
          <table:table-cell table:style-name="ce66" office:value-type="float" office:value="416.60393627" calcext:value-type="float">
            <text:p>416.60</text:p>
          </table:table-cell>
          <table:table-cell table:style-name="ce66" table:formula="of:=[$'Defaults, 1 thread, mem emphasis, warmstart'.$H$48]" office:value-type="float" office:value="415.99761569" calcext:value-type="float">
            <text:p>416.00</text:p>
          </table:table-cell>
          <table:table-cell table:style-name="ce66" office:value-type="float" office:value="407.71203246" calcext:value-type="float">
            <text:p>407.71</text:p>
          </table:table-cell>
          <table:table-cell table:style-name="ce66" office:value-type="float" office:value="404.53419517" calcext:value-type="float">
            <text:p>404.53</text:p>
          </table:table-cell>
          <table:table-cell table:number-columns-repeated="2"/>
          <table:table-cell table:style-name="ce68" table:formula="of:=IF([.C48]=&quot;NA&quot;; &quot;NA&quot;; [.C48]&gt;=MAX([.C48:.J48]))" office:value-type="boolean" office:boolean-value="false" calcext:value-type="boolean">
            <text:p>FALSE</text:p>
          </table:table-cell>
          <table:table-cell table:style-name="ce68" table:formula="of:=IF([.D48]=&quot;NA&quot;; &quot;NA&quot;; [.D48]&gt;=MAX([.C48:.J48]))" office:value-type="boolean" office:boolean-value="false" calcext:value-type="boolean">
            <text:p>FALSE</text:p>
          </table:table-cell>
          <table:table-cell table:style-name="ce68" table:formula="of:=IF([.E48] = &quot;NA&quot;; &quot;NA&quot;; [.E48]&gt;=MAX([.C48:.J48]))" office:value-type="boolean" office:boolean-value="false" calcext:value-type="boolean">
            <text:p>FALSE</text:p>
          </table:table-cell>
          <table:table-cell table:style-name="ce68" table:formula="of:=IF([.F48] = &quot;NA&quot;; &quot;NA&quot;; [.F48]&gt;=MAX([.C48:.J48]))" office:value-type="boolean" office:boolean-value="false" calcext:value-type="boolean">
            <text:p>FALSE</text:p>
          </table:table-cell>
          <table:table-cell table:style-name="ce68" table:formula="of:=IF([.G48]=&quot;NA&quot;; &quot;NA&quot;; [.G48]&gt;=MAX([.J48:.J48]))" office:value-type="boolean" office:boolean-value="true" calcext:value-type="boolean">
            <text:p>TRUE</text:p>
          </table:table-cell>
          <table:table-cell table:style-name="ce68" table:formula="of:=IF([.H48] = &quot;NA&quot;; &quot;NA&quot;; [.H48]&gt;=MAX([.C48:.J48]))" office:value-type="boolean" office:boolean-value="false" calcext:value-type="boolean">
            <text:p>FALSE</text:p>
          </table:table-cell>
          <table:table-cell table:style-name="ce68" table:formula="of:=IF([.I48] = &quot;NA&quot;; &quot;NA&quot;; [.I48]&gt;=MAX([.C48:.J48]))" office:value-type="boolean" office:boolean-value="false" calcext:value-type="boolean">
            <text:p>FALSE</text:p>
          </table:table-cell>
          <table:table-cell table:style-name="ce68" table:formula="of:=IF([.J48] = &quot;NA&quot;; &quot;NA&quot;; [.J48]&gt;=MAX([.C48:.J48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_7</text:p>
          </table:table-cell>
          <table:table-cell/>
          <table:table-cell table:style-name="ce75" office:value-type="float" office:value="266.32543667" calcext:value-type="float">
            <text:p>266.33</text:p>
          </table:table-cell>
          <table:table-cell table:style-name="ce66" table:formula="of:=[$Defaults.$H$49]" office:value-type="float" office:value="361.1581" calcext:value-type="float">
            <text:p>361.16</text:p>
          </table:table-cell>
          <table:table-cell table:style-name="ce66" table:formula="of:=[$'Defaults, 1 thread'.$H$49]" office:value-type="float" office:value="392.95821134" calcext:value-type="float">
            <text:p>392.96</text:p>
          </table:table-cell>
          <table:table-cell table:style-name="ce66" table:formula="of:=[$'Defaults, mem emphasis'.$H$49]" office:value-type="float" office:value="362.73407262" calcext:value-type="float">
            <text:p>362.73</text:p>
          </table:table-cell>
          <table:table-cell table:style-name="ce66" office:value-type="float" office:value="388.70637163" calcext:value-type="float">
            <text:p>388.71</text:p>
          </table:table-cell>
          <table:table-cell table:style-name="ce66" table:formula="of:=[$'Defaults, 1 thread, mem emphasis, warmstart'.$H$49]" office:value-type="float" office:value="389.56839946" calcext:value-type="float">
            <text:p>389.57</text:p>
          </table:table-cell>
          <table:table-cell table:style-name="ce66" office:value-type="float" office:value="387.31288908" calcext:value-type="float">
            <text:p>387.31</text:p>
          </table:table-cell>
          <table:table-cell table:style-name="ce66" office:value-type="float" office:value="384.69934669" calcext:value-type="float">
            <text:p>384.70</text:p>
          </table:table-cell>
          <table:table-cell table:number-columns-repeated="2"/>
          <table:table-cell table:style-name="ce68" table:formula="of:=IF([.C49]=&quot;NA&quot;; &quot;NA&quot;; [.C49]&gt;=MAX([.C49:.J49]))" office:value-type="boolean" office:boolean-value="false" calcext:value-type="boolean">
            <text:p>FALSE</text:p>
          </table:table-cell>
          <table:table-cell table:style-name="ce68" table:formula="of:=IF([.D49]=&quot;NA&quot;; &quot;NA&quot;; [.D49]&gt;=MAX([.C49:.J49]))" office:value-type="boolean" office:boolean-value="false" calcext:value-type="boolean">
            <text:p>FALSE</text:p>
          </table:table-cell>
          <table:table-cell table:style-name="ce68" table:formula="of:=IF([.E49] = &quot;NA&quot;; &quot;NA&quot;; [.E49]&gt;=MAX([.C49:.J49]))" office:value-type="boolean" office:boolean-value="true" calcext:value-type="boolean">
            <text:p>TRUE</text:p>
          </table:table-cell>
          <table:table-cell table:style-name="ce68" table:formula="of:=IF([.F49] = &quot;NA&quot;; &quot;NA&quot;; [.F49]&gt;=MAX([.C49:.J49]))" office:value-type="boolean" office:boolean-value="false" calcext:value-type="boolean">
            <text:p>FALSE</text:p>
          </table:table-cell>
          <table:table-cell table:style-name="ce68" table:formula="of:=IF([.G49]=&quot;NA&quot;; &quot;NA&quot;; [.G49]&gt;=MAX([.J49:.J49]))" office:value-type="boolean" office:boolean-value="true" calcext:value-type="boolean">
            <text:p>TRUE</text:p>
          </table:table-cell>
          <table:table-cell table:style-name="ce68" table:formula="of:=IF([.H49] = &quot;NA&quot;; &quot;NA&quot;; [.H49]&gt;=MAX([.C49:.J49]))" office:value-type="boolean" office:boolean-value="false" calcext:value-type="boolean">
            <text:p>FALSE</text:p>
          </table:table-cell>
          <table:table-cell table:style-name="ce68" table:formula="of:=IF([.I49] = &quot;NA&quot;; &quot;NA&quot;; [.I49]&gt;=MAX([.C49:.J49]))" office:value-type="boolean" office:boolean-value="false" calcext:value-type="boolean">
            <text:p>FALSE</text:p>
          </table:table-cell>
          <table:table-cell table:style-name="ce68" table:formula="of:=IF([.J49] = &quot;NA&quot;; &quot;NA&quot;; [.J49]&gt;=MAX([.C49:.J49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_8</text:p>
          </table:table-cell>
          <table:table-cell/>
          <table:table-cell table:style-name="ce75" office:value-type="float" office:value="279.91256752" calcext:value-type="float">
            <text:p>279.91</text:p>
          </table:table-cell>
          <table:table-cell table:style-name="ce66" table:formula="of:=[$Defaults.$H$50]" office:value-type="float" office:value="393.2753" calcext:value-type="float">
            <text:p>393.28</text:p>
          </table:table-cell>
          <table:table-cell table:style-name="ce66" table:formula="of:=[$'Defaults, 1 thread'.$H$50]" office:value-type="float" office:value="435.62344206" calcext:value-type="float">
            <text:p>435.62</text:p>
          </table:table-cell>
          <table:table-cell table:style-name="ce66" table:formula="of:=[$'Defaults, mem emphasis'.$H$50]" office:value-type="float" office:value="392.84872683" calcext:value-type="float">
            <text:p>392.85</text:p>
          </table:table-cell>
          <table:table-cell table:style-name="ce66" office:value-type="float" office:value="433.74753267" calcext:value-type="float">
            <text:p>433.75</text:p>
          </table:table-cell>
          <table:table-cell table:style-name="ce66" table:formula="of:=[$'Defaults, 1 thread, mem emphasis, warmstart'.$H$50]" office:value-type="float" office:value="433.89393981" calcext:value-type="float">
            <text:p>433.89</text:p>
          </table:table-cell>
          <table:table-cell table:style-name="ce66" office:value-type="float" office:value="426.93284639" calcext:value-type="float">
            <text:p>426.93</text:p>
          </table:table-cell>
          <table:table-cell table:style-name="ce66" office:value-type="float" office:value="425.85135861" calcext:value-type="float">
            <text:p>425.85</text:p>
          </table:table-cell>
          <table:table-cell table:number-columns-repeated="2"/>
          <table:table-cell table:style-name="ce68" table:formula="of:=IF([.C50]=&quot;NA&quot;; &quot;NA&quot;; [.C50]&gt;=MAX([.C50:.J50]))" office:value-type="boolean" office:boolean-value="false" calcext:value-type="boolean">
            <text:p>FALSE</text:p>
          </table:table-cell>
          <table:table-cell table:style-name="ce68" table:formula="of:=IF([.D50]=&quot;NA&quot;; &quot;NA&quot;; [.D50]&gt;=MAX([.C50:.J50]))" office:value-type="boolean" office:boolean-value="false" calcext:value-type="boolean">
            <text:p>FALSE</text:p>
          </table:table-cell>
          <table:table-cell table:style-name="ce68" table:formula="of:=IF([.E50] = &quot;NA&quot;; &quot;NA&quot;; [.E50]&gt;=MAX([.C50:.J50]))" office:value-type="boolean" office:boolean-value="true" calcext:value-type="boolean">
            <text:p>TRUE</text:p>
          </table:table-cell>
          <table:table-cell table:style-name="ce68" table:formula="of:=IF([.F50] = &quot;NA&quot;; &quot;NA&quot;; [.F50]&gt;=MAX([.C50:.J50]))" office:value-type="boolean" office:boolean-value="false" calcext:value-type="boolean">
            <text:p>FALSE</text:p>
          </table:table-cell>
          <table:table-cell table:style-name="ce68" table:formula="of:=IF([.G50]=&quot;NA&quot;; &quot;NA&quot;; [.G50]&gt;=MAX([.J50:.J50]))" office:value-type="boolean" office:boolean-value="true" calcext:value-type="boolean">
            <text:p>TRUE</text:p>
          </table:table-cell>
          <table:table-cell table:style-name="ce68" table:formula="of:=IF([.H50] = &quot;NA&quot;; &quot;NA&quot;; [.H50]&gt;=MAX([.C50:.J50]))" office:value-type="boolean" office:boolean-value="false" calcext:value-type="boolean">
            <text:p>FALSE</text:p>
          </table:table-cell>
          <table:table-cell table:style-name="ce68" table:formula="of:=IF([.I50] = &quot;NA&quot;; &quot;NA&quot;; [.I50]&gt;=MAX([.C50:.J50]))" office:value-type="boolean" office:boolean-value="false" calcext:value-type="boolean">
            <text:p>FALSE</text:p>
          </table:table-cell>
          <table:table-cell table:style-name="ce68" table:formula="of:=IF([.J50] = &quot;NA&quot;; &quot;NA&quot;; [.J50]&gt;=MAX([.C50:.J5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1.7799in" svg:y="8.5827in" draw:caption-point-x="-0.2402in" draw:caption-point-y="0.5945in">
              <dc:date>2021-08-14T00:00:00</dc:date>
              <text:p text:style-name="P1"><text:span text:style-name="T1">Number of instances that the configuration provides the strongest lower bound.</text:span></text:p>
            </office:annotation>
            <text:p>SUM</text:p>
          </table:table-cell>
          <table:table-cell table:formula="of:=SUM([.N43:.N52])" office:value-type="float" office:value="1" calcext:value-type="float">
            <text:p>1</text:p>
          </table:table-cell>
          <table:table-cell table:formula="of:=SUM([.O43:.O52])" office:value-type="float" office:value="5" calcext:value-type="float">
            <text:p>5</text:p>
          </table:table-cell>
          <table:table-cell table:formula="of:=SUM([.P43:.P52])" office:value-type="float" office:value="0" calcext:value-type="float">
            <text:p>0</text:p>
          </table:table-cell>
          <table:table-cell table:formula="of:=SUM([.Q43:.Q52])" office:value-type="float" office:value="10" calcext:value-type="float">
            <text:p>10</text:p>
          </table:table-cell>
          <table:table-cell table:formula="of:=SUM([.R43:.R52])" office:value-type="float" office:value="0" calcext:value-type="float">
            <text:p>0</text:p>
          </table:table-cell>
          <table:table-cell table:formula="of:=SUM([.S43:.S52])" office:value-type="float" office:value="0" calcext:value-type="float">
            <text:p>0</text:p>
          </table:table-cell>
          <table:table-cell table:formula="of:=SUM([.T43:.T52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00_9</text:p>
          </table:table-cell>
          <table:table-cell/>
          <table:table-cell table:style-name="ce75" office:value-type="float" office:value="270.74939333" calcext:value-type="float">
            <text:p>270.75</text:p>
          </table:table-cell>
          <table:table-cell table:style-name="ce66" table:formula="of:=[$Defaults.$H$51]" office:value-type="float" office:value="411.8779" calcext:value-type="float">
            <text:p>411.88</text:p>
          </table:table-cell>
          <table:table-cell table:style-name="ce66" table:formula="of:=[$'Defaults, 1 thread'.$H$51]" office:value-type="float" office:value="445.60075822" calcext:value-type="float">
            <text:p>445.60</text:p>
          </table:table-cell>
          <table:table-cell table:style-name="ce66" table:formula="of:=[$'Defaults, mem emphasis'.$H$51]" office:value-type="float" office:value="411.62977122" calcext:value-type="float">
            <text:p>411.63</text:p>
          </table:table-cell>
          <table:table-cell table:style-name="ce66" office:value-type="float" office:value="446.48781101" calcext:value-type="float">
            <text:p>446.49</text:p>
          </table:table-cell>
          <table:table-cell table:style-name="ce66" table:formula="of:=[$'Defaults, 1 thread, mem emphasis, warmstart'.$H$51]" office:value-type="float" office:value="439.24805314" calcext:value-type="float">
            <text:p>439.25</text:p>
          </table:table-cell>
          <table:table-cell table:style-name="ce66" office:value-type="float" office:value="433.39951662" calcext:value-type="float">
            <text:p>433.40</text:p>
          </table:table-cell>
          <table:table-cell table:style-name="ce66" office:value-type="float" office:value="431.21634561" calcext:value-type="float">
            <text:p>431.22</text:p>
          </table:table-cell>
          <table:table-cell table:number-columns-repeated="2"/>
          <table:table-cell table:style-name="ce68" table:formula="of:=IF([.C51]=&quot;NA&quot;; &quot;NA&quot;; [.C51]&gt;=MAX([.C51:.J51]))" office:value-type="boolean" office:boolean-value="false" calcext:value-type="boolean">
            <text:p>FALSE</text:p>
          </table:table-cell>
          <table:table-cell table:style-name="ce68" table:formula="of:=IF([.D51]=&quot;NA&quot;; &quot;NA&quot;; [.D51]&gt;=MAX([.C51:.J51]))" office:value-type="boolean" office:boolean-value="false" calcext:value-type="boolean">
            <text:p>FALSE</text:p>
          </table:table-cell>
          <table:table-cell table:style-name="ce68" table:formula="of:=IF([.E51] = &quot;NA&quot;; &quot;NA&quot;; [.E51]&gt;=MAX([.C51:.J51]))" office:value-type="boolean" office:boolean-value="false" calcext:value-type="boolean">
            <text:p>FALSE</text:p>
          </table:table-cell>
          <table:table-cell table:style-name="ce68" table:formula="of:=IF([.F51] = &quot;NA&quot;; &quot;NA&quot;; [.F51]&gt;=MAX([.C51:.J51]))" office:value-type="boolean" office:boolean-value="false" calcext:value-type="boolean">
            <text:p>FALSE</text:p>
          </table:table-cell>
          <table:table-cell table:style-name="ce68" table:formula="of:=IF([.G51]=&quot;NA&quot;; &quot;NA&quot;; [.G51]&gt;=MAX([.J51:.J51]))" office:value-type="boolean" office:boolean-value="true" calcext:value-type="boolean">
            <text:p>TRUE</text:p>
          </table:table-cell>
          <table:table-cell table:style-name="ce68" table:formula="of:=IF([.H51] = &quot;NA&quot;; &quot;NA&quot;; [.H51]&gt;=MAX([.C51:.J51]))" office:value-type="boolean" office:boolean-value="false" calcext:value-type="boolean">
            <text:p>FALSE</text:p>
          </table:table-cell>
          <table:table-cell table:style-name="ce68" table:formula="of:=IF([.I51] = &quot;NA&quot;; &quot;NA&quot;; [.I51]&gt;=MAX([.C51:.J51]))" office:value-type="boolean" office:boolean-value="false" calcext:value-type="boolean">
            <text:p>FALSE</text:p>
          </table:table-cell>
          <table:table-cell table:style-name="ce68" table:formula="of:=IF([.J51] = &quot;NA&quot;; &quot;NA&quot;; [.J51]&gt;=MAX([.C51:.J5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W50]*10/70" office:value-type="float" office:value="0.142857142857143" calcext:value-type="float">
            <text:p>0.1</text:p>
          </table:table-cell>
          <table:table-cell table:style-name="ce71" table:formula="of:=[.X50]*10/70" office:value-type="float" office:value="0.714285714285714" calcext:value-type="float">
            <text:p>0.7</text:p>
          </table:table-cell>
          <table:table-cell table:style-name="ce71" table:formula="of:=[.Y50]*10/70" office:value-type="float" office:value="0" calcext:value-type="float">
            <text:p>0.0</text:p>
          </table:table-cell>
          <table:table-cell table:style-name="ce71" table:formula="of:=[.Z50]*10/70" office:value-type="float" office:value="1.42857142857143" calcext:value-type="float">
            <text:p>1.4</text:p>
          </table:table-cell>
          <table:table-cell table:style-name="ce71" table:formula="of:=[.AA50]*10/70" office:value-type="float" office:value="0" calcext:value-type="float">
            <text:p>0.0</text:p>
          </table:table-cell>
          <table:table-cell table:style-name="ce71" table:formula="of:=[.AB50]*10/70" office:value-type="float" office:value="0" calcext:value-type="float">
            <text:p>0.0</text:p>
          </table:table-cell>
          <table:table-cell table:style-name="ce71" table:formula="of:=[.AC50]*10/70" office:value-type="float" office:value="0" calcext:value-type="float">
            <text:p>0.0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100_10</text:p>
          </table:table-cell>
          <table:table-cell table:style-name="ce36"/>
          <table:table-cell table:style-name="ce50" office:value-type="float" office:value="252.32628401" calcext:value-type="float">
            <text:p>252.33</text:p>
          </table:table-cell>
          <table:table-cell table:style-name="ce50" table:formula="of:=[$Defaults.$H$52]" office:value-type="float" office:value="416.79687017" calcext:value-type="float">
            <text:p>416.80</text:p>
          </table:table-cell>
          <table:table-cell table:style-name="ce50" table:formula="of:=[$'Defaults, 1 thread'.$H$52]" office:value-type="float" office:value="455.31322127" calcext:value-type="float">
            <text:p>455.31</text:p>
          </table:table-cell>
          <table:table-cell table:style-name="ce50" table:formula="of:=[$'Defaults, mem emphasis'.$H$52]" office:value-type="float" office:value="414.07319173" calcext:value-type="float">
            <text:p>414.07</text:p>
          </table:table-cell>
          <table:table-cell table:style-name="ce50" office:value-type="float" office:value="455.06574656" calcext:value-type="float">
            <text:p>455.07</text:p>
          </table:table-cell>
          <table:table-cell table:style-name="ce50" table:formula="of:=[$'Defaults, 1 thread, mem emphasis, warmstart'.$H$52]" office:value-type="float" office:value="450.0028585" calcext:value-type="float">
            <text:p>450.00</text:p>
          </table:table-cell>
          <table:table-cell table:style-name="ce50" office:value-type="float" office:value="443.12421588" calcext:value-type="float">
            <text:p>443.12</text:p>
          </table:table-cell>
          <table:table-cell table:style-name="ce50" office:value-type="float" office:value="441.7899013" calcext:value-type="float">
            <text:p>441.79</text:p>
          </table:table-cell>
          <table:table-cell table:style-name="ce36" table:number-columns-repeated="2"/>
          <table:table-cell table:style-name="ce70" table:formula="of:=IF([.C52]=&quot;NA&quot;; &quot;NA&quot;; [.C52]&gt;=MAX([.C52:.J52]))" office:value-type="boolean" office:boolean-value="false" calcext:value-type="boolean">
            <text:p>FALSE</text:p>
          </table:table-cell>
          <table:table-cell table:style-name="ce70" table:formula="of:=IF([.D52]=&quot;NA&quot;; &quot;NA&quot;; [.D52]&gt;=MAX([.C52:.J52]))" office:value-type="boolean" office:boolean-value="false" calcext:value-type="boolean">
            <text:p>FALSE</text:p>
          </table:table-cell>
          <table:table-cell table:style-name="ce70" table:formula="of:=IF([.E52] = &quot;NA&quot;; &quot;NA&quot;; [.E52]&gt;=MAX([.C52:.J52]))" office:value-type="boolean" office:boolean-value="true" calcext:value-type="boolean">
            <text:p>TRUE</text:p>
          </table:table-cell>
          <table:table-cell table:style-name="ce70" table:formula="of:=IF([.F52] = &quot;NA&quot;; &quot;NA&quot;; [.F52]&gt;=MAX([.C52:.J52]))" office:value-type="boolean" office:boolean-value="false" calcext:value-type="boolean">
            <text:p>FALSE</text:p>
          </table:table-cell>
          <table:table-cell table:style-name="ce70" table:formula="of:=IF([.G52]=&quot;NA&quot;; &quot;NA&quot;; [.G52]&gt;=MAX([.J52:.J52]))" office:value-type="boolean" office:boolean-value="true" calcext:value-type="boolean">
            <text:p>TRUE</text:p>
          </table:table-cell>
          <table:table-cell table:style-name="ce70" table:formula="of:=IF([.H52] = &quot;NA&quot;; &quot;NA&quot;; [.H52]&gt;=MAX([.C52:.J52]))" office:value-type="boolean" office:boolean-value="false" calcext:value-type="boolean">
            <text:p>FALSE</text:p>
          </table:table-cell>
          <table:table-cell table:style-name="ce70" table:formula="of:=IF([.I52] = &quot;NA&quot;; &quot;NA&quot;; [.I52]&gt;=MAX([.C52:.J52]))" office:value-type="boolean" office:boolean-value="false" calcext:value-type="boolean">
            <text:p>FALSE</text:p>
          </table:table-cell>
          <table:table-cell table:style-name="ce70" table:formula="of:=IF([.J52] = &quot;NA&quot;; &quot;NA&quot;; [.J52]&gt;=MAX([.C52:.J52]))" office:value-type="boolean" office:boolean-value="false" calcext:value-type="boolean">
            <text:p>FALS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43:.D52];&quot;=NA&quot;)" office:value-type="float" office:value="0" calcext:value-type="float">
            <text:p>0</text:p>
          </table:table-cell>
          <table:table-cell table:style-name="ce72" table:formula="of:=COUNTIF([.E43:.E52];&quot;=NA&quot;)" office:value-type="float" office:value="0" calcext:value-type="float">
            <text:p>0</text:p>
          </table:table-cell>
          <table:table-cell table:style-name="ce72" table:formula="of:=COUNTIF([.F43:.F52];&quot;=NA&quot;)" office:value-type="float" office:value="0" calcext:value-type="float">
            <text:p>0</text:p>
          </table:table-cell>
          <table:table-cell table:style-name="ce72" table:formula="of:=COUNTIF([.G43:.G52];&quot;=NA&quot;)" office:value-type="float" office:value="0" calcext:value-type="float">
            <text:p>0</text:p>
          </table:table-cell>
          <table:table-cell table:style-name="ce72" table:formula="of:=COUNTIF([.H43:.H52];&quot;=NA&quot;)" office:value-type="float" office:value="0" calcext:value-type="float">
            <text:p>0</text:p>
          </table:table-cell>
          <table:table-cell table:style-name="ce72" table:formula="of:=COUNTIF([.I43:.I52];&quot;=NA&quot;)" office:value-type="float" office:value="0" calcext:value-type="float">
            <text:p>0</text:p>
          </table:table-cell>
          <table:table-cell table:style-name="ce72" table:formula="of:=COUNTIF([.J43:.J52];&quot;=NA&quot;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0_1</text:p>
          </table:table-cell>
          <table:table-cell/>
          <table:table-cell table:style-name="ce75" office:value-type="float" office:value="377.80537" calcext:value-type="float">
            <text:p>377.81</text:p>
          </table:table-cell>
          <table:table-cell table:style-name="ce66" table:formula="of:=[$Defaults.$H$53]" office:value-type="float" office:value="519.579" calcext:value-type="float">
            <text:p>519.58</text:p>
          </table:table-cell>
          <table:table-cell table:style-name="ce66" table:formula="of:=[$'Defaults, 1 thread'.$H$53]" office:value-type="float" office:value="546.64395318" calcext:value-type="float">
            <text:p>546.64</text:p>
          </table:table-cell>
          <table:table-cell table:style-name="ce66" table:formula="of:=[$'Defaults, mem emphasis'.$H$53]" office:value-type="float" office:value="518.9027" calcext:value-type="float">
            <text:p>518.90</text:p>
          </table:table-cell>
          <table:table-cell table:style-name="ce66" office:value-type="float" office:value="547.88057859" calcext:value-type="float">
            <text:p>547.88</text:p>
          </table:table-cell>
          <table:table-cell table:style-name="ce66" table:formula="of:=[$'Defaults, 1 thread, mem emphasis, warmstart'.$H$53]" office:value-type="float" office:value="548.87817302" calcext:value-type="float">
            <text:p>548.88</text:p>
          </table:table-cell>
          <table:table-cell table:style-name="ce66" office:value-type="float" office:value="547.40838967" calcext:value-type="float">
            <text:p>547.41</text:p>
          </table:table-cell>
          <table:table-cell table:style-name="ce66" office:value-type="float" office:value="546.73750853" calcext:value-type="float">
            <text:p>546.74</text:p>
          </table:table-cell>
          <table:table-cell table:number-columns-repeated="2"/>
          <table:table-cell table:style-name="ce68" table:formula="of:=IF([.C53]=&quot;NA&quot;; &quot;NA&quot;; [.C53]&gt;=MAX([.C53:.J53]))" office:value-type="boolean" office:boolean-value="false" calcext:value-type="boolean">
            <text:p>FALSE</text:p>
          </table:table-cell>
          <table:table-cell table:style-name="ce68" table:formula="of:=IF([.D53]=&quot;NA&quot;; &quot;NA&quot;; [.D53]&gt;=MAX([.C53:.J53]))" office:value-type="boolean" office:boolean-value="false" calcext:value-type="boolean">
            <text:p>FALSE</text:p>
          </table:table-cell>
          <table:table-cell table:style-name="ce68" table:formula="of:=IF([.E53] = &quot;NA&quot;; &quot;NA&quot;; [.E53]&gt;=MAX([.C53:.J53]))" office:value-type="boolean" office:boolean-value="false" calcext:value-type="boolean">
            <text:p>FALSE</text:p>
          </table:table-cell>
          <table:table-cell table:style-name="ce68" table:formula="of:=IF([.F53] = &quot;NA&quot;; &quot;NA&quot;; [.F53]&gt;=MAX([.C53:.J53]))" office:value-type="boolean" office:boolean-value="false" calcext:value-type="boolean">
            <text:p>FALSE</text:p>
          </table:table-cell>
          <table:table-cell table:style-name="ce68" table:formula="of:=IF([.G53]=&quot;NA&quot;; &quot;NA&quot;; [.G53]&gt;=MAX([.J53:.J53]))" office:value-type="boolean" office:boolean-value="true" calcext:value-type="boolean">
            <text:p>TRUE</text:p>
          </table:table-cell>
          <table:table-cell table:style-name="ce68" table:formula="of:=IF([.H53] = &quot;NA&quot;; &quot;NA&quot;; [.H53]&gt;=MAX([.C53:.J53]))" office:value-type="boolean" office:boolean-value="true" calcext:value-type="boolean">
            <text:p>TRUE</text:p>
          </table:table-cell>
          <table:table-cell table:style-name="ce68" table:formula="of:=IF([.I53] = &quot;NA&quot;; &quot;NA&quot;; [.I53]&gt;=MAX([.C53:.J53]))" office:value-type="boolean" office:boolean-value="false" calcext:value-type="boolean">
            <text:p>FALSE</text:p>
          </table:table-cell>
          <table:table-cell table:style-name="ce68" table:formula="of:=IF([.J53] = &quot;NA&quot;; &quot;NA&quot;; [.J53]&gt;=MAX([.C53:.J53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0_2</text:p>
          </table:table-cell>
          <table:table-cell/>
          <table:table-cell table:style-name="ce75" office:value-type="float" office:value="374.62401667" calcext:value-type="float">
            <text:p>374.62</text:p>
          </table:table-cell>
          <table:table-cell table:style-name="ce66" table:formula="of:=[$Defaults.$H$54]" office:value-type="float" office:value="515.5223" calcext:value-type="float">
            <text:p>515.52</text:p>
          </table:table-cell>
          <table:table-cell table:style-name="ce66" table:formula="of:=[$'Defaults, 1 thread'.$H$54]" office:value-type="float" office:value="539.14098916" calcext:value-type="float">
            <text:p>539.14</text:p>
          </table:table-cell>
          <table:table-cell table:style-name="ce66" table:formula="of:=[$'Defaults, mem emphasis'.$H$54]" office:value-type="float" office:value="517.5155" calcext:value-type="float">
            <text:p>517.52</text:p>
          </table:table-cell>
          <table:table-cell table:style-name="ce66" office:value-type="float" office:value="541.82417464" calcext:value-type="float">
            <text:p>541.82</text:p>
          </table:table-cell>
          <table:table-cell table:style-name="ce66" table:formula="of:=[$'Defaults, 1 thread, mem emphasis, warmstart'.$H$54]" office:value-type="float" office:value="543.31729732" calcext:value-type="float">
            <text:p>543.32</text:p>
          </table:table-cell>
          <table:table-cell table:style-name="ce66" office:value-type="float" office:value="536.97258522" calcext:value-type="float">
            <text:p>536.97</text:p>
          </table:table-cell>
          <table:table-cell table:style-name="ce66" office:value-type="float" office:value="534.99328261" calcext:value-type="float">
            <text:p>534.99</text:p>
          </table:table-cell>
          <table:table-cell table:number-columns-repeated="2"/>
          <table:table-cell table:style-name="ce68" table:formula="of:=IF([.C54]=&quot;NA&quot;; &quot;NA&quot;; [.C54]&gt;=MAX([.C54:.J54]))" office:value-type="boolean" office:boolean-value="false" calcext:value-type="boolean">
            <text:p>FALSE</text:p>
          </table:table-cell>
          <table:table-cell table:style-name="ce68" table:formula="of:=IF([.D54]=&quot;NA&quot;; &quot;NA&quot;; [.D54]&gt;=MAX([.C54:.J54]))" office:value-type="boolean" office:boolean-value="false" calcext:value-type="boolean">
            <text:p>FALSE</text:p>
          </table:table-cell>
          <table:table-cell table:style-name="ce68" table:formula="of:=IF([.E54] = &quot;NA&quot;; &quot;NA&quot;; [.E54]&gt;=MAX([.C54:.J54]))" office:value-type="boolean" office:boolean-value="false" calcext:value-type="boolean">
            <text:p>FALSE</text:p>
          </table:table-cell>
          <table:table-cell table:style-name="ce68" table:formula="of:=IF([.F54] = &quot;NA&quot;; &quot;NA&quot;; [.F54]&gt;=MAX([.C54:.J54]))" office:value-type="boolean" office:boolean-value="false" calcext:value-type="boolean">
            <text:p>FALSE</text:p>
          </table:table-cell>
          <table:table-cell table:style-name="ce68" table:formula="of:=IF([.G54]=&quot;NA&quot;; &quot;NA&quot;; [.G54]&gt;=MAX([.J54:.J54]))" office:value-type="boolean" office:boolean-value="true" calcext:value-type="boolean">
            <text:p>TRUE</text:p>
          </table:table-cell>
          <table:table-cell table:style-name="ce68" table:formula="of:=IF([.H54] = &quot;NA&quot;; &quot;NA&quot;; [.H54]&gt;=MAX([.C54:.J54]))" office:value-type="boolean" office:boolean-value="true" calcext:value-type="boolean">
            <text:p>TRUE</text:p>
          </table:table-cell>
          <table:table-cell table:style-name="ce68" table:formula="of:=IF([.I54] = &quot;NA&quot;; &quot;NA&quot;; [.I54]&gt;=MAX([.C54:.J54]))" office:value-type="boolean" office:boolean-value="false" calcext:value-type="boolean">
            <text:p>FALSE</text:p>
          </table:table-cell>
          <table:table-cell table:style-name="ce68" table:formula="of:=IF([.J54] = &quot;NA&quot;; &quot;NA&quot;; [.J54]&gt;=MAX([.C54:.J54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0_3</text:p>
          </table:table-cell>
          <table:table-cell/>
          <table:table-cell table:style-name="ce75" office:value-type="float" office:value="366.37932333" calcext:value-type="float">
            <text:p>366.38</text:p>
          </table:table-cell>
          <table:table-cell table:style-name="ce66" table:formula="of:=[$Defaults.$H$55]" office:value-type="float" office:value="513.6436" calcext:value-type="float">
            <text:p>513.64</text:p>
          </table:table-cell>
          <table:table-cell table:style-name="ce66" table:formula="of:=[$'Defaults, 1 thread'.$H$55]" office:value-type="float" office:value="519.04472137" calcext:value-type="float">
            <text:p>519.04</text:p>
          </table:table-cell>
          <table:table-cell table:style-name="ce66" table:formula="of:=[$'Defaults, mem emphasis'.$H$55]" office:value-type="float" office:value="520.23962083" calcext:value-type="float">
            <text:p>520.24</text:p>
          </table:table-cell>
          <table:table-cell table:style-name="ce66" office:value-type="float" office:value="547.63817585" calcext:value-type="float">
            <text:p>547.64</text:p>
          </table:table-cell>
          <table:table-cell table:style-name="ce66" table:formula="of:=[$'Defaults, 1 thread, mem emphasis, warmstart'.$H$55]" office:value-type="float" office:value="545.73167124" calcext:value-type="float">
            <text:p>545.73</text:p>
          </table:table-cell>
          <table:table-cell table:style-name="ce66" office:value-type="float" office:value="545.30863456" calcext:value-type="float">
            <text:p>545.31</text:p>
          </table:table-cell>
          <table:table-cell table:style-name="ce66" office:value-type="float" office:value="541.61399177" calcext:value-type="float">
            <text:p>541.61</text:p>
          </table:table-cell>
          <table:table-cell table:number-columns-repeated="2"/>
          <table:table-cell table:style-name="ce68" table:formula="of:=IF([.C55]=&quot;NA&quot;; &quot;NA&quot;; [.C55]&gt;=MAX([.C55:.J55]))" office:value-type="boolean" office:boolean-value="false" calcext:value-type="boolean">
            <text:p>FALSE</text:p>
          </table:table-cell>
          <table:table-cell table:style-name="ce68" table:formula="of:=IF([.D55]=&quot;NA&quot;; &quot;NA&quot;; [.D55]&gt;=MAX([.C55:.J55]))" office:value-type="boolean" office:boolean-value="false" calcext:value-type="boolean">
            <text:p>FALSE</text:p>
          </table:table-cell>
          <table:table-cell table:style-name="ce68" table:formula="of:=IF([.E55] = &quot;NA&quot;; &quot;NA&quot;; [.E55]&gt;=MAX([.C55:.J55]))" office:value-type="boolean" office:boolean-value="false" calcext:value-type="boolean">
            <text:p>FALSE</text:p>
          </table:table-cell>
          <table:table-cell table:style-name="ce68" table:formula="of:=IF([.F55] = &quot;NA&quot;; &quot;NA&quot;; [.F55]&gt;=MAX([.C55:.J55]))" office:value-type="boolean" office:boolean-value="false" calcext:value-type="boolean">
            <text:p>FALSE</text:p>
          </table:table-cell>
          <table:table-cell table:style-name="ce68" table:formula="of:=IF([.G55]=&quot;NA&quot;; &quot;NA&quot;; [.G55]&gt;=MAX([.J55:.J55]))" office:value-type="boolean" office:boolean-value="true" calcext:value-type="boolean">
            <text:p>TRUE</text:p>
          </table:table-cell>
          <table:table-cell table:style-name="ce68" table:formula="of:=IF([.H55] = &quot;NA&quot;; &quot;NA&quot;; [.H55]&gt;=MAX([.C55:.J55]))" office:value-type="boolean" office:boolean-value="false" calcext:value-type="boolean">
            <text:p>FALSE</text:p>
          </table:table-cell>
          <table:table-cell table:style-name="ce68" table:formula="of:=IF([.I55] = &quot;NA&quot;; &quot;NA&quot;; [.I55]&gt;=MAX([.C55:.J55]))" office:value-type="boolean" office:boolean-value="false" calcext:value-type="boolean">
            <text:p>FALSE</text:p>
          </table:table-cell>
          <table:table-cell table:style-name="ce68" table:formula="of:=IF([.J55] = &quot;NA&quot;; &quot;NA&quot;; [.J55]&gt;=MAX([.C55:.J55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0_4</text:p>
          </table:table-cell>
          <table:table-cell/>
          <table:table-cell table:style-name="ce75" office:value-type="float" office:value="379.10541" calcext:value-type="float">
            <text:p>379.11</text:p>
          </table:table-cell>
          <table:table-cell table:style-name="ce66" table:formula="of:=[$Defaults.$H$56]" office:value-type="float" office:value="379.1054" calcext:value-type="float">
            <text:p>379.11</text:p>
          </table:table-cell>
          <table:table-cell table:style-name="ce66" table:formula="of:=[$'Defaults, 1 thread'.$H$56]" office:value-type="float" office:value="532.30902805" calcext:value-type="float">
            <text:p>532.31</text:p>
          </table:table-cell>
          <table:table-cell table:style-name="ce66" table:formula="of:=[$'Defaults, mem emphasis'.$H$56]" office:value-type="float" office:value="379.1054" calcext:value-type="float">
            <text:p>379.11</text:p>
          </table:table-cell>
          <table:table-cell table:style-name="ce66" office:value-type="float" office:value="527.05676707" calcext:value-type="float">
            <text:p>527.06</text:p>
          </table:table-cell>
          <table:table-cell table:style-name="ce66" table:formula="of:=[$'Defaults, 1 thread, mem emphasis, warmstart'.$H$56]" office:value-type="float" office:value="531.83670621" calcext:value-type="float">
            <text:p>531.84</text:p>
          </table:table-cell>
          <table:table-cell table:style-name="ce66" office:value-type="float" office:value="519.60049603" calcext:value-type="float">
            <text:p>519.60</text:p>
          </table:table-cell>
          <table:table-cell table:style-name="ce66" office:value-type="float" office:value="523.95971824" calcext:value-type="float">
            <text:p>523.96</text:p>
          </table:table-cell>
          <table:table-cell table:number-columns-repeated="2"/>
          <table:table-cell table:style-name="ce68" table:formula="of:=IF([.C56]=&quot;NA&quot;; &quot;NA&quot;; [.C56]&gt;=MAX([.C56:.J56]))" office:value-type="boolean" office:boolean-value="false" calcext:value-type="boolean">
            <text:p>FALSE</text:p>
          </table:table-cell>
          <table:table-cell table:style-name="ce68" table:formula="of:=IF([.D56]=&quot;NA&quot;; &quot;NA&quot;; [.D56]&gt;=MAX([.C56:.J56]))" office:value-type="boolean" office:boolean-value="false" calcext:value-type="boolean">
            <text:p>FALSE</text:p>
          </table:table-cell>
          <table:table-cell table:style-name="ce68" table:formula="of:=IF([.E56] = &quot;NA&quot;; &quot;NA&quot;; [.E56]&gt;=MAX([.C56:.J56]))" office:value-type="boolean" office:boolean-value="true" calcext:value-type="boolean">
            <text:p>TRUE</text:p>
          </table:table-cell>
          <table:table-cell table:style-name="ce68" table:formula="of:=IF([.F56] = &quot;NA&quot;; &quot;NA&quot;; [.F56]&gt;=MAX([.C56:.J56]))" office:value-type="boolean" office:boolean-value="false" calcext:value-type="boolean">
            <text:p>FALSE</text:p>
          </table:table-cell>
          <table:table-cell table:style-name="ce68" table:formula="of:=IF([.G56]=&quot;NA&quot;; &quot;NA&quot;; [.G56]&gt;=MAX([.J56:.J56]))" office:value-type="boolean" office:boolean-value="true" calcext:value-type="boolean">
            <text:p>TRUE</text:p>
          </table:table-cell>
          <table:table-cell table:style-name="ce68" table:formula="of:=IF([.H56] = &quot;NA&quot;; &quot;NA&quot;; [.H56]&gt;=MAX([.C56:.J56]))" office:value-type="boolean" office:boolean-value="false" calcext:value-type="boolean">
            <text:p>FALSE</text:p>
          </table:table-cell>
          <table:table-cell table:style-name="ce68" table:formula="of:=IF([.I56] = &quot;NA&quot;; &quot;NA&quot;; [.I56]&gt;=MAX([.C56:.J56]))" office:value-type="boolean" office:boolean-value="false" calcext:value-type="boolean">
            <text:p>FALSE</text:p>
          </table:table-cell>
          <table:table-cell table:style-name="ce68" table:formula="of:=IF([.J56] = &quot;NA&quot;; &quot;NA&quot;; [.J56]&gt;=MAX([.C56:.J56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0_5</text:p>
          </table:table-cell>
          <table:table-cell/>
          <table:table-cell table:style-name="ce75" office:value-type="float" office:value="375.07298757" calcext:value-type="float">
            <text:p>375.07</text:p>
          </table:table-cell>
          <table:table-cell table:style-name="ce66" table:formula="of:=[$Defaults.$H$57]" office:value-type="float" office:value="509.9073" calcext:value-type="float">
            <text:p>509.91</text:p>
          </table:table-cell>
          <table:table-cell table:style-name="ce66" table:formula="of:=[$'Defaults, 1 thread'.$H$57]" office:value-type="float" office:value="510.69993793" calcext:value-type="float">
            <text:p>510.70</text:p>
          </table:table-cell>
          <table:table-cell table:style-name="ce66" table:formula="of:=[$'Defaults, mem emphasis'.$H$57]" office:value-type="float" office:value="512.9901" calcext:value-type="float">
            <text:p>512.99</text:p>
          </table:table-cell>
          <table:table-cell table:style-name="ce66" office:value-type="float" office:value="514.01884416" calcext:value-type="float">
            <text:p>514.02</text:p>
          </table:table-cell>
          <table:table-cell table:style-name="ce66" table:formula="of:=[$'Defaults, 1 thread, mem emphasis, warmstart'.$H$57]" office:value-type="float" office:value="538.13969309" calcext:value-type="float">
            <text:p>538.14</text:p>
          </table:table-cell>
          <table:table-cell table:style-name="ce66" office:value-type="float" office:value="531.80071663" calcext:value-type="float">
            <text:p>531.80</text:p>
          </table:table-cell>
          <table:table-cell table:style-name="ce66" office:value-type="float" office:value="529.04209441" calcext:value-type="float">
            <text:p>529.04</text:p>
          </table:table-cell>
          <table:table-cell table:number-columns-repeated="2"/>
          <table:table-cell table:style-name="ce68" table:formula="of:=IF([.C57]=&quot;NA&quot;; &quot;NA&quot;; [.C57]&gt;=MAX([.C57:.J57]))" office:value-type="boolean" office:boolean-value="false" calcext:value-type="boolean">
            <text:p>FALSE</text:p>
          </table:table-cell>
          <table:table-cell table:style-name="ce68" table:formula="of:=IF([.D57]=&quot;NA&quot;; &quot;NA&quot;; [.D57]&gt;=MAX([.C57:.J57]))" office:value-type="boolean" office:boolean-value="false" calcext:value-type="boolean">
            <text:p>FALSE</text:p>
          </table:table-cell>
          <table:table-cell table:style-name="ce68" table:formula="of:=IF([.E57] = &quot;NA&quot;; &quot;NA&quot;; [.E57]&gt;=MAX([.C57:.J57]))" office:value-type="boolean" office:boolean-value="false" calcext:value-type="boolean">
            <text:p>FALSE</text:p>
          </table:table-cell>
          <table:table-cell table:style-name="ce68" table:formula="of:=IF([.F57] = &quot;NA&quot;; &quot;NA&quot;; [.F57]&gt;=MAX([.C57:.J57]))" office:value-type="boolean" office:boolean-value="false" calcext:value-type="boolean">
            <text:p>FALSE</text:p>
          </table:table-cell>
          <table:table-cell table:style-name="ce68" table:formula="of:=IF([.G57]=&quot;NA&quot;; &quot;NA&quot;; [.G57]&gt;=MAX([.J57:.J57]))" office:value-type="boolean" office:boolean-value="false" calcext:value-type="boolean">
            <text:p>FALSE</text:p>
          </table:table-cell>
          <table:table-cell table:style-name="ce68" table:formula="of:=IF([.H57] = &quot;NA&quot;; &quot;NA&quot;; [.H57]&gt;=MAX([.C57:.J57]))" office:value-type="boolean" office:boolean-value="true" calcext:value-type="boolean">
            <text:p>TRUE</text:p>
          </table:table-cell>
          <table:table-cell table:style-name="ce68" table:formula="of:=IF([.I57] = &quot;NA&quot;; &quot;NA&quot;; [.I57]&gt;=MAX([.C57:.J57]))" office:value-type="boolean" office:boolean-value="false" calcext:value-type="boolean">
            <text:p>FALSE</text:p>
          </table:table-cell>
          <table:table-cell table:style-name="ce68" table:formula="of:=IF([.J57] = &quot;NA&quot;; &quot;NA&quot;; [.J57]&gt;=MAX([.C57:.J57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0_6</text:p>
          </table:table-cell>
          <table:table-cell/>
          <table:table-cell table:style-name="ce75" office:value-type="float" office:value="331.05412667" calcext:value-type="float">
            <text:p>331.05</text:p>
          </table:table-cell>
          <table:table-cell table:style-name="ce66" table:formula="of:=[$Defaults.$H$58]" office:value-type="float" office:value="487.59202595" calcext:value-type="float">
            <text:p>487.59</text:p>
          </table:table-cell>
          <table:table-cell table:style-name="ce66" table:formula="of:=[$'Defaults, 1 thread'.$H$58]" office:value-type="float" office:value="517.49146092" calcext:value-type="float">
            <text:p>517.49</text:p>
          </table:table-cell>
          <table:table-cell table:style-name="ce66" table:formula="of:=[$'Defaults, mem emphasis'.$H$58]" office:value-type="float" office:value="486.58410889" calcext:value-type="float">
            <text:p>486.58</text:p>
          </table:table-cell>
          <table:table-cell table:style-name="ce66" office:value-type="float" office:value="514.89828281" calcext:value-type="float">
            <text:p>514.90</text:p>
          </table:table-cell>
          <table:table-cell table:style-name="ce66" table:formula="of:=[$'Defaults, 1 thread, mem emphasis, warmstart'.$H$58]" office:value-type="float" office:value="518.46761284" calcext:value-type="float">
            <text:p>518.47</text:p>
          </table:table-cell>
          <table:table-cell table:style-name="ce66" office:value-type="float" office:value="508.74718179" calcext:value-type="float">
            <text:p>508.75</text:p>
          </table:table-cell>
          <table:table-cell table:style-name="ce66" office:value-type="float" office:value="498.6090091" calcext:value-type="float">
            <text:p>498.61</text:p>
          </table:table-cell>
          <table:table-cell table:number-columns-repeated="2"/>
          <table:table-cell table:style-name="ce68" table:formula="of:=IF([.C58]=&quot;NA&quot;; &quot;NA&quot;; [.C58]&gt;=MAX([.C58:.J58]))" office:value-type="boolean" office:boolean-value="false" calcext:value-type="boolean">
            <text:p>FALSE</text:p>
          </table:table-cell>
          <table:table-cell table:style-name="ce68" table:formula="of:=IF([.D58]=&quot;NA&quot;; &quot;NA&quot;; [.D58]&gt;=MAX([.C58:.J58]))" office:value-type="boolean" office:boolean-value="false" calcext:value-type="boolean">
            <text:p>FALSE</text:p>
          </table:table-cell>
          <table:table-cell table:style-name="ce68" table:formula="of:=IF([.E58] = &quot;NA&quot;; &quot;NA&quot;; [.E58]&gt;=MAX([.C58:.J58]))" office:value-type="boolean" office:boolean-value="false" calcext:value-type="boolean">
            <text:p>FALSE</text:p>
          </table:table-cell>
          <table:table-cell table:style-name="ce68" table:formula="of:=IF([.F58] = &quot;NA&quot;; &quot;NA&quot;; [.F58]&gt;=MAX([.C58:.J58]))" office:value-type="boolean" office:boolean-value="false" calcext:value-type="boolean">
            <text:p>FALSE</text:p>
          </table:table-cell>
          <table:table-cell table:style-name="ce68" table:formula="of:=IF([.G58]=&quot;NA&quot;; &quot;NA&quot;; [.G58]&gt;=MAX([.J58:.J58]))" office:value-type="boolean" office:boolean-value="true" calcext:value-type="boolean">
            <text:p>TRUE</text:p>
          </table:table-cell>
          <table:table-cell table:style-name="ce68" table:formula="of:=IF([.H58] = &quot;NA&quot;; &quot;NA&quot;; [.H58]&gt;=MAX([.C58:.J58]))" office:value-type="boolean" office:boolean-value="true" calcext:value-type="boolean">
            <text:p>TRUE</text:p>
          </table:table-cell>
          <table:table-cell table:style-name="ce68" table:formula="of:=IF([.I58] = &quot;NA&quot;; &quot;NA&quot;; [.I58]&gt;=MAX([.C58:.J58]))" office:value-type="boolean" office:boolean-value="false" calcext:value-type="boolean">
            <text:p>FALSE</text:p>
          </table:table-cell>
          <table:table-cell table:style-name="ce68" table:formula="of:=IF([.J58] = &quot;NA&quot;; &quot;NA&quot;; [.J58]&gt;=MAX([.C58:.J58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0_7</text:p>
          </table:table-cell>
          <table:table-cell/>
          <table:table-cell table:style-name="ce75" office:value-type="float" office:value="353.75588333" calcext:value-type="float">
            <text:p>353.76</text:p>
          </table:table-cell>
          <table:table-cell table:style-name="ce66" table:formula="of:=[$Defaults.$H$59]" office:value-type="float" office:value="466.8225" calcext:value-type="float">
            <text:p>466.82</text:p>
          </table:table-cell>
          <table:table-cell table:style-name="ce66" table:formula="of:=[$'Defaults, 1 thread'.$H$59]" office:value-type="float" office:value="508.81511962" calcext:value-type="float">
            <text:p>508.82</text:p>
          </table:table-cell>
          <table:table-cell table:style-name="ce66" table:formula="of:=[$'Defaults, mem emphasis'.$H$59]" office:value-type="float" office:value="480.8025" calcext:value-type="float">
            <text:p>480.80</text:p>
          </table:table-cell>
          <table:table-cell table:style-name="ce66" office:value-type="float" office:value="512.97621314" calcext:value-type="float">
            <text:p>512.98</text:p>
          </table:table-cell>
          <table:table-cell table:style-name="ce66" table:formula="of:=[$'Defaults, 1 thread, mem emphasis, warmstart'.$H$59]" office:value-type="float" office:value="511.79735365" calcext:value-type="float">
            <text:p>511.80</text:p>
          </table:table-cell>
          <table:table-cell table:style-name="ce66" office:value-type="float" office:value="507.81239997" calcext:value-type="float">
            <text:p>507.81</text:p>
          </table:table-cell>
          <table:table-cell table:style-name="ce66" office:value-type="float" office:value="502.51943198" calcext:value-type="float">
            <text:p>502.52</text:p>
          </table:table-cell>
          <table:table-cell table:number-columns-repeated="2"/>
          <table:table-cell table:style-name="ce68" table:formula="of:=IF([.C59]=&quot;NA&quot;; &quot;NA&quot;; [.C59]&gt;=MAX([.C59:.J59]))" office:value-type="boolean" office:boolean-value="false" calcext:value-type="boolean">
            <text:p>FALSE</text:p>
          </table:table-cell>
          <table:table-cell table:style-name="ce68" table:formula="of:=IF([.D59]=&quot;NA&quot;; &quot;NA&quot;; [.D59]&gt;=MAX([.C59:.J59]))" office:value-type="boolean" office:boolean-value="false" calcext:value-type="boolean">
            <text:p>FALSE</text:p>
          </table:table-cell>
          <table:table-cell table:style-name="ce68" table:formula="of:=IF([.E59] = &quot;NA&quot;; &quot;NA&quot;; [.E59]&gt;=MAX([.C59:.J59]))" office:value-type="boolean" office:boolean-value="false" calcext:value-type="boolean">
            <text:p>FALSE</text:p>
          </table:table-cell>
          <table:table-cell table:style-name="ce68" table:formula="of:=IF([.F59] = &quot;NA&quot;; &quot;NA&quot;; [.F59]&gt;=MAX([.C59:.J59]))" office:value-type="boolean" office:boolean-value="false" calcext:value-type="boolean">
            <text:p>FALSE</text:p>
          </table:table-cell>
          <table:table-cell table:style-name="ce68" table:formula="of:=IF([.G59]=&quot;NA&quot;; &quot;NA&quot;; [.G59]&gt;=MAX([.J59:.J59]))" office:value-type="boolean" office:boolean-value="true" calcext:value-type="boolean">
            <text:p>TRUE</text:p>
          </table:table-cell>
          <table:table-cell table:style-name="ce68" table:formula="of:=IF([.H59] = &quot;NA&quot;; &quot;NA&quot;; [.H59]&gt;=MAX([.C59:.J59]))" office:value-type="boolean" office:boolean-value="false" calcext:value-type="boolean">
            <text:p>FALSE</text:p>
          </table:table-cell>
          <table:table-cell table:style-name="ce68" table:formula="of:=IF([.I59] = &quot;NA&quot;; &quot;NA&quot;; [.I59]&gt;=MAX([.C59:.J59]))" office:value-type="boolean" office:boolean-value="false" calcext:value-type="boolean">
            <text:p>FALSE</text:p>
          </table:table-cell>
          <table:table-cell table:style-name="ce68" table:formula="of:=IF([.J59] = &quot;NA&quot;; &quot;NA&quot;; [.J59]&gt;=MAX([.C59:.J59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0_8</text:p>
          </table:table-cell>
          <table:table-cell/>
          <table:table-cell table:style-name="ce75" office:value-type="float" office:value="366.84583159" calcext:value-type="float">
            <text:p>366.85</text:p>
          </table:table-cell>
          <table:table-cell table:style-name="ce66" table:formula="of:=[$Defaults.$H$60]" office:value-type="float" office:value="502.8927" calcext:value-type="float">
            <text:p>502.89</text:p>
          </table:table-cell>
          <table:table-cell table:style-name="ce66" table:formula="of:=[$'Defaults, 1 thread'.$H$60]" office:value-type="float" office:value="534.46081344" calcext:value-type="float">
            <text:p>534.46</text:p>
          </table:table-cell>
          <table:table-cell table:style-name="ce66" table:formula="of:=[$'Defaults, mem emphasis'.$H$60]" office:value-type="float" office:value="507.01562089" calcext:value-type="float">
            <text:p>507.02</text:p>
          </table:table-cell>
          <table:table-cell table:style-name="ce66" office:value-type="float" office:value="534.5236179" calcext:value-type="float">
            <text:p>534.52</text:p>
          </table:table-cell>
          <table:table-cell table:style-name="ce66" table:formula="of:=[$'Defaults, 1 thread, mem emphasis, warmstart'.$H$60]" office:value-type="float" office:value="536.15021242" calcext:value-type="float">
            <text:p>536.15</text:p>
          </table:table-cell>
          <table:table-cell table:style-name="ce66" office:value-type="float" office:value="529.51887339" calcext:value-type="float">
            <text:p>529.52</text:p>
          </table:table-cell>
          <table:table-cell table:style-name="ce66" office:value-type="float" office:value="532.92301366" calcext:value-type="float">
            <text:p>532.92</text:p>
          </table:table-cell>
          <table:table-cell table:number-columns-repeated="2"/>
          <table:table-cell table:style-name="ce68" table:formula="of:=IF([.C60]=&quot;NA&quot;; &quot;NA&quot;; [.C60]&gt;=MAX([.C60:.J60]))" office:value-type="boolean" office:boolean-value="false" calcext:value-type="boolean">
            <text:p>FALSE</text:p>
          </table:table-cell>
          <table:table-cell table:style-name="ce68" table:formula="of:=IF([.D60]=&quot;NA&quot;; &quot;NA&quot;; [.D60]&gt;=MAX([.C60:.J60]))" office:value-type="boolean" office:boolean-value="false" calcext:value-type="boolean">
            <text:p>FALSE</text:p>
          </table:table-cell>
          <table:table-cell table:style-name="ce68" table:formula="of:=IF([.E60] = &quot;NA&quot;; &quot;NA&quot;; [.E60]&gt;=MAX([.C60:.J60]))" office:value-type="boolean" office:boolean-value="false" calcext:value-type="boolean">
            <text:p>FALSE</text:p>
          </table:table-cell>
          <table:table-cell table:style-name="ce68" table:formula="of:=IF([.F60] = &quot;NA&quot;; &quot;NA&quot;; [.F60]&gt;=MAX([.C60:.J60]))" office:value-type="boolean" office:boolean-value="false" calcext:value-type="boolean">
            <text:p>FALSE</text:p>
          </table:table-cell>
          <table:table-cell table:style-name="ce68" table:formula="of:=IF([.G60]=&quot;NA&quot;; &quot;NA&quot;; [.G60]&gt;=MAX([.J60:.J60]))" office:value-type="boolean" office:boolean-value="true" calcext:value-type="boolean">
            <text:p>TRUE</text:p>
          </table:table-cell>
          <table:table-cell table:style-name="ce68" table:formula="of:=IF([.H60] = &quot;NA&quot;; &quot;NA&quot;; [.H60]&gt;=MAX([.C60:.J60]))" office:value-type="boolean" office:boolean-value="true" calcext:value-type="boolean">
            <text:p>TRUE</text:p>
          </table:table-cell>
          <table:table-cell table:style-name="ce68" table:formula="of:=IF([.I60] = &quot;NA&quot;; &quot;NA&quot;; [.I60]&gt;=MAX([.C60:.J60]))" office:value-type="boolean" office:boolean-value="false" calcext:value-type="boolean">
            <text:p>FALSE</text:p>
          </table:table-cell>
          <table:table-cell table:style-name="ce68" table:formula="of:=IF([.J60] = &quot;NA&quot;; &quot;NA&quot;; [.J60]&gt;=MAX([.C60:.J6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1.7799in" svg:y="10.3606in" draw:caption-point-x="-0.2402in" draw:caption-point-y="0.5945in">
              <dc:date>2021-08-14T00:00:00</dc:date>
              <text:p text:style-name="P1"><text:span text:style-name="T1">Number of instances that the configuration provides the strongest lower bound.</text:span></text:p>
            </office:annotation>
            <text:p>SUM</text:p>
          </table:table-cell>
          <table:table-cell table:formula="of:=SUM([.N53:.N62])" office:value-type="float" office:value="0" calcext:value-type="float">
            <text:p>0</text:p>
          </table:table-cell>
          <table:table-cell table:formula="of:=SUM([.O53:.O62])" office:value-type="float" office:value="1" calcext:value-type="float">
            <text:p>1</text:p>
          </table:table-cell>
          <table:table-cell table:formula="of:=SUM([.P53:.P62])" office:value-type="float" office:value="0" calcext:value-type="float">
            <text:p>0</text:p>
          </table:table-cell>
          <table:table-cell table:formula="of:=SUM([.Q53:.Q62])" office:value-type="float" office:value="8" calcext:value-type="float">
            <text:p>8</text:p>
          </table:table-cell>
          <table:table-cell table:formula="of:=SUM([.R53:.R62])" office:value-type="float" office:value="7" calcext:value-type="float">
            <text:p>7</text:p>
          </table:table-cell>
          <table:table-cell table:formula="of:=SUM([.S53:.S62])" office:value-type="float" office:value="0" calcext:value-type="float">
            <text:p>0</text:p>
          </table:table-cell>
          <table:table-cell table:formula="of:=SUM([.T53:.T62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0_9</text:p>
          </table:table-cell>
          <table:table-cell/>
          <table:table-cell table:style-name="ce75" office:value-type="float" office:value="374.73894" calcext:value-type="float">
            <text:p>374.74</text:p>
          </table:table-cell>
          <table:table-cell table:style-name="ce66" table:formula="of:=[$Defaults.$H$61]" office:value-type="float" office:value="512.3287" calcext:value-type="float">
            <text:p>512.33</text:p>
          </table:table-cell>
          <table:table-cell table:style-name="ce66" table:formula="of:=[$'Defaults, 1 thread'.$H$61]" office:value-type="float" office:value="515.26964812" calcext:value-type="float">
            <text:p>515.27</text:p>
          </table:table-cell>
          <table:table-cell table:style-name="ce66" table:formula="of:=[$'Defaults, mem emphasis'.$H$61]" office:value-type="float" office:value="514.4592" calcext:value-type="float">
            <text:p>514.46</text:p>
          </table:table-cell>
          <table:table-cell table:style-name="ce66" office:value-type="float" office:value="542.339101" calcext:value-type="float">
            <text:p>542.34</text:p>
          </table:table-cell>
          <table:table-cell table:style-name="ce66" table:formula="of:=[$'Defaults, 1 thread, mem emphasis, warmstart'.$H$61]" office:value-type="float" office:value="543.15950087" calcext:value-type="float">
            <text:p>543.16</text:p>
          </table:table-cell>
          <table:table-cell table:style-name="ce66" office:value-type="float" office:value="538.31052223" calcext:value-type="float">
            <text:p>538.31</text:p>
          </table:table-cell>
          <table:table-cell table:style-name="ce66" office:value-type="float" office:value="535.8686984" calcext:value-type="float">
            <text:p>535.87</text:p>
          </table:table-cell>
          <table:table-cell table:number-columns-repeated="2"/>
          <table:table-cell table:style-name="ce68" table:formula="of:=IF([.C61]=&quot;NA&quot;; &quot;NA&quot;; [.C61]&gt;=MAX([.C61:.J61]))" office:value-type="boolean" office:boolean-value="false" calcext:value-type="boolean">
            <text:p>FALSE</text:p>
          </table:table-cell>
          <table:table-cell table:style-name="ce68" table:formula="of:=IF([.D61]=&quot;NA&quot;; &quot;NA&quot;; [.D61]&gt;=MAX([.C61:.J61]))" office:value-type="boolean" office:boolean-value="false" calcext:value-type="boolean">
            <text:p>FALSE</text:p>
          </table:table-cell>
          <table:table-cell table:style-name="ce68" table:formula="of:=IF([.E61] = &quot;NA&quot;; &quot;NA&quot;; [.E61]&gt;=MAX([.C61:.J61]))" office:value-type="boolean" office:boolean-value="false" calcext:value-type="boolean">
            <text:p>FALSE</text:p>
          </table:table-cell>
          <table:table-cell table:style-name="ce68" table:formula="of:=IF([.F61] = &quot;NA&quot;; &quot;NA&quot;; [.F61]&gt;=MAX([.C61:.J61]))" office:value-type="boolean" office:boolean-value="false" calcext:value-type="boolean">
            <text:p>FALSE</text:p>
          </table:table-cell>
          <table:table-cell table:style-name="ce68" table:formula="of:=IF([.G61]=&quot;NA&quot;; &quot;NA&quot;; [.G61]&gt;=MAX([.J61:.J61]))" office:value-type="boolean" office:boolean-value="true" calcext:value-type="boolean">
            <text:p>TRUE</text:p>
          </table:table-cell>
          <table:table-cell table:style-name="ce68" table:formula="of:=IF([.H61] = &quot;NA&quot;; &quot;NA&quot;; [.H61]&gt;=MAX([.C61:.J61]))" office:value-type="boolean" office:boolean-value="true" calcext:value-type="boolean">
            <text:p>TRUE</text:p>
          </table:table-cell>
          <table:table-cell table:style-name="ce68" table:formula="of:=IF([.I61] = &quot;NA&quot;; &quot;NA&quot;; [.I61]&gt;=MAX([.C61:.J61]))" office:value-type="boolean" office:boolean-value="false" calcext:value-type="boolean">
            <text:p>FALSE</text:p>
          </table:table-cell>
          <table:table-cell table:style-name="ce68" table:formula="of:=IF([.J61] = &quot;NA&quot;; &quot;NA&quot;; [.J61]&gt;=MAX([.C61:.J6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W60]*10/70" office:value-type="float" office:value="0" calcext:value-type="float">
            <text:p>0.0</text:p>
          </table:table-cell>
          <table:table-cell table:style-name="ce71" table:formula="of:=[.X60]*10/70" office:value-type="float" office:value="0.142857142857143" calcext:value-type="float">
            <text:p>0.1</text:p>
          </table:table-cell>
          <table:table-cell table:style-name="ce71" table:formula="of:=[.Y60]*10/70" office:value-type="float" office:value="0" calcext:value-type="float">
            <text:p>0.0</text:p>
          </table:table-cell>
          <table:table-cell table:style-name="ce71" table:formula="of:=[.Z60]*10/70" office:value-type="float" office:value="1.14285714285714" calcext:value-type="float">
            <text:p>1.1</text:p>
          </table:table-cell>
          <table:table-cell table:style-name="ce71" table:formula="of:=[.AA60]*10/70" office:value-type="float" office:value="1" calcext:value-type="float">
            <text:p>1.0</text:p>
          </table:table-cell>
          <table:table-cell table:style-name="ce71" table:formula="of:=[.AB60]*10/70" office:value-type="float" office:value="0" calcext:value-type="float">
            <text:p>0.0</text:p>
          </table:table-cell>
          <table:table-cell table:style-name="ce71" table:formula="of:=[.AC60]*10/70" office:value-type="float" office:value="0" calcext:value-type="float">
            <text:p>0.0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0_10</text:p>
          </table:table-cell>
          <table:table-cell table:style-name="ce36"/>
          <table:table-cell table:style-name="ce50" office:value-type="float" office:value="376.29187552" calcext:value-type="float">
            <text:p>376.29</text:p>
          </table:table-cell>
          <table:table-cell table:style-name="ce50" table:formula="of:=[$Defaults.$H$62]" office:value-type="float" office:value="521.3648" calcext:value-type="float">
            <text:p>521.36</text:p>
          </table:table-cell>
          <table:table-cell table:style-name="ce50" table:formula="of:=[$'Defaults, 1 thread'.$H$62]" office:value-type="float" office:value="529.16339502" calcext:value-type="float">
            <text:p>529.16</text:p>
          </table:table-cell>
          <table:table-cell table:style-name="ce50" table:formula="of:=[$'Defaults, mem emphasis'.$H$62]" office:value-type="float" office:value="526.70631244" calcext:value-type="float">
            <text:p>526.71</text:p>
          </table:table-cell>
          <table:table-cell table:style-name="ce50" office:value-type="float" office:value="526.53402423" calcext:value-type="float">
            <text:p>526.53</text:p>
          </table:table-cell>
          <table:table-cell table:style-name="ce50" table:formula="of:=[$'Defaults, 1 thread, mem emphasis, warmstart'.$H$62]" office:value-type="float" office:value="546.84411811" calcext:value-type="float">
            <text:p>546.84</text:p>
          </table:table-cell>
          <table:table-cell table:style-name="ce50" office:value-type="float" office:value="539.73006187" calcext:value-type="float">
            <text:p>539.73</text:p>
          </table:table-cell>
          <table:table-cell table:style-name="ce50" office:value-type="float" office:value="540.22642189" calcext:value-type="float">
            <text:p>540.23</text:p>
          </table:table-cell>
          <table:table-cell table:style-name="ce36" table:number-columns-repeated="2"/>
          <table:table-cell table:style-name="ce70" table:formula="of:=IF([.C62]=&quot;NA&quot;; &quot;NA&quot;; [.C62]&gt;=MAX([.C62:.J62]))" office:value-type="boolean" office:boolean-value="false" calcext:value-type="boolean">
            <text:p>FALSE</text:p>
          </table:table-cell>
          <table:table-cell table:style-name="ce70" table:formula="of:=IF([.D62]=&quot;NA&quot;; &quot;NA&quot;; [.D62]&gt;=MAX([.C62:.J62]))" office:value-type="boolean" office:boolean-value="false" calcext:value-type="boolean">
            <text:p>FALSE</text:p>
          </table:table-cell>
          <table:table-cell table:style-name="ce70" table:formula="of:=IF([.E62] = &quot;NA&quot;; &quot;NA&quot;; [.E62]&gt;=MAX([.C62:.J62]))" office:value-type="boolean" office:boolean-value="false" calcext:value-type="boolean">
            <text:p>FALSE</text:p>
          </table:table-cell>
          <table:table-cell table:style-name="ce70" table:formula="of:=IF([.F62] = &quot;NA&quot;; &quot;NA&quot;; [.F62]&gt;=MAX([.C62:.J62]))" office:value-type="boolean" office:boolean-value="false" calcext:value-type="boolean">
            <text:p>FALSE</text:p>
          </table:table-cell>
          <table:table-cell table:style-name="ce70" table:formula="of:=IF([.G62]=&quot;NA&quot;; &quot;NA&quot;; [.G62]&gt;=MAX([.J62:.J62]))" office:value-type="boolean" office:boolean-value="false" calcext:value-type="boolean">
            <text:p>FALSE</text:p>
          </table:table-cell>
          <table:table-cell table:style-name="ce70" table:formula="of:=IF([.H62] = &quot;NA&quot;; &quot;NA&quot;; [.H62]&gt;=MAX([.C62:.J62]))" office:value-type="boolean" office:boolean-value="true" calcext:value-type="boolean">
            <text:p>TRUE</text:p>
          </table:table-cell>
          <table:table-cell table:style-name="ce70" table:formula="of:=IF([.I62] = &quot;NA&quot;; &quot;NA&quot;; [.I62]&gt;=MAX([.C62:.J62]))" office:value-type="boolean" office:boolean-value="false" calcext:value-type="boolean">
            <text:p>FALSE</text:p>
          </table:table-cell>
          <table:table-cell table:style-name="ce70" table:formula="of:=IF([.J62] = &quot;NA&quot;; &quot;NA&quot;; [.J62]&gt;=MAX([.C62:.J62]))" office:value-type="boolean" office:boolean-value="false" calcext:value-type="boolean">
            <text:p>FALS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53:.D62];&quot;=NA&quot;)" office:value-type="float" office:value="0" calcext:value-type="float">
            <text:p>0</text:p>
          </table:table-cell>
          <table:table-cell table:style-name="ce72" table:formula="of:=COUNTIF([.E53:.E62];&quot;=NA&quot;)" office:value-type="float" office:value="0" calcext:value-type="float">
            <text:p>0</text:p>
          </table:table-cell>
          <table:table-cell table:style-name="ce72" table:formula="of:=COUNTIF([.F53:.F62];&quot;=NA&quot;)" office:value-type="float" office:value="0" calcext:value-type="float">
            <text:p>0</text:p>
          </table:table-cell>
          <table:table-cell table:style-name="ce72" table:formula="of:=COUNTIF([.G53:.G62];&quot;=NA&quot;)" office:value-type="float" office:value="0" calcext:value-type="float">
            <text:p>0</text:p>
          </table:table-cell>
          <table:table-cell table:style-name="ce72" table:formula="of:=COUNTIF([.H53:.H62];&quot;=NA&quot;)" office:value-type="float" office:value="0" calcext:value-type="float">
            <text:p>0</text:p>
          </table:table-cell>
          <table:table-cell table:style-name="ce72" table:formula="of:=COUNTIF([.I53:.I62];&quot;=NA&quot;)" office:value-type="float" office:value="0" calcext:value-type="float">
            <text:p>0</text:p>
          </table:table-cell>
          <table:table-cell table:style-name="ce72" table:formula="of:=COUNTIF([.J53:.J62];&quot;=NA&quot;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00_1</text:p>
          </table:table-cell>
          <table:table-cell/>
          <table:table-cell table:style-name="ce75" office:value-type="float" office:value="444.14421667" calcext:value-type="float">
            <text:p>444.14</text:p>
          </table:table-cell>
          <table:table-cell table:style-name="ce66" table:formula="of:=[$Defaults.$H$63]" office:value-type="string" office:string-value="NA" calcext:value-type="string">
            <text:p>NA</text:p>
          </table:table-cell>
          <table:table-cell table:style-name="ce66" table:formula="of:=[$'Defaults, 1 thread'.$H$63]" office:value-type="float" office:value="604.49155077" calcext:value-type="float">
            <text:p>604.49</text:p>
          </table:table-cell>
          <table:table-cell table:style-name="ce66" table:formula="of:=[$'Defaults, mem emphasis'.$H$63]" office:value-type="float" office:value="444.1442" calcext:value-type="float">
            <text:p>444.14</text:p>
          </table:table-cell>
          <table:table-cell table:style-name="ce66" office:value-type="float" office:value="612.37073876" calcext:value-type="float">
            <text:p>612.37</text:p>
          </table:table-cell>
          <table:table-cell table:style-name="ce66" table:formula="of:=[$'Defaults, 1 thread, mem emphasis, warmstart'.$H$63]" office:value-type="float" office:value="603.07681828" calcext:value-type="float">
            <text:p>603.08</text:p>
          </table:table-cell>
          <table:table-cell table:style-name="ce66" office:value-type="float" office:value="579.48827986" calcext:value-type="float">
            <text:p>579.49</text:p>
          </table:table-cell>
          <table:table-cell table:style-name="ce66" office:value-type="float" office:value="584.56032874" calcext:value-type="float">
            <text:p>584.56</text:p>
          </table:table-cell>
          <table:table-cell table:number-columns-repeated="2"/>
          <table:table-cell table:style-name="ce68" table:formula="of:=IF([.C63]=&quot;NA&quot;; &quot;NA&quot;; [.C63]&gt;=MAX([.C63:.J63]))" office:value-type="boolean" office:boolean-value="false" calcext:value-type="boolean">
            <text:p>FALSE</text:p>
          </table:table-cell>
          <table:table-cell table:style-name="ce68" table:formula="of:=IF([.D63]=&quot;NA&quot;; &quot;NA&quot;; [.D63]&gt;=MAX([.C63:.J63]))" office:value-type="string" office:string-value="NA" calcext:value-type="string">
            <text:p>NA</text:p>
          </table:table-cell>
          <table:table-cell table:style-name="ce68" table:formula="of:=IF([.E63] = &quot;NA&quot;; &quot;NA&quot;; [.E63]&gt;=MAX([.C63:.J63]))" office:value-type="boolean" office:boolean-value="false" calcext:value-type="boolean">
            <text:p>FALSE</text:p>
          </table:table-cell>
          <table:table-cell table:style-name="ce68" table:formula="of:=IF([.F63] = &quot;NA&quot;; &quot;NA&quot;; [.F63]&gt;=MAX([.C63:.J63]))" office:value-type="boolean" office:boolean-value="false" calcext:value-type="boolean">
            <text:p>FALSE</text:p>
          </table:table-cell>
          <table:table-cell table:style-name="ce68" table:formula="of:=IF([.G63]=&quot;NA&quot;; &quot;NA&quot;; [.G63]&gt;=MAX([.J63:.J63]))" office:value-type="boolean" office:boolean-value="true" calcext:value-type="boolean">
            <text:p>TRUE</text:p>
          </table:table-cell>
          <table:table-cell table:style-name="ce68" table:formula="of:=IF([.H63] = &quot;NA&quot;; &quot;NA&quot;; [.H63]&gt;=MAX([.C63:.J63]))" office:value-type="boolean" office:boolean-value="false" calcext:value-type="boolean">
            <text:p>FALSE</text:p>
          </table:table-cell>
          <table:table-cell table:style-name="ce68" table:formula="of:=IF([.I63] = &quot;NA&quot;; &quot;NA&quot;; [.I63]&gt;=MAX([.C63:.J63]))" office:value-type="boolean" office:boolean-value="false" calcext:value-type="boolean">
            <text:p>FALSE</text:p>
          </table:table-cell>
          <table:table-cell table:style-name="ce68" table:formula="of:=IF([.J63] = &quot;NA&quot;; &quot;NA&quot;; [.J63]&gt;=MAX([.C63:.J63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00_2</text:p>
          </table:table-cell>
          <table:table-cell/>
          <table:table-cell table:style-name="ce75" office:value-type="float" office:value="452.82899" calcext:value-type="float">
            <text:p>452.83</text:p>
          </table:table-cell>
          <table:table-cell table:style-name="ce66" table:formula="of:=[$Defaults.$H$64]" office:value-type="string" office:string-value="NA" calcext:value-type="string">
            <text:p>NA</text:p>
          </table:table-cell>
          <table:table-cell table:style-name="ce66" table:formula="of:=[$'Defaults, 1 thread'.$H$64]" office:value-type="float" office:value="614.82167734" calcext:value-type="float">
            <text:p>614.82</text:p>
          </table:table-cell>
          <table:table-cell table:style-name="ce66" table:formula="of:=[$'Defaults, mem emphasis'.$H$64]" office:value-type="string" office:string-value="NA" calcext:value-type="string">
            <text:p>NA</text:p>
          </table:table-cell>
          <table:table-cell table:style-name="ce66" office:value-type="float" office:value="605.83715419" calcext:value-type="float">
            <text:p>605.84</text:p>
          </table:table-cell>
          <table:table-cell table:style-name="ce66" table:formula="of:=[$'Defaults, 1 thread, mem emphasis, warmstart'.$H$64]" office:value-type="float" office:value="604.80651858" calcext:value-type="float">
            <text:p>604.81</text:p>
          </table:table-cell>
          <table:table-cell table:style-name="ce66" office:value-type="float" office:value="602.84141107" calcext:value-type="float">
            <text:p>602.84</text:p>
          </table:table-cell>
          <table:table-cell table:style-name="ce66" office:value-type="float" office:value="600.60769889" calcext:value-type="float">
            <text:p>600.61</text:p>
          </table:table-cell>
          <table:table-cell table:number-columns-repeated="2"/>
          <table:table-cell table:style-name="ce68" table:formula="of:=IF([.C64]=&quot;NA&quot;; &quot;NA&quot;; [.C64]&gt;=MAX([.C64:.J64]))" office:value-type="boolean" office:boolean-value="false" calcext:value-type="boolean">
            <text:p>FALSE</text:p>
          </table:table-cell>
          <table:table-cell table:style-name="ce68" table:formula="of:=IF([.D64]=&quot;NA&quot;; &quot;NA&quot;; [.D64]&gt;=MAX([.C64:.J64]))" office:value-type="string" office:string-value="NA" calcext:value-type="string">
            <text:p>NA</text:p>
          </table:table-cell>
          <table:table-cell table:style-name="ce68" table:formula="of:=IF([.E64] = &quot;NA&quot;; &quot;NA&quot;; [.E64]&gt;=MAX([.C64:.J64]))" office:value-type="boolean" office:boolean-value="true" calcext:value-type="boolean">
            <text:p>TRUE</text:p>
          </table:table-cell>
          <table:table-cell table:style-name="ce68" table:formula="of:=IF([.F64] = &quot;NA&quot;; &quot;NA&quot;; [.F64]&gt;=MAX([.C64:.J64]))" office:value-type="string" office:string-value="NA" calcext:value-type="string">
            <text:p>NA</text:p>
          </table:table-cell>
          <table:table-cell table:style-name="ce68" table:formula="of:=IF([.G64]=&quot;NA&quot;; &quot;NA&quot;; [.G64]&gt;=MAX([.J64:.J64]))" office:value-type="boolean" office:boolean-value="true" calcext:value-type="boolean">
            <text:p>TRUE</text:p>
          </table:table-cell>
          <table:table-cell table:style-name="ce68" table:formula="of:=IF([.H64] = &quot;NA&quot;; &quot;NA&quot;; [.H64]&gt;=MAX([.C64:.J64]))" office:value-type="boolean" office:boolean-value="false" calcext:value-type="boolean">
            <text:p>FALSE</text:p>
          </table:table-cell>
          <table:table-cell table:style-name="ce68" table:formula="of:=IF([.I64] = &quot;NA&quot;; &quot;NA&quot;; [.I64]&gt;=MAX([.C64:.J64]))" office:value-type="boolean" office:boolean-value="false" calcext:value-type="boolean">
            <text:p>FALSE</text:p>
          </table:table-cell>
          <table:table-cell table:style-name="ce68" table:formula="of:=IF([.J64] = &quot;NA&quot;; &quot;NA&quot;; [.J64]&gt;=MAX([.C64:.J64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00_3</text:p>
          </table:table-cell>
          <table:table-cell/>
          <table:table-cell table:style-name="ce75" office:value-type="float" office:value="454.39448667" calcext:value-type="float">
            <text:p>454.39</text:p>
          </table:table-cell>
          <table:table-cell table:style-name="ce66" table:formula="of:=[$Defaults.$H$65]" office:value-type="string" office:string-value="NA" calcext:value-type="string">
            <text:p>NA</text:p>
          </table:table-cell>
          <table:table-cell table:style-name="ce66" table:formula="of:=[$'Defaults, 1 thread'.$H$65]" office:value-type="float" office:value="606.24886867" calcext:value-type="float">
            <text:p>606.25</text:p>
          </table:table-cell>
          <table:table-cell table:style-name="ce66" table:formula="of:=[$'Defaults, mem emphasis'.$H$65]" office:value-type="float" office:value="454.3945" calcext:value-type="float">
            <text:p>454.39</text:p>
          </table:table-cell>
          <table:table-cell table:style-name="ce66" office:value-type="float" office:value="614.19803351" calcext:value-type="float">
            <text:p>614.20</text:p>
          </table:table-cell>
          <table:table-cell table:style-name="ce66" table:formula="of:=[$'Defaults, 1 thread, mem emphasis, warmstart'.$H$65]" office:value-type="float" office:value="586.03744779" calcext:value-type="float">
            <text:p>586.04</text:p>
          </table:table-cell>
          <table:table-cell table:style-name="ce66" office:value-type="float" office:value="593.18343578" calcext:value-type="float">
            <text:p>593.18</text:p>
          </table:table-cell>
          <table:table-cell table:style-name="ce66" office:value-type="float" office:value="584.77799107" calcext:value-type="float">
            <text:p>584.78</text:p>
          </table:table-cell>
          <table:table-cell table:number-columns-repeated="2"/>
          <table:table-cell table:style-name="ce68" table:formula="of:=IF([.C65]=&quot;NA&quot;; &quot;NA&quot;; [.C65]&gt;=MAX([.C65:.J65]))" office:value-type="boolean" office:boolean-value="false" calcext:value-type="boolean">
            <text:p>FALSE</text:p>
          </table:table-cell>
          <table:table-cell table:style-name="ce68" table:formula="of:=IF([.D65]=&quot;NA&quot;; &quot;NA&quot;; [.D65]&gt;=MAX([.C65:.J65]))" office:value-type="string" office:string-value="NA" calcext:value-type="string">
            <text:p>NA</text:p>
          </table:table-cell>
          <table:table-cell table:style-name="ce68" table:formula="of:=IF([.E65] = &quot;NA&quot;; &quot;NA&quot;; [.E65]&gt;=MAX([.C65:.J65]))" office:value-type="boolean" office:boolean-value="false" calcext:value-type="boolean">
            <text:p>FALSE</text:p>
          </table:table-cell>
          <table:table-cell table:style-name="ce68" table:formula="of:=IF([.F65] = &quot;NA&quot;; &quot;NA&quot;; [.F65]&gt;=MAX([.C65:.J65]))" office:value-type="boolean" office:boolean-value="false" calcext:value-type="boolean">
            <text:p>FALSE</text:p>
          </table:table-cell>
          <table:table-cell table:style-name="ce68" table:formula="of:=IF([.G65]=&quot;NA&quot;; &quot;NA&quot;; [.G65]&gt;=MAX([.J65:.J65]))" office:value-type="boolean" office:boolean-value="true" calcext:value-type="boolean">
            <text:p>TRUE</text:p>
          </table:table-cell>
          <table:table-cell table:style-name="ce68" table:formula="of:=IF([.H65] = &quot;NA&quot;; &quot;NA&quot;; [.H65]&gt;=MAX([.C65:.J65]))" office:value-type="boolean" office:boolean-value="false" calcext:value-type="boolean">
            <text:p>FALSE</text:p>
          </table:table-cell>
          <table:table-cell table:style-name="ce68" table:formula="of:=IF([.I65] = &quot;NA&quot;; &quot;NA&quot;; [.I65]&gt;=MAX([.C65:.J65]))" office:value-type="boolean" office:boolean-value="false" calcext:value-type="boolean">
            <text:p>FALSE</text:p>
          </table:table-cell>
          <table:table-cell table:style-name="ce68" table:formula="of:=IF([.J65] = &quot;NA&quot;; &quot;NA&quot;; [.J65]&gt;=MAX([.C65:.J65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00_4</text:p>
          </table:table-cell>
          <table:table-cell/>
          <table:table-cell table:style-name="ce75" office:value-type="float" office:value="451.33041" calcext:value-type="float">
            <text:p>451.33</text:p>
          </table:table-cell>
          <table:table-cell table:style-name="ce66" table:formula="of:=[$Defaults.$H$66]" office:value-type="string" office:string-value="NA" calcext:value-type="string">
            <text:p>NA</text:p>
          </table:table-cell>
          <table:table-cell table:style-name="ce66" table:formula="of:=[$'Defaults, 1 thread'.$H$66]" office:value-type="float" office:value="451.5042" calcext:value-type="float">
            <text:p>451.50</text:p>
          </table:table-cell>
          <table:table-cell table:style-name="ce66" table:formula="of:=[$'Defaults, mem emphasis'.$H$66]" office:value-type="string" office:string-value="NA" calcext:value-type="string">
            <text:p>NA</text:p>
          </table:table-cell>
          <table:table-cell table:style-name="ce66" office:value-type="float" office:value="604.29698492" calcext:value-type="float">
            <text:p>604.30</text:p>
          </table:table-cell>
          <table:table-cell table:style-name="ce66" table:formula="of:=[$'Defaults, 1 thread, mem emphasis, warmstart'.$H$66]" office:value-type="float" office:value="594.49199376" calcext:value-type="float">
            <text:p>594.49</text:p>
          </table:table-cell>
          <table:table-cell table:style-name="ce66" office:value-type="float" office:value="589.6646494" calcext:value-type="float">
            <text:p>589.66</text:p>
          </table:table-cell>
          <table:table-cell table:style-name="ce66" office:value-type="float" office:value="591.8546161" calcext:value-type="float">
            <text:p>591.85</text:p>
          </table:table-cell>
          <table:table-cell table:number-columns-repeated="2"/>
          <table:table-cell table:style-name="ce68" table:formula="of:=IF([.C66]=&quot;NA&quot;; &quot;NA&quot;; [.C66]&gt;=MAX([.C66:.J66]))" office:value-type="boolean" office:boolean-value="false" calcext:value-type="boolean">
            <text:p>FALSE</text:p>
          </table:table-cell>
          <table:table-cell table:style-name="ce68" table:formula="of:=IF([.D66]=&quot;NA&quot;; &quot;NA&quot;; [.D66]&gt;=MAX([.C66:.J66]))" office:value-type="string" office:string-value="NA" calcext:value-type="string">
            <text:p>NA</text:p>
          </table:table-cell>
          <table:table-cell table:style-name="ce68" table:formula="of:=IF([.E66] = &quot;NA&quot;; &quot;NA&quot;; [.E66]&gt;=MAX([.C66:.J66]))" office:value-type="boolean" office:boolean-value="false" calcext:value-type="boolean">
            <text:p>FALSE</text:p>
          </table:table-cell>
          <table:table-cell table:style-name="ce68" table:formula="of:=IF([.F66] = &quot;NA&quot;; &quot;NA&quot;; [.F66]&gt;=MAX([.C66:.J66]))" office:value-type="string" office:string-value="NA" calcext:value-type="string">
            <text:p>NA</text:p>
          </table:table-cell>
          <table:table-cell table:style-name="ce68" table:formula="of:=IF([.G66]=&quot;NA&quot;; &quot;NA&quot;; [.G66]&gt;=MAX([.J66:.J66]))" office:value-type="boolean" office:boolean-value="true" calcext:value-type="boolean">
            <text:p>TRUE</text:p>
          </table:table-cell>
          <table:table-cell table:style-name="ce68" table:formula="of:=IF([.H66] = &quot;NA&quot;; &quot;NA&quot;; [.H66]&gt;=MAX([.C66:.J66]))" office:value-type="boolean" office:boolean-value="false" calcext:value-type="boolean">
            <text:p>FALSE</text:p>
          </table:table-cell>
          <table:table-cell table:style-name="ce68" table:formula="of:=IF([.I66] = &quot;NA&quot;; &quot;NA&quot;; [.I66]&gt;=MAX([.C66:.J66]))" office:value-type="boolean" office:boolean-value="false" calcext:value-type="boolean">
            <text:p>FALSE</text:p>
          </table:table-cell>
          <table:table-cell table:style-name="ce68" table:formula="of:=IF([.J66] = &quot;NA&quot;; &quot;NA&quot;; [.J66]&gt;=MAX([.C66:.J66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00_5</text:p>
          </table:table-cell>
          <table:table-cell/>
          <table:table-cell table:style-name="ce75" office:value-type="float" office:value="439.10993" calcext:value-type="float">
            <text:p>439.11</text:p>
          </table:table-cell>
          <table:table-cell table:style-name="ce66" table:formula="of:=[$Defaults.$H$67]" office:value-type="string" office:string-value="NA" calcext:value-type="string">
            <text:p>NA</text:p>
          </table:table-cell>
          <table:table-cell table:style-name="ce66" table:formula="of:=[$'Defaults, 1 thread'.$H$67]" office:value-type="float" office:value="627.81136575" calcext:value-type="float">
            <text:p>627.81</text:p>
          </table:table-cell>
          <table:table-cell table:style-name="ce66" table:formula="of:=[$'Defaults, mem emphasis'.$H$67]" office:value-type="float" office:value="439.1099" calcext:value-type="float">
            <text:p>439.11</text:p>
          </table:table-cell>
          <table:table-cell table:style-name="ce66" office:value-type="float" office:value="633.65832487" calcext:value-type="float">
            <text:p>633.66</text:p>
          </table:table-cell>
          <table:table-cell table:style-name="ce66" table:formula="of:=[$'Defaults, 1 thread, mem emphasis, warmstart'.$H$67]" office:value-type="float" office:value="608.34065952" calcext:value-type="float">
            <text:p>608.34</text:p>
          </table:table-cell>
          <table:table-cell table:style-name="ce66" office:value-type="float" office:value="613.69758244" calcext:value-type="float">
            <text:p>613.70</text:p>
          </table:table-cell>
          <table:table-cell table:style-name="ce66" office:value-type="float" office:value="616.47761313" calcext:value-type="float">
            <text:p>616.48</text:p>
          </table:table-cell>
          <table:table-cell table:number-columns-repeated="2"/>
          <table:table-cell table:style-name="ce68" table:formula="of:=IF([.C67]=&quot;NA&quot;; &quot;NA&quot;; [.C67]&gt;=MAX([.C67:.J67]))" office:value-type="boolean" office:boolean-value="false" calcext:value-type="boolean">
            <text:p>FALSE</text:p>
          </table:table-cell>
          <table:table-cell table:style-name="ce68" table:formula="of:=IF([.D67]=&quot;NA&quot;; &quot;NA&quot;; [.D67]&gt;=MAX([.C67:.J67]))" office:value-type="string" office:string-value="NA" calcext:value-type="string">
            <text:p>NA</text:p>
          </table:table-cell>
          <table:table-cell table:style-name="ce68" table:formula="of:=IF([.E67] = &quot;NA&quot;; &quot;NA&quot;; [.E67]&gt;=MAX([.C67:.J67]))" office:value-type="boolean" office:boolean-value="false" calcext:value-type="boolean">
            <text:p>FALSE</text:p>
          </table:table-cell>
          <table:table-cell table:style-name="ce68" table:formula="of:=IF([.F67] = &quot;NA&quot;; &quot;NA&quot;; [.F67]&gt;=MAX([.C67:.J67]))" office:value-type="boolean" office:boolean-value="false" calcext:value-type="boolean">
            <text:p>FALSE</text:p>
          </table:table-cell>
          <table:table-cell table:style-name="ce68" table:formula="of:=IF([.G67]=&quot;NA&quot;; &quot;NA&quot;; [.G67]&gt;=MAX([.J67:.J67]))" office:value-type="boolean" office:boolean-value="true" calcext:value-type="boolean">
            <text:p>TRUE</text:p>
          </table:table-cell>
          <table:table-cell table:style-name="ce68" table:formula="of:=IF([.H67] = &quot;NA&quot;; &quot;NA&quot;; [.H67]&gt;=MAX([.C67:.J67]))" office:value-type="boolean" office:boolean-value="false" calcext:value-type="boolean">
            <text:p>FALSE</text:p>
          </table:table-cell>
          <table:table-cell table:style-name="ce68" table:formula="of:=IF([.I67] = &quot;NA&quot;; &quot;NA&quot;; [.I67]&gt;=MAX([.C67:.J67]))" office:value-type="boolean" office:boolean-value="false" calcext:value-type="boolean">
            <text:p>FALSE</text:p>
          </table:table-cell>
          <table:table-cell table:style-name="ce68" table:formula="of:=IF([.J67] = &quot;NA&quot;; &quot;NA&quot;; [.J67]&gt;=MAX([.C67:.J67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00_6</text:p>
          </table:table-cell>
          <table:table-cell/>
          <table:table-cell table:style-name="ce75" office:value-type="float" office:value="461.14667333" calcext:value-type="float">
            <text:p>461.15</text:p>
          </table:table-cell>
          <table:table-cell table:style-name="ce66" table:formula="of:=[$Defaults.$H$68]" office:value-type="string" office:string-value="NA" calcext:value-type="string">
            <text:p>NA</text:p>
          </table:table-cell>
          <table:table-cell table:style-name="ce66" table:formula="of:=[$'Defaults, 1 thread'.$H$68]" office:value-type="float" office:value="607.62924792" calcext:value-type="float">
            <text:p>607.63</text:p>
          </table:table-cell>
          <table:table-cell table:style-name="ce66" table:formula="of:=[$'Defaults, mem emphasis'.$H$68]" office:value-type="string" office:string-value="NA" calcext:value-type="string">
            <text:p>NA</text:p>
          </table:table-cell>
          <table:table-cell table:style-name="ce66" office:value-type="float" office:value="621.46004183" calcext:value-type="float">
            <text:p>621.46</text:p>
          </table:table-cell>
          <table:table-cell table:style-name="ce66" table:formula="of:=[$'Defaults, 1 thread, mem emphasis, warmstart'.$H$68]" office:value-type="float" office:value="587.73232426" calcext:value-type="float">
            <text:p>587.73</text:p>
          </table:table-cell>
          <table:table-cell table:style-name="ce66" office:value-type="float" office:value="580.93373979" calcext:value-type="float">
            <text:p>580.93</text:p>
          </table:table-cell>
          <table:table-cell table:style-name="ce66" office:value-type="float" office:value="583.48793816" calcext:value-type="float">
            <text:p>583.49</text:p>
          </table:table-cell>
          <table:table-cell table:number-columns-repeated="2"/>
          <table:table-cell table:style-name="ce68" table:formula="of:=IF([.C68]=&quot;NA&quot;; &quot;NA&quot;; [.C68]&gt;=MAX([.C68:.J68]))" office:value-type="boolean" office:boolean-value="false" calcext:value-type="boolean">
            <text:p>FALSE</text:p>
          </table:table-cell>
          <table:table-cell table:style-name="ce68" table:formula="of:=IF([.D68]=&quot;NA&quot;; &quot;NA&quot;; [.D68]&gt;=MAX([.C68:.J68]))" office:value-type="string" office:string-value="NA" calcext:value-type="string">
            <text:p>NA</text:p>
          </table:table-cell>
          <table:table-cell table:style-name="ce68" table:formula="of:=IF([.E68] = &quot;NA&quot;; &quot;NA&quot;; [.E68]&gt;=MAX([.C68:.J68]))" office:value-type="boolean" office:boolean-value="false" calcext:value-type="boolean">
            <text:p>FALSE</text:p>
          </table:table-cell>
          <table:table-cell table:style-name="ce68" table:formula="of:=IF([.F68] = &quot;NA&quot;; &quot;NA&quot;; [.F68]&gt;=MAX([.C68:.J68]))" office:value-type="string" office:string-value="NA" calcext:value-type="string">
            <text:p>NA</text:p>
          </table:table-cell>
          <table:table-cell table:style-name="ce68" table:formula="of:=IF([.G68]=&quot;NA&quot;; &quot;NA&quot;; [.G68]&gt;=MAX([.J68:.J68]))" office:value-type="boolean" office:boolean-value="true" calcext:value-type="boolean">
            <text:p>TRUE</text:p>
          </table:table-cell>
          <table:table-cell table:style-name="ce68" table:formula="of:=IF([.H68] = &quot;NA&quot;; &quot;NA&quot;; [.H68]&gt;=MAX([.C68:.J68]))" office:value-type="boolean" office:boolean-value="false" calcext:value-type="boolean">
            <text:p>FALSE</text:p>
          </table:table-cell>
          <table:table-cell table:style-name="ce68" table:formula="of:=IF([.I68] = &quot;NA&quot;; &quot;NA&quot;; [.I68]&gt;=MAX([.C68:.J68]))" office:value-type="boolean" office:boolean-value="false" calcext:value-type="boolean">
            <text:p>FALSE</text:p>
          </table:table-cell>
          <table:table-cell table:style-name="ce68" table:formula="of:=IF([.J68] = &quot;NA&quot;; &quot;NA&quot;; [.J68]&gt;=MAX([.C68:.J68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00_7</text:p>
          </table:table-cell>
          <table:table-cell/>
          <table:table-cell table:style-name="ce75" office:value-type="float" office:value="449.10665" calcext:value-type="float">
            <text:p>449.11</text:p>
          </table:table-cell>
          <table:table-cell table:style-name="ce66" table:formula="of:=[$Defaults.$H$69]" office:value-type="string" office:string-value="NA" calcext:value-type="string">
            <text:p>NA</text:p>
          </table:table-cell>
          <table:table-cell table:style-name="ce66" table:formula="of:=[$'Defaults, 1 thread'.$H$69]" office:value-type="float" office:value="603.48348182" calcext:value-type="float">
            <text:p>603.48</text:p>
          </table:table-cell>
          <table:table-cell table:style-name="ce66" table:formula="of:=[$'Defaults, mem emphasis'.$H$69]" office:value-type="float" office:value="449.1066" calcext:value-type="float">
            <text:p>449.11</text:p>
          </table:table-cell>
          <table:table-cell table:style-name="ce66" office:value-type="float" office:value="600.54236249" calcext:value-type="float">
            <text:p>600.54</text:p>
          </table:table-cell>
          <table:table-cell table:style-name="ce66" table:formula="of:=[$'Defaults, 1 thread, mem emphasis, warmstart'.$H$69]" office:value-type="float" office:value="602.42373225" calcext:value-type="float">
            <text:p>602.42</text:p>
          </table:table-cell>
          <table:table-cell table:style-name="ce66" office:value-type="float" office:value="605.02649639" calcext:value-type="float">
            <text:p>605.03</text:p>
          </table:table-cell>
          <table:table-cell table:style-name="ce66" office:value-type="float" office:value="604.84707925" calcext:value-type="float">
            <text:p>604.85</text:p>
          </table:table-cell>
          <table:table-cell table:number-columns-repeated="2"/>
          <table:table-cell table:style-name="ce68" table:formula="of:=IF([.C69]=&quot;NA&quot;; &quot;NA&quot;; [.C69]&gt;=MAX([.C69:.J69]))" office:value-type="boolean" office:boolean-value="false" calcext:value-type="boolean">
            <text:p>FALSE</text:p>
          </table:table-cell>
          <table:table-cell table:style-name="ce68" table:formula="of:=IF([.D69]=&quot;NA&quot;; &quot;NA&quot;; [.D69]&gt;=MAX([.C69:.J69]))" office:value-type="string" office:string-value="NA" calcext:value-type="string">
            <text:p>NA</text:p>
          </table:table-cell>
          <table:table-cell table:style-name="ce68" table:formula="of:=IF([.E69] = &quot;NA&quot;; &quot;NA&quot;; [.E69]&gt;=MAX([.C69:.J69]))" office:value-type="boolean" office:boolean-value="false" calcext:value-type="boolean">
            <text:p>FALSE</text:p>
          </table:table-cell>
          <table:table-cell table:style-name="ce68" table:formula="of:=IF([.F69] = &quot;NA&quot;; &quot;NA&quot;; [.F69]&gt;=MAX([.C69:.J69]))" office:value-type="boolean" office:boolean-value="false" calcext:value-type="boolean">
            <text:p>FALSE</text:p>
          </table:table-cell>
          <table:table-cell table:style-name="ce68" table:formula="of:=IF([.G69]=&quot;NA&quot;; &quot;NA&quot;; [.G69]&gt;=MAX([.J69:.J69]))" office:value-type="boolean" office:boolean-value="false" calcext:value-type="boolean">
            <text:p>FALSE</text:p>
          </table:table-cell>
          <table:table-cell table:style-name="ce68" table:formula="of:=IF([.H69] = &quot;NA&quot;; &quot;NA&quot;; [.H69]&gt;=MAX([.C69:.J69]))" office:value-type="boolean" office:boolean-value="false" calcext:value-type="boolean">
            <text:p>FALSE</text:p>
          </table:table-cell>
          <table:table-cell table:style-name="ce68" table:formula="of:=IF([.I69] = &quot;NA&quot;; &quot;NA&quot;; [.I69]&gt;=MAX([.C69:.J69]))" office:value-type="boolean" office:boolean-value="true" calcext:value-type="boolean">
            <text:p>TRUE</text:p>
          </table:table-cell>
          <table:table-cell table:style-name="ce68" table:formula="of:=IF([.J69] = &quot;NA&quot;; &quot;NA&quot;; [.J69]&gt;=MAX([.C69:.J69])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00_8</text:p>
          </table:table-cell>
          <table:table-cell/>
          <table:table-cell table:style-name="ce75" office:value-type="float" office:value="461.90327333" calcext:value-type="float">
            <text:p>461.90</text:p>
          </table:table-cell>
          <table:table-cell table:style-name="ce66" table:formula="of:=[$Defaults.$H$70]" office:value-type="string" office:string-value="NA" calcext:value-type="string">
            <text:p>NA</text:p>
          </table:table-cell>
          <table:table-cell table:style-name="ce66" table:formula="of:=[$'Defaults, 1 thread'.$H$70]" office:value-type="float" office:value="616.67892015" calcext:value-type="float">
            <text:p>616.68</text:p>
          </table:table-cell>
          <table:table-cell table:style-name="ce66" table:formula="of:=[$'Defaults, mem emphasis'.$H$70]" office:value-type="float" office:value="461.9033" calcext:value-type="float">
            <text:p>461.90</text:p>
          </table:table-cell>
          <table:table-cell table:style-name="ce66" office:value-type="float" office:value="618.73534749" calcext:value-type="float">
            <text:p>618.74</text:p>
          </table:table-cell>
          <table:table-cell table:style-name="ce66" table:formula="of:=[$'Defaults, 1 thread, mem emphasis, warmstart'.$H$70]" office:value-type="float" office:value="592.07102324" calcext:value-type="float">
            <text:p>592.07</text:p>
          </table:table-cell>
          <table:table-cell table:style-name="ce66" office:value-type="float" office:value="618.84345632" calcext:value-type="float">
            <text:p>618.84</text:p>
          </table:table-cell>
          <table:table-cell table:style-name="ce66" office:value-type="float" office:value="618.30116576" calcext:value-type="float">
            <text:p>618.30</text:p>
          </table:table-cell>
          <table:table-cell table:number-columns-repeated="2"/>
          <table:table-cell table:style-name="ce68" table:formula="of:=IF([.C70]=&quot;NA&quot;; &quot;NA&quot;; [.C70]&gt;=MAX([.C70:.J70]))" office:value-type="boolean" office:boolean-value="false" calcext:value-type="boolean">
            <text:p>FALSE</text:p>
          </table:table-cell>
          <table:table-cell table:style-name="ce68" table:formula="of:=IF([.D70]=&quot;NA&quot;; &quot;NA&quot;; [.D70]&gt;=MAX([.C70:.J70]))" office:value-type="string" office:string-value="NA" calcext:value-type="string">
            <text:p>NA</text:p>
          </table:table-cell>
          <table:table-cell table:style-name="ce68" table:formula="of:=IF([.E70] = &quot;NA&quot;; &quot;NA&quot;; [.E70]&gt;=MAX([.C70:.J70]))" office:value-type="boolean" office:boolean-value="false" calcext:value-type="boolean">
            <text:p>FALSE</text:p>
          </table:table-cell>
          <table:table-cell table:style-name="ce68" table:formula="of:=IF([.F70] = &quot;NA&quot;; &quot;NA&quot;; [.F70]&gt;=MAX([.C70:.J70]))" office:value-type="boolean" office:boolean-value="false" calcext:value-type="boolean">
            <text:p>FALSE</text:p>
          </table:table-cell>
          <table:table-cell table:style-name="ce68" table:formula="of:=IF([.G70]=&quot;NA&quot;; &quot;NA&quot;; [.G70]&gt;=MAX([.J70:.J70]))" office:value-type="boolean" office:boolean-value="true" calcext:value-type="boolean">
            <text:p>TRUE</text:p>
          </table:table-cell>
          <table:table-cell table:style-name="ce68" table:formula="of:=IF([.H70] = &quot;NA&quot;; &quot;NA&quot;; [.H70]&gt;=MAX([.C70:.J70]))" office:value-type="boolean" office:boolean-value="false" calcext:value-type="boolean">
            <text:p>FALSE</text:p>
          </table:table-cell>
          <table:table-cell table:style-name="ce68" table:formula="of:=IF([.I70] = &quot;NA&quot;; &quot;NA&quot;; [.I70]&gt;=MAX([.C70:.J70]))" office:value-type="boolean" office:boolean-value="true" calcext:value-type="boolean">
            <text:p>TRUE</text:p>
          </table:table-cell>
          <table:table-cell table:style-name="ce68" table:formula="of:=IF([.J70] = &quot;NA&quot;; &quot;NA&quot;; [.J70]&gt;=MAX([.C70:.J70]))" office:value-type="boolean" office:boolean-value="false" calcext:value-type="boolean">
            <text:p>FALSE</text:p>
          </table:table-cell>
          <table:table-cell/>
          <table:table-cell table:style-name="ce56" office:value-type="string" calcext:value-type="string">
            <office:annotation draw:style-name="gr1" draw:text-style-name="P2" svg:width="1.1413in" svg:height="1.0122in" svg:x="21.7799in" svg:y="12.1386in" draw:caption-point-x="-0.2402in" draw:caption-point-y="0.5945in">
              <dc:date>2021-08-14T00:00:00</dc:date>
              <text:p text:style-name="P1"><text:span text:style-name="T1">Number of instances that the configuration provides the strongest lower bound.</text:span></text:p>
            </office:annotation>
            <text:p>SUM</text:p>
          </table:table-cell>
          <table:table-cell table:formula="of:=SUM([.N63:.N72])" office:value-type="float" office:value="0" calcext:value-type="float">
            <text:p>0</text:p>
          </table:table-cell>
          <table:table-cell table:formula="of:=SUM([.O63:.O72])" office:value-type="float" office:value="3" calcext:value-type="float">
            <text:p>3</text:p>
          </table:table-cell>
          <table:table-cell table:formula="of:=SUM([.P63:.P72])" office:value-type="float" office:value="0" calcext:value-type="float">
            <text:p>0</text:p>
          </table:table-cell>
          <table:table-cell table:formula="of:=SUM([.Q63:.Q72])" office:value-type="float" office:value="9" calcext:value-type="float">
            <text:p>9</text:p>
          </table:table-cell>
          <table:table-cell table:formula="of:=SUM([.R63:.R72])" office:value-type="float" office:value="0" calcext:value-type="float">
            <text:p>0</text:p>
          </table:table-cell>
          <table:table-cell table:formula="of:=SUM([.S63:.S72]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00_9</text:p>
          </table:table-cell>
          <table:table-cell/>
          <table:table-cell table:style-name="ce75" office:value-type="float" office:value="459.30274667" calcext:value-type="float">
            <text:p>459.30</text:p>
          </table:table-cell>
          <table:table-cell table:style-name="ce66" table:formula="of:=[$Defaults.$H$71]" office:value-type="string" office:string-value="NA" calcext:value-type="string">
            <text:p>NA</text:p>
          </table:table-cell>
          <table:table-cell table:style-name="ce66" table:formula="of:=[$'Defaults, 1 thread'.$H$71]" office:value-type="float" office:value="668.15929571" calcext:value-type="float">
            <text:p>668.16</text:p>
          </table:table-cell>
          <table:table-cell table:style-name="ce66" table:formula="of:=[$'Defaults, mem emphasis'.$H$71]" office:value-type="float" office:value="459.3027" calcext:value-type="float">
            <text:p>459.30</text:p>
          </table:table-cell>
          <table:table-cell table:style-name="ce66" office:value-type="float" office:value="662.70439854" calcext:value-type="float">
            <text:p>662.70</text:p>
          </table:table-cell>
          <table:table-cell table:style-name="ce66" table:formula="of:=[$'Defaults, 1 thread, mem emphasis, warmstart'.$H$71]" office:value-type="float" office:value="644.86216632" calcext:value-type="float">
            <text:p>644.86</text:p>
          </table:table-cell>
          <table:table-cell table:style-name="ce66" office:value-type="float" office:value="630.22042665" calcext:value-type="float">
            <text:p>630.22</text:p>
          </table:table-cell>
          <table:table-cell table:style-name="ce66" office:value-type="float" office:value="637.39937913" calcext:value-type="float">
            <text:p>637.40</text:p>
          </table:table-cell>
          <table:table-cell table:number-columns-repeated="2"/>
          <table:table-cell table:style-name="ce68" table:formula="of:=IF([.C71]=&quot;NA&quot;; &quot;NA&quot;; [.C71]&gt;=MAX([.C71:.J71]))" office:value-type="boolean" office:boolean-value="false" calcext:value-type="boolean">
            <text:p>FALSE</text:p>
          </table:table-cell>
          <table:table-cell table:style-name="ce68" table:formula="of:=IF([.D71]=&quot;NA&quot;; &quot;NA&quot;; [.D71]&gt;=MAX([.C71:.J71]))" office:value-type="string" office:string-value="NA" calcext:value-type="string">
            <text:p>NA</text:p>
          </table:table-cell>
          <table:table-cell table:style-name="ce68" table:formula="of:=IF([.E71] = &quot;NA&quot;; &quot;NA&quot;; [.E71]&gt;=MAX([.C71:.J71]))" office:value-type="boolean" office:boolean-value="true" calcext:value-type="boolean">
            <text:p>TRUE</text:p>
          </table:table-cell>
          <table:table-cell table:style-name="ce68" table:formula="of:=IF([.F71] = &quot;NA&quot;; &quot;NA&quot;; [.F71]&gt;=MAX([.C71:.J71]))" office:value-type="boolean" office:boolean-value="false" calcext:value-type="boolean">
            <text:p>FALSE</text:p>
          </table:table-cell>
          <table:table-cell table:style-name="ce68" table:formula="of:=IF([.G71]=&quot;NA&quot;; &quot;NA&quot;; [.G71]&gt;=MAX([.J71:.J71]))" office:value-type="boolean" office:boolean-value="true" calcext:value-type="boolean">
            <text:p>TRUE</text:p>
          </table:table-cell>
          <table:table-cell table:style-name="ce68" table:formula="of:=IF([.H71] = &quot;NA&quot;; &quot;NA&quot;; [.H71]&gt;=MAX([.C71:.J71]))" office:value-type="boolean" office:boolean-value="false" calcext:value-type="boolean">
            <text:p>FALSE</text:p>
          </table:table-cell>
          <table:table-cell table:style-name="ce68" table:formula="of:=IF([.I71] = &quot;NA&quot;; &quot;NA&quot;; [.I71]&gt;=MAX([.C71:.J71]))" office:value-type="boolean" office:boolean-value="false" calcext:value-type="boolean">
            <text:p>FALSE</text:p>
          </table:table-cell>
          <table:table-cell table:style-name="ce68" table:formula="of:=IF([.J71] = &quot;NA&quot;; &quot;NA&quot;; [.J71]&gt;=MAX([.C71:.J71]))" office:value-type="boolean" office:boolean-value="false" calcext:value-type="boolean">
            <text:p>FALSE</text:p>
          </table:table-cell>
          <table:table-cell/>
          <table:table-cell table:style-name="ce63" office:value-type="string" calcext:value-type="string">
            <text:p>%</text:p>
          </table:table-cell>
          <table:table-cell table:style-name="ce71" table:formula="of:=[.W70]*10/70" office:value-type="float" office:value="0" calcext:value-type="float">
            <text:p>0.0</text:p>
          </table:table-cell>
          <table:table-cell table:style-name="ce71" table:formula="of:=[.X70]*10/70" office:value-type="float" office:value="0.428571428571429" calcext:value-type="float">
            <text:p>0.4</text:p>
          </table:table-cell>
          <table:table-cell table:style-name="ce71" table:formula="of:=[.Y70]*10/70" office:value-type="float" office:value="0" calcext:value-type="float">
            <text:p>0.0</text:p>
          </table:table-cell>
          <table:table-cell table:style-name="ce71" table:formula="of:=[.Z70]*10/70" office:value-type="float" office:value="1.28571428571429" calcext:value-type="float">
            <text:p>1.3</text:p>
          </table:table-cell>
          <table:table-cell table:style-name="ce71" table:formula="of:=[.AA70]*10/70" office:value-type="float" office:value="0" calcext:value-type="float">
            <text:p>0.0</text:p>
          </table:table-cell>
          <table:table-cell table:style-name="ce71" table:formula="of:=[.AB70]*10/70" office:value-type="float" office:value="0.285714285714286" calcext:value-type="float">
            <text:p>0.3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300_10</text:p>
          </table:table-cell>
          <table:table-cell table:style-name="ce36"/>
          <table:table-cell table:style-name="ce50" office:value-type="float" office:value="441.40920742" calcext:value-type="float">
            <text:p>441.41</text:p>
          </table:table-cell>
          <table:table-cell table:style-name="ce50" table:formula="of:=[$Defaults.$H$72]" office:value-type="float" office:value="441.4092" calcext:value-type="float">
            <text:p>441.41</text:p>
          </table:table-cell>
          <table:table-cell table:style-name="ce50" table:formula="of:=[$'Defaults, 1 thread'.$H$72]" office:value-type="float" office:value="638.92243293" calcext:value-type="float">
            <text:p>638.92</text:p>
          </table:table-cell>
          <table:table-cell table:style-name="ce50" table:formula="of:=[$'Defaults, mem emphasis'.$H$72]" office:value-type="float" office:value="441.4092" calcext:value-type="float">
            <text:p>441.41</text:p>
          </table:table-cell>
          <table:table-cell table:style-name="ce50" office:value-type="float" office:value="633.7575027" calcext:value-type="float">
            <text:p>633.76</text:p>
          </table:table-cell>
          <table:table-cell table:style-name="ce50" table:formula="of:=[$'Defaults, 1 thread, mem emphasis, warmstart'.$H$72]" office:value-type="float" office:value="622.03709879" calcext:value-type="float">
            <text:p>622.04</text:p>
          </table:table-cell>
          <table:table-cell table:style-name="ce50" office:value-type="float" office:value="617.57667548" calcext:value-type="float">
            <text:p>617.58</text:p>
          </table:table-cell>
          <table:table-cell table:style-name="ce50" office:value-type="float" office:value="621.00921487" calcext:value-type="float">
            <text:p>621.01</text:p>
          </table:table-cell>
          <table:table-cell table:style-name="ce36" table:number-columns-repeated="2"/>
          <table:table-cell table:style-name="ce70" table:formula="of:=IF([.C72]=&quot;NA&quot;; &quot;NA&quot;; [.C72]&gt;=MAX([.C72:.J72]))" office:value-type="boolean" office:boolean-value="false" calcext:value-type="boolean">
            <text:p>FALSE</text:p>
          </table:table-cell>
          <table:table-cell table:style-name="ce70" table:formula="of:=IF([.D72]=&quot;NA&quot;; &quot;NA&quot;; [.D72]&gt;=MAX([.C72:.J72]))" office:value-type="boolean" office:boolean-value="false" calcext:value-type="boolean">
            <text:p>FALSE</text:p>
          </table:table-cell>
          <table:table-cell table:style-name="ce70" table:formula="of:=IF([.E72] = &quot;NA&quot;; &quot;NA&quot;; [.E72]&gt;=MAX([.C72:.J72]))" office:value-type="boolean" office:boolean-value="true" calcext:value-type="boolean">
            <text:p>TRUE</text:p>
          </table:table-cell>
          <table:table-cell table:style-name="ce70" table:formula="of:=IF([.F72] = &quot;NA&quot;; &quot;NA&quot;; [.F72]&gt;=MAX([.C72:.J72]))" office:value-type="boolean" office:boolean-value="false" calcext:value-type="boolean">
            <text:p>FALSE</text:p>
          </table:table-cell>
          <table:table-cell table:style-name="ce70" table:formula="of:=IF([.G72]=&quot;NA&quot;; &quot;NA&quot;; [.G72]&gt;=MAX([.J72:.J72]))" office:value-type="boolean" office:boolean-value="true" calcext:value-type="boolean">
            <text:p>TRUE</text:p>
          </table:table-cell>
          <table:table-cell table:style-name="ce70" table:formula="of:=IF([.H72] = &quot;NA&quot;; &quot;NA&quot;; [.H72]&gt;=MAX([.C72:.J72]))" office:value-type="boolean" office:boolean-value="false" calcext:value-type="boolean">
            <text:p>FALSE</text:p>
          </table:table-cell>
          <table:table-cell table:style-name="ce70" table:formula="of:=IF([.I72] = &quot;NA&quot;; &quot;NA&quot;; [.I72]&gt;=MAX([.C72:.J72]))" office:value-type="boolean" office:boolean-value="false" calcext:value-type="boolean">
            <text:p>FALSE</text:p>
          </table:table-cell>
          <table:table-cell table:style-name="ce70" table:formula="of:=IF([.J72] = &quot;NA&quot;; &quot;NA&quot;; [.J72]&gt;=MAX([.C72:.J72]))" office:value-type="boolean" office:boolean-value="false" calcext:value-type="boolean">
            <text:p>FALSE</text:p>
          </table:table-cell>
          <table:table-cell/>
          <table:table-cell table:style-name="ce67" office:value-type="string" calcext:value-type="string">
            <text:p># NA</text:p>
          </table:table-cell>
          <table:table-cell table:style-name="ce72" table:formula="of:=COUNTIF([.D63:.D72];&quot;=NA&quot;)" office:value-type="float" office:value="9" calcext:value-type="float">
            <text:p>9</text:p>
          </table:table-cell>
          <table:table-cell table:style-name="ce72" table:formula="of:=COUNTIF([.E63:.E72];&quot;=NA&quot;)" office:value-type="float" office:value="0" calcext:value-type="float">
            <text:p>0</text:p>
          </table:table-cell>
          <table:table-cell table:style-name="ce72" table:formula="of:=COUNTIF([.F63:.F72];&quot;=NA&quot;)" office:value-type="float" office:value="3" calcext:value-type="float">
            <text:p>3</text:p>
          </table:table-cell>
          <table:table-cell table:style-name="ce72" table:formula="of:=COUNTIF([.G63:.G72];&quot;=NA&quot;)" office:value-type="float" office:value="0" calcext:value-type="float">
            <text:p>0</text:p>
          </table:table-cell>
          <table:table-cell table:style-name="ce72" table:formula="of:=COUNTIF([.H63:.H72];&quot;=NA&quot;)" office:value-type="float" office:value="0" calcext:value-type="float">
            <text:p>0</text:p>
          </table:table-cell>
          <table:table-cell table:style-name="ce72" table:formula="of:=COUNTIF([.I63:.I72];&quot;=NA&quot;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56" office:value-type="string" calcext:value-type="string">
            <office:annotation draw:style-name="gr1" draw:text-style-name="P2" svg:width="1.1413in" svg:height="1.0122in" svg:x="12.0937in" svg:y="12.8496in" draw:caption-point-x="-0.2402in" draw:caption-point-y="0.5945in">
              <dc:date>2021-08-14T00:00:00</dc:date>
              <text:p text:style-name="P1"><text:span text:style-name="T1">Number of instances that the configuration provides the strongest lower bound.</text:span></text:p>
            </office:annotation>
            <text:p>SUM</text:p>
          </table:table-cell>
          <table:table-cell table:formula="of:=COUNTIF([.M3:.M72]; &quot;=TRUE&quot;)" office:value-type="float" office:value="0" calcext:value-type="float">
            <text:p>0</text:p>
          </table:table-cell>
          <table:table-cell table:formula="of:=COUNTIF([.N3:.N72]; &quot;=TRUE&quot;)" office:value-type="float" office:value="20" calcext:value-type="float">
            <text:p>20</text:p>
          </table:table-cell>
          <table:table-cell table:formula="of:=COUNTIF([.O3:.O72]; &quot;=TRUE&quot;)" office:value-type="float" office:value="21" calcext:value-type="float">
            <text:p>21</text:p>
          </table:table-cell>
          <table:table-cell table:formula="of:=COUNTIF([.P3:.P72]; &quot;=TRUE&quot;)" office:value-type="float" office:value="19" calcext:value-type="float">
            <text:p>19</text:p>
          </table:table-cell>
          <table:table-cell table:formula="of:=COUNTIF([.Q3:.Q72]; &quot;=TRUE&quot;)" office:value-type="float" office:value="41" calcext:value-type="float">
            <text:p>41</text:p>
          </table:table-cell>
          <table:table-cell table:formula="of:=COUNTIF([.R3:.R72]; &quot;=TRUE&quot;)" office:value-type="float" office:value="28" calcext:value-type="float">
            <text:p>28</text:p>
          </table:table-cell>
          <table:table-cell table:formula="of:=COUNTIF([.S3:.S72]; &quot;=TRUE&quot;)" office:value-type="float" office:value="20" calcext:value-type="float">
            <text:p>20</text:p>
          </table:table-cell>
          <table:table-cell table:formula="of:=COUNTIF([.T3:.T72]; &quot;=TRUE&quot;)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63" office:value-type="string" calcext:value-type="string">
            <text:p>%</text:p>
          </table:table-cell>
          <table:table-cell table:style-name="ce71" table:formula="of:=[.M74]*100/70" office:value-type="float" office:value="0" calcext:value-type="float">
            <text:p>0.0</text:p>
          </table:table-cell>
          <table:table-cell table:style-name="ce71" table:formula="of:=[.N74]*100/70" office:value-type="float" office:value="28.5714285714286" calcext:value-type="float">
            <text:p>28.6</text:p>
          </table:table-cell>
          <table:table-cell table:style-name="ce71" table:formula="of:=[.O74]*100/70" office:value-type="float" office:value="30" calcext:value-type="float">
            <text:p>30.0</text:p>
          </table:table-cell>
          <table:table-cell table:style-name="ce71" table:formula="of:=[.P74]*100/70" office:value-type="float" office:value="27.1428571428571" calcext:value-type="float">
            <text:p>27.1</text:p>
          </table:table-cell>
          <table:table-cell table:style-name="ce71" table:formula="of:=[.Q74]*100/70" office:value-type="float" office:value="58.5714285714286" calcext:value-type="float">
            <text:p>58.6</text:p>
          </table:table-cell>
          <table:table-cell table:style-name="ce71" table:formula="of:=[.R74]*100/70" office:value-type="float" office:value="40" calcext:value-type="float">
            <text:p>40.0</text:p>
          </table:table-cell>
          <table:table-cell table:style-name="ce71" table:formula="of:=[.S74]*100/70" office:value-type="float" office:value="28.5714285714286" calcext:value-type="float">
            <text:p>28.6</text:p>
          </table:table-cell>
          <table:table-cell table:style-name="ce71" table:formula="of:=[.T74]*100/70" office:value-type="float" office:value="21.4285714285714" calcext:value-type="float">
            <text:p>21.4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67" office:value-type="string" calcext:value-type="string">
            <text:p># NA</text:p>
          </table:table-cell>
          <table:table-cell table:style-name="ce71" table:formula="of:=[.M75]*100/70" office:value-type="float" office:value="0" calcext:value-type="float">
            <text:p>0.0</text:p>
          </table:table-cell>
          <table:table-cell table:style-name="ce72" table:formula="of:=COUNTIF([.D3:.D72]; &quot;=NA&quot;)" office:value-type="float" office:value="9" calcext:value-type="float">
            <text:p>9</text:p>
          </table:table-cell>
          <table:table-cell table:style-name="ce72" table:formula="of:=COUNTIF([.E3:.E72]; &quot;=NA&quot;)" office:value-type="float" office:value="0" calcext:value-type="float">
            <text:p>0</text:p>
          </table:table-cell>
          <table:table-cell table:style-name="ce72" table:formula="of:=COUNTIF([.F3:.F72]; &quot;=NA&quot;)" office:value-type="float" office:value="3" calcext:value-type="float">
            <text:p>3</text:p>
          </table:table-cell>
          <table:table-cell table:style-name="ce72" table:formula="of:=COUNTIF([.G3:.G72]; &quot;=NA&quot;)" office:value-type="float" office:value="0" calcext:value-type="float">
            <text:p>0</text:p>
          </table:table-cell>
          <table:table-cell table:style-name="ce72" table:formula="of:=COUNTIF([.H3:.H72]; &quot;=NA&quot;)" office:value-type="float" office:value="0" calcext:value-type="float">
            <text:p>0</text:p>
          </table:table-cell>
          <table:table-cell table:style-name="ce72" table:formula="of:=COUNTIF([.I3:.I72]; &quot;=NA&quot;)" office:value-type="float" office:value="0" calcext:value-type="float">
            <text:p>0</text:p>
          </table:table-cell>
          <table:table-cell table:style-name="ce72" table:formula="of:=COUNTIF([.J3:.J72]; &quot;=NA&quot;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omparison of LB'.C3:'Comparison of LB'.J72">
            <calcext:condition calcext:apply-style-name="BoldFont" calcext:value="&gt;=MAX([.$C3];[.$D3];[.$E3];[.$F3];[.$G3];[.$H3];[.$I3];[.$J3])" calcext:base-cell-address="'Comparison of LB'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oldFont" style:family="table-cell" style:parent-style-name="Default">
      <style:text-properties fo:font-size="10pt" fo:font-weight="bold"/>
    </style:style>
    <style:style style:name="Untitled1" style:family="table-cell" style:parent-style-name="BoldFon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17:13:42.315462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6:47:01.671542086</meta:creation-date>
    <meta:generator>LibreOffice/6.4.7.2$Linux_X86_64 LibreOffice_project/40$Build-2</meta:generator>
    <dc:date>2021-08-14T17:29:25.237539408</dc:date>
    <meta:editing-duration>PT1H33M56S</meta:editing-duration>
    <meta:editing-cycles>44</meta:editing-cycles>
    <meta:document-statistic meta:table-count="9" meta:cell-count="6533" meta:object-count="0"/>
  </office:meta>
</office:document-meta>
</file>